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17mm"/>
    </style:style>
    <style:style style:name="co5" style:family="table-column">
      <style:table-column-properties fo:break-before="auto" style:column-width="26.93mm"/>
    </style:style>
    <style:style style:name="co6" style:family="table-column">
      <style:table-column-properties fo:break-before="auto" style:column-width="35.0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Gordic_20_Repor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ce7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113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13"/>
    <style:style style:name="ce3" style:family="table-cell" style:parent-style-name="Default" style:data-style-name="N113">
      <style:table-cell-properties fo:background-color="#fff200"/>
    </style:style>
    <style:style style:name="ce4" style:family="table-cell" style:parent-style-name="Default" style:data-style-name="N115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15"/>
    <style:style style:name="ce6" style:family="table-cell" style:parent-style-name="Default" style:data-style-name="N115">
      <style:table-cell-properties fo:background-color="#fff200"/>
    </style:style>
    <style:style style:name="ce15" style:family="table-cell" style:parent-style-name="Default" style:data-style-name="N104"/>
    <style:style style:name="ce16" style:family="table-cell" style:parent-style-name="Default" style:data-style-name="N104">
      <style:table-cell-properties fo:background-color="#fff200"/>
    </style:style>
    <style:style style:name="ce17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9" style:family="table-cell" style:parent-style-name="Pivot_20_Table_20_Category" style:data-style-name="N113">
      <style:table-cell-properties fo:border-bottom="none" fo:border-left="2.01pt solid #000000" fo:border-right="0.99pt solid #000000" fo:border-top="0.99pt solid #000000"/>
    </style:style>
    <style:style style:name="ce20" style:family="table-cell" style:parent-style-name="Pivot_20_Table_20_Category" style:data-style-name="N113">
      <style:table-cell-properties fo:border-bottom="none" fo:border-left="2.01pt solid #000000" fo:border-right="0.99pt solid #000000" fo:border-top="none"/>
    </style:style>
    <style:style style:name="ce21" style:family="table-cell" style:parent-style-name="Pivot_20_Table_20_Title" style:data-style-name="N113">
      <style:table-cell-properties fo:border-bottom="2.01pt solid #000000" fo:border-left="2.01pt solid #000000" fo:border-right="0.99pt solid #000000" fo:border-top="0.99pt solid #000000"/>
    </style:style>
    <style:style style:name="ce2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4" style:family="table-cell" style:parent-style-name="Pivot_20_Table_20_Value" style:data-style-name="N115">
      <style:table-cell-properties fo:border-bottom="none" fo:border-left="0.99pt solid #000000" fo:border-right="none" fo:border-top="0.99pt solid #000000"/>
    </style:style>
    <style:style style:name="ce25" style:family="table-cell" style:parent-style-name="Pivot_20_Table_20_Value" style:data-style-name="N115">
      <style:table-cell-properties fo:border-bottom="none" fo:border-left="0.99pt solid #000000" fo:border-right="none" fo:border-top="none"/>
    </style:style>
    <style:style style:name="ce26" style:family="table-cell" style:parent-style-name="Pivot_20_Table_20_Value">
      <style:table-cell-properties fo:border-bottom="none" fo:border-left="0.99pt solid #000000" fo:border-right="none" fo:border-top="none"/>
    </style:style>
    <style:style style:name="ce27" style:family="table-cell" style:parent-style-name="Pivot_20_Table_20_Value" style:data-style-name="N115">
      <style:table-cell-properties fo:border-bottom="0.99pt solid #000000" fo:border-left="0.99pt solid #000000" fo:border-right="none" fo:border-top="none"/>
    </style:style>
    <style:style style:name="ce28" style:family="table-cell" style:parent-style-name="Pivot_20_Table_20_Result" style:data-style-name="N115">
      <style:table-cell-properties fo:border-bottom="2.01pt solid #000000" fo:border-left="0.99pt solid #000000" fo:border-right="none" fo:border-top="0.99pt solid #000000"/>
    </style:style>
    <style:style style:name="ce2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1" style:family="table-cell" style:parent-style-name="Pivot_20_Table_20_Value" style:data-style-name="N115">
      <style:table-cell-properties fo:border-bottom="none" fo:border-left="none" fo:border-right="none" fo:border-top="0.99pt solid #000000"/>
    </style:style>
    <style:style style:name="ce32" style:family="table-cell" style:parent-style-name="Pivot_20_Table_20_Value" style:data-style-name="N115"/>
    <style:style style:name="ce33" style:family="table-cell" style:parent-style-name="Pivot_20_Table_20_Value" style:data-style-name="N115">
      <style:table-cell-properties fo:border-bottom="0.99pt solid #000000" fo:border-left="none" fo:border-right="none" fo:border-top="none"/>
    </style:style>
    <style:style style:name="ce34" style:family="table-cell" style:parent-style-name="Pivot_20_Table_20_Result" style:data-style-name="N115">
      <style:table-cell-properties fo:border-bottom="2.01pt solid #000000" fo:border-left="none" fo:border-right="none" fo:border-top="0.99pt solid #000000"/>
    </style:style>
    <style:style style:name="ce3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7" style:family="table-cell" style:parent-style-name="Pivot_20_Table_20_Value" style:data-style-name="N115">
      <style:table-cell-properties fo:border-bottom="none" fo:border-left="none" fo:border-right="2.01pt solid #000000" fo:border-top="0.99pt solid #000000"/>
    </style:style>
    <style:style style:name="ce38" style:family="table-cell" style:parent-style-name="Pivot_20_Table_20_Value" style:data-style-name="N115">
      <style:table-cell-properties fo:border-bottom="none" fo:border-left="none" fo:border-right="2.01pt solid #000000" fo:border-top="none"/>
    </style:style>
    <style:style style:name="ce39" style:family="table-cell" style:parent-style-name="Pivot_20_Table_20_Value">
      <style:table-cell-properties fo:border-bottom="none" fo:border-left="none" fo:border-right="2.01pt solid #000000" fo:border-top="none"/>
    </style:style>
    <style:style style:name="ce40" style:family="table-cell" style:parent-style-name="Pivot_20_Table_20_Value" style:data-style-name="N115">
      <style:table-cell-properties fo:border-bottom="0.99pt solid #000000" fo:border-left="none" fo:border-right="2.01pt solid #000000" fo:border-top="none"/>
    </style:style>
    <style:style style:name="ce41" style:family="table-cell" style:parent-style-name="Pivot_20_Table_20_Result" style:data-style-name="N115">
      <style:table-cell-properties fo:border-bottom="2.01pt solid #000000" fo:border-left="none" fo:border-right="2.01pt solid #000000" fo:border-top="0.99pt solid #000000"/>
    </style:style>
    <style:style style:name="ce42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43" style:family="table-cell" style:parent-style-name="Pivot_20_Table_20_Value">
      <style:table-cell-properties fo:border-bottom="0.99pt solid #000000" fo:border-left="none" fo:border-right="2.01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Prijmy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1018" table:default-cell-style-name="Default"/>
        <table:table-row table:style-name="ro1">
          <table:table-cell table:style-name="ce7" office:value-type="string" calcext:value-type="string">
            <text:p>rok</text:p>
          </table:table-cell>
          <table:table-cell table:style-name="ce1" office:value-type="string" calcext:value-type="string">
            <text:p>paragraf</text:p>
          </table:table-cell>
          <table:table-cell table:style-name="ce1" office:value-type="string" calcext:value-type="string">
            <text:p>polozka</text:p>
          </table:table-cell>
          <table:table-cell table:style-name="ce4" office:value-type="string" calcext:value-type="string">
            <text:p>schvaleno</text:p>
          </table:table-cell>
          <table:table-cell table:style-name="ce4" office:value-type="string" calcext:value-type="string">
            <text:p>zmeneno</text:p>
          </table:table-cell>
          <table:table-cell table:style-name="ce4" office:value-type="string" calcext:value-type="string">
            <text:p>plneni</text:p>
          </table:table-cell>
          <table:table-cell table:style-name="ce7"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341" calcext:value-type="float">
            <text:p>1341</text:p>
          </table:table-cell>
          <table:table-cell table:number-columns-repeated="2" office:value-type="currency" office:currency="CZK" office:value="2800000" calcext:value-type="currency">
            <text:p>2 800 000,00 Kč</text:p>
          </table:table-cell>
          <table:table-cell office:value-type="currency" office:currency="CZK" office:value="2647457.64" calcext:value-type="currency">
            <text:p>2 647 457,64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342" calcext:value-type="float">
            <text:p>1342</text:p>
          </table:table-cell>
          <table:table-cell table:number-columns-repeated="2" office:value-type="currency" office:currency="CZK" office:value="450000" calcext:value-type="currency">
            <text:p>450 000,00 Kč</text:p>
          </table:table-cell>
          <table:table-cell office:value-type="currency" office:currency="CZK" office:value="667749" calcext:value-type="currency">
            <text:p>667 749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343" calcext:value-type="float">
            <text:p>1343</text:p>
          </table:table-cell>
          <table:table-cell table:number-columns-repeated="2" office:value-type="currency" office:currency="CZK" office:value="13500000" calcext:value-type="currency">
            <text:p>13 500 000,00 Kč</text:p>
          </table:table-cell>
          <table:table-cell office:value-type="currency" office:currency="CZK" office:value="13509160.57" calcext:value-type="currency">
            <text:p>13 509 160,57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344" calcext:value-type="float">
            <text:p>1344</text:p>
          </table:table-cell>
          <table:table-cell table:number-columns-repeated="2" office:value-type="currency" office:currency="CZK" office:value="60000" calcext:value-type="currency">
            <text:p>60 000,00 Kč</text:p>
          </table:table-cell>
          <table:table-cell office:value-type="currency" office:currency="CZK" office:value="30268" calcext:value-type="currency">
            <text:p>30 268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345" calcext:value-type="float">
            <text:p>1345</text:p>
          </table:table-cell>
          <table:table-cell table:number-columns-repeated="2" office:value-type="currency" office:currency="CZK" office:value="1000000" calcext:value-type="currency">
            <text:p>1 000 000,00 Kč</text:p>
          </table:table-cell>
          <table:table-cell office:value-type="currency" office:currency="CZK" office:value="1506190" calcext:value-type="currency">
            <text:p>1 506 19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349" calcext:value-type="float">
            <text:p>1349</text:p>
          </table:table-cell>
          <table:table-cell table:number-columns-repeated="2"/>
          <table:table-cell office:value-type="currency" office:currency="CZK" office:value="332718" calcext:value-type="currency">
            <text:p>332 718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361" calcext:value-type="float">
            <text:p>1361</text:p>
          </table:table-cell>
          <table:table-cell table:number-columns-repeated="2" office:value-type="currency" office:currency="CZK" office:value="9200000" calcext:value-type="currency">
            <text:p>9 200 000,00 Kč</text:p>
          </table:table-cell>
          <table:table-cell office:value-type="currency" office:currency="CZK" office:value="13064356" calcext:value-type="currency">
            <text:p>13 064 356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511" calcext:value-type="float">
            <text:p>1511</text:p>
          </table:table-cell>
          <table:table-cell table:number-columns-repeated="2" office:value-type="currency" office:currency="CZK" office:value="49000000" calcext:value-type="currency">
            <text:p>49 000 000,00 Kč</text:p>
          </table:table-cell>
          <table:table-cell office:value-type="currency" office:currency="CZK" office:value="52295757.81" calcext:value-type="currency">
            <text:p>52 295 757,81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2460" calcext:value-type="float">
            <text:p>2460</text:p>
          </table:table-cell>
          <table:table-cell table:number-columns-repeated="2" office:value-type="currency" office:currency="CZK" office:value="600000" calcext:value-type="currency">
            <text:p>600 000,00 Kč</text:p>
          </table:table-cell>
          <table:table-cell office:value-type="currency" office:currency="CZK" office:value="159400" calcext:value-type="currency">
            <text:p>159 4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4111" calcext:value-type="float">
            <text:p>4111</text:p>
          </table:table-cell>
          <table:table-cell/>
          <table:table-cell office:value-type="currency" office:currency="CZK" office:value="6110600" calcext:value-type="currency">
            <text:p>6 110 600,00 Kč</text:p>
          </table:table-cell>
          <table:table-cell office:value-type="currency" office:currency="CZK" office:value="6110640" calcext:value-type="currency">
            <text:p>6 110 64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4112" calcext:value-type="float">
            <text:p>4112</text:p>
          </table:table-cell>
          <table:table-cell table:number-columns-repeated="3" office:value-type="currency" office:currency="CZK" office:value="60260000" calcext:value-type="currency">
            <text:p>60 260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4113" calcext:value-type="float">
            <text:p>4113</text:p>
          </table:table-cell>
          <table:table-cell/>
          <table:table-cell office:value-type="currency" office:currency="CZK" office:value="54500" calcext:value-type="currency">
            <text:p>54 500,00 Kč</text:p>
          </table:table-cell>
          <table:table-cell office:value-type="currency" office:currency="CZK" office:value="54438.2" calcext:value-type="currency">
            <text:p>54 438,2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4116" calcext:value-type="float">
            <text:p>4116</text:p>
          </table:table-cell>
          <table:table-cell/>
          <table:table-cell office:value-type="currency" office:currency="CZK" office:value="17990800" calcext:value-type="currency">
            <text:p>17 990 800,00 Kč</text:p>
          </table:table-cell>
          <table:table-cell office:value-type="currency" office:currency="CZK" office:value="17912891.69" calcext:value-type="currency">
            <text:p>17 912 891,69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4121" calcext:value-type="float">
            <text:p>4121</text:p>
          </table:table-cell>
          <table:table-cell office:value-type="currency" office:currency="CZK" office:value="260210000" calcext:value-type="currency">
            <text:p>260 210 000,00 Kč</text:p>
          </table:table-cell>
          <table:table-cell office:value-type="currency" office:currency="CZK" office:value="469531200" calcext:value-type="currency">
            <text:p>469 531 200,00 Kč</text:p>
          </table:table-cell>
          <table:table-cell office:value-type="currency" office:currency="CZK" office:value="469531203.78" calcext:value-type="currency">
            <text:p>469 531 203,78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4122" calcext:value-type="float">
            <text:p>4122</text:p>
          </table:table-cell>
          <table:table-cell/>
          <table:table-cell office:value-type="currency" office:currency="CZK" office:value="2887200" calcext:value-type="currency">
            <text:p>2 887 200,00 Kč</text:p>
          </table:table-cell>
          <table:table-cell office:value-type="currency" office:currency="CZK" office:value="2882772.76" calcext:value-type="currency">
            <text:p>2 882 772,76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4129" calcext:value-type="float">
            <text:p>4129</text:p>
          </table:table-cell>
          <table:table-cell/>
          <table:table-cell table:number-columns-repeated="2" office:value-type="currency" office:currency="CZK" office:value="-49921000" calcext:value-type="currency">
            <text:p>-49 921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4131" calcext:value-type="float">
            <text:p>4131</text:p>
          </table:table-cell>
          <table:table-cell office:value-type="currency" office:currency="CZK" office:value="1358622000" calcext:value-type="currency">
            <text:p>1 358 622 000,00 Kč</text:p>
          </table:table-cell>
          <table:table-cell office:value-type="currency" office:currency="CZK" office:value="1221283500" calcext:value-type="currency">
            <text:p>1 221 283 500,00 Kč</text:p>
          </table:table-cell>
          <table:table-cell office:value-type="currency" office:currency="CZK" office:value="841223400" calcext:value-type="currency">
            <text:p>841 223 4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3" office:value-type="float" office:value="0" calcext:value-type="float">
            <text:p>0000</text:p>
          </table:table-cell>
          <table:table-cell table:style-name="ce3" office:value-type="float" office:value="4133" calcext:value-type="float">
            <text:p>4133</text:p>
          </table:table-cell>
          <table:table-cell table:style-name="ce6" table:number-columns-repeated="2"/>
          <table:table-cell table:style-name="ce6" office:value-type="currency" office:currency="CZK" office:value="7793144.59" calcext:value-type="currency">
            <text:p>7 793 144,59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3" office:value-type="float" office:value="0" calcext:value-type="float">
            <text:p>0000</text:p>
          </table:table-cell>
          <table:table-cell table:style-name="ce3" office:value-type="float" office:value="4134" calcext:value-type="float">
            <text:p>4134</text:p>
          </table:table-cell>
          <table:table-cell table:number-columns-repeated="2" table:style-name="ce6" office:value-type="currency" office:currency="CZK" office:value="5383000" calcext:value-type="currency">
            <text:p>5 383 000,00 Kč</text:p>
          </table:table-cell>
          <table:table-cell table:style-name="ce6" office:value-type="currency" office:currency="CZK" office:value="749694131.69" calcext:value-type="currency">
            <text:p>749 694 131,69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3" office:value-type="float" office:value="0" calcext:value-type="float">
            <text:p>0000</text:p>
          </table:table-cell>
          <table:table-cell table:style-name="ce3" office:value-type="float" office:value="4139" calcext:value-type="float">
            <text:p>4139</text:p>
          </table:table-cell>
          <table:table-cell table:style-name="ce6" office:value-type="currency" office:currency="CZK" office:value="5383000" calcext:value-type="currency">
            <text:p>5 383 000,00 Kč</text:p>
          </table:table-cell>
          <table:table-cell table:style-name="ce6" office:value-type="currency" office:currency="CZK" office:value="5653000" calcext:value-type="currency">
            <text:p>5 653 000,00 Kč</text:p>
          </table:table-cell>
          <table:table-cell table:style-name="ce6" office:value-type="currency" office:currency="CZK" office:value="5157516.15" calcext:value-type="currency">
            <text:p>5 157 516,15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4213" calcext:value-type="float">
            <text:p>4213</text:p>
          </table:table-cell>
          <table:table-cell/>
          <table:table-cell office:value-type="currency" office:currency="CZK" office:value="4928700" calcext:value-type="currency">
            <text:p>4 928 700,00 Kč</text:p>
          </table:table-cell>
          <table:table-cell office:value-type="currency" office:currency="CZK" office:value="4928692.7" calcext:value-type="currency">
            <text:p>4 928 692,7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4216" calcext:value-type="float">
            <text:p>4216</text:p>
          </table:table-cell>
          <table:table-cell/>
          <table:table-cell office:value-type="currency" office:currency="CZK" office:value="90174800" calcext:value-type="currency">
            <text:p>90 174 800,00 Kč</text:p>
          </table:table-cell>
          <table:table-cell office:value-type="currency" office:currency="CZK" office:value="90174745.04" calcext:value-type="currency">
            <text:p>90 174 745,04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4221" calcext:value-type="float">
            <text:p>4221</text:p>
          </table:table-cell>
          <table:table-cell/>
          <table:table-cell table:number-columns-repeated="2" office:value-type="currency" office:currency="CZK" office:value="8000000" calcext:value-type="currency">
            <text:p>8 000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3111" calcext:value-type="float">
            <text:p>3111</text:p>
          </table:table-cell>
          <table:table-cell table:style-name="ce2" office:value-type="float" office:value="2122" calcext:value-type="float">
            <text:p>2122</text:p>
          </table:table-cell>
          <table:table-cell/>
          <table:table-cell table:number-columns-repeated="2" office:value-type="currency" office:currency="CZK" office:value="450000" calcext:value-type="currency">
            <text:p>450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3111" calcext:value-type="float">
            <text:p>3111</text:p>
          </table:table-cell>
          <table:table-cell table:style-name="ce2" office:value-type="float" office:value="2229" calcext:value-type="float">
            <text:p>2229</text:p>
          </table:table-cell>
          <table:table-cell/>
          <table:table-cell office:value-type="currency" office:currency="CZK" office:value="2575700" calcext:value-type="currency">
            <text:p>2 575 700,00 Kč</text:p>
          </table:table-cell>
          <table:table-cell office:value-type="currency" office:currency="CZK" office:value="2611031.84" calcext:value-type="currency">
            <text:p>2 611 031,84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3111" calcext:value-type="float">
            <text:p>3111</text:p>
          </table:table-cell>
          <table:table-cell table:style-name="ce2" office:value-type="float" office:value="2322" calcext:value-type="float">
            <text:p>2322</text:p>
          </table:table-cell>
          <table:table-cell/>
          <table:table-cell office:value-type="currency" office:currency="CZK" office:value="46100" calcext:value-type="currency">
            <text:p>46 100,00 Kč</text:p>
          </table:table-cell>
          <table:table-cell office:value-type="currency" office:currency="CZK" office:value="46016" calcext:value-type="currency">
            <text:p>46 016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3113" calcext:value-type="float">
            <text:p>3113</text:p>
          </table:table-cell>
          <table:table-cell table:style-name="ce2" office:value-type="float" office:value="2122" calcext:value-type="float">
            <text:p>2122</text:p>
          </table:table-cell>
          <table:table-cell/>
          <table:table-cell table:number-columns-repeated="2" office:value-type="currency" office:currency="CZK" office:value="2941000" calcext:value-type="currency">
            <text:p>2 941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3113" calcext:value-type="float">
            <text:p>3113</text:p>
          </table:table-cell>
          <table:table-cell table:style-name="ce2" office:value-type="float" office:value="2229" calcext:value-type="float">
            <text:p>2229</text:p>
          </table:table-cell>
          <table:table-cell/>
          <table:table-cell office:value-type="currency" office:currency="CZK" office:value="2022900" calcext:value-type="currency">
            <text:p>2 022 900,00 Kč</text:p>
          </table:table-cell>
          <table:table-cell office:value-type="currency" office:currency="CZK" office:value="2109976.94" calcext:value-type="currency">
            <text:p>2 109 976,94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3113" calcext:value-type="float">
            <text:p>3113</text:p>
          </table:table-cell>
          <table:table-cell table:style-name="ce2" office:value-type="float" office:value="2322" calcext:value-type="float">
            <text:p>2322</text:p>
          </table:table-cell>
          <table:table-cell/>
          <table:table-cell office:value-type="currency" office:currency="CZK" office:value="222500" calcext:value-type="currency">
            <text:p>222 500,00 Kč</text:p>
          </table:table-cell>
          <table:table-cell office:value-type="currency" office:currency="CZK" office:value="222343" calcext:value-type="currency">
            <text:p>222 343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3149" calcext:value-type="float">
            <text:p>3149</text:p>
          </table:table-cell>
          <table:table-cell table:style-name="ce2" office:value-type="float" office:value="2229" calcext:value-type="float">
            <text:p>2229</text:p>
          </table:table-cell>
          <table:table-cell/>
          <table:table-cell office:value-type="currency" office:currency="CZK" office:value="3368300" calcext:value-type="currency">
            <text:p>3 368 300,00 Kč</text:p>
          </table:table-cell>
          <table:table-cell office:value-type="currency" office:currency="CZK" office:value="3556750.62" calcext:value-type="currency">
            <text:p>3 556 750,62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3149" calcext:value-type="float">
            <text:p>3149</text:p>
          </table:table-cell>
          <table:table-cell table:style-name="ce2" office:value-type="float" office:value="2322" calcext:value-type="float">
            <text:p>2322</text:p>
          </table:table-cell>
          <table:table-cell/>
          <table:table-cell office:value-type="currency" office:currency="CZK" office:value="692100" calcext:value-type="currency">
            <text:p>692 100,00 Kč</text:p>
          </table:table-cell>
          <table:table-cell office:value-type="currency" office:currency="CZK" office:value="691976" calcext:value-type="currency">
            <text:p>691 976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3311" calcext:value-type="float">
            <text:p>3311</text:p>
          </table:table-cell>
          <table:table-cell table:style-name="ce2" office:value-type="float" office:value="2111" calcext:value-type="float">
            <text:p>2111</text:p>
          </table:table-cell>
          <table:table-cell table:number-columns-repeated="2" office:value-type="currency" office:currency="CZK" office:value="1050000" calcext:value-type="currency">
            <text:p>1 050 000,00 Kč</text:p>
          </table:table-cell>
          <table:table-cell office:value-type="currency" office:currency="CZK" office:value="1138445" calcext:value-type="currency">
            <text:p>1 138 445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3319" calcext:value-type="float">
            <text:p>3319</text:p>
          </table:table-cell>
          <table:table-cell table:style-name="ce2" office:value-type="float" office:value="2111" calcext:value-type="float">
            <text:p>2111</text:p>
          </table:table-cell>
          <table:table-cell office:value-type="currency" office:currency="CZK" office:value="100000" calcext:value-type="currency">
            <text:p>100 000,00 Kč</text:p>
          </table:table-cell>
          <table:table-cell table:number-columns-repeated="1020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3392" calcext:value-type="float">
            <text:p>3392</text:p>
          </table:table-cell>
          <table:table-cell table:style-name="ce2" office:value-type="float" office:value="2111" calcext:value-type="float">
            <text:p>2111</text:p>
          </table:table-cell>
          <table:table-cell table:number-columns-repeated="2" office:value-type="currency" office:currency="CZK" office:value="600000" calcext:value-type="currency">
            <text:p>600 000,00 Kč</text:p>
          </table:table-cell>
          <table:table-cell office:value-type="currency" office:currency="CZK" office:value="584940" calcext:value-type="currency">
            <text:p>584 94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3421" calcext:value-type="float">
            <text:p>3421</text:p>
          </table:table-cell>
          <table:table-cell table:style-name="ce2" office:value-type="float" office:value="2111" calcext:value-type="float">
            <text:p>2111</text:p>
          </table:table-cell>
          <table:table-cell/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129310" calcext:value-type="currency">
            <text:p>129 31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3523" calcext:value-type="float">
            <text:p>3523</text:p>
          </table:table-cell>
          <table:table-cell table:style-name="ce2" office:value-type="float" office:value="2122" calcext:value-type="float">
            <text:p>2122</text:p>
          </table:table-cell>
          <table:table-cell table:number-columns-repeated="3" office:value-type="currency" office:currency="CZK" office:value="1000000" calcext:value-type="currency">
            <text:p>1 000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3523" calcext:value-type="float">
            <text:p>3523</text:p>
          </table:table-cell>
          <table:table-cell table:style-name="ce2" office:value-type="float" office:value="2229" calcext:value-type="float">
            <text:p>2229</text:p>
          </table:table-cell>
          <table:table-cell/>
          <table:table-cell office:value-type="currency" office:currency="CZK" office:value="7000" calcext:value-type="currency">
            <text:p>7 000,00 Kč</text:p>
          </table:table-cell>
          <table:table-cell office:value-type="currency" office:currency="CZK" office:value="136680.68" calcext:value-type="currency">
            <text:p>136 680,68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3613" calcext:value-type="float">
            <text:p>3613</text:p>
          </table:table-cell>
          <table:table-cell table:style-name="ce2" office:value-type="float" office:value="2322" calcext:value-type="float">
            <text:p>2322</text:p>
          </table:table-cell>
          <table:table-cell/>
          <table:table-cell table:number-columns-repeated="2" office:value-type="currency" office:currency="CZK" office:value="15000000" calcext:value-type="currency">
            <text:p>15 000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3632" calcext:value-type="float">
            <text:p>3632</text:p>
          </table:table-cell>
          <table:table-cell table:style-name="ce2" office:value-type="float" office:value="2324" calcext:value-type="float">
            <text:p>2324</text:p>
          </table:table-cell>
          <table:table-cell/>
          <table:table-cell office:value-type="currency" office:currency="CZK" office:value="65700" calcext:value-type="currency">
            <text:p>65 700,00 Kč</text:p>
          </table:table-cell>
          <table:table-cell office:value-type="currency" office:currency="CZK" office:value="262972.1" calcext:value-type="currency">
            <text:p>262 972,1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3745" calcext:value-type="float">
            <text:p>3745</text:p>
          </table:table-cell>
          <table:table-cell table:style-name="ce2" office:value-type="float" office:value="2324" calcext:value-type="float">
            <text:p>2324</text:p>
          </table:table-cell>
          <table:table-cell table:number-columns-repeated="2"/>
          <table:table-cell office:value-type="currency" office:currency="CZK" office:value="18294" calcext:value-type="currency">
            <text:p>18 294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4351" calcext:value-type="float">
            <text:p>4351</text:p>
          </table:table-cell>
          <table:table-cell table:style-name="ce2" office:value-type="float" office:value="2229" calcext:value-type="float">
            <text:p>2229</text:p>
          </table:table-cell>
          <table:table-cell/>
          <table:table-cell office:value-type="currency" office:currency="CZK" office:value="2908600" calcext:value-type="currency">
            <text:p>2 908 600,00 Kč</text:p>
          </table:table-cell>
          <table:table-cell office:value-type="currency" office:currency="CZK" office:value="2953152.95" calcext:value-type="currency">
            <text:p>2 953 152,95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6171" calcext:value-type="float">
            <text:p>6171</text:p>
          </table:table-cell>
          <table:table-cell table:style-name="ce2" office:value-type="float" office:value="2322" calcext:value-type="float">
            <text:p>2322</text:p>
          </table:table-cell>
          <table:table-cell table:number-columns-repeated="2"/>
          <table:table-cell office:value-type="currency" office:currency="CZK" office:value="8696" calcext:value-type="currency">
            <text:p>8 696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6171" calcext:value-type="float">
            <text:p>6171</text:p>
          </table:table-cell>
          <table:table-cell table:style-name="ce2" office:value-type="float" office:value="2324" calcext:value-type="float">
            <text:p>2324</text:p>
          </table:table-cell>
          <table:table-cell table:number-columns-repeated="2"/>
          <table:table-cell office:value-type="currency" office:currency="CZK" office:value="148696.1" calcext:value-type="currency">
            <text:p>148 696,1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6171" calcext:value-type="float">
            <text:p>6171</text:p>
          </table:table-cell>
          <table:table-cell table:style-name="ce2" office:value-type="float" office:value="2329" calcext:value-type="float">
            <text:p>2329</text:p>
          </table:table-cell>
          <table:table-cell/>
          <table:table-cell office:value-type="currency" office:currency="CZK" office:value="2515000" calcext:value-type="currency">
            <text:p>2 515 000,00 Kč</text:p>
          </table:table-cell>
          <table:table-cell office:value-type="currency" office:currency="CZK" office:value="2539460" calcext:value-type="currency">
            <text:p>2 539 46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6310" calcext:value-type="float">
            <text:p>6310</text:p>
          </table:table-cell>
          <table:table-cell table:style-name="ce2" office:value-type="float" office:value="2141" calcext:value-type="float">
            <text:p>2141</text:p>
          </table:table-cell>
          <table:table-cell table:number-columns-repeated="2" office:value-type="currency" office:currency="CZK" office:value="1000000" calcext:value-type="currency">
            <text:p>1 000 000,00 Kč</text:p>
          </table:table-cell>
          <table:table-cell office:value-type="currency" office:currency="CZK" office:value="729722.16" calcext:value-type="currency">
            <text:p>729 722,16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6310" calcext:value-type="float">
            <text:p>6310</text:p>
          </table:table-cell>
          <table:table-cell table:style-name="ce2" office:value-type="float" office:value="2142" calcext:value-type="float">
            <text:p>2142</text:p>
          </table:table-cell>
          <table:table-cell office:value-type="currency" office:currency="CZK" office:value="7300000" calcext:value-type="currency">
            <text:p>7 300 000,00 Kč</text:p>
          </table:table-cell>
          <table:table-cell office:value-type="currency" office:currency="CZK" office:value="10900000" calcext:value-type="currency">
            <text:p>10 900 000,00 Kč</text:p>
          </table:table-cell>
          <table:table-cell office:value-type="currency" office:currency="CZK" office:value="10965000" calcext:value-type="currency">
            <text:p>10 965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6402" calcext:value-type="float">
            <text:p>6402</text:p>
          </table:table-cell>
          <table:table-cell table:style-name="ce2" office:value-type="float" office:value="2221" calcext:value-type="float">
            <text:p>2221</text:p>
          </table:table-cell>
          <table:table-cell/>
          <table:table-cell office:value-type="currency" office:currency="CZK" office:value="3270200" calcext:value-type="currency">
            <text:p>3 270 200,00 Kč</text:p>
          </table:table-cell>
          <table:table-cell office:value-type="currency" office:currency="CZK" office:value="3270133.24" calcext:value-type="currency">
            <text:p>3 270 133,24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6402" calcext:value-type="float">
            <text:p>6402</text:p>
          </table:table-cell>
          <table:table-cell table:style-name="ce2" office:value-type="float" office:value="2229" calcext:value-type="float">
            <text:p>2229</text:p>
          </table:table-cell>
          <table:table-cell/>
          <table:table-cell table:number-columns-repeated="2" office:value-type="currency" office:currency="CZK" office:value="49600" calcext:value-type="currency">
            <text:p>49 6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6409" calcext:value-type="float">
            <text:p>6409</text:p>
          </table:table-cell>
          <table:table-cell table:style-name="ce2" office:value-type="float" office:value="2111" calcext:value-type="float">
            <text:p>2111</text:p>
          </table:table-cell>
          <table:table-cell table:number-columns-repeated="2"/>
          <table:table-cell office:value-type="currency" office:currency="CZK" office:value="64726.93" calcext:value-type="currency">
            <text:p>64 726,93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6409" calcext:value-type="float">
            <text:p>6409</text:p>
          </table:table-cell>
          <table:table-cell table:style-name="ce2" office:value-type="float" office:value="2212" calcext:value-type="float">
            <text:p>2212</text:p>
          </table:table-cell>
          <table:table-cell table:number-columns-repeated="2" office:value-type="currency" office:currency="CZK" office:value="600000" calcext:value-type="currency">
            <text:p>600 000,00 Kč</text:p>
          </table:table-cell>
          <table:table-cell office:value-type="currency" office:currency="CZK" office:value="688896.44" calcext:value-type="currency">
            <text:p>688 896,44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6409" calcext:value-type="float">
            <text:p>6409</text:p>
          </table:table-cell>
          <table:table-cell table:style-name="ce2" office:value-type="float" office:value="2324" calcext:value-type="float">
            <text:p>2324</text:p>
          </table:table-cell>
          <table:table-cell table:number-columns-repeated="2" office:value-type="currency" office:currency="CZK" office:value="60000" calcext:value-type="currency">
            <text:p>60 000,00 Kč</text:p>
          </table:table-cell>
          <table:table-cell office:value-type="currency" office:currency="CZK" office:value="82695" calcext:value-type="currency">
            <text:p>82 695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6409" calcext:value-type="float">
            <text:p>6409</text:p>
          </table:table-cell>
          <table:table-cell table:style-name="ce2" office:value-type="float" office:value="2329" calcext:value-type="float">
            <text:p>2329</text:p>
          </table:table-cell>
          <table:table-cell office:value-type="currency" office:currency="CZK" office:value="7200000" calcext:value-type="currency">
            <text:p>7 200 000,00 Kč</text:p>
          </table:table-cell>
          <table:table-cell office:value-type="currency" office:currency="CZK" office:value="115000" calcext:value-type="currency">
            <text:p>115 000,00 Kč</text:p>
          </table:table-cell>
          <table:table-cell office:value-type="currency" office:currency="CZK" office:value="142415.9" calcext:value-type="currency">
            <text:p>142 415,9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341" calcext:value-type="float">
            <text:p>1341</text:p>
          </table:table-cell>
          <table:table-cell table:number-columns-repeated="2" table:style-name="ce15" office:value-type="currency" office:currency="CZK" office:value="2800000" calcext:value-type="currency">
            <text:p>2 800 000,00 Kč</text:p>
          </table:table-cell>
          <table:table-cell table:style-name="ce15" office:value-type="currency" office:currency="CZK" office:value="2648069.4" calcext:value-type="currency">
            <text:p>2 648 069,4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342" calcext:value-type="float">
            <text:p>1342</text:p>
          </table:table-cell>
          <table:table-cell table:number-columns-repeated="2" table:style-name="ce15" office:value-type="currency" office:currency="CZK" office:value="600000" calcext:value-type="currency">
            <text:p>600 000,00 Kč</text:p>
          </table:table-cell>
          <table:table-cell table:style-name="ce15" office:value-type="currency" office:currency="CZK" office:value="834270" calcext:value-type="currency">
            <text:p>834 27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343" calcext:value-type="float">
            <text:p>1343</text:p>
          </table:table-cell>
          <table:table-cell table:number-columns-repeated="2" table:style-name="ce15" office:value-type="currency" office:currency="CZK" office:value="13000000" calcext:value-type="currency">
            <text:p>13 000 000,00 Kč</text:p>
          </table:table-cell>
          <table:table-cell table:style-name="ce15" office:value-type="currency" office:currency="CZK" office:value="17654539.51" calcext:value-type="currency">
            <text:p>17 654 539,51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344" calcext:value-type="float">
            <text:p>1344</text:p>
          </table:table-cell>
          <table:table-cell table:number-columns-repeated="2" table:style-name="ce15" office:value-type="currency" office:currency="CZK" office:value="30000" calcext:value-type="currency">
            <text:p>30 000,00 Kč</text:p>
          </table:table-cell>
          <table:table-cell table:style-name="ce15" office:value-type="currency" office:currency="CZK" office:value="25812" calcext:value-type="currency">
            <text:p>25 812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345" calcext:value-type="float">
            <text:p>1345</text:p>
          </table:table-cell>
          <table:table-cell table:number-columns-repeated="2" table:style-name="ce15" office:value-type="currency" office:currency="CZK" office:value="1000000" calcext:value-type="currency">
            <text:p>1 000 000,00 Kč</text:p>
          </table:table-cell>
          <table:table-cell table:style-name="ce15" office:value-type="currency" office:currency="CZK" office:value="1594057" calcext:value-type="currency">
            <text:p>1 594 057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361" calcext:value-type="float">
            <text:p>1361</text:p>
          </table:table-cell>
          <table:table-cell table:number-columns-repeated="2" table:style-name="ce15" office:value-type="currency" office:currency="CZK" office:value="12200000" calcext:value-type="currency">
            <text:p>12 200 000,00 Kč</text:p>
          </table:table-cell>
          <table:table-cell table:style-name="ce15" office:value-type="currency" office:currency="CZK" office:value="12389725" calcext:value-type="currency">
            <text:p>12 389 725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511" calcext:value-type="float">
            <text:p>1511</text:p>
          </table:table-cell>
          <table:table-cell table:number-columns-repeated="2" table:style-name="ce15" office:value-type="currency" office:currency="CZK" office:value="53000000" calcext:value-type="currency">
            <text:p>53 000 000,00 Kč</text:p>
          </table:table-cell>
          <table:table-cell table:style-name="ce15" office:value-type="currency" office:currency="CZK" office:value="55054730.88" calcext:value-type="currency">
            <text:p>55 054 730,88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2460" calcext:value-type="float">
            <text:p>2460</text:p>
          </table:table-cell>
          <table:table-cell table:number-columns-repeated="2" table:style-name="ce15" office:value-type="currency" office:currency="CZK" office:value="400000" calcext:value-type="currency">
            <text:p>400 000,00 Kč</text:p>
          </table:table-cell>
          <table:table-cell table:style-name="ce15" office:value-type="currency" office:currency="CZK" office:value="223455" calcext:value-type="currency">
            <text:p>223 455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3111" calcext:value-type="float">
            <text:p>3111</text:p>
          </table:table-cell>
          <table:table-cell table:style-name="ce2" office:value-type="float" office:value="2122" calcext:value-type="float">
            <text:p>2122</text:p>
          </table:table-cell>
          <table:table-cell table:style-name="ce15"/>
          <table:table-cell table:number-columns-repeated="2" table:style-name="ce15" office:value-type="currency" office:currency="CZK" office:value="450000" calcext:value-type="currency">
            <text:p>450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3111" calcext:value-type="float">
            <text:p>3111</text:p>
          </table:table-cell>
          <table:table-cell table:style-name="ce2" office:value-type="float" office:value="2229" calcext:value-type="float">
            <text:p>2229</text:p>
          </table:table-cell>
          <table:table-cell table:style-name="ce15"/>
          <table:table-cell table:style-name="ce15" office:value-type="currency" office:currency="CZK" office:value="2013400" calcext:value-type="currency">
            <text:p>2 013 400,00 Kč</text:p>
          </table:table-cell>
          <table:table-cell table:style-name="ce15" office:value-type="currency" office:currency="CZK" office:value="2023340.17" calcext:value-type="currency">
            <text:p>2 023 340,17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3111" calcext:value-type="float">
            <text:p>3111</text:p>
          </table:table-cell>
          <table:table-cell table:style-name="ce2" office:value-type="float" office:value="2322" calcext:value-type="float">
            <text:p>2322</text:p>
          </table:table-cell>
          <table:table-cell table:style-name="ce15"/>
          <table:table-cell table:style-name="ce15" office:value-type="currency" office:currency="CZK" office:value="189400" calcext:value-type="currency">
            <text:p>189 400,00 Kč</text:p>
          </table:table-cell>
          <table:table-cell table:style-name="ce15" office:value-type="currency" office:currency="CZK" office:value="189350" calcext:value-type="currency">
            <text:p>189 35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3113" calcext:value-type="float">
            <text:p>3113</text:p>
          </table:table-cell>
          <table:table-cell table:style-name="ce2" office:value-type="float" office:value="2122" calcext:value-type="float">
            <text:p>2122</text:p>
          </table:table-cell>
          <table:table-cell table:style-name="ce15"/>
          <table:table-cell table:style-name="ce15" office:value-type="currency" office:currency="CZK" office:value="3227000" calcext:value-type="currency">
            <text:p>3 227 000,00 Kč</text:p>
          </table:table-cell>
          <table:table-cell table:style-name="ce15" office:value-type="currency" office:currency="CZK" office:value="2827000" calcext:value-type="currency">
            <text:p>2 827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3113" calcext:value-type="float">
            <text:p>3113</text:p>
          </table:table-cell>
          <table:table-cell table:style-name="ce2" office:value-type="float" office:value="2229" calcext:value-type="float">
            <text:p>2229</text:p>
          </table:table-cell>
          <table:table-cell table:style-name="ce15"/>
          <table:table-cell table:style-name="ce15" office:value-type="currency" office:currency="CZK" office:value="3302000" calcext:value-type="currency">
            <text:p>3 302 000,00 Kč</text:p>
          </table:table-cell>
          <table:table-cell table:style-name="ce15" office:value-type="currency" office:currency="CZK" office:value="3450261.72" calcext:value-type="currency">
            <text:p>3 450 261,72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3113" calcext:value-type="float">
            <text:p>3113</text:p>
          </table:table-cell>
          <table:table-cell table:style-name="ce2" office:value-type="float" office:value="2322" calcext:value-type="float">
            <text:p>2322</text:p>
          </table:table-cell>
          <table:table-cell table:style-name="ce15"/>
          <table:table-cell table:style-name="ce15" office:value-type="currency" office:currency="CZK" office:value="105700" calcext:value-type="currency">
            <text:p>105 700,00 Kč</text:p>
          </table:table-cell>
          <table:table-cell table:style-name="ce15" office:value-type="currency" office:currency="CZK" office:value="105407" calcext:value-type="currency">
            <text:p>105 407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3149" calcext:value-type="float">
            <text:p>3149</text:p>
          </table:table-cell>
          <table:table-cell table:style-name="ce2" office:value-type="float" office:value="2229" calcext:value-type="float">
            <text:p>2229</text:p>
          </table:table-cell>
          <table:table-cell table:style-name="ce15"/>
          <table:table-cell table:style-name="ce15" office:value-type="currency" office:currency="CZK" office:value="4216600" calcext:value-type="currency">
            <text:p>4 216 600,00 Kč</text:p>
          </table:table-cell>
          <table:table-cell table:style-name="ce15" office:value-type="currency" office:currency="CZK" office:value="4216896.34" calcext:value-type="currency">
            <text:p>4 216 896,34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3149" calcext:value-type="float">
            <text:p>3149</text:p>
          </table:table-cell>
          <table:table-cell table:style-name="ce2" office:value-type="float" office:value="2322" calcext:value-type="float">
            <text:p>2322</text:p>
          </table:table-cell>
          <table:table-cell table:style-name="ce15"/>
          <table:table-cell table:style-name="ce15" office:value-type="currency" office:currency="CZK" office:value="1152900" calcext:value-type="currency">
            <text:p>1 152 900,00 Kč</text:p>
          </table:table-cell>
          <table:table-cell table:style-name="ce15" office:value-type="currency" office:currency="CZK" office:value="1233857" calcext:value-type="currency">
            <text:p>1 233 857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3311" calcext:value-type="float">
            <text:p>3311</text:p>
          </table:table-cell>
          <table:table-cell table:style-name="ce2" office:value-type="float" office:value="2111" calcext:value-type="float">
            <text:p>2111</text:p>
          </table:table-cell>
          <table:table-cell table:number-columns-repeated="2" table:style-name="ce15" office:value-type="currency" office:currency="CZK" office:value="1050000" calcext:value-type="currency">
            <text:p>1 050 000,00 Kč</text:p>
          </table:table-cell>
          <table:table-cell table:style-name="ce15" office:value-type="currency" office:currency="CZK" office:value="1090120" calcext:value-type="currency">
            <text:p>1 090 12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3311" calcext:value-type="float">
            <text:p>3311</text:p>
          </table:table-cell>
          <table:table-cell table:style-name="ce2" office:value-type="float" office:value="2321" calcext:value-type="float">
            <text:p>2321</text:p>
          </table:table-cell>
          <table:table-cell table:style-name="ce15"/>
          <table:table-cell table:number-columns-repeated="2" table:style-name="ce15" office:value-type="currency" office:currency="CZK" office:value="20000" calcext:value-type="currency">
            <text:p>20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3319" calcext:value-type="float">
            <text:p>3319</text:p>
          </table:table-cell>
          <table:table-cell table:style-name="ce2" office:value-type="float" office:value="2111" calcext:value-type="float">
            <text:p>2111</text:p>
          </table:table-cell>
          <table:table-cell table:number-columns-repeated="2" table:style-name="ce15" office:value-type="currency" office:currency="CZK" office:value="30000" calcext:value-type="currency">
            <text:p>30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3349" calcext:value-type="float">
            <text:p>3349</text:p>
          </table:table-cell>
          <table:table-cell table:style-name="ce2" office:value-type="float" office:value="2321" calcext:value-type="float">
            <text:p>2321</text:p>
          </table:table-cell>
          <table:table-cell table:style-name="ce15"/>
          <table:table-cell table:style-name="ce15" office:value-type="currency" office:currency="CZK" office:value="234600" calcext:value-type="currency">
            <text:p>234 600,00 Kč</text:p>
          </table:table-cell>
          <table:table-cell table:style-name="ce15" office:value-type="currency" office:currency="CZK" office:value="234619" calcext:value-type="currency">
            <text:p>234 619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3392" calcext:value-type="float">
            <text:p>3392</text:p>
          </table:table-cell>
          <table:table-cell table:style-name="ce2" office:value-type="float" office:value="2111" calcext:value-type="float">
            <text:p>2111</text:p>
          </table:table-cell>
          <table:table-cell table:number-columns-repeated="2" table:style-name="ce15" office:value-type="currency" office:currency="CZK" office:value="600000" calcext:value-type="currency">
            <text:p>600 000,00 Kč</text:p>
          </table:table-cell>
          <table:table-cell table:style-name="ce15" office:value-type="currency" office:currency="CZK" office:value="558260" calcext:value-type="currency">
            <text:p>558 26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3421" calcext:value-type="float">
            <text:p>3421</text:p>
          </table:table-cell>
          <table:table-cell table:style-name="ce2" office:value-type="float" office:value="2111" calcext:value-type="float">
            <text:p>2111</text:p>
          </table:table-cell>
          <table:table-cell table:number-columns-repeated="2" table:style-name="ce15" office:value-type="currency" office:currency="CZK" office:value="70000" calcext:value-type="currency">
            <text:p>70 000,00 Kč</text:p>
          </table:table-cell>
          <table:table-cell table:style-name="ce15" office:value-type="currency" office:currency="CZK" office:value="83880" calcext:value-type="currency">
            <text:p>83 88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3421" calcext:value-type="float">
            <text:p>3421</text:p>
          </table:table-cell>
          <table:table-cell table:style-name="ce2" office:value-type="float" office:value="2229" calcext:value-type="float">
            <text:p>2229</text:p>
          </table:table-cell>
          <table:table-cell table:style-name="ce15" table:number-columns-repeated="2"/>
          <table:table-cell table:style-name="ce15" office:value-type="currency" office:currency="CZK" office:value="377" calcext:value-type="currency">
            <text:p>377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3523" calcext:value-type="float">
            <text:p>3523</text:p>
          </table:table-cell>
          <table:table-cell table:style-name="ce2" office:value-type="float" office:value="2122" calcext:value-type="float">
            <text:p>2122</text:p>
          </table:table-cell>
          <table:table-cell table:number-columns-repeated="3" table:style-name="ce15" office:value-type="currency" office:currency="CZK" office:value="1200000" calcext:value-type="currency">
            <text:p>1 200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3523" calcext:value-type="float">
            <text:p>3523</text:p>
          </table:table-cell>
          <table:table-cell table:style-name="ce2" office:value-type="float" office:value="2229" calcext:value-type="float">
            <text:p>2229</text:p>
          </table:table-cell>
          <table:table-cell table:style-name="ce15"/>
          <table:table-cell table:style-name="ce15" office:value-type="currency" office:currency="CZK" office:value="3600" calcext:value-type="currency">
            <text:p>3 600,00 Kč</text:p>
          </table:table-cell>
          <table:table-cell table:style-name="ce15" office:value-type="currency" office:currency="CZK" office:value="3554.11" calcext:value-type="currency">
            <text:p>3 554,11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3632" calcext:value-type="float">
            <text:p>3632</text:p>
          </table:table-cell>
          <table:table-cell table:style-name="ce2" office:value-type="float" office:value="2324" calcext:value-type="float">
            <text:p>2324</text:p>
          </table:table-cell>
          <table:table-cell table:style-name="ce15" table:number-columns-repeated="2"/>
          <table:table-cell table:style-name="ce15" office:value-type="currency" office:currency="CZK" office:value="98520.14" calcext:value-type="currency">
            <text:p>98 520,14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3745" calcext:value-type="float">
            <text:p>3745</text:p>
          </table:table-cell>
          <table:table-cell table:style-name="ce2" office:value-type="float" office:value="2322" calcext:value-type="float">
            <text:p>2322</text:p>
          </table:table-cell>
          <table:table-cell table:style-name="ce15" table:number-columns-repeated="2"/>
          <table:table-cell table:style-name="ce15" office:value-type="currency" office:currency="CZK" office:value="39849" calcext:value-type="currency">
            <text:p>39 849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3745" calcext:value-type="float">
            <text:p>3745</text:p>
          </table:table-cell>
          <table:table-cell table:style-name="ce2" office:value-type="float" office:value="2324" calcext:value-type="float">
            <text:p>2324</text:p>
          </table:table-cell>
          <table:table-cell table:style-name="ce15" table:number-columns-repeated="2"/>
          <table:table-cell table:style-name="ce15" office:value-type="currency" office:currency="CZK" office:value="19290" calcext:value-type="currency">
            <text:p>19 29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4179" calcext:value-type="float">
            <text:p>4179</text:p>
          </table:table-cell>
          <table:table-cell table:style-name="ce2" office:value-type="float" office:value="2229" calcext:value-type="float">
            <text:p>2229</text:p>
          </table:table-cell>
          <table:table-cell table:style-name="ce15"/>
          <table:table-cell table:style-name="ce15" office:value-type="currency" office:currency="CZK" office:value="38100" calcext:value-type="currency">
            <text:p>38 100,00 Kč</text:p>
          </table:table-cell>
          <table:table-cell table:style-name="ce15" office:value-type="currency" office:currency="CZK" office:value="38078" calcext:value-type="currency">
            <text:p>38 078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4351" calcext:value-type="float">
            <text:p>4351</text:p>
          </table:table-cell>
          <table:table-cell table:style-name="ce2" office:value-type="float" office:value="2212" calcext:value-type="float">
            <text:p>2212</text:p>
          </table:table-cell>
          <table:table-cell table:style-name="ce15" table:number-columns-repeated="2"/>
          <table:table-cell table:style-name="ce15" office:value-type="currency" office:currency="CZK" office:value="10000" calcext:value-type="currency">
            <text:p>10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4351" calcext:value-type="float">
            <text:p>4351</text:p>
          </table:table-cell>
          <table:table-cell table:style-name="ce2" office:value-type="float" office:value="2229" calcext:value-type="float">
            <text:p>2229</text:p>
          </table:table-cell>
          <table:table-cell table:style-name="ce15"/>
          <table:table-cell table:style-name="ce15" office:value-type="currency" office:currency="CZK" office:value="870000" calcext:value-type="currency">
            <text:p>870 000,00 Kč</text:p>
          </table:table-cell>
          <table:table-cell table:style-name="ce15" office:value-type="currency" office:currency="CZK" office:value="869998.78" calcext:value-type="currency">
            <text:p>869 998,78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4379" calcext:value-type="float">
            <text:p>4379</text:p>
          </table:table-cell>
          <table:table-cell table:style-name="ce2" office:value-type="float" office:value="2324" calcext:value-type="float">
            <text:p>2324</text:p>
          </table:table-cell>
          <table:table-cell table:style-name="ce15" table:number-columns-repeated="2"/>
          <table:table-cell table:style-name="ce15" office:value-type="currency" office:currency="CZK" office:value="38720.08" calcext:value-type="currency">
            <text:p>38 720,08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6171" calcext:value-type="float">
            <text:p>6171</text:p>
          </table:table-cell>
          <table:table-cell table:style-name="ce2" office:value-type="float" office:value="2322" calcext:value-type="float">
            <text:p>2322</text:p>
          </table:table-cell>
          <table:table-cell table:style-name="ce15" table:number-columns-repeated="2"/>
          <table:table-cell table:style-name="ce15" office:value-type="currency" office:currency="CZK" office:value="102622" calcext:value-type="currency">
            <text:p>102 622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6171" calcext:value-type="float">
            <text:p>6171</text:p>
          </table:table-cell>
          <table:table-cell table:style-name="ce2" office:value-type="float" office:value="2324" calcext:value-type="float">
            <text:p>2324</text:p>
          </table:table-cell>
          <table:table-cell table:style-name="ce15" table:number-columns-repeated="2"/>
          <table:table-cell table:style-name="ce15" office:value-type="currency" office:currency="CZK" office:value="368350.9" calcext:value-type="currency">
            <text:p>368 350,9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6171" calcext:value-type="float">
            <text:p>6171</text:p>
          </table:table-cell>
          <table:table-cell table:style-name="ce2" office:value-type="float" office:value="2329" calcext:value-type="float">
            <text:p>2329</text:p>
          </table:table-cell>
          <table:table-cell table:style-name="ce15"/>
          <table:table-cell table:style-name="ce15" office:value-type="currency" office:currency="CZK" office:value="2700900" calcext:value-type="currency">
            <text:p>2 700 900,00 Kč</text:p>
          </table:table-cell>
          <table:table-cell table:style-name="ce15" office:value-type="currency" office:currency="CZK" office:value="4234994.5" calcext:value-type="currency">
            <text:p>4 234 994,5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6310" calcext:value-type="float">
            <text:p>6310</text:p>
          </table:table-cell>
          <table:table-cell table:style-name="ce2" office:value-type="float" office:value="2141" calcext:value-type="float">
            <text:p>2141</text:p>
          </table:table-cell>
          <table:table-cell table:number-columns-repeated="2" table:style-name="ce15" office:value-type="currency" office:currency="CZK" office:value="800000" calcext:value-type="currency">
            <text:p>800 000,00 Kč</text:p>
          </table:table-cell>
          <table:table-cell table:style-name="ce15" office:value-type="currency" office:currency="CZK" office:value="294332.27" calcext:value-type="currency">
            <text:p>294 332,27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6310" calcext:value-type="float">
            <text:p>6310</text:p>
          </table:table-cell>
          <table:table-cell table:style-name="ce2" office:value-type="float" office:value="2142" calcext:value-type="float">
            <text:p>2142</text:p>
          </table:table-cell>
          <table:table-cell table:style-name="ce15" office:value-type="currency" office:currency="CZK" office:value="7300000" calcext:value-type="currency">
            <text:p>7 300 000,00 Kč</text:p>
          </table:table-cell>
          <table:table-cell table:style-name="ce15" office:value-type="currency" office:currency="CZK" office:value="8000000" calcext:value-type="currency">
            <text:p>8 000 000,00 Kč</text:p>
          </table:table-cell>
          <table:table-cell table:style-name="ce15" office:value-type="currency" office:currency="CZK" office:value="14620000" calcext:value-type="currency">
            <text:p>14 620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6330" calcext:value-type="float">
            <text:p>6330</text:p>
          </table:table-cell>
          <table:table-cell table:style-name="ce2" office:value-type="float" office:value="4131" calcext:value-type="float">
            <text:p>4131</text:p>
          </table:table-cell>
          <table:table-cell table:style-name="ce15" office:value-type="currency" office:currency="CZK" office:value="1023012000" calcext:value-type="currency">
            <text:p>1 023 012 000,00 Kč</text:p>
          </table:table-cell>
          <table:table-cell table:style-name="ce15" office:value-type="currency" office:currency="CZK" office:value="1015866900" calcext:value-type="currency">
            <text:p>1 015 866 900,00 Kč</text:p>
          </table:table-cell>
          <table:table-cell table:style-name="ce15" office:value-type="currency" office:currency="CZK" office:value="353360100" calcext:value-type="currency">
            <text:p>353 360 1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3" office:value-type="float" office:value="6330" calcext:value-type="float">
            <text:p>6330</text:p>
          </table:table-cell>
          <table:table-cell table:style-name="ce3" office:value-type="float" office:value="4133" calcext:value-type="float">
            <text:p>4133</text:p>
          </table:table-cell>
          <table:table-cell table:style-name="ce16" table:number-columns-repeated="2"/>
          <table:table-cell table:style-name="ce16" office:value-type="currency" office:currency="CZK" office:value="8813181.38" calcext:value-type="currency">
            <text:p>8 813 181,38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3" office:value-type="float" office:value="6330" calcext:value-type="float">
            <text:p>6330</text:p>
          </table:table-cell>
          <table:table-cell table:style-name="ce3" office:value-type="float" office:value="4134" calcext:value-type="float">
            <text:p>4134</text:p>
          </table:table-cell>
          <table:table-cell table:number-columns-repeated="2" table:style-name="ce16" office:value-type="currency" office:currency="CZK" office:value="5390000" calcext:value-type="currency">
            <text:p>5 390 000,00 Kč</text:p>
          </table:table-cell>
          <table:table-cell table:style-name="ce16" office:value-type="currency" office:currency="CZK" office:value="648008851.97" calcext:value-type="currency">
            <text:p>648 008 851,97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6330" calcext:value-type="float">
            <text:p>6330</text:p>
          </table:table-cell>
          <table:table-cell table:style-name="ce2" office:value-type="float" office:value="4137" calcext:value-type="float">
            <text:p>4137</text:p>
          </table:table-cell>
          <table:table-cell table:style-name="ce15" office:value-type="currency" office:currency="CZK" office:value="328945000" calcext:value-type="currency">
            <text:p>328 945 000,00 Kč</text:p>
          </table:table-cell>
          <table:table-cell table:style-name="ce15" office:value-type="currency" office:currency="CZK" office:value="606790300" calcext:value-type="currency">
            <text:p>606 790 300,00 Kč</text:p>
          </table:table-cell>
          <table:table-cell table:style-name="ce15" office:value-type="currency" office:currency="CZK" office:value="606790329.41" calcext:value-type="currency">
            <text:p>606 790 329,41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3" office:value-type="float" office:value="6330" calcext:value-type="float">
            <text:p>6330</text:p>
          </table:table-cell>
          <table:table-cell table:style-name="ce3" office:value-type="float" office:value="4139" calcext:value-type="float">
            <text:p>4139</text:p>
          </table:table-cell>
          <table:table-cell table:style-name="ce16" office:value-type="currency" office:currency="CZK" office:value="5390000" calcext:value-type="currency">
            <text:p>5 390 000,00 Kč</text:p>
          </table:table-cell>
          <table:table-cell table:style-name="ce16" office:value-type="currency" office:currency="CZK" office:value="6410000" calcext:value-type="currency">
            <text:p>6 410 000,00 Kč</text:p>
          </table:table-cell>
          <table:table-cell table:style-name="ce16" office:value-type="currency" office:currency="CZK" office:value="5297806.91" calcext:value-type="currency">
            <text:p>5 297 806,91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6402" calcext:value-type="float">
            <text:p>6402</text:p>
          </table:table-cell>
          <table:table-cell table:style-name="ce2" office:value-type="float" office:value="2229" calcext:value-type="float">
            <text:p>2229</text:p>
          </table:table-cell>
          <table:table-cell table:style-name="ce15"/>
          <table:table-cell table:style-name="ce15" office:value-type="currency" office:currency="CZK" office:value="196400" calcext:value-type="currency">
            <text:p>196 400,00 Kč</text:p>
          </table:table-cell>
          <table:table-cell table:style-name="ce15" office:value-type="currency" office:currency="CZK" office:value="253981.94" calcext:value-type="currency">
            <text:p>253 981,94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6409" calcext:value-type="float">
            <text:p>6409</text:p>
          </table:table-cell>
          <table:table-cell table:style-name="ce2" office:value-type="float" office:value="2111" calcext:value-type="float">
            <text:p>2111</text:p>
          </table:table-cell>
          <table:table-cell table:style-name="ce15" table:number-columns-repeated="2"/>
          <table:table-cell table:style-name="ce15" office:value-type="currency" office:currency="CZK" office:value="137493.31" calcext:value-type="currency">
            <text:p>137 493,31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6409" calcext:value-type="float">
            <text:p>6409</text:p>
          </table:table-cell>
          <table:table-cell table:style-name="ce2" office:value-type="float" office:value="2212" calcext:value-type="float">
            <text:p>2212</text:p>
          </table:table-cell>
          <table:table-cell table:number-columns-repeated="2" table:style-name="ce15" office:value-type="currency" office:currency="CZK" office:value="600000" calcext:value-type="currency">
            <text:p>600 000,00 Kč</text:p>
          </table:table-cell>
          <table:table-cell table:style-name="ce15" office:value-type="currency" office:currency="CZK" office:value="1001985.02" calcext:value-type="currency">
            <text:p>1 001 985,02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6409" calcext:value-type="float">
            <text:p>6409</text:p>
          </table:table-cell>
          <table:table-cell table:style-name="ce2" office:value-type="float" office:value="2324" calcext:value-type="float">
            <text:p>2324</text:p>
          </table:table-cell>
          <table:table-cell table:number-columns-repeated="2" table:style-name="ce15" office:value-type="currency" office:currency="CZK" office:value="60000" calcext:value-type="currency">
            <text:p>60 000,00 Kč</text:p>
          </table:table-cell>
          <table:table-cell table:style-name="ce15" office:value-type="currency" office:currency="CZK" office:value="127399.55" calcext:value-type="currency">
            <text:p>127 399,55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341" calcext:value-type="float">
            <text:p>1341</text:p>
          </table:table-cell>
          <table:table-cell table:number-columns-repeated="2" office:value-type="currency" office:currency="CZK" office:value="2800000" calcext:value-type="currency">
            <text:p>2 800 000,00 Kč</text:p>
          </table:table-cell>
          <table:table-cell office:value-type="currency" office:currency="CZK" office:value="2530252.5" calcext:value-type="currency">
            <text:p>2 530 252,5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342" calcext:value-type="float">
            <text:p>1342</text:p>
          </table:table-cell>
          <table:table-cell table:number-columns-repeated="2" office:value-type="currency" office:currency="CZK" office:value="600000" calcext:value-type="currency">
            <text:p>600 000,00 Kč</text:p>
          </table:table-cell>
          <table:table-cell office:value-type="currency" office:currency="CZK" office:value="919124" calcext:value-type="currency">
            <text:p>919 124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343" calcext:value-type="float">
            <text:p>1343</text:p>
          </table:table-cell>
          <table:table-cell table:number-columns-repeated="2" office:value-type="currency" office:currency="CZK" office:value="13000000" calcext:value-type="currency">
            <text:p>13 000 000,00 Kč</text:p>
          </table:table-cell>
          <table:table-cell office:value-type="currency" office:currency="CZK" office:value="15501082.16" calcext:value-type="currency">
            <text:p>15 501 082,16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344" calcext:value-type="float">
            <text:p>1344</text:p>
          </table:table-cell>
          <table:table-cell table:number-columns-repeated="2" office:value-type="currency" office:currency="CZK" office:value="750000" calcext:value-type="currency">
            <text:p>750 000,00 Kč</text:p>
          </table:table-cell>
          <table:table-cell office:value-type="currency" office:currency="CZK" office:value="1634158.08" calcext:value-type="currency">
            <text:p>1 634 158,08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345" calcext:value-type="float">
            <text:p>1345</text:p>
          </table:table-cell>
          <table:table-cell table:number-columns-repeated="2" office:value-type="currency" office:currency="CZK" office:value="1000000" calcext:value-type="currency">
            <text:p>1 000 000,00 Kč</text:p>
          </table:table-cell>
          <table:table-cell office:value-type="currency" office:currency="CZK" office:value="1552037" calcext:value-type="currency">
            <text:p>1 552 037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361" calcext:value-type="float">
            <text:p>1361</text:p>
          </table:table-cell>
          <table:table-cell table:number-columns-repeated="2" office:value-type="currency" office:currency="CZK" office:value="12500000" calcext:value-type="currency">
            <text:p>12 500 000,00 Kč</text:p>
          </table:table-cell>
          <table:table-cell office:value-type="currency" office:currency="CZK" office:value="12420740" calcext:value-type="currency">
            <text:p>12 420 74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511" calcext:value-type="float">
            <text:p>1511</text:p>
          </table:table-cell>
          <table:table-cell table:number-columns-repeated="2" office:value-type="currency" office:currency="CZK" office:value="55500000" calcext:value-type="currency">
            <text:p>55 500 000,00 Kč</text:p>
          </table:table-cell>
          <table:table-cell office:value-type="currency" office:currency="CZK" office:value="56602504.85" calcext:value-type="currency">
            <text:p>56 602 504,85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0" calcext:value-type="float">
            <text:p>0000</text:p>
          </table:table-cell>
          <table:table-cell table:style-name="ce2" office:value-type="float" office:value="2460" calcext:value-type="float">
            <text:p>2460</text:p>
          </table:table-cell>
          <table:table-cell table:number-columns-repeated="2" office:value-type="currency" office:currency="CZK" office:value="300000" calcext:value-type="currency">
            <text:p>300 000,00 Kč</text:p>
          </table:table-cell>
          <table:table-cell office:value-type="currency" office:currency="CZK" office:value="90000" calcext:value-type="currency">
            <text:p>90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3111" calcext:value-type="float">
            <text:p>3111</text:p>
          </table:table-cell>
          <table:table-cell table:style-name="ce2" office:value-type="float" office:value="2122" calcext:value-type="float">
            <text:p>2122</text:p>
          </table:table-cell>
          <table:table-cell/>
          <table:table-cell table:number-columns-repeated="2" office:value-type="currency" office:currency="CZK" office:value="967800" calcext:value-type="currency">
            <text:p>967 8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3111" calcext:value-type="float">
            <text:p>3111</text:p>
          </table:table-cell>
          <table:table-cell table:style-name="ce2" office:value-type="float" office:value="2229" calcext:value-type="float">
            <text:p>2229</text:p>
          </table:table-cell>
          <table:table-cell/>
          <table:table-cell office:value-type="currency" office:currency="CZK" office:value="710500" calcext:value-type="currency">
            <text:p>710 500,00 Kč</text:p>
          </table:table-cell>
          <table:table-cell office:value-type="currency" office:currency="CZK" office:value="821611.89" calcext:value-type="currency">
            <text:p>821 611,89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3111" calcext:value-type="float">
            <text:p>3111</text:p>
          </table:table-cell>
          <table:table-cell table:style-name="ce2" office:value-type="float" office:value="2321" calcext:value-type="float">
            <text:p>2321</text:p>
          </table:table-cell>
          <table:table-cell/>
          <table:table-cell table:number-columns-repeated="2" office:value-type="currency" office:currency="CZK" office:value="5500" calcext:value-type="currency">
            <text:p>5 5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3111" calcext:value-type="float">
            <text:p>3111</text:p>
          </table:table-cell>
          <table:table-cell table:style-name="ce2" office:value-type="float" office:value="2322" calcext:value-type="float">
            <text:p>2322</text:p>
          </table:table-cell>
          <table:table-cell/>
          <table:table-cell office:value-type="currency" office:currency="CZK" office:value="1400" calcext:value-type="currency">
            <text:p>1 400,00 Kč</text:p>
          </table:table-cell>
          <table:table-cell office:value-type="currency" office:currency="CZK" office:value="1390" calcext:value-type="currency">
            <text:p>1 39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3113" calcext:value-type="float">
            <text:p>3113</text:p>
          </table:table-cell>
          <table:table-cell table:style-name="ce2" office:value-type="float" office:value="2122" calcext:value-type="float">
            <text:p>2122</text:p>
          </table:table-cell>
          <table:table-cell/>
          <table:table-cell office:value-type="currency" office:currency="CZK" office:value="6090000" calcext:value-type="currency">
            <text:p>6 090 000,00 Kč</text:p>
          </table:table-cell>
          <table:table-cell office:value-type="currency" office:currency="CZK" office:value="6390045" calcext:value-type="currency">
            <text:p>6 390 045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3113" calcext:value-type="float">
            <text:p>3113</text:p>
          </table:table-cell>
          <table:table-cell table:style-name="ce2" office:value-type="float" office:value="2229" calcext:value-type="float">
            <text:p>2229</text:p>
          </table:table-cell>
          <table:table-cell/>
          <table:table-cell office:value-type="currency" office:currency="CZK" office:value="1261000" calcext:value-type="currency">
            <text:p>1 261 000,00 Kč</text:p>
          </table:table-cell>
          <table:table-cell office:value-type="currency" office:currency="CZK" office:value="1285358.42" calcext:value-type="currency">
            <text:p>1 285 358,42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3113" calcext:value-type="float">
            <text:p>3113</text:p>
          </table:table-cell>
          <table:table-cell table:style-name="ce2" office:value-type="float" office:value="2321" calcext:value-type="float">
            <text:p>2321</text:p>
          </table:table-cell>
          <table:table-cell/>
          <table:table-cell table:number-columns-repeated="2" office:value-type="currency" office:currency="CZK" office:value="7000" calcext:value-type="currency">
            <text:p>7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3113" calcext:value-type="float">
            <text:p>3113</text:p>
          </table:table-cell>
          <table:table-cell table:style-name="ce2" office:value-type="float" office:value="2322" calcext:value-type="float">
            <text:p>2322</text:p>
          </table:table-cell>
          <table:table-cell table:number-columns-repeated="2"/>
          <table:table-cell office:value-type="currency" office:currency="CZK" office:value="128279" calcext:value-type="currency">
            <text:p>128 279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3149" calcext:value-type="float">
            <text:p>3149</text:p>
          </table:table-cell>
          <table:table-cell table:style-name="ce2" office:value-type="float" office:value="2229" calcext:value-type="float">
            <text:p>2229</text:p>
          </table:table-cell>
          <table:table-cell/>
          <table:table-cell office:value-type="currency" office:currency="CZK" office:value="2305800" calcext:value-type="currency">
            <text:p>2 305 800,00 Kč</text:p>
          </table:table-cell>
          <table:table-cell office:value-type="currency" office:currency="CZK" office:value="3398505.81" calcext:value-type="currency">
            <text:p>3 398 505,81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3149" calcext:value-type="float">
            <text:p>3149</text:p>
          </table:table-cell>
          <table:table-cell table:style-name="ce2" office:value-type="float" office:value="2322" calcext:value-type="float">
            <text:p>2322</text:p>
          </table:table-cell>
          <table:table-cell/>
          <table:table-cell office:value-type="currency" office:currency="CZK" office:value="7314000" calcext:value-type="currency">
            <text:p>7 314 000,00 Kč</text:p>
          </table:table-cell>
          <table:table-cell office:value-type="currency" office:currency="CZK" office:value="7185535" calcext:value-type="currency">
            <text:p>7 185 535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3311" calcext:value-type="float">
            <text:p>3311</text:p>
          </table:table-cell>
          <table:table-cell table:style-name="ce2" office:value-type="float" office:value="2111" calcext:value-type="float">
            <text:p>2111</text:p>
          </table:table-cell>
          <table:table-cell table:number-columns-repeated="2" office:value-type="currency" office:currency="CZK" office:value="1050000" calcext:value-type="currency">
            <text:p>1 050 000,00 Kč</text:p>
          </table:table-cell>
          <table:table-cell office:value-type="currency" office:currency="CZK" office:value="1197045" calcext:value-type="currency">
            <text:p>1 197 045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3311" calcext:value-type="float">
            <text:p>3311</text:p>
          </table:table-cell>
          <table:table-cell table:style-name="ce2" office:value-type="float" office:value="2321" calcext:value-type="float">
            <text:p>2321</text:p>
          </table:table-cell>
          <table:table-cell/>
          <table:table-cell table:number-columns-repeated="2" office:value-type="currency" office:currency="CZK" office:value="20000" calcext:value-type="currency">
            <text:p>20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3319" calcext:value-type="float">
            <text:p>3319</text:p>
          </table:table-cell>
          <table:table-cell table:style-name="ce2" office:value-type="float" office:value="2321" calcext:value-type="float">
            <text:p>2321</text:p>
          </table:table-cell>
          <table:table-cell/>
          <table:table-cell table:number-columns-repeated="2" office:value-type="currency" office:currency="CZK" office:value="40000" calcext:value-type="currency">
            <text:p>40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3319" calcext:value-type="float">
            <text:p>3319</text:p>
          </table:table-cell>
          <table:table-cell table:style-name="ce2" office:value-type="float" office:value="2324" calcext:value-type="float">
            <text:p>2324</text:p>
          </table:table-cell>
          <table:table-cell table:number-columns-repeated="2"/>
          <table:table-cell office:value-type="currency" office:currency="CZK" office:value="41137" calcext:value-type="currency">
            <text:p>41 137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3392" calcext:value-type="float">
            <text:p>3392</text:p>
          </table:table-cell>
          <table:table-cell table:style-name="ce2" office:value-type="float" office:value="2111" calcext:value-type="float">
            <text:p>2111</text:p>
          </table:table-cell>
          <table:table-cell table:number-columns-repeated="2" office:value-type="currency" office:currency="CZK" office:value="650000" calcext:value-type="currency">
            <text:p>650 000,00 Kč</text:p>
          </table:table-cell>
          <table:table-cell office:value-type="currency" office:currency="CZK" office:value="540430" calcext:value-type="currency">
            <text:p>540 43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3421" calcext:value-type="float">
            <text:p>3421</text:p>
          </table:table-cell>
          <table:table-cell table:style-name="ce2" office:value-type="float" office:value="2229" calcext:value-type="float">
            <text:p>2229</text:p>
          </table:table-cell>
          <table:table-cell/>
          <table:table-cell office:value-type="currency" office:currency="CZK" office:value="293700" calcext:value-type="currency">
            <text:p>293 700,00 Kč</text:p>
          </table:table-cell>
          <table:table-cell office:value-type="currency" office:currency="CZK" office:value="293606.36" calcext:value-type="currency">
            <text:p>293 606,36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3523" calcext:value-type="float">
            <text:p>3523</text:p>
          </table:table-cell>
          <table:table-cell table:style-name="ce2" office:value-type="float" office:value="2122" calcext:value-type="float">
            <text:p>2122</text:p>
          </table:table-cell>
          <table:table-cell table:number-columns-repeated="3" office:value-type="currency" office:currency="CZK" office:value="1200000" calcext:value-type="currency">
            <text:p>1 200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3523" calcext:value-type="float">
            <text:p>3523</text:p>
          </table:table-cell>
          <table:table-cell table:style-name="ce2" office:value-type="float" office:value="2229" calcext:value-type="float">
            <text:p>2229</text:p>
          </table:table-cell>
          <table:table-cell/>
          <table:table-cell office:value-type="currency" office:currency="CZK" office:value="8100" calcext:value-type="currency">
            <text:p>8 100,00 Kč</text:p>
          </table:table-cell>
          <table:table-cell office:value-type="currency" office:currency="CZK" office:value="8093.89" calcext:value-type="currency">
            <text:p>8 093,89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3613" calcext:value-type="float">
            <text:p>3613</text:p>
          </table:table-cell>
          <table:table-cell table:style-name="ce2" office:value-type="float" office:value="2322" calcext:value-type="float">
            <text:p>2322</text:p>
          </table:table-cell>
          <table:table-cell table:number-columns-repeated="2"/>
          <table:table-cell office:value-type="currency" office:currency="CZK" office:value="942775" calcext:value-type="currency">
            <text:p>942 775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3632" calcext:value-type="float">
            <text:p>3632</text:p>
          </table:table-cell>
          <table:table-cell table:style-name="ce2" office:value-type="float" office:value="2324" calcext:value-type="float">
            <text:p>2324</text:p>
          </table:table-cell>
          <table:table-cell table:number-columns-repeated="2"/>
          <table:table-cell office:value-type="currency" office:currency="CZK" office:value="196039.66" calcext:value-type="currency">
            <text:p>196 039,66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3635" calcext:value-type="float">
            <text:p>3635</text:p>
          </table:table-cell>
          <table:table-cell table:style-name="ce2" office:value-type="float" office:value="2321" calcext:value-type="float">
            <text:p>2321</text:p>
          </table:table-cell>
          <table:table-cell/>
          <table:table-cell table:number-columns-repeated="2" office:value-type="currency" office:currency="CZK" office:value="15000" calcext:value-type="currency">
            <text:p>15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3639" calcext:value-type="float">
            <text:p>3639</text:p>
          </table:table-cell>
          <table:table-cell table:style-name="ce2" office:value-type="float" office:value="2324" calcext:value-type="float">
            <text:p>2324</text:p>
          </table:table-cell>
          <table:table-cell table:number-columns-repeated="2"/>
          <table:table-cell office:value-type="currency" office:currency="CZK" office:value="121000" calcext:value-type="currency">
            <text:p>121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3745" calcext:value-type="float">
            <text:p>3745</text:p>
          </table:table-cell>
          <table:table-cell table:style-name="ce2" office:value-type="float" office:value="2324" calcext:value-type="float">
            <text:p>2324</text:p>
          </table:table-cell>
          <table:table-cell table:number-columns-repeated="2"/>
          <table:table-cell office:value-type="currency" office:currency="CZK" office:value="21898.34" calcext:value-type="currency">
            <text:p>21 898,34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4179" calcext:value-type="float">
            <text:p>4179</text:p>
          </table:table-cell>
          <table:table-cell table:style-name="ce2" office:value-type="float" office:value="2229" calcext:value-type="float">
            <text:p>2229</text:p>
          </table:table-cell>
          <table:table-cell table:number-columns-repeated="2"/>
          <table:table-cell office:value-type="currency" office:currency="CZK" office:value="11727" calcext:value-type="currency">
            <text:p>11 727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5311" calcext:value-type="float">
            <text:p>5311</text:p>
          </table:table-cell>
          <table:table-cell table:style-name="ce2" office:value-type="float" office:value="2329" calcext:value-type="float">
            <text:p>2329</text:p>
          </table:table-cell>
          <table:table-cell table:number-columns-repeated="2"/>
          <table:table-cell office:value-type="currency" office:currency="CZK" office:value="966.8" calcext:value-type="currency">
            <text:p>966,8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6171" calcext:value-type="float">
            <text:p>6171</text:p>
          </table:table-cell>
          <table:table-cell table:style-name="ce2" office:value-type="float" office:value="2111" calcext:value-type="float">
            <text:p>2111</text:p>
          </table:table-cell>
          <table:table-cell table:number-columns-repeated="2"/>
          <table:table-cell office:value-type="currency" office:currency="CZK" office:value="1618" calcext:value-type="currency">
            <text:p>1 618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6171" calcext:value-type="float">
            <text:p>6171</text:p>
          </table:table-cell>
          <table:table-cell table:style-name="ce2" office:value-type="float" office:value="2322" calcext:value-type="float">
            <text:p>2322</text:p>
          </table:table-cell>
          <table:table-cell table:number-columns-repeated="2"/>
          <table:table-cell office:value-type="currency" office:currency="CZK" office:value="295089" calcext:value-type="currency">
            <text:p>295 089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6171" calcext:value-type="float">
            <text:p>6171</text:p>
          </table:table-cell>
          <table:table-cell table:style-name="ce2" office:value-type="float" office:value="2324" calcext:value-type="float">
            <text:p>2324</text:p>
          </table:table-cell>
          <table:table-cell table:number-columns-repeated="2"/>
          <table:table-cell office:value-type="currency" office:currency="CZK" office:value="231143.23" calcext:value-type="currency">
            <text:p>231 143,23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6171" calcext:value-type="float">
            <text:p>6171</text:p>
          </table:table-cell>
          <table:table-cell table:style-name="ce2" office:value-type="float" office:value="2329" calcext:value-type="float">
            <text:p>2329</text:p>
          </table:table-cell>
          <table:table-cell/>
          <table:table-cell office:value-type="currency" office:currency="CZK" office:value="4000000" calcext:value-type="currency">
            <text:p>4 000 000,00 Kč</text:p>
          </table:table-cell>
          <table:table-cell office:value-type="currency" office:currency="CZK" office:value="4072757" calcext:value-type="currency">
            <text:p>4 072 757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6310" calcext:value-type="float">
            <text:p>6310</text:p>
          </table:table-cell>
          <table:table-cell table:style-name="ce2" office:value-type="float" office:value="2141" calcext:value-type="float">
            <text:p>2141</text:p>
          </table:table-cell>
          <table:table-cell table:number-columns-repeated="2" office:value-type="currency" office:currency="CZK" office:value="200000" calcext:value-type="currency">
            <text:p>200 000,00 Kč</text:p>
          </table:table-cell>
          <table:table-cell office:value-type="currency" office:currency="CZK" office:value="38349.68" calcext:value-type="currency">
            <text:p>38 349,68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6310" calcext:value-type="float">
            <text:p>6310</text:p>
          </table:table-cell>
          <table:table-cell table:style-name="ce2" office:value-type="float" office:value="2142" calcext:value-type="float">
            <text:p>2142</text:p>
          </table:table-cell>
          <table:table-cell office:value-type="currency" office:currency="CZK" office:value="10000000" calcext:value-type="currency">
            <text:p>10 000 000,00 Kč</text:p>
          </table:table-cell>
          <table:table-cell office:value-type="currency" office:currency="CZK" office:value="10500000" calcext:value-type="currency">
            <text:p>10 500 000,00 Kč</text:p>
          </table:table-cell>
          <table:table-cell office:value-type="currency" office:currency="CZK" office:value="18275000" calcext:value-type="currency">
            <text:p>18 275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6330" calcext:value-type="float">
            <text:p>6330</text:p>
          </table:table-cell>
          <table:table-cell table:style-name="ce2" office:value-type="float" office:value="4131" calcext:value-type="float">
            <text:p>4131</text:p>
          </table:table-cell>
          <table:table-cell office:value-type="currency" office:currency="CZK" office:value="1229828000" calcext:value-type="currency">
            <text:p>1 229 828 000,00 Kč</text:p>
          </table:table-cell>
          <table:table-cell office:value-type="currency" office:currency="CZK" office:value="1314457500" calcext:value-type="currency">
            <text:p>1 314 457 500,00 Kč</text:p>
          </table:table-cell>
          <table:table-cell office:value-type="currency" office:currency="CZK" office:value="445669650" calcext:value-type="currency">
            <text:p>445 669 65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6330" calcext:value-type="float">
            <text:p>6330</text:p>
          </table:table-cell>
          <table:table-cell table:style-name="ce3" office:value-type="float" office:value="4133" calcext:value-type="float">
            <text:p>4133</text:p>
          </table:table-cell>
          <table:table-cell table:style-name="ce6" table:number-columns-repeated="2"/>
          <table:table-cell table:style-name="ce6" office:value-type="currency" office:currency="CZK" office:value="2515734.94" calcext:value-type="currency">
            <text:p>2 515 734,94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6330" calcext:value-type="float">
            <text:p>6330</text:p>
          </table:table-cell>
          <table:table-cell table:style-name="ce3" office:value-type="float" office:value="4134" calcext:value-type="float">
            <text:p>4134</text:p>
          </table:table-cell>
          <table:table-cell table:number-columns-repeated="2" table:style-name="ce6" office:value-type="currency" office:currency="CZK" office:value="5020000" calcext:value-type="currency">
            <text:p>5 020 000,00 Kč</text:p>
          </table:table-cell>
          <table:table-cell table:style-name="ce6" office:value-type="currency" office:currency="CZK" office:value="556635301.03" calcext:value-type="currency">
            <text:p>556 635 301,03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6330" calcext:value-type="float">
            <text:p>6330</text:p>
          </table:table-cell>
          <table:table-cell table:style-name="ce2" office:value-type="float" office:value="4137" calcext:value-type="float">
            <text:p>4137</text:p>
          </table:table-cell>
          <table:table-cell office:value-type="currency" office:currency="CZK" office:value="373818000" calcext:value-type="currency">
            <text:p>373 818 000,00 Kč</text:p>
          </table:table-cell>
          <table:table-cell office:value-type="currency" office:currency="CZK" office:value="621549500" calcext:value-type="currency">
            <text:p>621 549 500,00 Kč</text:p>
          </table:table-cell>
          <table:table-cell office:value-type="currency" office:currency="CZK" office:value="621514621.33" calcext:value-type="currency">
            <text:p>621 514 621,33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6330" calcext:value-type="float">
            <text:p>6330</text:p>
          </table:table-cell>
          <table:table-cell table:style-name="ce3" office:value-type="float" office:value="4139" calcext:value-type="float">
            <text:p>4139</text:p>
          </table:table-cell>
          <table:table-cell table:number-columns-repeated="2" table:style-name="ce6" office:value-type="currency" office:currency="CZK" office:value="5020000" calcext:value-type="currency">
            <text:p>5 020 000,00 Kč</text:p>
          </table:table-cell>
          <table:table-cell table:style-name="ce6" office:value-type="currency" office:currency="CZK" office:value="4619124.51" calcext:value-type="currency">
            <text:p>4 619 124,51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6402" calcext:value-type="float">
            <text:p>6402</text:p>
          </table:table-cell>
          <table:table-cell table:style-name="ce2" office:value-type="float" office:value="2229" calcext:value-type="float">
            <text:p>2229</text:p>
          </table:table-cell>
          <table:table-cell table:number-columns-repeated="2"/>
          <table:table-cell office:value-type="currency" office:currency="CZK" office:value="211014.4" calcext:value-type="currency">
            <text:p>211 014,4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6409" calcext:value-type="float">
            <text:p>6409</text:p>
          </table:table-cell>
          <table:table-cell table:style-name="ce2" office:value-type="float" office:value="2111" calcext:value-type="float">
            <text:p>2111</text:p>
          </table:table-cell>
          <table:table-cell table:number-columns-repeated="2"/>
          <table:table-cell office:value-type="currency" office:currency="CZK" office:value="137917.12" calcext:value-type="currency">
            <text:p>137 917,12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6409" calcext:value-type="float">
            <text:p>6409</text:p>
          </table:table-cell>
          <table:table-cell table:style-name="ce2" office:value-type="float" office:value="2212" calcext:value-type="float">
            <text:p>2212</text:p>
          </table:table-cell>
          <table:table-cell table:number-columns-repeated="2" office:value-type="currency" office:currency="CZK" office:value="600000" calcext:value-type="currency">
            <text:p>600 000,00 Kč</text:p>
          </table:table-cell>
          <table:table-cell office:value-type="currency" office:currency="CZK" office:value="1128065.17" calcext:value-type="currency">
            <text:p>1 128 065,17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6409" calcext:value-type="float">
            <text:p>6409</text:p>
          </table:table-cell>
          <table:table-cell table:style-name="ce2" office:value-type="float" office:value="2324" calcext:value-type="float">
            <text:p>2324</text:p>
          </table:table-cell>
          <table:table-cell table:number-columns-repeated="2" office:value-type="currency" office:currency="CZK" office:value="60000" calcext:value-type="currency">
            <text:p>60 000,00 Kč</text:p>
          </table:table-cell>
          <table:table-cell office:value-type="currency" office:currency="CZK" office:value="115438.56" calcext:value-type="currency">
            <text:p>115 438,56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6409" calcext:value-type="float">
            <text:p>6409</text:p>
          </table:table-cell>
          <table:table-cell table:style-name="ce2" office:value-type="float" office:value="2328" calcext:value-type="float">
            <text:p>2328</text:p>
          </table:table-cell>
          <table:table-cell table:number-columns-repeated="2"/>
          <table:table-cell office:value-type="currency" office:currency="CZK" office:value="1000" calcext:value-type="currency">
            <text:p>1 000,00 Kč</text:p>
          </table:table-cell>
          <table:table-cell table:number-columns-repeated="1018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 Table_Prijmy_1" table:style-name="ta2">
        <office:forms form:automatic-focus="false" form:apply-design-mode="false"/>
        <table:table-column table:style-name="co5" table:default-cell-style-name="ce20"/>
        <table:table-column table:style-name="co6" table:default-cell-style-name="ce25"/>
        <table:table-column table:style-name="co6" table:default-cell-style-name="ce32"/>
        <table:table-column table:style-name="co6" table:default-cell-style-name="ce38"/>
        <table:table-column table:style-name="co6" table:default-cell-style-name="Default"/>
        <table:table-row table:style-name="ro2">
          <table:table-cell table:style-name="ce17" office:value-type="string" calcext:value-type="string">
            <text:p>Sum - zmeneno</text:p>
          </table:table-cell>
          <table:table-cell table:style-name="ce22" office:value-type="string" calcext:value-type="string">
            <text:p>rok</text:p>
          </table:table-cell>
          <table:table-cell table:style-name="ce29"/>
          <table:table-cell table:style-name="ce35"/>
          <table:table-cell/>
        </table:table-row>
        <table:table-row table:style-name="ro2">
          <table:table-cell table:style-name="ce18" office:value-type="string" calcext:value-type="string">
            <text:p>paragraf</text:p>
          </table:table-cell>
          <table:table-cell table:style-name="ce23" office:value-type="float" office:value="2014" calcext:value-type="float">
            <text:p>2014</text:p>
          </table:table-cell>
          <table:table-cell table:style-name="ce30" office:value-type="float" office:value="2015" calcext:value-type="float">
            <text:p>2015</text:p>
          </table:table-cell>
          <table:table-cell table:style-name="ce36" office:value-type="float" office:value="2016" calcext:value-type="float">
            <text:p>2016</text:p>
          </table:table-cell>
          <table:table-cell/>
        </table:table-row>
        <table:table-row table:style-name="ro2">
          <table:table-cell table:style-name="ce19" office:value-type="float" office:value="0" calcext:value-type="float">
            <text:p>0000</text:p>
          </table:table-cell>
          <table:table-cell table:style-name="ce24" office:value-type="currency" office:currency="CZK" office:value="1918946300" calcext:value-type="currency">
            <text:p>1 918 946 300,00 Kč</text:p>
          </table:table-cell>
          <table:table-cell table:style-name="ce31" office:value-type="currency" office:currency="CZK" office:value="83030000" calcext:value-type="currency">
            <text:p>83 030 000,00 Kč</text:p>
          </table:table-cell>
          <table:table-cell table:style-name="ce37" office:value-type="currency" office:currency="CZK" office:value="86450000" calcext:value-type="currency">
            <text:p>86 450 000,00 Kč</text:p>
          </table:table-cell>
          <table:table-cell/>
        </table:table-row>
        <table:table-row table:style-name="ro2">
          <table:table-cell office:value-type="float" office:value="3111" calcext:value-type="float">
            <text:p>3111</text:p>
          </table:table-cell>
          <table:table-cell office:value-type="currency" office:currency="CZK" office:value="3071800" calcext:value-type="currency">
            <text:p>3 071 800,00 Kč</text:p>
          </table:table-cell>
          <table:table-cell office:value-type="currency" office:currency="CZK" office:value="2652800" calcext:value-type="currency">
            <text:p>2 652 800,00 Kč</text:p>
          </table:table-cell>
          <table:table-cell office:value-type="currency" office:currency="CZK" office:value="1685200" calcext:value-type="currency">
            <text:p>1 685 200,00 Kč</text:p>
          </table:table-cell>
          <table:table-cell/>
        </table:table-row>
        <table:table-row table:style-name="ro2">
          <table:table-cell office:value-type="float" office:value="3113" calcext:value-type="float">
            <text:p>3113</text:p>
          </table:table-cell>
          <table:table-cell office:value-type="currency" office:currency="CZK" office:value="5186400" calcext:value-type="currency">
            <text:p>5 186 400,00 Kč</text:p>
          </table:table-cell>
          <table:table-cell office:value-type="currency" office:currency="CZK" office:value="6634700" calcext:value-type="currency">
            <text:p>6 634 700,00 Kč</text:p>
          </table:table-cell>
          <table:table-cell office:value-type="currency" office:currency="CZK" office:value="7358000" calcext:value-type="currency">
            <text:p>7 358 000,00 Kč</text:p>
          </table:table-cell>
          <table:table-cell/>
        </table:table-row>
        <table:table-row table:style-name="ro2">
          <table:table-cell office:value-type="float" office:value="3149" calcext:value-type="float">
            <text:p>3149</text:p>
          </table:table-cell>
          <table:table-cell office:value-type="currency" office:currency="CZK" office:value="4060400" calcext:value-type="currency">
            <text:p>4 060 400,00 Kč</text:p>
          </table:table-cell>
          <table:table-cell office:value-type="currency" office:currency="CZK" office:value="5369500" calcext:value-type="currency">
            <text:p>5 369 500,00 Kč</text:p>
          </table:table-cell>
          <table:table-cell office:value-type="currency" office:currency="CZK" office:value="9619800" calcext:value-type="currency">
            <text:p>9 619 800,00 Kč</text:p>
          </table:table-cell>
          <table:table-cell/>
        </table:table-row>
        <table:table-row table:style-name="ro2">
          <table:table-cell office:value-type="float" office:value="3311" calcext:value-type="float">
            <text:p>3311</text:p>
          </table:table-cell>
          <table:table-cell office:value-type="currency" office:currency="CZK" office:value="1050000" calcext:value-type="currency">
            <text:p>1 050 000,00 Kč</text:p>
          </table:table-cell>
          <table:table-cell table:number-columns-repeated="2" office:value-type="currency" office:currency="CZK" office:value="1070000" calcext:value-type="currency">
            <text:p>1 070 000,00 Kč</text:p>
          </table:table-cell>
          <table:table-cell/>
        </table:table-row>
        <table:table-row table:style-name="ro2">
          <table:table-cell office:value-type="float" office:value="3319" calcext:value-type="float">
            <text:p>3319</text:p>
          </table:table-cell>
          <table:table-cell table:style-name="ce26"/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40000" calcext:value-type="currency">
            <text:p>40 000,00 Kč</text:p>
          </table:table-cell>
          <table:table-cell/>
        </table:table-row>
        <table:table-row table:style-name="ro2">
          <table:table-cell office:value-type="float" office:value="3349" calcext:value-type="float">
            <text:p>3349</text:p>
          </table:table-cell>
          <table:table-cell table:style-name="ce26"/>
          <table:table-cell office:value-type="currency" office:currency="CZK" office:value="234600" calcext:value-type="currency">
            <text:p>234 600,00 Kč</text:p>
          </table:table-cell>
          <table:table-cell table:style-name="ce39"/>
          <table:table-cell/>
        </table:table-row>
        <table:table-row table:style-name="ro2">
          <table:table-cell office:value-type="float" office:value="3392" calcext:value-type="float">
            <text:p>3392</text:p>
          </table:table-cell>
          <table:table-cell table:number-columns-repeated="2" office:value-type="currency" office:currency="CZK" office:value="600000" calcext:value-type="currency">
            <text:p>600 000,00 Kč</text:p>
          </table:table-cell>
          <table:table-cell office:value-type="currency" office:currency="CZK" office:value="650000" calcext:value-type="currency">
            <text:p>650 000,00 Kč</text:p>
          </table:table-cell>
          <table:table-cell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70000" calcext:value-type="currency">
            <text:p>70 000,00 Kč</text:p>
          </table:table-cell>
          <table:table-cell office:value-type="currency" office:currency="CZK" office:value="293700" calcext:value-type="currency">
            <text:p>293 700,00 Kč</text:p>
          </table:table-cell>
          <table:table-cell/>
        </table:table-row>
        <table:table-row table:style-name="ro2">
          <table:table-cell office:value-type="float" office:value="3523" calcext:value-type="float">
            <text:p>3523</text:p>
          </table:table-cell>
          <table:table-cell office:value-type="currency" office:currency="CZK" office:value="1007000" calcext:value-type="currency">
            <text:p>1 007 000,00 Kč</text:p>
          </table:table-cell>
          <table:table-cell office:value-type="currency" office:currency="CZK" office:value="1203600" calcext:value-type="currency">
            <text:p>1 203 600,00 Kč</text:p>
          </table:table-cell>
          <table:table-cell office:value-type="currency" office:currency="CZK" office:value="1208100" calcext:value-type="currency">
            <text:p>1 208 100,00 Kč</text:p>
          </table:table-cell>
          <table:table-cell/>
        </table:table-row>
        <table:table-row table:style-name="ro2">
          <table:table-cell office:value-type="float" office:value="3613" calcext:value-type="float">
            <text:p>3613</text:p>
          </table:table-cell>
          <table:table-cell office:value-type="currency" office:currency="CZK" office:value="15000000" calcext:value-type="currency">
            <text:p>15 000 000,00 Kč</text:p>
          </table:table-cell>
          <table:table-cell table:style-name="Pivot_20_Table_20_Value"/>
          <table:table-cell table:style-name="ce39"/>
          <table:table-cell/>
        </table:table-row>
        <table:table-row table:style-name="ro2">
          <table:table-cell office:value-type="float" office:value="3632" calcext:value-type="float">
            <text:p>3632</text:p>
          </table:table-cell>
          <table:table-cell office:value-type="currency" office:currency="CZK" office:value="65700" calcext:value-type="currency">
            <text:p>65 700,00 Kč</text:p>
          </table:table-cell>
          <table:table-cell table:style-name="Pivot_20_Table_20_Value"/>
          <table:table-cell table:style-name="ce39"/>
          <table:table-cell/>
        </table:table-row>
        <table:table-row table:style-name="ro2">
          <table:table-cell office:value-type="float" office:value="3635" calcext:value-type="float">
            <text:p>3635</text:p>
          </table:table-cell>
          <table:table-cell table:style-name="ce26"/>
          <table:table-cell table:style-name="Pivot_20_Table_20_Value"/>
          <table:table-cell office:value-type="currency" office:currency="CZK" office:value="15000" calcext:value-type="currency">
            <text:p>15 000,00 Kč</text:p>
          </table:table-cell>
          <table:table-cell/>
        </table:table-row>
        <table:table-row table:style-name="ro2">
          <table:table-cell office:value-type="float" office:value="3639" calcext:value-type="float">
            <text:p>3639</text:p>
          </table:table-cell>
          <table:table-cell table:style-name="ce26"/>
          <table:table-cell table:style-name="Pivot_20_Table_20_Value"/>
          <table:table-cell table:style-name="ce39"/>
          <table:table-cell/>
        </table:table-row>
        <table:table-row table:style-name="ro2">
          <table:table-cell office:value-type="float" office:value="3745" calcext:value-type="float">
            <text:p>3745</text:p>
          </table:table-cell>
          <table:table-cell table:style-name="ce26"/>
          <table:table-cell table:style-name="Pivot_20_Table_20_Value"/>
          <table:table-cell table:style-name="ce39"/>
          <table:table-cell/>
        </table:table-row>
        <table:table-row table:style-name="ro2">
          <table:table-cell office:value-type="float" office:value="4179" calcext:value-type="float">
            <text:p>4179</text:p>
          </table:table-cell>
          <table:table-cell table:style-name="ce26"/>
          <table:table-cell office:value-type="currency" office:currency="CZK" office:value="38100" calcext:value-type="currency">
            <text:p>38 100,00 Kč</text:p>
          </table:table-cell>
          <table:table-cell table:style-name="ce39"/>
          <table:table-cell/>
        </table:table-row>
        <table:table-row table:style-name="ro2">
          <table:table-cell office:value-type="float" office:value="4351" calcext:value-type="float">
            <text:p>4351</text:p>
          </table:table-cell>
          <table:table-cell office:value-type="currency" office:currency="CZK" office:value="2908600" calcext:value-type="currency">
            <text:p>2 908 600,00 Kč</text:p>
          </table:table-cell>
          <table:table-cell office:value-type="currency" office:currency="CZK" office:value="870000" calcext:value-type="currency">
            <text:p>870 000,00 Kč</text:p>
          </table:table-cell>
          <table:table-cell table:style-name="ce39"/>
          <table:table-cell/>
        </table:table-row>
        <table:table-row table:style-name="ro2">
          <table:table-cell office:value-type="float" office:value="4379" calcext:value-type="float">
            <text:p>4379</text:p>
          </table:table-cell>
          <table:table-cell table:style-name="ce26"/>
          <table:table-cell table:style-name="Pivot_20_Table_20_Value"/>
          <table:table-cell table:style-name="ce39"/>
          <table:table-cell/>
        </table:table-row>
        <table:table-row table:style-name="ro2">
          <table:table-cell office:value-type="float" office:value="5311" calcext:value-type="float">
            <text:p>5311</text:p>
          </table:table-cell>
          <table:table-cell table:style-name="ce26"/>
          <table:table-cell table:style-name="Pivot_20_Table_20_Value"/>
          <table:table-cell table:style-name="ce39"/>
          <table:table-cell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currency" office:currency="CZK" office:value="2515000" calcext:value-type="currency">
            <text:p>2 515 000,00 Kč</text:p>
          </table:table-cell>
          <table:table-cell office:value-type="currency" office:currency="CZK" office:value="2700900" calcext:value-type="currency">
            <text:p>2 700 900,00 Kč</text:p>
          </table:table-cell>
          <table:table-cell office:value-type="currency" office:currency="CZK" office:value="4000000" calcext:value-type="currency">
            <text:p>4 000 000,00 Kč</text:p>
          </table:table-cell>
          <table:table-cell/>
        </table:table-row>
        <table:table-row table:style-name="ro2">
          <table:table-cell office:value-type="float" office:value="6310" calcext:value-type="float">
            <text:p>6310</text:p>
          </table:table-cell>
          <table:table-cell office:value-type="currency" office:currency="CZK" office:value="11900000" calcext:value-type="currency">
            <text:p>11 900 000,00 Kč</text:p>
          </table:table-cell>
          <table:table-cell office:value-type="currency" office:currency="CZK" office:value="8800000" calcext:value-type="currency">
            <text:p>8 800 000,00 Kč</text:p>
          </table:table-cell>
          <table:table-cell office:value-type="currency" office:currency="CZK" office:value="10700000" calcext:value-type="currency">
            <text:p>10 700 000,00 Kč</text:p>
          </table:table-cell>
          <table:table-cell/>
        </table:table-row>
        <table:table-row table:style-name="ro2">
          <table:table-cell office:value-type="float" office:value="6330" calcext:value-type="float">
            <text:p>6330</text:p>
          </table:table-cell>
          <table:table-cell table:style-name="ce26"/>
          <table:table-cell office:value-type="currency" office:currency="CZK" office:value="1634457200" calcext:value-type="currency">
            <text:p>1 634 457 200,00 Kč</text:p>
          </table:table-cell>
          <table:table-cell office:value-type="currency" office:currency="CZK" office:value="1946047000" calcext:value-type="currency">
            <text:p>1 946 047 000,00 Kč</text:p>
          </table:table-cell>
          <table:table-cell/>
        </table:table-row>
        <table:table-row table:style-name="ro2">
          <table:table-cell office:value-type="float" office:value="6402" calcext:value-type="float">
            <text:p>6402</text:p>
          </table:table-cell>
          <table:table-cell office:value-type="currency" office:currency="CZK" office:value="3319800" calcext:value-type="currency">
            <text:p>3 319 800,00 Kč</text:p>
          </table:table-cell>
          <table:table-cell office:value-type="currency" office:currency="CZK" office:value="196400" calcext:value-type="currency">
            <text:p>196 400,00 Kč</text:p>
          </table:table-cell>
          <table:table-cell table:style-name="ce39"/>
          <table:table-cell/>
        </table:table-row>
        <table:table-row table:style-name="ro2">
          <table:table-cell office:value-type="float" office:value="6409" calcext:value-type="float">
            <text:p>6409</text:p>
          </table:table-cell>
          <table:table-cell table:style-name="ce27" office:value-type="currency" office:currency="CZK" office:value="775000" calcext:value-type="currency">
            <text:p>775 000,00 Kč</text:p>
          </table:table-cell>
          <table:table-cell table:style-name="ce33" office:value-type="currency" office:currency="CZK" office:value="660000" calcext:value-type="currency">
            <text:p>660 000,00 Kč</text:p>
          </table:table-cell>
          <table:table-cell table:style-name="ce40" office:value-type="currency" office:currency="CZK" office:value="660000" calcext:value-type="currency">
            <text:p>660 000,00 Kč</text:p>
          </table:table-cell>
          <table:table-cell/>
        </table:table-row>
        <table:table-row table:style-name="ro2">
          <table:table-cell table:style-name="ce21" office:value-type="string" calcext:value-type="string">
            <text:p>Total Result</text:p>
          </table:table-cell>
          <table:table-cell table:style-name="ce28" office:value-type="currency" office:currency="CZK" office:value="1970506000" calcext:value-type="currency">
            <text:p>1 970 506 000,00 Kč</text:p>
          </table:table-cell>
          <table:table-cell table:style-name="ce34" office:value-type="currency" office:currency="CZK" office:value="1748617800" calcext:value-type="currency">
            <text:p>1 748 617 800,00 Kč</text:p>
          </table:table-cell>
          <table:table-cell table:style-name="ce41" office:value-type="currency" office:currency="CZK" office:value="2069796800" calcext:value-type="currency">
            <text:p>2 069 796 800,00 Kč</text:p>
          </table:table-cell>
          <table:table-cell/>
        </table:table-row>
      </table:table>
      <table:table table:name="Vydaje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"/>
        <table:table-column table:style-name="co3" table:number-columns-repeated="3" table:default-cell-style-name="ce5"/>
        <table:table-column table:style-name="co1" table:number-columns-repeated="1018" table:default-cell-style-name="Default"/>
        <table:table-row table:style-name="ro1">
          <table:table-cell table:style-name="ce7" office:value-type="string" calcext:value-type="string">
            <text:p>rok</text:p>
          </table:table-cell>
          <table:table-cell table:style-name="ce1" office:value-type="string" calcext:value-type="string">
            <text:p>paragraf</text:p>
          </table:table-cell>
          <table:table-cell table:style-name="ce1" office:value-type="string" calcext:value-type="string">
            <text:p>polozka</text:p>
          </table:table-cell>
          <table:table-cell table:style-name="ce4" office:value-type="string" calcext:value-type="string">
            <text:p>schvaleno</text:p>
          </table:table-cell>
          <table:table-cell table:style-name="ce4" office:value-type="string" calcext:value-type="string">
            <text:p>zmeneno</text:p>
          </table:table-cell>
          <table:table-cell table:style-name="ce4" office:value-type="string" calcext:value-type="string">
            <text:p>plneni</text:p>
          </table:table-cell>
          <table:table-cell table:style-name="ce7"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12" calcext:value-type="float">
            <text:p>2212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500000" calcext:value-type="currency">
            <text:p>500 000,00 Kč</text:p>
          </table:table-cell>
          <table:table-cell office:value-type="currency" office:currency="CZK" office:value="10000" calcext:value-type="currency">
            <text:p>10 000,00 Kč</text:p>
          </table:table-cell>
          <table:table-cell table:number-columns-repeated="101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12" calcext:value-type="float">
            <text:p>2212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11000000" calcext:value-type="currency">
            <text:p>11 000 000,00 Kč</text:p>
          </table:table-cell>
          <table:table-cell office:value-type="currency" office:currency="CZK" office:value="10692540" calcext:value-type="currency">
            <text:p>10 692 54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12" calcext:value-type="float">
            <text:p>2212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10000000" calcext:value-type="currency">
            <text:p>10 000 000,00 Kč</text:p>
          </table:table-cell>
          <table:table-cell table:number-columns-repeated="1020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19" calcext:value-type="float">
            <text:p>2219</text:p>
          </table:table-cell>
          <table:table-cell office:value-type="float" office:value="5154" calcext:value-type="float">
            <text:p>5154</text:p>
          </table:table-cell>
          <table:table-cell table:number-columns-repeated="2" office:value-type="currency" office:currency="CZK" office:value="35000" calcext:value-type="currency">
            <text:p>35 000,00 Kč</text:p>
          </table:table-cell>
          <table:table-cell office:value-type="currency" office:currency="CZK" office:value="34321.2" calcext:value-type="currency">
            <text:p>34 321,2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19" calcext:value-type="float">
            <text:p>2219</text:p>
          </table:table-cell>
          <table:table-cell office:value-type="float" office:value="5164" calcext:value-type="float">
            <text:p>5164</text:p>
          </table:table-cell>
          <table:table-cell table:number-columns-repeated="2" office:value-type="currency" office:currency="CZK" office:value="38000" calcext:value-type="currency">
            <text:p>38 000,00 Kč</text:p>
          </table:table-cell>
          <table:table-cell office:value-type="currency" office:currency="CZK" office:value="37549.08" calcext:value-type="currency">
            <text:p>37 549,08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19" calcext:value-type="float">
            <text:p>2219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97000" calcext:value-type="currency">
            <text:p>97 000,00 Kč</text:p>
          </table:table-cell>
          <table:table-cell office:value-type="currency" office:currency="CZK" office:value="247000" calcext:value-type="currency">
            <text:p>247 000,00 Kč</text:p>
          </table:table-cell>
          <table:table-cell office:value-type="currency" office:currency="CZK" office:value="180870.8" calcext:value-type="currency">
            <text:p>180 870,8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19" calcext:value-type="float">
            <text:p>221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8500000" calcext:value-type="currency">
            <text:p>8 500 000,00 Kč</text:p>
          </table:table-cell>
          <table:table-cell office:value-type="currency" office:currency="CZK" office:value="3450000" calcext:value-type="currency">
            <text:p>3 450 000,00 Kč</text:p>
          </table:table-cell>
          <table:table-cell office:value-type="currency" office:currency="CZK" office:value="2929324" calcext:value-type="currency">
            <text:p>2 929 324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19" calcext:value-type="float">
            <text:p>2219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40200000" calcext:value-type="currency">
            <text:p>40 200 000,00 Kč</text:p>
          </table:table-cell>
          <table:table-cell table:number-columns-repeated="1020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1" calcext:value-type="float">
            <text:p>3111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39820000" calcext:value-type="currency">
            <text:p>39 820 000,00 Kč</text:p>
          </table:table-cell>
          <table:table-cell office:value-type="currency" office:currency="CZK" office:value="42528100" calcext:value-type="currency">
            <text:p>42 528 100,00 Kč</text:p>
          </table:table-cell>
          <table:table-cell office:value-type="currency" office:currency="CZK" office:value="42527528.35" calcext:value-type="currency">
            <text:p>42 527 528,35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1" calcext:value-type="float">
            <text:p>3111</text:p>
          </table:table-cell>
          <table:table-cell office:value-type="float" office:value="5336" calcext:value-type="float">
            <text:p>5336</text:p>
          </table:table-cell>
          <table:table-cell/>
          <table:table-cell table:number-columns-repeated="2" office:value-type="currency" office:currency="CZK" office:value="2486500" calcext:value-type="currency">
            <text:p>2 486 5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1" calcext:value-type="float">
            <text:p>3111</text:p>
          </table:table-cell>
          <table:table-cell office:value-type="float" office:value="6121" calcext:value-type="float">
            <text:p>6121</text:p>
          </table:table-cell>
          <table:table-cell table:number-columns-repeated="2" office:value-type="currency" office:currency="CZK" office:value="3000000" calcext:value-type="currency">
            <text:p>3 000 000,00 Kč</text:p>
          </table:table-cell>
          <table:table-cell office:value-type="currency" office:currency="CZK" office:value="832903" calcext:value-type="currency">
            <text:p>832 903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1" calcext:value-type="float">
            <text:p>3111</text:p>
          </table:table-cell>
          <table:table-cell office:value-type="float" office:value="6122" calcext:value-type="float">
            <text:p>6122</text:p>
          </table:table-cell>
          <table:table-cell/>
          <table:table-cell table:number-columns-repeated="2" office:value-type="currency" office:currency="CZK" office:value="63400" calcext:value-type="currency">
            <text:p>63 4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1" calcext:value-type="float">
            <text:p>3111</text:p>
          </table:table-cell>
          <table:table-cell office:value-type="float" office:value="6351" calcext:value-type="float">
            <text:p>6351</text:p>
          </table:table-cell>
          <table:table-cell/>
          <table:table-cell office:value-type="currency" office:currency="CZK" office:value="781900" calcext:value-type="currency">
            <text:p>781 900,00 Kč</text:p>
          </table:table-cell>
          <table:table-cell office:value-type="currency" office:currency="CZK" office:value="781813.49" calcext:value-type="currency">
            <text:p>781 813,49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1" calcext:value-type="float">
            <text:p>3111</text:p>
          </table:table-cell>
          <table:table-cell office:value-type="float" office:value="6356" calcext:value-type="float">
            <text:p>6356</text:p>
          </table:table-cell>
          <table:table-cell/>
          <table:table-cell table:number-columns-repeated="2" office:value-type="currency" office:currency="CZK" office:value="1598000" calcext:value-type="currency">
            <text:p>1 598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office:value-type="float" office:value="5011" calcext:value-type="float">
            <text:p>5011</text:p>
          </table:table-cell>
          <table:table-cell/>
          <table:table-cell office:value-type="currency" office:currency="CZK" office:value="196000" calcext:value-type="currency">
            <text:p>196 000,00 Kč</text:p>
          </table:table-cell>
          <table:table-cell office:value-type="currency" office:currency="CZK" office:value="88000" calcext:value-type="currency">
            <text:p>88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office:value-type="float" office:value="5021" calcext:value-type="float">
            <text:p>5021</text:p>
          </table:table-cell>
          <table:table-cell office:value-type="currency" office:currency="CZK" office:value="1955000" calcext:value-type="currency">
            <text:p>1 955 000,00 Kč</text:p>
          </table:table-cell>
          <table:table-cell office:value-type="currency" office:currency="CZK" office:value="2831200" calcext:value-type="currency">
            <text:p>2 831 200,00 Kč</text:p>
          </table:table-cell>
          <table:table-cell office:value-type="currency" office:currency="CZK" office:value="1523100" calcext:value-type="currency">
            <text:p>1 523 1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office:value-type="float" office:value="5031" calcext:value-type="float">
            <text:p>5031</text:p>
          </table:table-cell>
          <table:table-cell office:value-type="currency" office:currency="CZK" office:value="495000" calcext:value-type="currency">
            <text:p>495 000,00 Kč</text:p>
          </table:table-cell>
          <table:table-cell office:value-type="currency" office:currency="CZK" office:value="816800" calcext:value-type="currency">
            <text:p>816 800,00 Kč</text:p>
          </table:table-cell>
          <table:table-cell office:value-type="currency" office:currency="CZK" office:value="402775" calcext:value-type="currency">
            <text:p>402 775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office:value-type="float" office:value="5032" calcext:value-type="float">
            <text:p>5032</text:p>
          </table:table-cell>
          <table:table-cell office:value-type="currency" office:currency="CZK" office:value="178000" calcext:value-type="currency">
            <text:p>178 000,00 Kč</text:p>
          </table:table-cell>
          <table:table-cell office:value-type="currency" office:currency="CZK" office:value="291600" calcext:value-type="currency">
            <text:p>291 600,00 Kč</text:p>
          </table:table-cell>
          <table:table-cell office:value-type="currency" office:currency="CZK" office:value="144999" calcext:value-type="currency">
            <text:p>144 999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office:value-type="float" office:value="5136" calcext:value-type="float">
            <text:p>5136</text:p>
          </table:table-cell>
          <table:table-cell office:value-type="currency" office:currency="CZK" office:value="11000" calcext:value-type="currency">
            <text:p>11 000,00 Kč</text:p>
          </table:table-cell>
          <table:table-cell office:value-type="currency" office:currency="CZK" office:value="21000" calcext:value-type="currency">
            <text:p>21 000,00 Kč</text:p>
          </table:table-cell>
          <table:table-cell office:value-type="currency" office:currency="CZK" office:value="7177" calcext:value-type="currency">
            <text:p>7 177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115000" calcext:value-type="currency">
            <text:p>115 000,00 Kč</text:p>
          </table:table-cell>
          <table:table-cell office:value-type="currency" office:currency="CZK" office:value="382200" calcext:value-type="currency">
            <text:p>382 200,00 Kč</text:p>
          </table:table-cell>
          <table:table-cell office:value-type="currency" office:currency="CZK" office:value="244425" calcext:value-type="currency">
            <text:p>244 425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26000" calcext:value-type="currency">
            <text:p>26 000,00 Kč</text:p>
          </table:table-cell>
          <table:table-cell office:value-type="currency" office:currency="CZK" office:value="65500" calcext:value-type="currency">
            <text:p>65 500,00 Kč</text:p>
          </table:table-cell>
          <table:table-cell office:value-type="currency" office:currency="CZK" office:value="30487.35" calcext:value-type="currency">
            <text:p>30 487,35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office:value-type="float" office:value="5162" calcext:value-type="float">
            <text:p>5162</text:p>
          </table:table-cell>
          <table:table-cell/>
          <table:table-cell office:value-type="currency" office:currency="CZK" office:value="75300" calcext:value-type="currency">
            <text:p>75 300,00 Kč</text:p>
          </table:table-cell>
          <table:table-cell office:value-type="currency" office:currency="CZK" office:value="26377.62" calcext:value-type="currency">
            <text:p>26 377,62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875000" calcext:value-type="currency">
            <text:p>875 000,00 Kč</text:p>
          </table:table-cell>
          <table:table-cell office:value-type="currency" office:currency="CZK" office:value="874610" calcext:value-type="currency">
            <text:p>874 61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1640000" calcext:value-type="currency">
            <text:p>1 640 000,00 Kč</text:p>
          </table:table-cell>
          <table:table-cell office:value-type="currency" office:currency="CZK" office:value="2015300" calcext:value-type="currency">
            <text:p>2 015 300,00 Kč</text:p>
          </table:table-cell>
          <table:table-cell office:value-type="currency" office:currency="CZK" office:value="707462" calcext:value-type="currency">
            <text:p>707 462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office:value-type="float" office:value="5167" calcext:value-type="float">
            <text:p>5167</text:p>
          </table:table-cell>
          <table:table-cell/>
          <table:table-cell office:value-type="currency" office:currency="CZK" office:value="113500" calcext:value-type="currency">
            <text:p>113 500,00 Kč</text:p>
          </table:table-cell>
          <table:table-cell office:value-type="currency" office:currency="CZK" office:value="113377" calcext:value-type="currency">
            <text:p>113 377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360000" calcext:value-type="currency">
            <text:p>1 360 000,00 Kč</text:p>
          </table:table-cell>
          <table:table-cell office:value-type="currency" office:currency="CZK" office:value="735400" calcext:value-type="currency">
            <text:p>735 400,00 Kč</text:p>
          </table:table-cell>
          <table:table-cell office:value-type="currency" office:currency="CZK" office:value="429803" calcext:value-type="currency">
            <text:p>429 803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20000" calcext:value-type="currency">
            <text:p>20 000,00 Kč</text:p>
          </table:table-cell>
          <table:table-cell office:value-type="currency" office:currency="CZK" office:value="26000" calcext:value-type="currency">
            <text:p>26 000,00 Kč</text:p>
          </table:table-cell>
          <table:table-cell office:value-type="currency" office:currency="CZK" office:value="5568.65" calcext:value-type="currency">
            <text:p>5 568,65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office:value-type="float" office:value="5192" calcext:value-type="float">
            <text:p>5192</text:p>
          </table:table-cell>
          <table:table-cell table:number-columns-repeated="2" office:value-type="currency" office:currency="CZK" office:value="700000" calcext:value-type="currency">
            <text:p>700 000,00 Kč</text:p>
          </table:table-cell>
          <table:table-cell table:number-columns-repeated="101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office:value-type="float" office:value="5223" calcext:value-type="float">
            <text:p>5223</text:p>
          </table:table-cell>
          <table:table-cell/>
          <table:table-cell table:number-columns-repeated="2" office:value-type="currency" office:currency="CZK" office:value="20000" calcext:value-type="currency">
            <text:p>20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85456000" calcext:value-type="currency">
            <text:p>85 456 000,00 Kč</text:p>
          </table:table-cell>
          <table:table-cell office:value-type="currency" office:currency="CZK" office:value="90975200" calcext:value-type="currency">
            <text:p>90 975 200,00 Kč</text:p>
          </table:table-cell>
          <table:table-cell office:value-type="currency" office:currency="CZK" office:value="90974347.94" calcext:value-type="currency">
            <text:p>90 974 347,94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office:value-type="float" office:value="5336" calcext:value-type="float">
            <text:p>5336</text:p>
          </table:table-cell>
          <table:table-cell/>
          <table:table-cell office:value-type="currency" office:currency="CZK" office:value="14046000" calcext:value-type="currency">
            <text:p>14 046 000,00 Kč</text:p>
          </table:table-cell>
          <table:table-cell office:value-type="currency" office:currency="CZK" office:value="13048416.92" calcext:value-type="currency">
            <text:p>13 048 416,92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office:value-type="float" office:value="5339" calcext:value-type="float">
            <text:p>5339</text:p>
          </table:table-cell>
          <table:table-cell/>
          <table:table-cell table:number-columns-repeated="2" office:value-type="currency" office:currency="CZK" office:value="50000" calcext:value-type="currency">
            <text:p>50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office:value-type="float" office:value="5424" calcext:value-type="float">
            <text:p>5424</text:p>
          </table:table-cell>
          <table:table-cell/>
          <table:table-cell office:value-type="currency" office:currency="CZK" office:value="5900" calcext:value-type="currency">
            <text:p>5 900,00 Kč</text:p>
          </table:table-cell>
          <table:table-cell office:value-type="currency" office:currency="CZK" office:value="2683" calcext:value-type="currency">
            <text:p>2 683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office:value-type="float" office:value="5909" calcext:value-type="float">
            <text:p>5909</text:p>
          </table:table-cell>
          <table:table-cell/>
          <table:table-cell office:value-type="currency" office:currency="CZK" office:value="889700" calcext:value-type="currency">
            <text:p>889 700,00 Kč</text:p>
          </table:table-cell>
          <table:table-cell table:number-columns-repeated="101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99800000" calcext:value-type="currency">
            <text:p>99 800 000,00 Kč</text:p>
          </table:table-cell>
          <table:table-cell office:value-type="currency" office:currency="CZK" office:value="78555000" calcext:value-type="currency">
            <text:p>78 555 000,00 Kč</text:p>
          </table:table-cell>
          <table:table-cell office:value-type="currency" office:currency="CZK" office:value="45443832.5" calcext:value-type="currency">
            <text:p>45 443 832,5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office:value-type="float" office:value="6122" calcext:value-type="float">
            <text:p>6122</text:p>
          </table:table-cell>
          <table:table-cell/>
          <table:table-cell office:value-type="currency" office:currency="CZK" office:value="1974700" calcext:value-type="currency">
            <text:p>1 974 700,00 Kč</text:p>
          </table:table-cell>
          <table:table-cell office:value-type="currency" office:currency="CZK" office:value="1974676" calcext:value-type="currency">
            <text:p>1 974 676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office:value-type="float" office:value="6125" calcext:value-type="float">
            <text:p>6125</text:p>
          </table:table-cell>
          <table:table-cell/>
          <table:table-cell office:value-type="currency" office:currency="CZK" office:value="1828000" calcext:value-type="currency">
            <text:p>1 828 000,00 Kč</text:p>
          </table:table-cell>
          <table:table-cell office:value-type="currency" office:currency="CZK" office:value="1716191" calcext:value-type="currency">
            <text:p>1 716 191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office:value-type="float" office:value="6351" calcext:value-type="float">
            <text:p>6351</text:p>
          </table:table-cell>
          <table:table-cell office:value-type="currency" office:currency="CZK" office:value="19000000" calcext:value-type="currency">
            <text:p>19 000 000,00 Kč</text:p>
          </table:table-cell>
          <table:table-cell office:value-type="currency" office:currency="CZK" office:value="15060400" calcext:value-type="currency">
            <text:p>15 060 400,00 Kč</text:p>
          </table:table-cell>
          <table:table-cell office:value-type="currency" office:currency="CZK" office:value="13059615" calcext:value-type="currency">
            <text:p>13 059 615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office:value-type="float" office:value="6356" calcext:value-type="float">
            <text:p>6356</text:p>
          </table:table-cell>
          <table:table-cell/>
          <table:table-cell table:number-columns-repeated="2" office:value-type="currency" office:currency="CZK" office:value="5798500" calcext:value-type="currency">
            <text:p>5 798 5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office:value-type="float" office:value="6909" calcext:value-type="float">
            <text:p>6909</text:p>
          </table:table-cell>
          <table:table-cell/>
          <table:table-cell office:value-type="currency" office:currency="CZK" office:value="79628200" calcext:value-type="currency">
            <text:p>79 628 200,00 Kč</text:p>
          </table:table-cell>
          <table:table-cell table:number-columns-repeated="101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49" calcext:value-type="float">
            <text:p>3149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54000000" calcext:value-type="currency">
            <text:p>54 000 000,00 Kč</text:p>
          </table:table-cell>
          <table:table-cell office:value-type="currency" office:currency="CZK" office:value="61321100" calcext:value-type="currency">
            <text:p>61 321 100,00 Kč</text:p>
          </table:table-cell>
          <table:table-cell office:value-type="currency" office:currency="CZK" office:value="61320927.18" calcext:value-type="currency">
            <text:p>61 320 927,18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49" calcext:value-type="float">
            <text:p>3149</text:p>
          </table:table-cell>
          <table:table-cell office:value-type="float" office:value="5336" calcext:value-type="float">
            <text:p>5336</text:p>
          </table:table-cell>
          <table:table-cell/>
          <table:table-cell table:number-columns-repeated="2" office:value-type="currency" office:currency="CZK" office:value="92700" calcext:value-type="currency">
            <text:p>92 7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49" calcext:value-type="float">
            <text:p>3149</text:p>
          </table:table-cell>
          <table:table-cell office:value-type="float" office:value="6351" calcext:value-type="float">
            <text:p>6351</text:p>
          </table:table-cell>
          <table:table-cell office:value-type="currency" office:currency="CZK" office:value="76874000" calcext:value-type="currency">
            <text:p>76 874 000,00 Kč</text:p>
          </table:table-cell>
          <table:table-cell office:value-type="currency" office:currency="CZK" office:value="78982300" calcext:value-type="currency">
            <text:p>78 982 300,00 Kč</text:p>
          </table:table-cell>
          <table:table-cell office:value-type="currency" office:currency="CZK" office:value="37983300" calcext:value-type="currency">
            <text:p>37 983 3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49" calcext:value-type="float">
            <text:p>3149</text:p>
          </table:table-cell>
          <table:table-cell office:value-type="float" office:value="6356" calcext:value-type="float">
            <text:p>6356</text:p>
          </table:table-cell>
          <table:table-cell/>
          <table:table-cell office:value-type="currency" office:currency="CZK" office:value="12533100" calcext:value-type="currency">
            <text:p>12 533 100,00 Kč</text:p>
          </table:table-cell>
          <table:table-cell office:value-type="currency" office:currency="CZK" office:value="3237838.2" calcext:value-type="currency">
            <text:p>3 237 838,2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1" calcext:value-type="float">
            <text:p>3311</text:p>
          </table:table-cell>
          <table:table-cell office:value-type="float" office:value="5041" calcext:value-type="float">
            <text:p>5041</text:p>
          </table:table-cell>
          <table:table-cell office:value-type="currency" office:currency="CZK" office:value="1050000" calcext:value-type="currency">
            <text:p>1 050 000,00 Kč</text:p>
          </table:table-cell>
          <table:table-cell office:value-type="currency" office:currency="CZK" office:value="1407200" calcext:value-type="currency">
            <text:p>1 407 200,00 Kč</text:p>
          </table:table-cell>
          <table:table-cell office:value-type="currency" office:currency="CZK" office:value="1375349.55" calcext:value-type="currency">
            <text:p>1 375 349,55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1" calcext:value-type="float">
            <text:p>3311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70000" calcext:value-type="currency">
            <text:p>70 000,00 Kč</text:p>
          </table:table-cell>
          <table:table-cell office:value-type="currency" office:currency="CZK" office:value="15000" calcext:value-type="currency">
            <text:p>15 000,00 Kč</text:p>
          </table:table-cell>
          <table:table-cell table:number-columns-repeated="101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1" calcext:value-type="float">
            <text:p>3311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16000" calcext:value-type="currency">
            <text:p>16 000,00 Kč</text:p>
          </table:table-cell>
          <table:table-cell office:value-type="currency" office:currency="CZK" office:value="10529" calcext:value-type="currency">
            <text:p>10 529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1" calcext:value-type="float">
            <text:p>3311</text:p>
          </table:table-cell>
          <table:table-cell office:value-type="float" office:value="5151" calcext:value-type="float">
            <text:p>5151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office:value-type="currency" office:currency="CZK" office:value="15539" calcext:value-type="currency">
            <text:p>15 539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1" calcext:value-type="float">
            <text:p>3311</text:p>
          </table:table-cell>
          <table:table-cell office:value-type="float" office:value="5154" calcext:value-type="float">
            <text:p>5154</text:p>
          </table:table-cell>
          <table:table-cell table:number-columns-repeated="2" office:value-type="currency" office:currency="CZK" office:value="2000" calcext:value-type="currency">
            <text:p>2 000,00 Kč</text:p>
          </table:table-cell>
          <table:table-cell office:value-type="currency" office:currency="CZK" office:value="495" calcext:value-type="currency">
            <text:p>495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1" calcext:value-type="float">
            <text:p>331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800000" calcext:value-type="currency">
            <text:p>800 000,00 Kč</text:p>
          </table:table-cell>
          <table:table-cell office:value-type="currency" office:currency="CZK" office:value="700000" calcext:value-type="currency">
            <text:p>700 000,00 Kč</text:p>
          </table:table-cell>
          <table:table-cell office:value-type="currency" office:currency="CZK" office:value="692367" calcext:value-type="currency">
            <text:p>692 367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1" calcext:value-type="float">
            <text:p>3311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134000" calcext:value-type="currency">
            <text:p>134 000,00 Kč</text:p>
          </table:table-cell>
          <table:table-cell office:value-type="currency" office:currency="CZK" office:value="112000" calcext:value-type="currency">
            <text:p>112 000,00 Kč</text:p>
          </table:table-cell>
          <table:table-cell office:value-type="currency" office:currency="CZK" office:value="104835.91" calcext:value-type="currency">
            <text:p>104 835,91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1" calcext:value-type="float">
            <text:p>3311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8000" calcext:value-type="currency">
            <text:p>8 000,00 Kč</text:p>
          </table:table-cell>
          <table:table-cell office:value-type="currency" office:currency="CZK" office:value="6350" calcext:value-type="currency">
            <text:p>6 35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1" calcext:value-type="float">
            <text:p>3311</text:p>
          </table:table-cell>
          <table:table-cell office:value-type="float" office:value="5194" calcext:value-type="float">
            <text:p>5194</text:p>
          </table:table-cell>
          <table:table-cell office:value-type="currency" office:currency="CZK" office:value="4000" calcext:value-type="currency">
            <text:p>4 000,00 Kč</text:p>
          </table:table-cell>
          <table:table-cell office:value-type="currency" office:currency="CZK" office:value="2500" calcext:value-type="currency">
            <text:p>2 500,00 Kč</text:p>
          </table:table-cell>
          <table:table-cell office:value-type="currency" office:currency="CZK" office:value="2360" calcext:value-type="currency">
            <text:p>2 36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7" calcext:value-type="float">
            <text:p>3317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20000" calcext:value-type="currency">
            <text:p>20 000,00 Kč</text:p>
          </table:table-cell>
          <table:table-cell office:value-type="currency" office:currency="CZK" office:value="7694" calcext:value-type="currency">
            <text:p>7 694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7" calcext:value-type="float">
            <text:p>3317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520000" calcext:value-type="currency">
            <text:p>520 000,00 Kč</text:p>
          </table:table-cell>
          <table:table-cell office:value-type="currency" office:currency="CZK" office:value="273800" calcext:value-type="currency">
            <text:p>273 800,00 Kč</text:p>
          </table:table-cell>
          <table:table-cell office:value-type="currency" office:currency="CZK" office:value="271573.6" calcext:value-type="currency">
            <text:p>271 573,6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7" calcext:value-type="float">
            <text:p>3317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70000" calcext:value-type="currency">
            <text:p>70 000,00 Kč</text:p>
          </table:table-cell>
          <table:table-cell office:value-type="currency" office:currency="CZK" office:value="105000" calcext:value-type="currency">
            <text:p>105 000,00 Kč</text:p>
          </table:table-cell>
          <table:table-cell office:value-type="currency" office:currency="CZK" office:value="88147" calcext:value-type="currency">
            <text:p>88 147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9" calcext:value-type="float">
            <text:p>3319</text:p>
          </table:table-cell>
          <table:table-cell office:value-type="float" office:value="5041" calcext:value-type="float">
            <text:p>5041</text:p>
          </table:table-cell>
          <table:table-cell office:value-type="currency" office:currency="CZK" office:value="700000" calcext:value-type="currency">
            <text:p>700 000,00 Kč</text:p>
          </table:table-cell>
          <table:table-cell office:value-type="currency" office:currency="CZK" office:value="650000" calcext:value-type="currency">
            <text:p>650 000,00 Kč</text:p>
          </table:table-cell>
          <table:table-cell office:value-type="currency" office:currency="CZK" office:value="648458.16" calcext:value-type="currency">
            <text:p>648 458,16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9" calcext:value-type="float">
            <text:p>3319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42000" calcext:value-type="currency">
            <text:p>42 000,00 Kč</text:p>
          </table:table-cell>
          <table:table-cell office:value-type="currency" office:currency="CZK" office:value="14635.2" calcext:value-type="currency">
            <text:p>14 635,2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9" calcext:value-type="float">
            <text:p>3319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40000" calcext:value-type="currency">
            <text:p>40 000,00 Kč</text:p>
          </table:table-cell>
          <table:table-cell office:value-type="currency" office:currency="CZK" office:value="60000" calcext:value-type="currency">
            <text:p>60 000,00 Kč</text:p>
          </table:table-cell>
          <table:table-cell office:value-type="currency" office:currency="CZK" office:value="39579.4" calcext:value-type="currency">
            <text:p>39 579,4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9" calcext:value-type="float">
            <text:p>3319</text:p>
          </table:table-cell>
          <table:table-cell office:value-type="float" office:value="5161" calcext:value-type="float">
            <text:p>5161</text:p>
          </table:table-cell>
          <table:table-cell table:number-columns-repeated="2" office:value-type="currency" office:currency="CZK" office:value="2000" calcext:value-type="currency">
            <text:p>2 000,00 Kč</text:p>
          </table:table-cell>
          <table:table-cell office:value-type="currency" office:currency="CZK" office:value="228" calcext:value-type="currency">
            <text:p>228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9" calcext:value-type="float">
            <text:p>331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818000" calcext:value-type="currency">
            <text:p>1 818 000,00 Kč</text:p>
          </table:table-cell>
          <table:table-cell office:value-type="currency" office:currency="CZK" office:value="2778000" calcext:value-type="currency">
            <text:p>2 778 000,00 Kč</text:p>
          </table:table-cell>
          <table:table-cell office:value-type="currency" office:currency="CZK" office:value="2740125.46" calcext:value-type="currency">
            <text:p>2 740 125,46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9" calcext:value-type="float">
            <text:p>3319</text:p>
          </table:table-cell>
          <table:table-cell office:value-type="float" office:value="5171" calcext:value-type="float">
            <text:p>5171</text:p>
          </table:table-cell>
          <table:table-cell table:number-columns-repeated="2" office:value-type="currency" office:currency="CZK" office:value="50000" calcext:value-type="currency">
            <text:p>50 000,00 Kč</text:p>
          </table:table-cell>
          <table:table-cell office:value-type="currency" office:currency="CZK" office:value="37085.6" calcext:value-type="currency">
            <text:p>37 085,6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9" calcext:value-type="float">
            <text:p>3319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20000" calcext:value-type="currency">
            <text:p>20 000,00 Kč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29469" calcext:value-type="currency">
            <text:p>29 469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9" calcext:value-type="float">
            <text:p>3319</text:p>
          </table:table-cell>
          <table:table-cell office:value-type="float" office:value="5194" calcext:value-type="float">
            <text:p>5194</text:p>
          </table:table-cell>
          <table:table-cell office:value-type="currency" office:currency="CZK" office:value="500000" calcext:value-type="currency">
            <text:p>500 000,00 Kč</text:p>
          </table:table-cell>
          <table:table-cell office:value-type="currency" office:currency="CZK" office:value="400000" calcext:value-type="currency">
            <text:p>400 000,00 Kč</text:p>
          </table:table-cell>
          <table:table-cell office:value-type="currency" office:currency="CZK" office:value="373125.16" calcext:value-type="currency">
            <text:p>373 125,16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22" calcext:value-type="float">
            <text:p>3322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260000" calcext:value-type="currency">
            <text:p>260 000,00 Kč</text:p>
          </table:table-cell>
          <table:table-cell office:value-type="currency" office:currency="CZK" office:value="70000" calcext:value-type="currency">
            <text:p>70 000,00 Kč</text:p>
          </table:table-cell>
          <table:table-cell office:value-type="currency" office:currency="CZK" office:value="10787" calcext:value-type="currency">
            <text:p>10 787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22" calcext:value-type="float">
            <text:p>3322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22500000" calcext:value-type="currency">
            <text:p>22 500 000,00 Kč</text:p>
          </table:table-cell>
          <table:table-cell office:value-type="currency" office:currency="CZK" office:value="2962916" calcext:value-type="currency">
            <text:p>2 962 916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26" calcext:value-type="float">
            <text:p>3326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150000" calcext:value-type="currency">
            <text:p>150 000,00 Kč</text:p>
          </table:table-cell>
          <table:table-cell office:value-type="currency" office:currency="CZK" office:value="147056" calcext:value-type="currency">
            <text:p>147 056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26" calcext:value-type="float">
            <text:p>3326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580000" calcext:value-type="currency">
            <text:p>580 000,00 Kč</text:p>
          </table:table-cell>
          <table:table-cell office:value-type="currency" office:currency="CZK" office:value="623600" calcext:value-type="currency">
            <text:p>623 600,00 Kč</text:p>
          </table:table-cell>
          <table:table-cell office:value-type="currency" office:currency="CZK" office:value="487699.5" calcext:value-type="currency">
            <text:p>487 699,5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49" calcext:value-type="float">
            <text:p>3349</text:p>
          </table:table-cell>
          <table:table-cell office:value-type="float" office:value="5136" calcext:value-type="float">
            <text:p>5136</text:p>
          </table:table-cell>
          <table:table-cell table:number-columns-repeated="2" office:value-type="currency" office:currency="CZK" office:value="280000" calcext:value-type="currency">
            <text:p>280 000,00 Kč</text:p>
          </table:table-cell>
          <table:table-cell office:value-type="currency" office:currency="CZK" office:value="266525" calcext:value-type="currency">
            <text:p>266 525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49" calcext:value-type="float">
            <text:p>334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5715000" calcext:value-type="currency">
            <text:p>5 715 000,00 Kč</text:p>
          </table:table-cell>
          <table:table-cell office:value-type="currency" office:currency="CZK" office:value="7765000" calcext:value-type="currency">
            <text:p>7 765 000,00 Kč</text:p>
          </table:table-cell>
          <table:table-cell office:value-type="currency" office:currency="CZK" office:value="6944786.28" calcext:value-type="currency">
            <text:p>6 944 786,28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49" calcext:value-type="float">
            <text:p>3349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595000" calcext:value-type="currency">
            <text:p>595 000,00 Kč</text:p>
          </table:table-cell>
          <table:table-cell office:value-type="currency" office:currency="CZK" office:value="345000" calcext:value-type="currency">
            <text:p>345 000,00 Kč</text:p>
          </table:table-cell>
          <table:table-cell office:value-type="currency" office:currency="CZK" office:value="52780" calcext:value-type="currency">
            <text:p>52 78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92" calcext:value-type="float">
            <text:p>3392</text:p>
          </table:table-cell>
          <table:table-cell office:value-type="float" office:value="5041" calcext:value-type="float">
            <text:p>5041</text:p>
          </table:table-cell>
          <table:table-cell table:number-columns-repeated="2" office:value-type="currency" office:currency="CZK" office:value="1157000" calcext:value-type="currency">
            <text:p>1 157 000,00 Kč</text:p>
          </table:table-cell>
          <table:table-cell office:value-type="currency" office:currency="CZK" office:value="1156361.21" calcext:value-type="currency">
            <text:p>1 156 361,21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92" calcext:value-type="float">
            <text:p>3392</text:p>
          </table:table-cell>
          <table:table-cell office:value-type="float" office:value="5137" calcext:value-type="float">
            <text:p>5137</text:p>
          </table:table-cell>
          <table:table-cell table:number-columns-repeated="2" office:value-type="currency" office:currency="CZK" office:value="60000" calcext:value-type="currency">
            <text:p>60 000,00 Kč</text:p>
          </table:table-cell>
          <table:table-cell office:value-type="currency" office:currency="CZK" office:value="5245" calcext:value-type="currency">
            <text:p>5 245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92" calcext:value-type="float">
            <text:p>3392</text:p>
          </table:table-cell>
          <table:table-cell office:value-type="float" office:value="5139" calcext:value-type="float">
            <text:p>5139</text:p>
          </table:table-cell>
          <table:table-cell table:number-columns-repeated="2" office:value-type="currency" office:currency="CZK" office:value="7000" calcext:value-type="currency">
            <text:p>7 000,00 Kč</text:p>
          </table:table-cell>
          <table:table-cell office:value-type="currency" office:currency="CZK" office:value="2411" calcext:value-type="currency">
            <text:p>2 411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92" calcext:value-type="float">
            <text:p>3392</text:p>
          </table:table-cell>
          <table:table-cell office:value-type="float" office:value="5166" calcext:value-type="float">
            <text:p>5166</text:p>
          </table:table-cell>
          <table:table-cell table:number-columns-repeated="2" office:value-type="currency" office:currency="CZK" office:value="370000" calcext:value-type="currency">
            <text:p>370 000,00 Kč</text:p>
          </table:table-cell>
          <table:table-cell office:value-type="currency" office:currency="CZK" office:value="109350" calcext:value-type="currency">
            <text:p>109 35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92" calcext:value-type="float">
            <text:p>3392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720000" calcext:value-type="currency">
            <text:p>720 000,00 Kč</text:p>
          </table:table-cell>
          <table:table-cell office:value-type="currency" office:currency="CZK" office:value="759000" calcext:value-type="currency">
            <text:p>759 000,00 Kč</text:p>
          </table:table-cell>
          <table:table-cell office:value-type="currency" office:currency="CZK" office:value="624584.58" calcext:value-type="currency">
            <text:p>624 584,58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92" calcext:value-type="float">
            <text:p>3392</text:p>
          </table:table-cell>
          <table:table-cell office:value-type="float" office:value="5171" calcext:value-type="float">
            <text:p>5171</text:p>
          </table:table-cell>
          <table:table-cell table:number-columns-repeated="2" office:value-type="currency" office:currency="CZK" office:value="200000" calcext:value-type="currency">
            <text:p>200 000,00 Kč</text:p>
          </table:table-cell>
          <table:table-cell office:value-type="currency" office:currency="CZK" office:value="169669.4" calcext:value-type="currency">
            <text:p>169 669,4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92" calcext:value-type="float">
            <text:p>3392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11000" calcext:value-type="currency">
            <text:p>11 000,00 Kč</text:p>
          </table:table-cell>
          <table:table-cell office:value-type="currency" office:currency="CZK" office:value="18000" calcext:value-type="currency">
            <text:p>18 000,00 Kč</text:p>
          </table:table-cell>
          <table:table-cell office:value-type="currency" office:currency="CZK" office:value="17452" calcext:value-type="currency">
            <text:p>17 452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92" calcext:value-type="float">
            <text:p>3392</text:p>
          </table:table-cell>
          <table:table-cell office:value-type="float" office:value="5194" calcext:value-type="float">
            <text:p>5194</text:p>
          </table:table-cell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3000" calcext:value-type="currency">
            <text:p>3 000,00 Kč</text:p>
          </table:table-cell>
          <table:table-cell office:value-type="currency" office:currency="CZK" office:value="1025" calcext:value-type="currency">
            <text:p>1 025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92" calcext:value-type="float">
            <text:p>3392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59500000" calcext:value-type="currency">
            <text:p>59 500 000,00 Kč</text:p>
          </table:table-cell>
          <table:table-cell office:value-type="currency" office:currency="CZK" office:value="90588300" calcext:value-type="currency">
            <text:p>90 588 300,00 Kč</text:p>
          </table:table-cell>
          <table:table-cell office:value-type="currency" office:currency="CZK" office:value="16999904.94" calcext:value-type="currency">
            <text:p>16 999 904,94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92" calcext:value-type="float">
            <text:p>3392</text:p>
          </table:table-cell>
          <table:table-cell office:value-type="float" office:value="6122" calcext:value-type="float">
            <text:p>6122</text:p>
          </table:table-cell>
          <table:table-cell/>
          <table:table-cell office:value-type="currency" office:currency="CZK" office:value="211000" calcext:value-type="currency">
            <text:p>211 000,00 Kč</text:p>
          </table:table-cell>
          <table:table-cell office:value-type="currency" office:currency="CZK" office:value="210782" calcext:value-type="currency">
            <text:p>210 782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99" calcext:value-type="float">
            <text:p>3399</text:p>
          </table:table-cell>
          <table:table-cell office:value-type="float" office:value="5139" calcext:value-type="float">
            <text:p>5139</text:p>
          </table:table-cell>
          <table:table-cell table:number-columns-repeated="2" office:value-type="currency" office:currency="CZK" office:value="55000" calcext:value-type="currency">
            <text:p>55 000,00 Kč</text:p>
          </table:table-cell>
          <table:table-cell office:value-type="currency" office:currency="CZK" office:value="46885" calcext:value-type="currency">
            <text:p>46 885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99" calcext:value-type="float">
            <text:p>339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230000" calcext:value-type="currency">
            <text:p>1 230 000,00 Kč</text:p>
          </table:table-cell>
          <table:table-cell office:value-type="currency" office:currency="CZK" office:value="1080000" calcext:value-type="currency">
            <text:p>1 080 000,00 Kč</text:p>
          </table:table-cell>
          <table:table-cell office:value-type="currency" office:currency="CZK" office:value="926806" calcext:value-type="currency">
            <text:p>926 806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99" calcext:value-type="float">
            <text:p>3399</text:p>
          </table:table-cell>
          <table:table-cell office:value-type="float" office:value="5175" calcext:value-type="float">
            <text:p>5175</text:p>
          </table:table-cell>
          <table:table-cell table:number-columns-repeated="2" office:value-type="currency" office:currency="CZK" office:value="15000" calcext:value-type="currency">
            <text:p>15 000,00 Kč</text:p>
          </table:table-cell>
          <table:table-cell office:value-type="currency" office:currency="CZK" office:value="3247" calcext:value-type="currency">
            <text:p>3 247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99" calcext:value-type="float">
            <text:p>3399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currency" office:currency="CZK" office:value="515000" calcext:value-type="currency">
            <text:p>515 000,00 Kč</text:p>
          </table:table-cell>
          <table:table-cell office:value-type="currency" office:currency="CZK" office:value="337550" calcext:value-type="currency">
            <text:p>337 55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19" calcext:value-type="float">
            <text:p>3419</text:p>
          </table:table-cell>
          <table:table-cell office:value-type="float" office:value="5212" calcext:value-type="float">
            <text:p>5212</text:p>
          </table:table-cell>
          <table:table-cell/>
          <table:table-cell table:number-columns-repeated="2" office:value-type="currency" office:currency="CZK" office:value="420000" calcext:value-type="currency">
            <text:p>420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19" calcext:value-type="float">
            <text:p>3419</text:p>
          </table:table-cell>
          <table:table-cell office:value-type="float" office:value="5222" calcext:value-type="float">
            <text:p>5222</text:p>
          </table:table-cell>
          <table:table-cell/>
          <table:table-cell office:value-type="currency" office:currency="CZK" office:value="32860300" calcext:value-type="currency">
            <text:p>32 860 300,00 Kč</text:p>
          </table:table-cell>
          <table:table-cell office:value-type="currency" office:currency="CZK" office:value="14711545" calcext:value-type="currency">
            <text:p>14 711 545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21" calcext:value-type="float">
            <text:p>3421</text:p>
          </table:table-cell>
          <table:table-cell office:value-type="float" office:value="5041" calcext:value-type="float">
            <text:p>5041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office:value-type="currency" office:currency="CZK" office:value="13500" calcext:value-type="currency">
            <text:p>13 5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21" calcext:value-type="float">
            <text:p>3421</text:p>
          </table:table-cell>
          <table:table-cell office:value-type="float" office:value="5133" calcext:value-type="float">
            <text:p>5133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 office:value-type="currency" office:currency="CZK" office:value="364" calcext:value-type="currency">
            <text:p>364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21" calcext:value-type="float">
            <text:p>3421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40000" calcext:value-type="currency">
            <text:p>40 000,00 Kč</text:p>
          </table:table-cell>
          <table:table-cell office:value-type="currency" office:currency="CZK" office:value="62000" calcext:value-type="currency">
            <text:p>62 000,00 Kč</text:p>
          </table:table-cell>
          <table:table-cell office:value-type="currency" office:currency="CZK" office:value="61963.75" calcext:value-type="currency">
            <text:p>61 963,75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21" calcext:value-type="float">
            <text:p>3421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49000" calcext:value-type="currency">
            <text:p>49 000,00 Kč</text:p>
          </table:table-cell>
          <table:table-cell office:value-type="currency" office:currency="CZK" office:value="182200" calcext:value-type="currency">
            <text:p>182 200,00 Kč</text:p>
          </table:table-cell>
          <table:table-cell office:value-type="currency" office:currency="CZK" office:value="179781.45" calcext:value-type="currency">
            <text:p>179 781,45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21" calcext:value-type="float">
            <text:p>3421</text:p>
          </table:table-cell>
          <table:table-cell office:value-type="float" office:value="5162" calcext:value-type="float">
            <text:p>5162</text:p>
          </table:table-cell>
          <table:table-cell/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8797.59" calcext:value-type="currency">
            <text:p>8 797,59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21" calcext:value-type="float">
            <text:p>342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65000" calcext:value-type="currency">
            <text:p>165 000,00 Kč</text:p>
          </table:table-cell>
          <table:table-cell office:value-type="currency" office:currency="CZK" office:value="305300" calcext:value-type="currency">
            <text:p>305 300,00 Kč</text:p>
          </table:table-cell>
          <table:table-cell office:value-type="currency" office:currency="CZK" office:value="278308.96" calcext:value-type="currency">
            <text:p>278 308,96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21" calcext:value-type="float">
            <text:p>3421</text:p>
          </table:table-cell>
          <table:table-cell office:value-type="float" office:value="5171" calcext:value-type="float">
            <text:p>5171</text:p>
          </table:table-cell>
          <table:table-cell/>
          <table:table-cell office:value-type="currency" office:currency="CZK" office:value="44000" calcext:value-type="currency">
            <text:p>44 000,00 Kč</text:p>
          </table:table-cell>
          <table:table-cell office:value-type="currency" office:currency="CZK" office:value="43198.5" calcext:value-type="currency">
            <text:p>43 198,5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21" calcext:value-type="float">
            <text:p>3421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23500" calcext:value-type="currency">
            <text:p>23 500,00 Kč</text:p>
          </table:table-cell>
          <table:table-cell office:value-type="currency" office:currency="CZK" office:value="23210.8" calcext:value-type="currency">
            <text:p>23 210,8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21" calcext:value-type="float">
            <text:p>3421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currency" office:currency="CZK" office:value="110000" calcext:value-type="currency">
            <text:p>110 000,00 Kč</text:p>
          </table:table-cell>
          <table:table-cell office:value-type="currency" office:currency="CZK" office:value="90140.34" calcext:value-type="currency">
            <text:p>90 140,34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21" calcext:value-type="float">
            <text:p>3421</text:p>
          </table:table-cell>
          <table:table-cell office:value-type="float" office:value="5222" calcext:value-type="float">
            <text:p>5222</text:p>
          </table:table-cell>
          <table:table-cell/>
          <table:table-cell table:number-columns-repeated="2" office:value-type="currency" office:currency="CZK" office:value="1491500" calcext:value-type="currency">
            <text:p>1 491 5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29" calcext:value-type="float">
            <text:p>3429</text:p>
          </table:table-cell>
          <table:table-cell office:value-type="float" office:value="5222" calcext:value-type="float">
            <text:p>5222</text:p>
          </table:table-cell>
          <table:table-cell/>
          <table:table-cell office:value-type="currency" office:currency="CZK" office:value="20000" calcext:value-type="currency">
            <text:p>20 000,00 Kč</text:p>
          </table:table-cell>
          <table:table-cell table:number-columns-repeated="101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11" calcext:value-type="float">
            <text:p>3511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84686.7" calcext:value-type="currency">
            <text:p>84 686,7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11" calcext:value-type="float">
            <text:p>3511</text:p>
          </table:table-cell>
          <table:table-cell office:value-type="float" office:value="5429" calcext:value-type="float">
            <text:p>5429</text:p>
          </table:table-cell>
          <table:table-cell table:number-columns-repeated="2" office:value-type="currency" office:currency="CZK" office:value="8000" calcext:value-type="currency">
            <text:p>8 000,00 Kč</text:p>
          </table:table-cell>
          <table:table-cell office:value-type="currency" office:currency="CZK" office:value="7300" calcext:value-type="currency">
            <text:p>7 3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11" calcext:value-type="float">
            <text:p>3511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10215000" calcext:value-type="currency">
            <text:p>10 215 000,00 Kč</text:p>
          </table:table-cell>
          <table:table-cell office:value-type="currency" office:currency="CZK" office:value="12375000" calcext:value-type="currency">
            <text:p>12 375 000,00 Kč</text:p>
          </table:table-cell>
          <table:table-cell office:value-type="currency" office:currency="CZK" office:value="3533766.68" calcext:value-type="currency">
            <text:p>3 533 766,68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23" calcext:value-type="float">
            <text:p>3523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16000000" calcext:value-type="currency">
            <text:p>16 000 000,00 Kč</text:p>
          </table:table-cell>
          <table:table-cell office:value-type="currency" office:currency="CZK" office:value="16007000" calcext:value-type="currency">
            <text:p>16 007 000,00 Kč</text:p>
          </table:table-cell>
          <table:table-cell office:value-type="currency" office:currency="CZK" office:value="16006959.68" calcext:value-type="currency">
            <text:p>16 006 959,68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23" calcext:value-type="float">
            <text:p>3523</text:p>
          </table:table-cell>
          <table:table-cell office:value-type="float" office:value="5336" calcext:value-type="float">
            <text:p>5336</text:p>
          </table:table-cell>
          <table:table-cell/>
          <table:table-cell table:number-columns-repeated="2" office:value-type="currency" office:currency="CZK" office:value="1102400" calcext:value-type="currency">
            <text:p>1 102 4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23" calcext:value-type="float">
            <text:p>3523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500000" calcext:value-type="currency">
            <text:p>500 000,00 Kč</text:p>
          </table:table-cell>
          <table:table-cell office:value-type="currency" office:currency="CZK" office:value="665000" calcext:value-type="currency">
            <text:p>665 000,00 Kč</text:p>
          </table:table-cell>
          <table:table-cell office:value-type="currency" office:currency="CZK" office:value="493181.5" calcext:value-type="currency">
            <text:p>493 181,5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41" calcext:value-type="float">
            <text:p>3541</text:p>
          </table:table-cell>
          <table:table-cell office:value-type="float" office:value="5136" calcext:value-type="float">
            <text:p>5136</text:p>
          </table:table-cell>
          <table:table-cell office:value-type="currency" office:currency="CZK" office:value="5000" calcext:value-type="currency">
            <text:p>5 000,00 Kč</text:p>
          </table:table-cell>
          <table:table-cell table:number-columns-repeated="1020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41" calcext:value-type="float">
            <text:p>3541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25000" calcext:value-type="currency">
            <text:p>25 000,00 Kč</text:p>
          </table:table-cell>
          <table:table-cell table:number-columns-repeated="1020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41" calcext:value-type="float">
            <text:p>3541</text:p>
          </table:table-cell>
          <table:table-cell office:value-type="float" office:value="5167" calcext:value-type="float">
            <text:p>5167</text:p>
          </table:table-cell>
          <table:table-cell office:value-type="currency" office:currency="CZK" office:value="350000" calcext:value-type="currency">
            <text:p>350 000,00 Kč</text:p>
          </table:table-cell>
          <table:table-cell office:value-type="currency" office:currency="CZK" office:value="450000" calcext:value-type="currency">
            <text:p>450 000,00 Kč</text:p>
          </table:table-cell>
          <table:table-cell office:value-type="currency" office:currency="CZK" office:value="409000" calcext:value-type="currency">
            <text:p>409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41" calcext:value-type="float">
            <text:p>3541</text:p>
          </table:table-cell>
          <table:table-cell office:value-type="float" office:value="5194" calcext:value-type="float">
            <text:p>5194</text:p>
          </table:table-cell>
          <table:table-cell office:value-type="currency" office:currency="CZK" office:value="20000" calcext:value-type="currency">
            <text:p>20 000,00 Kč</text:p>
          </table:table-cell>
          <table:table-cell table:number-columns-repeated="1020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41" calcext:value-type="float">
            <text:p>3541</text:p>
          </table:table-cell>
          <table:table-cell office:value-type="float" office:value="5222" calcext:value-type="float">
            <text:p>5222</text:p>
          </table:table-cell>
          <table:table-cell/>
          <table:table-cell office:value-type="currency" office:currency="CZK" office:value="830000" calcext:value-type="currency">
            <text:p>830 000,00 Kč</text:p>
          </table:table-cell>
          <table:table-cell office:value-type="currency" office:currency="CZK" office:value="130000" calcext:value-type="currency">
            <text:p>130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41" calcext:value-type="float">
            <text:p>3541</text:p>
          </table:table-cell>
          <table:table-cell office:value-type="float" office:value="5223" calcext:value-type="float">
            <text:p>5223</text:p>
          </table:table-cell>
          <table:table-cell/>
          <table:table-cell table:number-columns-repeated="2" office:value-type="currency" office:currency="CZK" office:value="334000" calcext:value-type="currency">
            <text:p>334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41" calcext:value-type="float">
            <text:p>3541</text:p>
          </table:table-cell>
          <table:table-cell office:value-type="float" office:value="5336" calcext:value-type="float">
            <text:p>5336</text:p>
          </table:table-cell>
          <table:table-cell/>
          <table:table-cell table:number-columns-repeated="2" office:value-type="currency" office:currency="CZK" office:value="186000" calcext:value-type="currency">
            <text:p>186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41" calcext:value-type="float">
            <text:p>3541</text:p>
          </table:table-cell>
          <table:table-cell office:value-type="float" office:value="5339" calcext:value-type="float">
            <text:p>5339</text:p>
          </table:table-cell>
          <table:table-cell/>
          <table:table-cell table:number-columns-repeated="2" office:value-type="currency" office:currency="CZK" office:value="50000" calcext:value-type="currency">
            <text:p>50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49" calcext:value-type="float">
            <text:p>3549</text:p>
          </table:table-cell>
          <table:table-cell office:value-type="float" office:value="5167" calcext:value-type="float">
            <text:p>5167</text:p>
          </table:table-cell>
          <table:table-cell/>
          <table:table-cell office:value-type="currency" office:currency="CZK" office:value="327000" calcext:value-type="currency">
            <text:p>327 000,00 Kč</text:p>
          </table:table-cell>
          <table:table-cell office:value-type="currency" office:currency="CZK" office:value="260763.58" calcext:value-type="currency">
            <text:p>260 763,58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12" calcext:value-type="float">
            <text:p>3612</text:p>
          </table:table-cell>
          <table:table-cell office:value-type="float" office:value="5164" calcext:value-type="float">
            <text:p>5164</text:p>
          </table:table-cell>
          <table:table-cell/>
          <table:table-cell office:value-type="currency" office:currency="CZK" office:value="144000" calcext:value-type="currency">
            <text:p>144 000,00 Kč</text:p>
          </table:table-cell>
          <table:table-cell office:value-type="currency" office:currency="CZK" office:value="92000" calcext:value-type="currency">
            <text:p>92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12" calcext:value-type="float">
            <text:p>3612</text:p>
          </table:table-cell>
          <table:table-cell office:value-type="float" office:value="6121" calcext:value-type="float">
            <text:p>6121</text:p>
          </table:table-cell>
          <table:table-cell/>
          <table:table-cell table:number-columns-repeated="2" office:value-type="currency" office:currency="CZK" office:value="413000" calcext:value-type="currency">
            <text:p>413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13" calcext:value-type="float">
            <text:p>3613</text:p>
          </table:table-cell>
          <table:table-cell office:value-type="float" office:value="5137" calcext:value-type="float">
            <text:p>5137</text:p>
          </table:table-cell>
          <table:table-cell/>
          <table:table-cell office:value-type="currency" office:currency="CZK" office:value="712600" calcext:value-type="currency">
            <text:p>712 600,00 Kč</text:p>
          </table:table-cell>
          <table:table-cell office:value-type="currency" office:currency="CZK" office:value="712530" calcext:value-type="currency">
            <text:p>712 53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13" calcext:value-type="float">
            <text:p>3613</text:p>
          </table:table-cell>
          <table:table-cell office:value-type="float" office:value="5139" calcext:value-type="float">
            <text:p>5139</text:p>
          </table:table-cell>
          <table:table-cell/>
          <table:table-cell office:value-type="currency" office:currency="CZK" office:value="6000" calcext:value-type="currency">
            <text:p>6 000,00 Kč</text:p>
          </table:table-cell>
          <table:table-cell office:value-type="currency" office:currency="CZK" office:value="5944" calcext:value-type="currency">
            <text:p>5 944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13" calcext:value-type="float">
            <text:p>3613</text:p>
          </table:table-cell>
          <table:table-cell office:value-type="float" office:value="5171" calcext:value-type="float">
            <text:p>5171</text:p>
          </table:table-cell>
          <table:table-cell/>
          <table:table-cell office:value-type="currency" office:currency="CZK" office:value="16400000" calcext:value-type="currency">
            <text:p>16 400 000,00 Kč</text:p>
          </table:table-cell>
          <table:table-cell office:value-type="currency" office:currency="CZK" office:value="16199734.95" calcext:value-type="currency">
            <text:p>16 199 734,95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13" calcext:value-type="float">
            <text:p>3613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77500000" calcext:value-type="currency">
            <text:p>77 500 000,00 Kč</text:p>
          </table:table-cell>
          <table:table-cell office:value-type="currency" office:currency="CZK" office:value="72040800" calcext:value-type="currency">
            <text:p>72 040 800,00 Kč</text:p>
          </table:table-cell>
          <table:table-cell office:value-type="currency" office:currency="CZK" office:value="66043359.32" calcext:value-type="currency">
            <text:p>66 043 359,32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13" calcext:value-type="float">
            <text:p>3613</text:p>
          </table:table-cell>
          <table:table-cell office:value-type="float" office:value="6122" calcext:value-type="float">
            <text:p>6122</text:p>
          </table:table-cell>
          <table:table-cell/>
          <table:table-cell office:value-type="currency" office:currency="CZK" office:value="679600" calcext:value-type="currency">
            <text:p>679 600,00 Kč</text:p>
          </table:table-cell>
          <table:table-cell office:value-type="currency" office:currency="CZK" office:value="679521" calcext:value-type="currency">
            <text:p>679 521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32" calcext:value-type="float">
            <text:p>3632</text:p>
          </table:table-cell>
          <table:table-cell office:value-type="float" office:value="5192" calcext:value-type="float">
            <text:p>5192</text:p>
          </table:table-cell>
          <table:table-cell office:value-type="currency" office:currency="CZK" office:value="450000" calcext:value-type="currency">
            <text:p>450 000,00 Kč</text:p>
          </table:table-cell>
          <table:table-cell office:value-type="currency" office:currency="CZK" office:value="515700" calcext:value-type="currency">
            <text:p>515 700,00 Kč</text:p>
          </table:table-cell>
          <table:table-cell office:value-type="currency" office:currency="CZK" office:value="361800.71" calcext:value-type="currency">
            <text:p>361 800,71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35" calcext:value-type="float">
            <text:p>3635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2400000" calcext:value-type="currency">
            <text:p>2 400 000,00 Kč</text:p>
          </table:table-cell>
          <table:table-cell office:value-type="currency" office:currency="CZK" office:value="1500000" calcext:value-type="currency">
            <text:p>1 500 000,00 Kč</text:p>
          </table:table-cell>
          <table:table-cell office:value-type="currency" office:currency="CZK" office:value="740512" calcext:value-type="currency">
            <text:p>740 512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35" calcext:value-type="float">
            <text:p>3635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680000" calcext:value-type="currency">
            <text:p>680 000,00 Kč</text:p>
          </table:table-cell>
          <table:table-cell office:value-type="currency" office:currency="CZK" office:value="540369.06" calcext:value-type="currency">
            <text:p>540 369,06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39" calcext:value-type="float">
            <text:p>3639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CZK" office:value="1655000" calcext:value-type="currency">
            <text:p>1 655 000,00 Kč</text:p>
          </table:table-cell>
          <table:table-cell office:value-type="currency" office:currency="CZK" office:value="1722000" calcext:value-type="currency">
            <text:p>1 722 000,00 Kč</text:p>
          </table:table-cell>
          <table:table-cell office:value-type="currency" office:currency="CZK" office:value="1717916" calcext:value-type="currency">
            <text:p>1 717 916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39" calcext:value-type="float">
            <text:p>3639</text:p>
          </table:table-cell>
          <table:table-cell office:value-type="float" office:value="5164" calcext:value-type="float">
            <text:p>5164</text:p>
          </table:table-cell>
          <table:table-cell table:number-columns-repeated="2" office:value-type="currency" office:currency="CZK" office:value="156000" calcext:value-type="currency">
            <text:p>156 000,00 Kč</text:p>
          </table:table-cell>
          <table:table-cell office:value-type="currency" office:currency="CZK" office:value="122550" calcext:value-type="currency">
            <text:p>122 55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39" calcext:value-type="float">
            <text:p>3639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644000" calcext:value-type="currency">
            <text:p>644 000,00 Kč</text:p>
          </table:table-cell>
          <table:table-cell office:value-type="currency" office:currency="CZK" office:value="694000" calcext:value-type="currency">
            <text:p>694 000,00 Kč</text:p>
          </table:table-cell>
          <table:table-cell office:value-type="currency" office:currency="CZK" office:value="318148.7" calcext:value-type="currency">
            <text:p>318 148,7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39" calcext:value-type="float">
            <text:p>3639</text:p>
          </table:table-cell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1430000" calcext:value-type="currency">
            <text:p>1 430 000,00 Kč</text:p>
          </table:table-cell>
          <table:table-cell office:value-type="currency" office:currency="CZK" office:value="1428438.73" calcext:value-type="currency">
            <text:p>1 428 438,73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39" calcext:value-type="float">
            <text:p>3639</text:p>
          </table:table-cell>
          <table:table-cell office:value-type="float" office:value="5171" calcext:value-type="float">
            <text:p>5171</text:p>
          </table:table-cell>
          <table:table-cell/>
          <table:table-cell office:value-type="currency" office:currency="CZK" office:value="3181000" calcext:value-type="currency">
            <text:p>3 181 000,00 Kč</text:p>
          </table:table-cell>
          <table:table-cell office:value-type="currency" office:currency="CZK" office:value="2686043.45" calcext:value-type="currency">
            <text:p>2 686 043,45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39" calcext:value-type="float">
            <text:p>3639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12143000" calcext:value-type="currency">
            <text:p>12 143 000,00 Kč</text:p>
          </table:table-cell>
          <table:table-cell office:value-type="currency" office:currency="CZK" office:value="8426000" calcext:value-type="currency">
            <text:p>8 426 000,00 Kč</text:p>
          </table:table-cell>
          <table:table-cell office:value-type="currency" office:currency="CZK" office:value="8193563.17" calcext:value-type="currency">
            <text:p>8 193 563,17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39" calcext:value-type="float">
            <text:p>3639</text:p>
          </table:table-cell>
          <table:table-cell office:value-type="float" office:value="6130" calcext:value-type="float">
            <text:p>6130</text:p>
          </table:table-cell>
          <table:table-cell office:value-type="currency" office:currency="CZK" office:value="230000" calcext:value-type="currency">
            <text:p>230 000,00 Kč</text:p>
          </table:table-cell>
          <table:table-cell office:value-type="currency" office:currency="CZK" office:value="965000" calcext:value-type="currency">
            <text:p>965 000,00 Kč</text:p>
          </table:table-cell>
          <table:table-cell table:number-columns-repeated="101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39" calcext:value-type="float">
            <text:p>3639</text:p>
          </table:table-cell>
          <table:table-cell office:value-type="float" office:value="6202" calcext:value-type="float">
            <text:p>6202</text:p>
          </table:table-cell>
          <table:table-cell table:number-columns-repeated="3" office:value-type="currency" office:currency="CZK" office:value="6000000" calcext:value-type="currency">
            <text:p>6 000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39" calcext:value-type="float">
            <text:p>3639</text:p>
          </table:table-cell>
          <table:table-cell office:value-type="float" office:value="6313" calcext:value-type="float">
            <text:p>6313</text:p>
          </table:table-cell>
          <table:table-cell/>
          <table:table-cell table:number-columns-repeated="2" office:value-type="currency" office:currency="CZK" office:value="2036000" calcext:value-type="currency">
            <text:p>2 036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39" calcext:value-type="float">
            <text:p>3639</text:p>
          </table:table-cell>
          <table:table-cell office:value-type="float" office:value="6413" calcext:value-type="float">
            <text:p>6413</text:p>
          </table:table-cell>
          <table:table-cell table:number-columns-repeated="2" office:value-type="currency" office:currency="CZK" office:value="516788000" calcext:value-type="currency">
            <text:p>516 788 000,00 Kč</text:p>
          </table:table-cell>
          <table:table-cell office:value-type="currency" office:currency="CZK" office:value="483279659.7" calcext:value-type="currency">
            <text:p>483 279 659,7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99" calcext:value-type="float">
            <text:p>3699</text:p>
          </table:table-cell>
          <table:table-cell office:value-type="float" office:value="5166" calcext:value-type="float">
            <text:p>5166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 table:number-columns-repeated="101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99" calcext:value-type="float">
            <text:p>3699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30000" calcext:value-type="currency">
            <text:p>30 000,00 Kč</text:p>
          </table:table-cell>
          <table:table-cell table:number-columns-repeated="101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99" calcext:value-type="float">
            <text:p>3699</text:p>
          </table:table-cell>
          <table:table-cell office:value-type="float" office:value="5192" calcext:value-type="float">
            <text:p>5192</text:p>
          </table:table-cell>
          <table:table-cell table:number-columns-repeated="2" office:value-type="currency" office:currency="CZK" office:value="50000" calcext:value-type="currency">
            <text:p>50 000,00 Kč</text:p>
          </table:table-cell>
          <table:table-cell office:value-type="currency" office:currency="CZK" office:value="6000" calcext:value-type="currency">
            <text:p>6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99" calcext:value-type="float">
            <text:p>3699</text:p>
          </table:table-cell>
          <table:table-cell office:value-type="float" office:value="5499" calcext:value-type="float">
            <text:p>5499</text:p>
          </table:table-cell>
          <table:table-cell table:number-columns-repeated="2" office:value-type="currency" office:currency="CZK" office:value="50000" calcext:value-type="currency">
            <text:p>50 000,00 Kč</text:p>
          </table:table-cell>
          <table:table-cell table:number-columns-repeated="101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22" calcext:value-type="float">
            <text:p>3722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4600000" calcext:value-type="currency">
            <text:p>4 600 000,00 Kč</text:p>
          </table:table-cell>
          <table:table-cell office:value-type="currency" office:currency="CZK" office:value="3212662" calcext:value-type="currency">
            <text:p>3 212 662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23" calcext:value-type="float">
            <text:p>3723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6101000" calcext:value-type="currency">
            <text:p>6 101 000,00 Kč</text:p>
          </table:table-cell>
          <table:table-cell office:value-type="currency" office:currency="CZK" office:value="6050096" calcext:value-type="currency">
            <text:p>6 050 096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29" calcext:value-type="float">
            <text:p>3729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200000" calcext:value-type="currency">
            <text:p>200 000,00 Kč</text:p>
          </table:table-cell>
          <table:table-cell office:value-type="currency" office:currency="CZK" office:value="123553" calcext:value-type="currency">
            <text:p>123 553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45" calcext:value-type="float">
            <text:p>3745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1230000" calcext:value-type="currency">
            <text:p>1 230 000,00 Kč</text:p>
          </table:table-cell>
          <table:table-cell office:value-type="currency" office:currency="CZK" office:value="1151600" calcext:value-type="currency">
            <text:p>1 151 600,00 Kč</text:p>
          </table:table-cell>
          <table:table-cell office:value-type="currency" office:currency="CZK" office:value="989693.64" calcext:value-type="currency">
            <text:p>989 693,64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45" calcext:value-type="float">
            <text:p>3745</text:p>
          </table:table-cell>
          <table:table-cell office:value-type="float" office:value="5139" calcext:value-type="float">
            <text:p>5139</text:p>
          </table:table-cell>
          <table:table-cell table:number-columns-repeated="2" office:value-type="currency" office:currency="CZK" office:value="300000" calcext:value-type="currency">
            <text:p>300 000,00 Kč</text:p>
          </table:table-cell>
          <table:table-cell office:value-type="currency" office:currency="CZK" office:value="277632.3" calcext:value-type="currency">
            <text:p>277 632,3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45" calcext:value-type="float">
            <text:p>3745</text:p>
          </table:table-cell>
          <table:table-cell office:value-type="float" office:value="5151" calcext:value-type="float">
            <text:p>5151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 office:value-type="currency" office:currency="CZK" office:value="71998" calcext:value-type="currency">
            <text:p>71 998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45" calcext:value-type="float">
            <text:p>3745</text:p>
          </table:table-cell>
          <table:table-cell office:value-type="float" office:value="5154" calcext:value-type="float">
            <text:p>5154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 office:value-type="currency" office:currency="CZK" office:value="47579" calcext:value-type="currency">
            <text:p>47 579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45" calcext:value-type="float">
            <text:p>3745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250000" calcext:value-type="currency">
            <text:p>250 000,00 Kč</text:p>
          </table:table-cell>
          <table:table-cell office:value-type="currency" office:currency="CZK" office:value="387000" calcext:value-type="currency">
            <text:p>387 000,00 Kč</text:p>
          </table:table-cell>
          <table:table-cell office:value-type="currency" office:currency="CZK" office:value="240423.1" calcext:value-type="currency">
            <text:p>240 423,1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45" calcext:value-type="float">
            <text:p>3745</text:p>
          </table:table-cell>
          <table:table-cell office:value-type="float" office:value="5168" calcext:value-type="float">
            <text:p>5168</text:p>
          </table:table-cell>
          <table:table-cell table:number-columns-repeated="2" office:value-type="currency" office:currency="CZK" office:value="150000" calcext:value-type="currency">
            <text:p>150 000,00 Kč</text:p>
          </table:table-cell>
          <table:table-cell office:value-type="currency" office:currency="CZK" office:value="96921" calcext:value-type="currency">
            <text:p>96 921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45" calcext:value-type="float">
            <text:p>3745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50620000" calcext:value-type="currency">
            <text:p>50 620 000,00 Kč</text:p>
          </table:table-cell>
          <table:table-cell office:value-type="currency" office:currency="CZK" office:value="54120000" calcext:value-type="currency">
            <text:p>54 120 000,00 Kč</text:p>
          </table:table-cell>
          <table:table-cell office:value-type="currency" office:currency="CZK" office:value="53919457.56" calcext:value-type="currency">
            <text:p>53 919 457,56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45" calcext:value-type="float">
            <text:p>3745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7500000" calcext:value-type="currency">
            <text:p>7 500 000,00 Kč</text:p>
          </table:table-cell>
          <table:table-cell office:value-type="currency" office:currency="CZK" office:value="9072000" calcext:value-type="currency">
            <text:p>9 072 000,00 Kč</text:p>
          </table:table-cell>
          <table:table-cell office:value-type="currency" office:currency="CZK" office:value="8712878.43" calcext:value-type="currency">
            <text:p>8 712 878,43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45" calcext:value-type="float">
            <text:p>3745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57450000" calcext:value-type="currency">
            <text:p>57 450 000,00 Kč</text:p>
          </table:table-cell>
          <table:table-cell office:value-type="currency" office:currency="CZK" office:value="60991400" calcext:value-type="currency">
            <text:p>60 991 400,00 Kč</text:p>
          </table:table-cell>
          <table:table-cell office:value-type="currency" office:currency="CZK" office:value="33769968.79" calcext:value-type="currency">
            <text:p>33 769 968,79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49" calcext:value-type="float">
            <text:p>374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1500000" calcext:value-type="currency">
            <text:p>1 500 000,00 Kč</text:p>
          </table:table-cell>
          <table:table-cell office:value-type="currency" office:currency="CZK" office:value="1381816" calcext:value-type="currency">
            <text:p>1 381 816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29" calcext:value-type="float">
            <text:p>432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440000" calcext:value-type="currency">
            <text:p>440 000,00 Kč</text:p>
          </table:table-cell>
          <table:table-cell office:value-type="currency" office:currency="CZK" office:value="457200" calcext:value-type="currency">
            <text:p>457 200,00 Kč</text:p>
          </table:table-cell>
          <table:table-cell office:value-type="currency" office:currency="CZK" office:value="287311" calcext:value-type="currency">
            <text:p>287 311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29" calcext:value-type="float">
            <text:p>4329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currency" office:currency="CZK" office:value="70000" calcext:value-type="currency">
            <text:p>70 000,00 Kč</text:p>
          </table:table-cell>
          <table:table-cell office:value-type="currency" office:currency="CZK" office:value="36602" calcext:value-type="currency">
            <text:p>36 602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29" calcext:value-type="float">
            <text:p>4329</text:p>
          </table:table-cell>
          <table:table-cell office:value-type="float" office:value="5222" calcext:value-type="float">
            <text:p>5222</text:p>
          </table:table-cell>
          <table:table-cell/>
          <table:table-cell table:number-columns-repeated="2" office:value-type="currency" office:currency="CZK" office:value="300000" calcext:value-type="currency">
            <text:p>300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39" calcext:value-type="float">
            <text:p>4339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35000" calcext:value-type="currency">
            <text:p>35 000,00 Kč</text:p>
          </table:table-cell>
          <table:table-cell table:number-columns-repeated="101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39" calcext:value-type="float">
            <text:p>4339</text:p>
          </table:table-cell>
          <table:table-cell office:value-type="float" office:value="5167" calcext:value-type="float">
            <text:p>5167</text:p>
          </table:table-cell>
          <table:table-cell/>
          <table:table-cell office:value-type="currency" office:currency="CZK" office:value="400000" calcext:value-type="currency">
            <text:p>400 000,00 Kč</text:p>
          </table:table-cell>
          <table:table-cell office:value-type="currency" office:currency="CZK" office:value="6000" calcext:value-type="currency">
            <text:p>6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39" calcext:value-type="float">
            <text:p>4339</text:p>
          </table:table-cell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1050000" calcext:value-type="currency">
            <text:p>1 050 000,00 Kč</text:p>
          </table:table-cell>
          <table:table-cell table:number-columns-repeated="101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39" calcext:value-type="float">
            <text:p>4339</text:p>
          </table:table-cell>
          <table:table-cell office:value-type="float" office:value="5499" calcext:value-type="float">
            <text:p>5499</text:p>
          </table:table-cell>
          <table:table-cell/>
          <table:table-cell office:value-type="currency" office:currency="CZK" office:value="1248100" calcext:value-type="currency">
            <text:p>1 248 100,00 Kč</text:p>
          </table:table-cell>
          <table:table-cell office:value-type="currency" office:currency="CZK" office:value="10000" calcext:value-type="currency">
            <text:p>10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44" calcext:value-type="float">
            <text:p>4344</text:p>
          </table:table-cell>
          <table:table-cell office:value-type="float" office:value="6121" calcext:value-type="float">
            <text:p>6121</text:p>
          </table:table-cell>
          <table:table-cell table:number-columns-repeated="2" office:value-type="currency" office:currency="CZK" office:value="500000" calcext:value-type="currency">
            <text:p>500 000,00 Kč</text:p>
          </table:table-cell>
          <table:table-cell office:value-type="currency" office:currency="CZK" office:value="266139.5" calcext:value-type="currency">
            <text:p>266 139,5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49" calcext:value-type="float">
            <text:p>4349</text:p>
          </table:table-cell>
          <table:table-cell office:value-type="float" office:value="5166" calcext:value-type="float">
            <text:p>5166</text:p>
          </table:table-cell>
          <table:table-cell table:number-columns-repeated="2" office:value-type="currency" office:currency="CZK" office:value="70000" calcext:value-type="currency">
            <text:p>70 000,00 Kč</text:p>
          </table:table-cell>
          <table:table-cell office:value-type="currency" office:currency="CZK" office:value="30000" calcext:value-type="currency">
            <text:p>30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49" calcext:value-type="float">
            <text:p>4349</text:p>
          </table:table-cell>
          <table:table-cell office:value-type="float" office:value="5167" calcext:value-type="float">
            <text:p>5167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50000" calcext:value-type="currency">
            <text:p>50 000,00 Kč</text:p>
          </table:table-cell>
          <table:table-cell office:value-type="currency" office:currency="CZK" office:value="27847" calcext:value-type="currency">
            <text:p>27 847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51" calcext:value-type="float">
            <text:p>4351</text:p>
          </table:table-cell>
          <table:table-cell office:value-type="float" office:value="5221" calcext:value-type="float">
            <text:p>5221</text:p>
          </table:table-cell>
          <table:table-cell/>
          <table:table-cell table:number-columns-repeated="2" office:value-type="currency" office:currency="CZK" office:value="1375000" calcext:value-type="currency">
            <text:p>1 375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51" calcext:value-type="float">
            <text:p>4351</text:p>
          </table:table-cell>
          <table:table-cell office:value-type="float" office:value="5222" calcext:value-type="float">
            <text:p>5222</text:p>
          </table:table-cell>
          <table:table-cell/>
          <table:table-cell office:value-type="currency" office:currency="CZK" office:value="3165000" calcext:value-type="currency">
            <text:p>3 165 000,00 Kč</text:p>
          </table:table-cell>
          <table:table-cell office:value-type="currency" office:currency="CZK" office:value="1165000" calcext:value-type="currency">
            <text:p>1 165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51" calcext:value-type="float">
            <text:p>4351</text:p>
          </table:table-cell>
          <table:table-cell office:value-type="float" office:value="5223" calcext:value-type="float">
            <text:p>5223</text:p>
          </table:table-cell>
          <table:table-cell/>
          <table:table-cell table:number-columns-repeated="2" office:value-type="currency" office:currency="CZK" office:value="673100" calcext:value-type="currency">
            <text:p>673 1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51" calcext:value-type="float">
            <text:p>4351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45500000" calcext:value-type="currency">
            <text:p>45 500 000,00 Kč</text:p>
          </table:table-cell>
          <table:table-cell office:value-type="currency" office:currency="CZK" office:value="48408600" calcext:value-type="currency">
            <text:p>48 408 600,00 Kč</text:p>
          </table:table-cell>
          <table:table-cell office:value-type="currency" office:currency="CZK" office:value="48408543.95" calcext:value-type="currency">
            <text:p>48 408 543,95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51" calcext:value-type="float">
            <text:p>4351</text:p>
          </table:table-cell>
          <table:table-cell office:value-type="float" office:value="5336" calcext:value-type="float">
            <text:p>5336</text:p>
          </table:table-cell>
          <table:table-cell/>
          <table:table-cell table:number-columns-repeated="2" office:value-type="currency" office:currency="CZK" office:value="2041500" calcext:value-type="currency">
            <text:p>2 041 5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51" calcext:value-type="float">
            <text:p>4351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78800000" calcext:value-type="currency">
            <text:p>78 800 000,00 Kč</text:p>
          </table:table-cell>
          <table:table-cell office:value-type="currency" office:currency="CZK" office:value="77075000" calcext:value-type="currency">
            <text:p>77 075 000,00 Kč</text:p>
          </table:table-cell>
          <table:table-cell office:value-type="currency" office:currency="CZK" office:value="29995724.76" calcext:value-type="currency">
            <text:p>29 995 724,76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74" calcext:value-type="float">
            <text:p>4374</text:p>
          </table:table-cell>
          <table:table-cell office:value-type="float" office:value="5166" calcext:value-type="float">
            <text:p>5166</text:p>
          </table:table-cell>
          <table:table-cell table:number-columns-repeated="2" office:value-type="currency" office:currency="CZK" office:value="190000" calcext:value-type="currency">
            <text:p>190 000,00 Kč</text:p>
          </table:table-cell>
          <table:table-cell office:value-type="currency" office:currency="CZK" office:value="53796.5" calcext:value-type="currency">
            <text:p>53 796,5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74" calcext:value-type="float">
            <text:p>4374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60000" calcext:value-type="currency">
            <text:p>60 000,00 Kč</text:p>
          </table:table-cell>
          <table:table-cell office:value-type="currency" office:currency="CZK" office:value="56060" calcext:value-type="currency">
            <text:p>56 06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74" calcext:value-type="float">
            <text:p>4374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18000000" calcext:value-type="currency">
            <text:p>18 000 000,00 Kč</text:p>
          </table:table-cell>
          <table:table-cell office:value-type="currency" office:currency="CZK" office:value="21193000" calcext:value-type="currency">
            <text:p>21 193 000,00 Kč</text:p>
          </table:table-cell>
          <table:table-cell office:value-type="currency" office:currency="CZK" office:value="149435" calcext:value-type="currency">
            <text:p>149 435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75" calcext:value-type="float">
            <text:p>4375</text:p>
          </table:table-cell>
          <table:table-cell office:value-type="float" office:value="5136" calcext:value-type="float">
            <text:p>5136</text:p>
          </table:table-cell>
          <table:table-cell office:value-type="currency" office:currency="CZK" office:value="25000" calcext:value-type="currency">
            <text:p>25 000,00 Kč</text:p>
          </table:table-cell>
          <table:table-cell office:value-type="currency" office:currency="CZK" office:value="5000" calcext:value-type="currency">
            <text:p>5 000,00 Kč</text:p>
          </table:table-cell>
          <table:table-cell table:number-columns-repeated="101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75" calcext:value-type="float">
            <text:p>4375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70000" calcext:value-type="currency">
            <text:p>70 000,00 Kč</text:p>
          </table:table-cell>
          <table:table-cell office:value-type="currency" office:currency="CZK" office:value="67508" calcext:value-type="currency">
            <text:p>67 508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75" calcext:value-type="float">
            <text:p>4375</text:p>
          </table:table-cell>
          <table:table-cell office:value-type="float" office:value="5139" calcext:value-type="float">
            <text:p>5139</text:p>
          </table:table-cell>
          <table:table-cell/>
          <table:table-cell office:value-type="currency" office:currency="CZK" office:value="85000" calcext:value-type="currency">
            <text:p>85 000,00 Kč</text:p>
          </table:table-cell>
          <table:table-cell office:value-type="currency" office:currency="CZK" office:value="75675.2" calcext:value-type="currency">
            <text:p>75 675,2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75" calcext:value-type="float">
            <text:p>4375</text:p>
          </table:table-cell>
          <table:table-cell office:value-type="float" office:value="5151" calcext:value-type="float">
            <text:p>5151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10000" calcext:value-type="currency">
            <text:p>10 000,00 Kč</text:p>
          </table:table-cell>
          <table:table-cell table:number-columns-repeated="101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75" calcext:value-type="float">
            <text:p>4375</text:p>
          </table:table-cell>
          <table:table-cell office:value-type="float" office:value="5154" calcext:value-type="float">
            <text:p>5154</text:p>
          </table:table-cell>
          <table:table-cell table:number-columns-repeated="2" office:value-type="currency" office:currency="CZK" office:value="70000" calcext:value-type="currency">
            <text:p>70 000,00 Kč</text:p>
          </table:table-cell>
          <table:table-cell office:value-type="currency" office:currency="CZK" office:value="69890" calcext:value-type="currency">
            <text:p>69 89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75" calcext:value-type="float">
            <text:p>4375</text:p>
          </table:table-cell>
          <table:table-cell office:value-type="float" office:value="5167" calcext:value-type="float">
            <text:p>5167</text:p>
          </table:table-cell>
          <table:table-cell/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9000" calcext:value-type="currency">
            <text:p>9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75" calcext:value-type="float">
            <text:p>4375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75000" calcext:value-type="currency">
            <text:p>75 000,00 Kč</text:p>
          </table:table-cell>
          <table:table-cell office:value-type="currency" office:currency="CZK" office:value="145000" calcext:value-type="currency">
            <text:p>145 000,00 Kč</text:p>
          </table:table-cell>
          <table:table-cell office:value-type="currency" office:currency="CZK" office:value="31288" calcext:value-type="currency">
            <text:p>31 288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75" calcext:value-type="float">
            <text:p>4375</text:p>
          </table:table-cell>
          <table:table-cell office:value-type="float" office:value="5175" calcext:value-type="float">
            <text:p>5175</text:p>
          </table:table-cell>
          <table:table-cell/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4902" calcext:value-type="currency">
            <text:p>4 902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78" calcext:value-type="float">
            <text:p>4378</text:p>
          </table:table-cell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1164500" calcext:value-type="currency">
            <text:p>1 164 500,00 Kč</text:p>
          </table:table-cell>
          <table:table-cell office:value-type="currency" office:currency="CZK" office:value="832120" calcext:value-type="currency">
            <text:p>832 12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79" calcext:value-type="float">
            <text:p>4379</text:p>
          </table:table-cell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230410" calcext:value-type="currency">
            <text:p>230 41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212" calcext:value-type="float">
            <text:p>5212</text:p>
          </table:table-cell>
          <table:table-cell office:value-type="float" office:value="5137" calcext:value-type="float">
            <text:p>5137</text:p>
          </table:table-cell>
          <table:table-cell/>
          <table:table-cell office:value-type="currency" office:currency="CZK" office:value="25000" calcext:value-type="currency">
            <text:p>25 000,00 Kč</text:p>
          </table:table-cell>
          <table:table-cell table:number-columns-repeated="101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212" calcext:value-type="float">
            <text:p>5212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90000" calcext:value-type="currency">
            <text:p>90 000,00 Kč</text:p>
          </table:table-cell>
          <table:table-cell office:value-type="currency" office:currency="CZK" office:value="130000" calcext:value-type="currency">
            <text:p>130 000,00 Kč</text:p>
          </table:table-cell>
          <table:table-cell table:number-columns-repeated="101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212" calcext:value-type="float">
            <text:p>5212</text:p>
          </table:table-cell>
          <table:table-cell office:value-type="float" office:value="5164" calcext:value-type="float">
            <text:p>5164</text:p>
          </table:table-cell>
          <table:table-cell table:number-columns-repeated="2" office:value-type="currency" office:currency="CZK" office:value="5000" calcext:value-type="currency">
            <text:p>5 000,00 Kč</text:p>
          </table:table-cell>
          <table:table-cell office:value-type="currency" office:currency="CZK" office:value="595" calcext:value-type="currency">
            <text:p>595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212" calcext:value-type="float">
            <text:p>5212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130000" calcext:value-type="currency">
            <text:p>130 000,00 Kč</text:p>
          </table:table-cell>
          <table:table-cell office:value-type="currency" office:currency="CZK" office:value="104271.49" calcext:value-type="currency">
            <text:p>104 271,49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212" calcext:value-type="float">
            <text:p>5212</text:p>
          </table:table-cell>
          <table:table-cell office:value-type="float" office:value="5171" calcext:value-type="float">
            <text:p>5171</text:p>
          </table:table-cell>
          <table:table-cell table:number-columns-repeated="2" office:value-type="currency" office:currency="CZK" office:value="45000" calcext:value-type="currency">
            <text:p>45 000,00 Kč</text:p>
          </table:table-cell>
          <table:table-cell table:number-columns-repeated="101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311" calcext:value-type="float">
            <text:p>5311</text:p>
          </table:table-cell>
          <table:table-cell office:value-type="float" office:value="5137" calcext:value-type="float">
            <text:p>5137</text:p>
          </table:table-cell>
          <table:table-cell/>
          <table:table-cell office:value-type="currency" office:currency="CZK" office:value="500000" calcext:value-type="currency">
            <text:p>500 000,00 Kč</text:p>
          </table:table-cell>
          <table:table-cell office:value-type="currency" office:currency="CZK" office:value="359524.88" calcext:value-type="currency">
            <text:p>359 524,88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311" calcext:value-type="float">
            <text:p>5311</text:p>
          </table:table-cell>
          <table:table-cell office:value-type="float" office:value="5154" calcext:value-type="float">
            <text:p>5154</text:p>
          </table:table-cell>
          <table:table-cell office:value-type="currency" office:currency="CZK" office:value="80000" calcext:value-type="currency">
            <text:p>80 000,00 Kč</text:p>
          </table:table-cell>
          <table:table-cell office:value-type="currency" office:currency="CZK" office:value="180000" calcext:value-type="currency">
            <text:p>180 000,00 Kč</text:p>
          </table:table-cell>
          <table:table-cell office:value-type="currency" office:currency="CZK" office:value="109895" calcext:value-type="currency">
            <text:p>109 895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311" calcext:value-type="float">
            <text:p>5311</text:p>
          </table:table-cell>
          <table:table-cell office:value-type="float" office:value="5162" calcext:value-type="float">
            <text:p>5162</text:p>
          </table:table-cell>
          <table:table-cell table:number-columns-repeated="2" office:value-type="currency" office:currency="CZK" office:value="150000" calcext:value-type="currency">
            <text:p>150 000,00 Kč</text:p>
          </table:table-cell>
          <table:table-cell office:value-type="currency" office:currency="CZK" office:value="52156.59" calcext:value-type="currency">
            <text:p>52 156,59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311" calcext:value-type="float">
            <text:p>5311</text:p>
          </table:table-cell>
          <table:table-cell office:value-type="float" office:value="5166" calcext:value-type="float">
            <text:p>5166</text:p>
          </table:table-cell>
          <table:table-cell/>
          <table:table-cell office:value-type="currency" office:currency="CZK" office:value="500000" calcext:value-type="currency">
            <text:p>500 000,00 Kč</text:p>
          </table:table-cell>
          <table:table-cell office:value-type="currency" office:currency="CZK" office:value="456170" calcext:value-type="currency">
            <text:p>456 17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311" calcext:value-type="float">
            <text:p>531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0000000" calcext:value-type="currency">
            <text:p>10 000 000,00 Kč</text:p>
          </table:table-cell>
          <table:table-cell office:value-type="currency" office:currency="CZK" office:value="8735000" calcext:value-type="currency">
            <text:p>8 735 000,00 Kč</text:p>
          </table:table-cell>
          <table:table-cell office:value-type="currency" office:currency="CZK" office:value="5823601.39" calcext:value-type="currency">
            <text:p>5 823 601,39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311" calcext:value-type="float">
            <text:p>5311</text:p>
          </table:table-cell>
          <table:table-cell office:value-type="float" office:value="5194" calcext:value-type="float">
            <text:p>5194</text:p>
          </table:table-cell>
          <table:table-cell/>
          <table:table-cell table:number-columns-repeated="2" office:value-type="currency" office:currency="CZK" office:value="100000" calcext:value-type="currency">
            <text:p>100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311" calcext:value-type="float">
            <text:p>5311</text:p>
          </table:table-cell>
          <table:table-cell office:value-type="float" office:value="6111" calcext:value-type="float">
            <text:p>6111</text:p>
          </table:table-cell>
          <table:table-cell/>
          <table:table-cell office:value-type="currency" office:currency="CZK" office:value="2000000" calcext:value-type="currency">
            <text:p>2 000 000,00 Kč</text:p>
          </table:table-cell>
          <table:table-cell office:value-type="currency" office:currency="CZK" office:value="1929950" calcext:value-type="currency">
            <text:p>1 929 95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311" calcext:value-type="float">
            <text:p>5311</text:p>
          </table:table-cell>
          <table:table-cell office:value-type="float" office:value="6119" calcext:value-type="float">
            <text:p>6119</text:p>
          </table:table-cell>
          <table:table-cell/>
          <table:table-cell office:value-type="currency" office:currency="CZK" office:value="2000000" calcext:value-type="currency">
            <text:p>2 000 000,00 Kč</text:p>
          </table:table-cell>
          <table:table-cell office:value-type="currency" office:currency="CZK" office:value="1990830" calcext:value-type="currency">
            <text:p>1 990 83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311" calcext:value-type="float">
            <text:p>5311</text:p>
          </table:table-cell>
          <table:table-cell office:value-type="float" office:value="6122" calcext:value-type="float">
            <text:p>6122</text:p>
          </table:table-cell>
          <table:table-cell office:value-type="currency" office:currency="CZK" office:value="24480000" calcext:value-type="currency">
            <text:p>24 480 000,00 Kč</text:p>
          </table:table-cell>
          <table:table-cell office:value-type="currency" office:currency="CZK" office:value="20480000" calcext:value-type="currency">
            <text:p>20 480 000,00 Kč</text:p>
          </table:table-cell>
          <table:table-cell office:value-type="currency" office:currency="CZK" office:value="17202896.26" calcext:value-type="currency">
            <text:p>17 202 896,26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2" calcext:value-type="float">
            <text:p>6112</text:p>
          </table:table-cell>
          <table:table-cell office:value-type="float" office:value="5021" calcext:value-type="float">
            <text:p>5021</text:p>
          </table:table-cell>
          <table:table-cell/>
          <table:table-cell office:value-type="currency" office:currency="CZK" office:value="80000" calcext:value-type="currency">
            <text:p>80 000,00 Kč</text:p>
          </table:table-cell>
          <table:table-cell office:value-type="currency" office:currency="CZK" office:value="37800" calcext:value-type="currency">
            <text:p>37 8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2" calcext:value-type="float">
            <text:p>6112</text:p>
          </table:table-cell>
          <table:table-cell office:value-type="float" office:value="5023" calcext:value-type="float">
            <text:p>5023</text:p>
          </table:table-cell>
          <table:table-cell office:value-type="currency" office:currency="CZK" office:value="10000000" calcext:value-type="currency">
            <text:p>10 000 000,00 Kč</text:p>
          </table:table-cell>
          <table:table-cell office:value-type="currency" office:currency="CZK" office:value="9770000" calcext:value-type="currency">
            <text:p>9 770 000,00 Kč</text:p>
          </table:table-cell>
          <table:table-cell office:value-type="currency" office:currency="CZK" office:value="9305472" calcext:value-type="currency">
            <text:p>9 305 472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2" calcext:value-type="float">
            <text:p>6112</text:p>
          </table:table-cell>
          <table:table-cell office:value-type="float" office:value="5031" calcext:value-type="float">
            <text:p>5031</text:p>
          </table:table-cell>
          <table:table-cell table:number-columns-repeated="2" office:value-type="currency" office:currency="CZK" office:value="2400000" calcext:value-type="currency">
            <text:p>2 400 000,00 Kč</text:p>
          </table:table-cell>
          <table:table-cell office:value-type="currency" office:currency="CZK" office:value="1815369" calcext:value-type="currency">
            <text:p>1 815 369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2" calcext:value-type="float">
            <text:p>6112</text:p>
          </table:table-cell>
          <table:table-cell office:value-type="float" office:value="5032" calcext:value-type="float">
            <text:p>5032</text:p>
          </table:table-cell>
          <table:table-cell table:number-columns-repeated="2" office:value-type="currency" office:currency="CZK" office:value="920000" calcext:value-type="currency">
            <text:p>920 000,00 Kč</text:p>
          </table:table-cell>
          <table:table-cell office:value-type="currency" office:currency="CZK" office:value="767503" calcext:value-type="currency">
            <text:p>767 503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2" calcext:value-type="float">
            <text:p>6112</text:p>
          </table:table-cell>
          <table:table-cell office:value-type="float" office:value="5424" calcext:value-type="float">
            <text:p>5424</text:p>
          </table:table-cell>
          <table:table-cell table:number-columns-repeated="2" office:value-type="currency" office:currency="CZK" office:value="25000" calcext:value-type="currency">
            <text:p>25 000,00 Kč</text:p>
          </table:table-cell>
          <table:table-cell table:number-columns-repeated="101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2" calcext:value-type="float">
            <text:p>6112</text:p>
          </table:table-cell>
          <table:table-cell office:value-type="float" office:value="5499" calcext:value-type="float">
            <text:p>5499</text:p>
          </table:table-cell>
          <table:table-cell office:value-type="currency" office:currency="CZK" office:value="77000" calcext:value-type="currency">
            <text:p>77 000,00 Kč</text:p>
          </table:table-cell>
          <table:table-cell office:value-type="currency" office:currency="CZK" office:value="302000" calcext:value-type="currency">
            <text:p>302 000,00 Kč</text:p>
          </table:table-cell>
          <table:table-cell office:value-type="currency" office:currency="CZK" office:value="193335" calcext:value-type="currency">
            <text:p>193 335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5" calcext:value-type="float">
            <text:p>6115</text:p>
          </table:table-cell>
          <table:table-cell office:value-type="float" office:value="5019" calcext:value-type="float">
            <text:p>5019</text:p>
          </table:table-cell>
          <table:table-cell/>
          <table:table-cell office:value-type="currency" office:currency="CZK" office:value="20000" calcext:value-type="currency">
            <text:p>20 000,00 Kč</text:p>
          </table:table-cell>
          <table:table-cell office:value-type="currency" office:currency="CZK" office:value="10210.28" calcext:value-type="currency">
            <text:p>10 210,28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5" calcext:value-type="float">
            <text:p>6115</text:p>
          </table:table-cell>
          <table:table-cell office:value-type="float" office:value="5021" calcext:value-type="float">
            <text:p>5021</text:p>
          </table:table-cell>
          <table:table-cell/>
          <table:table-cell office:value-type="currency" office:currency="CZK" office:value="1161900" calcext:value-type="currency">
            <text:p>1 161 900,00 Kč</text:p>
          </table:table-cell>
          <table:table-cell office:value-type="currency" office:currency="CZK" office:value="1478787" calcext:value-type="currency">
            <text:p>1 478 787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5" calcext:value-type="float">
            <text:p>6115</text:p>
          </table:table-cell>
          <table:table-cell office:value-type="float" office:value="5029" calcext:value-type="float">
            <text:p>5029</text:p>
          </table:table-cell>
          <table:table-cell/>
          <table:table-cell office:value-type="currency" office:currency="CZK" office:value="23000" calcext:value-type="currency">
            <text:p>23 000,00 Kč</text:p>
          </table:table-cell>
          <table:table-cell office:value-type="currency" office:currency="CZK" office:value="6280" calcext:value-type="currency">
            <text:p>6 28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5" calcext:value-type="float">
            <text:p>6115</text:p>
          </table:table-cell>
          <table:table-cell office:value-type="float" office:value="5039" calcext:value-type="float">
            <text:p>5039</text:p>
          </table:table-cell>
          <table:table-cell/>
          <table:table-cell office:value-type="currency" office:currency="CZK" office:value="7000" calcext:value-type="currency">
            <text:p>7 000,00 Kč</text:p>
          </table:table-cell>
          <table:table-cell office:value-type="currency" office:currency="CZK" office:value="2986.96" calcext:value-type="currency">
            <text:p>2 986,96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5" calcext:value-type="float">
            <text:p>6115</text:p>
          </table:table-cell>
          <table:table-cell office:value-type="float" office:value="5139" calcext:value-type="float">
            <text:p>5139</text:p>
          </table:table-cell>
          <table:table-cell/>
          <table:table-cell office:value-type="currency" office:currency="CZK" office:value="170000" calcext:value-type="currency">
            <text:p>170 000,00 Kč</text:p>
          </table:table-cell>
          <table:table-cell office:value-type="currency" office:currency="CZK" office:value="196787.6" calcext:value-type="currency">
            <text:p>196 787,6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5" calcext:value-type="float">
            <text:p>6115</text:p>
          </table:table-cell>
          <table:table-cell office:value-type="float" office:value="5156" calcext:value-type="float">
            <text:p>5156</text:p>
          </table:table-cell>
          <table:table-cell/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2243.66" calcext:value-type="currency">
            <text:p>2 243,66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5" calcext:value-type="float">
            <text:p>6115</text:p>
          </table:table-cell>
          <table:table-cell office:value-type="float" office:value="5161" calcext:value-type="float">
            <text:p>5161</text:p>
          </table:table-cell>
          <table:table-cell/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5795" calcext:value-type="currency">
            <text:p>5 795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5" calcext:value-type="float">
            <text:p>6115</text:p>
          </table:table-cell>
          <table:table-cell office:value-type="float" office:value="5162" calcext:value-type="float">
            <text:p>5162</text:p>
          </table:table-cell>
          <table:table-cell/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3929.52" calcext:value-type="currency">
            <text:p>3 929,52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5" calcext:value-type="float">
            <text:p>6115</text:p>
          </table:table-cell>
          <table:table-cell office:value-type="float" office:value="5164" calcext:value-type="float">
            <text:p>5164</text:p>
          </table:table-cell>
          <table:table-cell/>
          <table:table-cell office:value-type="currency" office:currency="CZK" office:value="90000" calcext:value-type="currency">
            <text:p>90 000,00 Kč</text:p>
          </table:table-cell>
          <table:table-cell office:value-type="currency" office:currency="CZK" office:value="86400" calcext:value-type="currency">
            <text:p>86 4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5" calcext:value-type="float">
            <text:p>6115</text:p>
          </table:table-cell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1274500" calcext:value-type="currency">
            <text:p>1 274 500,00 Kč</text:p>
          </table:table-cell>
          <table:table-cell office:value-type="currency" office:currency="CZK" office:value="1154766.8" calcext:value-type="currency">
            <text:p>1 154 766,8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5" calcext:value-type="float">
            <text:p>6115</text:p>
          </table:table-cell>
          <table:table-cell office:value-type="float" office:value="5173" calcext:value-type="float">
            <text:p>5173</text:p>
          </table:table-cell>
          <table:table-cell/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1352" calcext:value-type="currency">
            <text:p>1 352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5" calcext:value-type="float">
            <text:p>6115</text:p>
          </table:table-cell>
          <table:table-cell office:value-type="float" office:value="5175" calcext:value-type="float">
            <text:p>5175</text:p>
          </table:table-cell>
          <table:table-cell/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4566" calcext:value-type="currency">
            <text:p>4 566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7" calcext:value-type="float">
            <text:p>6117</text:p>
          </table:table-cell>
          <table:table-cell office:value-type="float" office:value="5019" calcext:value-type="float">
            <text:p>5019</text:p>
          </table:table-cell>
          <table:table-cell/>
          <table:table-cell office:value-type="currency" office:currency="CZK" office:value="20000" calcext:value-type="currency">
            <text:p>20 000,00 Kč</text:p>
          </table:table-cell>
          <table:table-cell office:value-type="currency" office:currency="CZK" office:value="7994" calcext:value-type="currency">
            <text:p>7 994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7" calcext:value-type="float">
            <text:p>6117</text:p>
          </table:table-cell>
          <table:table-cell office:value-type="float" office:value="5021" calcext:value-type="float">
            <text:p>5021</text:p>
          </table:table-cell>
          <table:table-cell/>
          <table:table-cell office:value-type="currency" office:currency="CZK" office:value="1668700" calcext:value-type="currency">
            <text:p>1 668 700,00 Kč</text:p>
          </table:table-cell>
          <table:table-cell office:value-type="currency" office:currency="CZK" office:value="1479366" calcext:value-type="currency">
            <text:p>1 479 366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7" calcext:value-type="float">
            <text:p>6117</text:p>
          </table:table-cell>
          <table:table-cell office:value-type="float" office:value="5029" calcext:value-type="float">
            <text:p>5029</text:p>
          </table:table-cell>
          <table:table-cell/>
          <table:table-cell office:value-type="currency" office:currency="CZK" office:value="13200" calcext:value-type="currency">
            <text:p>13 200,00 Kč</text:p>
          </table:table-cell>
          <table:table-cell office:value-type="currency" office:currency="CZK" office:value="11912" calcext:value-type="currency">
            <text:p>11 912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7" calcext:value-type="float">
            <text:p>6117</text:p>
          </table:table-cell>
          <table:table-cell office:value-type="float" office:value="5039" calcext:value-type="float">
            <text:p>5039</text:p>
          </table:table-cell>
          <table:table-cell/>
          <table:table-cell office:value-type="currency" office:currency="CZK" office:value="6800" calcext:value-type="currency">
            <text:p>6 800,00 Kč</text:p>
          </table:table-cell>
          <table:table-cell office:value-type="currency" office:currency="CZK" office:value="1610" calcext:value-type="currency">
            <text:p>1 61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7" calcext:value-type="float">
            <text:p>6117</text:p>
          </table:table-cell>
          <table:table-cell office:value-type="float" office:value="5139" calcext:value-type="float">
            <text:p>5139</text:p>
          </table:table-cell>
          <table:table-cell/>
          <table:table-cell office:value-type="currency" office:currency="CZK" office:value="177300" calcext:value-type="currency">
            <text:p>177 300,00 Kč</text:p>
          </table:table-cell>
          <table:table-cell office:value-type="currency" office:currency="CZK" office:value="105136.9" calcext:value-type="currency">
            <text:p>105 136,9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7" calcext:value-type="float">
            <text:p>6117</text:p>
          </table:table-cell>
          <table:table-cell office:value-type="float" office:value="5156" calcext:value-type="float">
            <text:p>5156</text:p>
          </table:table-cell>
          <table:table-cell/>
          <table:table-cell office:value-type="currency" office:currency="CZK" office:value="3000" calcext:value-type="currency">
            <text:p>3 000,00 Kč</text:p>
          </table:table-cell>
          <table:table-cell office:value-type="currency" office:currency="CZK" office:value="779.85" calcext:value-type="currency">
            <text:p>779,85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7" calcext:value-type="float">
            <text:p>6117</text:p>
          </table:table-cell>
          <table:table-cell office:value-type="float" office:value="5161" calcext:value-type="float">
            <text:p>5161</text:p>
          </table:table-cell>
          <table:table-cell/>
          <table:table-cell office:value-type="currency" office:currency="CZK" office:value="12000" calcext:value-type="currency">
            <text:p>12 000,00 Kč</text:p>
          </table:table-cell>
          <table:table-cell office:value-type="currency" office:currency="CZK" office:value="8390.5" calcext:value-type="currency">
            <text:p>8 390,5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7" calcext:value-type="float">
            <text:p>6117</text:p>
          </table:table-cell>
          <table:table-cell office:value-type="float" office:value="5162" calcext:value-type="float">
            <text:p>5162</text:p>
          </table:table-cell>
          <table:table-cell/>
          <table:table-cell office:value-type="currency" office:currency="CZK" office:value="15000" calcext:value-type="currency">
            <text:p>15 000,00 Kč</text:p>
          </table:table-cell>
          <table:table-cell office:value-type="currency" office:currency="CZK" office:value="2740.13" calcext:value-type="currency">
            <text:p>2 740,13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7" calcext:value-type="float">
            <text:p>6117</text:p>
          </table:table-cell>
          <table:table-cell office:value-type="float" office:value="5164" calcext:value-type="float">
            <text:p>5164</text:p>
          </table:table-cell>
          <table:table-cell/>
          <table:table-cell office:value-type="currency" office:currency="CZK" office:value="90000" calcext:value-type="currency">
            <text:p>90 000,00 Kč</text:p>
          </table:table-cell>
          <table:table-cell office:value-type="currency" office:currency="CZK" office:value="86400" calcext:value-type="currency">
            <text:p>86 4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7" calcext:value-type="float">
            <text:p>6117</text:p>
          </table:table-cell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1303200" calcext:value-type="currency">
            <text:p>1 303 200,00 Kč</text:p>
          </table:table-cell>
          <table:table-cell office:value-type="currency" office:currency="CZK" office:value="1132518.8" calcext:value-type="currency">
            <text:p>1 132 518,8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7" calcext:value-type="float">
            <text:p>6117</text:p>
          </table:table-cell>
          <table:table-cell office:value-type="float" office:value="5173" calcext:value-type="float">
            <text:p>5173</text:p>
          </table:table-cell>
          <table:table-cell/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840" calcext:value-type="currency">
            <text:p>84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7" calcext:value-type="float">
            <text:p>6117</text:p>
          </table:table-cell>
          <table:table-cell office:value-type="float" office:value="5175" calcext:value-type="float">
            <text:p>5175</text:p>
          </table:table-cell>
          <table:table-cell/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3877" calcext:value-type="currency">
            <text:p>3 877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011" calcext:value-type="float">
            <text:p>5011</text:p>
          </table:table-cell>
          <table:table-cell office:value-type="currency" office:currency="CZK" office:value="133300000" calcext:value-type="currency">
            <text:p>133 300 000,00 Kč</text:p>
          </table:table-cell>
          <table:table-cell office:value-type="currency" office:currency="CZK" office:value="136429100" calcext:value-type="currency">
            <text:p>136 429 100,00 Kč</text:p>
          </table:table-cell>
          <table:table-cell office:value-type="currency" office:currency="CZK" office:value="133504454" calcext:value-type="currency">
            <text:p>133 504 454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021" calcext:value-type="float">
            <text:p>5021</text:p>
          </table:table-cell>
          <table:table-cell office:value-type="currency" office:currency="CZK" office:value="4248000" calcext:value-type="currency">
            <text:p>4 248 000,00 Kč</text:p>
          </table:table-cell>
          <table:table-cell office:value-type="currency" office:currency="CZK" office:value="5267300" calcext:value-type="currency">
            <text:p>5 267 300,00 Kč</text:p>
          </table:table-cell>
          <table:table-cell office:value-type="currency" office:currency="CZK" office:value="4352193" calcext:value-type="currency">
            <text:p>4 352 193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024" calcext:value-type="float">
            <text:p>5024</text:p>
          </table:table-cell>
          <table:table-cell office:value-type="currency" office:currency="CZK" office:value="900000" calcext:value-type="currency">
            <text:p>900 000,00 Kč</text:p>
          </table:table-cell>
          <table:table-cell office:value-type="currency" office:currency="CZK" office:value="250000" calcext:value-type="currency">
            <text:p>250 000,00 Kč</text:p>
          </table:table-cell>
          <table:table-cell office:value-type="currency" office:currency="CZK" office:value="229467" calcext:value-type="currency">
            <text:p>229 467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031" calcext:value-type="float">
            <text:p>5031</text:p>
          </table:table-cell>
          <table:table-cell office:value-type="currency" office:currency="CZK" office:value="34772000" calcext:value-type="currency">
            <text:p>34 772 000,00 Kč</text:p>
          </table:table-cell>
          <table:table-cell office:value-type="currency" office:currency="CZK" office:value="35588300" calcext:value-type="currency">
            <text:p>35 588 300,00 Kč</text:p>
          </table:table-cell>
          <table:table-cell office:value-type="currency" office:currency="CZK" office:value="34572001" calcext:value-type="currency">
            <text:p>34 572 001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032" calcext:value-type="float">
            <text:p>5032</text:p>
          </table:table-cell>
          <table:table-cell office:value-type="currency" office:currency="CZK" office:value="12580000" calcext:value-type="currency">
            <text:p>12 580 000,00 Kč</text:p>
          </table:table-cell>
          <table:table-cell office:value-type="currency" office:currency="CZK" office:value="12872900" calcext:value-type="currency">
            <text:p>12 872 900,00 Kč</text:p>
          </table:table-cell>
          <table:table-cell office:value-type="currency" office:currency="CZK" office:value="12524444" calcext:value-type="currency">
            <text:p>12 524 444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038" calcext:value-type="float">
            <text:p>5038</text:p>
          </table:table-cell>
          <table:table-cell table:number-columns-repeated="2" office:value-type="currency" office:currency="CZK" office:value="665000" calcext:value-type="currency">
            <text:p>665 000,00 Kč</text:p>
          </table:table-cell>
          <table:table-cell office:value-type="currency" office:currency="CZK" office:value="618325" calcext:value-type="currency">
            <text:p>618 325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134" calcext:value-type="float">
            <text:p>5134</text:p>
          </table:table-cell>
          <table:table-cell table:number-columns-repeated="2" office:value-type="currency" office:currency="CZK" office:value="30000" calcext:value-type="currency">
            <text:p>30 000,00 Kč</text:p>
          </table:table-cell>
          <table:table-cell office:value-type="currency" office:currency="CZK" office:value="10936" calcext:value-type="currency">
            <text:p>10 936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136" calcext:value-type="float">
            <text:p>5136</text:p>
          </table:table-cell>
          <table:table-cell table:number-columns-repeated="2" office:value-type="currency" office:currency="CZK" office:value="570000" calcext:value-type="currency">
            <text:p>570 000,00 Kč</text:p>
          </table:table-cell>
          <table:table-cell office:value-type="currency" office:currency="CZK" office:value="152167.3" calcext:value-type="currency">
            <text:p>152 167,3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2800000" calcext:value-type="currency">
            <text:p>2 800 000,00 Kč</text:p>
          </table:table-cell>
          <table:table-cell office:value-type="currency" office:currency="CZK" office:value="3718000" calcext:value-type="currency">
            <text:p>3 718 000,00 Kč</text:p>
          </table:table-cell>
          <table:table-cell office:value-type="currency" office:currency="CZK" office:value="3214760.07" calcext:value-type="currency">
            <text:p>3 214 760,07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3940000" calcext:value-type="currency">
            <text:p>3 940 000,00 Kč</text:p>
          </table:table-cell>
          <table:table-cell office:value-type="currency" office:currency="CZK" office:value="4030000" calcext:value-type="currency">
            <text:p>4 030 000,00 Kč</text:p>
          </table:table-cell>
          <table:table-cell office:value-type="currency" office:currency="CZK" office:value="3182508.57" calcext:value-type="currency">
            <text:p>3 182 508,57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142" calcext:value-type="float">
            <text:p>5142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 table:number-columns-repeated="101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151" calcext:value-type="float">
            <text:p>5151</text:p>
          </table:table-cell>
          <table:table-cell office:value-type="currency" office:currency="CZK" office:value="650000" calcext:value-type="currency">
            <text:p>650 000,00 Kč</text:p>
          </table:table-cell>
          <table:table-cell office:value-type="currency" office:currency="CZK" office:value="660000" calcext:value-type="currency">
            <text:p>660 000,00 Kč</text:p>
          </table:table-cell>
          <table:table-cell office:value-type="currency" office:currency="CZK" office:value="542976.93" calcext:value-type="currency">
            <text:p>542 976,93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152" calcext:value-type="float">
            <text:p>5152</text:p>
          </table:table-cell>
          <table:table-cell table:number-columns-repeated="2" office:value-type="currency" office:currency="CZK" office:value="450000" calcext:value-type="currency">
            <text:p>450 000,00 Kč</text:p>
          </table:table-cell>
          <table:table-cell office:value-type="currency" office:currency="CZK" office:value="290447.91" calcext:value-type="currency">
            <text:p>290 447,91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153" calcext:value-type="float">
            <text:p>5153</text:p>
          </table:table-cell>
          <table:table-cell table:number-columns-repeated="2" office:value-type="currency" office:currency="CZK" office:value="3500000" calcext:value-type="currency">
            <text:p>3 500 000,00 Kč</text:p>
          </table:table-cell>
          <table:table-cell office:value-type="currency" office:currency="CZK" office:value="2808216" calcext:value-type="currency">
            <text:p>2 808 216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154" calcext:value-type="float">
            <text:p>5154</text:p>
          </table:table-cell>
          <table:table-cell office:value-type="currency" office:currency="CZK" office:value="4600000" calcext:value-type="currency">
            <text:p>4 600 000,00 Kč</text:p>
          </table:table-cell>
          <table:table-cell office:value-type="currency" office:currency="CZK" office:value="4700000" calcext:value-type="currency">
            <text:p>4 700 000,00 Kč</text:p>
          </table:table-cell>
          <table:table-cell office:value-type="currency" office:currency="CZK" office:value="3658736.94" calcext:value-type="currency">
            <text:p>3 658 736,94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156" calcext:value-type="float">
            <text:p>5156</text:p>
          </table:table-cell>
          <table:table-cell office:value-type="currency" office:currency="CZK" office:value="450000" calcext:value-type="currency">
            <text:p>450 000,00 Kč</text:p>
          </table:table-cell>
          <table:table-cell office:value-type="currency" office:currency="CZK" office:value="485000" calcext:value-type="currency">
            <text:p>485 000,00 Kč</text:p>
          </table:table-cell>
          <table:table-cell office:value-type="currency" office:currency="CZK" office:value="312287.16" calcext:value-type="currency">
            <text:p>312 287,16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161" calcext:value-type="float">
            <text:p>5161</text:p>
          </table:table-cell>
          <table:table-cell office:value-type="currency" office:currency="CZK" office:value="2000000" calcext:value-type="currency">
            <text:p>2 000 000,00 Kč</text:p>
          </table:table-cell>
          <table:table-cell office:value-type="currency" office:currency="CZK" office:value="2015000" calcext:value-type="currency">
            <text:p>2 015 000,00 Kč</text:p>
          </table:table-cell>
          <table:table-cell office:value-type="currency" office:currency="CZK" office:value="1805533.1" calcext:value-type="currency">
            <text:p>1 805 533,1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162" calcext:value-type="float">
            <text:p>5162</text:p>
          </table:table-cell>
          <table:table-cell office:value-type="currency" office:currency="CZK" office:value="1800000" calcext:value-type="currency">
            <text:p>1 800 000,00 Kč</text:p>
          </table:table-cell>
          <table:table-cell office:value-type="currency" office:currency="CZK" office:value="1820000" calcext:value-type="currency">
            <text:p>1 820 000,00 Kč</text:p>
          </table:table-cell>
          <table:table-cell office:value-type="currency" office:currency="CZK" office:value="1271172.43" calcext:value-type="currency">
            <text:p>1 271 172,43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CZK" office:value="270000" calcext:value-type="currency">
            <text:p>270 000,00 Kč</text:p>
          </table:table-cell>
          <table:table-cell office:value-type="currency" office:currency="CZK" office:value="276000" calcext:value-type="currency">
            <text:p>276 000,00 Kč</text:p>
          </table:table-cell>
          <table:table-cell office:value-type="currency" office:currency="CZK" office:value="182533" calcext:value-type="currency">
            <text:p>182 533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164" calcext:value-type="float">
            <text:p>5164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 table:number-columns-repeated="101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2100000" calcext:value-type="currency">
            <text:p>2 100 000,00 Kč</text:p>
          </table:table-cell>
          <table:table-cell office:value-type="currency" office:currency="CZK" office:value="5000000" calcext:value-type="currency">
            <text:p>5 000 000,00 Kč</text:p>
          </table:table-cell>
          <table:table-cell office:value-type="currency" office:currency="CZK" office:value="448766" calcext:value-type="currency">
            <text:p>448 766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167" calcext:value-type="float">
            <text:p>5167</text:p>
          </table:table-cell>
          <table:table-cell office:value-type="currency" office:currency="CZK" office:value="2280000" calcext:value-type="currency">
            <text:p>2 280 000,00 Kč</text:p>
          </table:table-cell>
          <table:table-cell office:value-type="currency" office:currency="CZK" office:value="2945500" calcext:value-type="currency">
            <text:p>2 945 500,00 Kč</text:p>
          </table:table-cell>
          <table:table-cell office:value-type="currency" office:currency="CZK" office:value="1717337.61" calcext:value-type="currency">
            <text:p>1 717 337,61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31508000" calcext:value-type="currency">
            <text:p>31 508 000,00 Kč</text:p>
          </table:table-cell>
          <table:table-cell office:value-type="currency" office:currency="CZK" office:value="33411000" calcext:value-type="currency">
            <text:p>33 411 000,00 Kč</text:p>
          </table:table-cell>
          <table:table-cell office:value-type="currency" office:currency="CZK" office:value="28067795.16" calcext:value-type="currency">
            <text:p>28 067 795,16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10300000" calcext:value-type="currency">
            <text:p>10 300 000,00 Kč</text:p>
          </table:table-cell>
          <table:table-cell office:value-type="currency" office:currency="CZK" office:value="13854000" calcext:value-type="currency">
            <text:p>13 854 000,00 Kč</text:p>
          </table:table-cell>
          <table:table-cell office:value-type="currency" office:currency="CZK" office:value="9018532.35" calcext:value-type="currency">
            <text:p>9 018 532,35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172" calcext:value-type="float">
            <text:p>5172</text:p>
          </table:table-cell>
          <table:table-cell office:value-type="currency" office:currency="CZK" office:value="500000" calcext:value-type="currency">
            <text:p>500 000,00 Kč</text:p>
          </table:table-cell>
          <table:table-cell office:value-type="currency" office:currency="CZK" office:value="800000" calcext:value-type="currency">
            <text:p>800 000,00 Kč</text:p>
          </table:table-cell>
          <table:table-cell office:value-type="currency" office:currency="CZK" office:value="496416.04" calcext:value-type="currency">
            <text:p>496 416,04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173" calcext:value-type="float">
            <text:p>5173</text:p>
          </table:table-cell>
          <table:table-cell table:number-columns-repeated="2" office:value-type="currency" office:currency="CZK" office:value="60000" calcext:value-type="currency">
            <text:p>60 000,00 Kč</text:p>
          </table:table-cell>
          <table:table-cell office:value-type="currency" office:currency="CZK" office:value="33832" calcext:value-type="currency">
            <text:p>33 832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175" calcext:value-type="float">
            <text:p>5175</text:p>
          </table:table-cell>
          <table:table-cell table:number-columns-repeated="2" office:value-type="currency" office:currency="CZK" office:value="230000" calcext:value-type="currency">
            <text:p>230 000,00 Kč</text:p>
          </table:table-cell>
          <table:table-cell office:value-type="currency" office:currency="CZK" office:value="189881" calcext:value-type="currency">
            <text:p>189 881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178" calcext:value-type="float">
            <text:p>5178</text:p>
          </table:table-cell>
          <table:table-cell table:number-columns-repeated="2" office:value-type="currency" office:currency="CZK" office:value="220000" calcext:value-type="currency">
            <text:p>220 000,00 Kč</text:p>
          </table:table-cell>
          <table:table-cell office:value-type="currency" office:currency="CZK" office:value="217858.08" calcext:value-type="currency">
            <text:p>217 858,08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179" calcext:value-type="float">
            <text:p>5179</text:p>
          </table:table-cell>
          <table:table-cell table:number-columns-repeated="2" office:value-type="currency" office:currency="CZK" office:value="5000" calcext:value-type="currency">
            <text:p>5 000,00 Kč</text:p>
          </table:table-cell>
          <table:table-cell table:number-columns-repeated="101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192" calcext:value-type="float">
            <text:p>5192</text:p>
          </table:table-cell>
          <table:table-cell table:number-columns-repeated="2" office:value-type="currency" office:currency="CZK" office:value="30000" calcext:value-type="currency">
            <text:p>30 000,00 Kč</text:p>
          </table:table-cell>
          <table:table-cell office:value-type="currency" office:currency="CZK" office:value="24522.5" calcext:value-type="currency">
            <text:p>24 522,5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currency" office:currency="CZK" office:value="2000" calcext:value-type="currency">
            <text:p>2 000,00 Kč</text:p>
          </table:table-cell>
          <table:table-cell table:number-columns-repeated="101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195" calcext:value-type="float">
            <text:p>5195</text:p>
          </table:table-cell>
          <table:table-cell office:value-type="currency" office:currency="CZK" office:value="540000" calcext:value-type="currency">
            <text:p>540 000,00 Kč</text:p>
          </table:table-cell>
          <table:table-cell office:value-type="currency" office:currency="CZK" office:value="390000" calcext:value-type="currency">
            <text:p>390 000,00 Kč</text:p>
          </table:table-cell>
          <table:table-cell office:value-type="currency" office:currency="CZK" office:value="385335" calcext:value-type="currency">
            <text:p>385 335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361" calcext:value-type="float">
            <text:p>5361</text:p>
          </table:table-cell>
          <table:table-cell office:value-type="currency" office:currency="CZK" office:value="50000" calcext:value-type="currency">
            <text:p>50 000,00 Kč</text:p>
          </table:table-cell>
          <table:table-cell office:value-type="currency" office:currency="CZK" office:value="10000" calcext:value-type="currency">
            <text:p>10 000,00 Kč</text:p>
          </table:table-cell>
          <table:table-cell table:number-columns-repeated="101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362" calcext:value-type="float">
            <text:p>5362</text:p>
          </table:table-cell>
          <table:table-cell office:value-type="currency" office:currency="CZK" office:value="40000" calcext:value-type="currency">
            <text:p>40 000,00 Kč</text:p>
          </table:table-cell>
          <table:table-cell office:value-type="currency" office:currency="CZK" office:value="80000" calcext:value-type="currency">
            <text:p>80 000,00 Kč</text:p>
          </table:table-cell>
          <table:table-cell office:value-type="currency" office:currency="CZK" office:value="61642" calcext:value-type="currency">
            <text:p>61 642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363" calcext:value-type="float">
            <text:p>5363</text:p>
          </table:table-cell>
          <table:table-cell table:number-columns-repeated="2"/>
          <table:table-cell office:value-type="currency" office:currency="CZK" office:value="207" calcext:value-type="currency">
            <text:p>207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424" calcext:value-type="float">
            <text:p>5424</text:p>
          </table:table-cell>
          <table:table-cell office:value-type="currency" office:currency="CZK" office:value="750000" calcext:value-type="currency">
            <text:p>750 000,00 Kč</text:p>
          </table:table-cell>
          <table:table-cell office:value-type="currency" office:currency="CZK" office:value="753000" calcext:value-type="currency">
            <text:p>753 000,00 Kč</text:p>
          </table:table-cell>
          <table:table-cell office:value-type="currency" office:currency="CZK" office:value="321653" calcext:value-type="currency">
            <text:p>321 653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429" calcext:value-type="float">
            <text:p>5429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table:number-columns-repeated="101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499" calcext:value-type="float">
            <text:p>5499</text:p>
          </table:table-cell>
          <table:table-cell office:value-type="currency" office:currency="CZK" office:value="2783000" calcext:value-type="currency">
            <text:p>2 783 000,00 Kč</text:p>
          </table:table-cell>
          <table:table-cell office:value-type="currency" office:currency="CZK" office:value="3133000" calcext:value-type="currency">
            <text:p>3 133 000,00 Kč</text:p>
          </table:table-cell>
          <table:table-cell office:value-type="currency" office:currency="CZK" office:value="2967667.15" calcext:value-type="currency">
            <text:p>2 967 667,15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660" calcext:value-type="float">
            <text:p>5660</text:p>
          </table:table-cell>
          <table:table-cell table:number-columns-repeated="2" office:value-type="currency" office:currency="CZK" office:value="600000" calcext:value-type="currency">
            <text:p>600 000,00 Kč</text:p>
          </table:table-cell>
          <table:table-cell office:value-type="currency" office:currency="CZK" office:value="168000" calcext:value-type="currency">
            <text:p>168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5909" calcext:value-type="float">
            <text:p>5909</text:p>
          </table:table-cell>
          <table:table-cell office:value-type="currency" office:currency="CZK" office:value="1000" calcext:value-type="currency">
            <text:p>1 000,00 Kč</text:p>
          </table:table-cell>
          <table:table-cell office:value-type="currency" office:currency="CZK" office:value="3147100" calcext:value-type="currency">
            <text:p>3 147 100,00 Kč</text:p>
          </table:table-cell>
          <table:table-cell office:value-type="currency" office:currency="CZK" office:value="3520325.5" calcext:value-type="currency">
            <text:p>3 520 325,5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6111" calcext:value-type="float">
            <text:p>6111</text:p>
          </table:table-cell>
          <table:table-cell office:value-type="currency" office:currency="CZK" office:value="5200000" calcext:value-type="currency">
            <text:p>5 200 000,00 Kč</text:p>
          </table:table-cell>
          <table:table-cell office:value-type="currency" office:currency="CZK" office:value="1248100" calcext:value-type="currency">
            <text:p>1 248 100,00 Kč</text:p>
          </table:table-cell>
          <table:table-cell office:value-type="currency" office:currency="CZK" office:value="886606.7" calcext:value-type="currency">
            <text:p>886 606,7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3554000" calcext:value-type="currency">
            <text:p>3 554 000,00 Kč</text:p>
          </table:table-cell>
          <table:table-cell table:number-columns-repeated="1020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6122" calcext:value-type="float">
            <text:p>6122</text:p>
          </table:table-cell>
          <table:table-cell office:value-type="currency" office:currency="CZK" office:value="1160000" calcext:value-type="currency">
            <text:p>1 160 000,00 Kč</text:p>
          </table:table-cell>
          <table:table-cell office:value-type="currency" office:currency="CZK" office:value="1310000" calcext:value-type="currency">
            <text:p>1 310 000,00 Kč</text:p>
          </table:table-cell>
          <table:table-cell office:value-type="currency" office:currency="CZK" office:value="954453.6" calcext:value-type="currency">
            <text:p>954 453,6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office:value-type="float" office:value="6125" calcext:value-type="float">
            <text:p>6125</text:p>
          </table:table-cell>
          <table:table-cell office:value-type="currency" office:currency="CZK" office:value="1500000" calcext:value-type="currency">
            <text:p>1 500 000,00 Kč</text:p>
          </table:table-cell>
          <table:table-cell office:value-type="currency" office:currency="CZK" office:value="1601900" calcext:value-type="currency">
            <text:p>1 601 900,00 Kč</text:p>
          </table:table-cell>
          <table:table-cell office:value-type="currency" office:currency="CZK" office:value="1094243.63" calcext:value-type="currency">
            <text:p>1 094 243,63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3" calcext:value-type="float">
            <text:p>6173</text:p>
          </table:table-cell>
          <table:table-cell office:value-type="float" office:value="5021" calcext:value-type="float">
            <text:p>5021</text:p>
          </table:table-cell>
          <table:table-cell/>
          <table:table-cell office:value-type="currency" office:currency="CZK" office:value="1760000" calcext:value-type="currency">
            <text:p>1 760 000,00 Kč</text:p>
          </table:table-cell>
          <table:table-cell office:value-type="currency" office:currency="CZK" office:value="1742665" calcext:value-type="currency">
            <text:p>1 742 665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3" calcext:value-type="float">
            <text:p>6173</text:p>
          </table:table-cell>
          <table:table-cell office:value-type="float" office:value="5139" calcext:value-type="float">
            <text:p>5139</text:p>
          </table:table-cell>
          <table:table-cell/>
          <table:table-cell office:value-type="currency" office:currency="CZK" office:value="690000" calcext:value-type="currency">
            <text:p>690 000,00 Kč</text:p>
          </table:table-cell>
          <table:table-cell office:value-type="currency" office:currency="CZK" office:value="553226" calcext:value-type="currency">
            <text:p>553 226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3" calcext:value-type="float">
            <text:p>6173</text:p>
          </table:table-cell>
          <table:table-cell office:value-type="float" office:value="5156" calcext:value-type="float">
            <text:p>5156</text:p>
          </table:table-cell>
          <table:table-cell/>
          <table:table-cell office:value-type="currency" office:currency="CZK" office:value="8000" calcext:value-type="currency">
            <text:p>8 000,00 Kč</text:p>
          </table:table-cell>
          <table:table-cell office:value-type="currency" office:currency="CZK" office:value="1143.83" calcext:value-type="currency">
            <text:p>1 143,83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3" calcext:value-type="float">
            <text:p>6173</text:p>
          </table:table-cell>
          <table:table-cell office:value-type="float" office:value="5161" calcext:value-type="float">
            <text:p>5161</text:p>
          </table:table-cell>
          <table:table-cell/>
          <table:table-cell office:value-type="currency" office:currency="CZK" office:value="14000" calcext:value-type="currency">
            <text:p>14 000,00 Kč</text:p>
          </table:table-cell>
          <table:table-cell office:value-type="currency" office:currency="CZK" office:value="5713" calcext:value-type="currency">
            <text:p>5 713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3" calcext:value-type="float">
            <text:p>6173</text:p>
          </table:table-cell>
          <table:table-cell office:value-type="float" office:value="5162" calcext:value-type="float">
            <text:p>5162</text:p>
          </table:table-cell>
          <table:table-cell/>
          <table:table-cell office:value-type="currency" office:currency="CZK" office:value="35000" calcext:value-type="currency">
            <text:p>35 000,00 Kč</text:p>
          </table:table-cell>
          <table:table-cell office:value-type="currency" office:currency="CZK" office:value="19384.55" calcext:value-type="currency">
            <text:p>19 384,55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3" calcext:value-type="float">
            <text:p>6173</text:p>
          </table:table-cell>
          <table:table-cell office:value-type="float" office:value="5164" calcext:value-type="float">
            <text:p>5164</text:p>
          </table:table-cell>
          <table:table-cell/>
          <table:table-cell office:value-type="currency" office:currency="CZK" office:value="182000" calcext:value-type="currency">
            <text:p>182 000,00 Kč</text:p>
          </table:table-cell>
          <table:table-cell office:value-type="currency" office:currency="CZK" office:value="172800" calcext:value-type="currency">
            <text:p>172 8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3" calcext:value-type="float">
            <text:p>6173</text:p>
          </table:table-cell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710000" calcext:value-type="currency">
            <text:p>710 000,00 Kč</text:p>
          </table:table-cell>
          <table:table-cell office:value-type="currency" office:currency="CZK" office:value="341662.67" calcext:value-type="currency">
            <text:p>341 662,67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3" calcext:value-type="float">
            <text:p>6173</text:p>
          </table:table-cell>
          <table:table-cell office:value-type="float" office:value="5173" calcext:value-type="float">
            <text:p>5173</text:p>
          </table:table-cell>
          <table:table-cell/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669" calcext:value-type="currency">
            <text:p>669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3" calcext:value-type="float">
            <text:p>6173</text:p>
          </table:table-cell>
          <table:table-cell office:value-type="float" office:value="5175" calcext:value-type="float">
            <text:p>5175</text:p>
          </table:table-cell>
          <table:table-cell/>
          <table:table-cell office:value-type="currency" office:currency="CZK" office:value="6000" calcext:value-type="currency">
            <text:p>6 000,00 Kč</text:p>
          </table:table-cell>
          <table:table-cell office:value-type="currency" office:currency="CZK" office:value="2180" calcext:value-type="currency">
            <text:p>2 18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310" calcext:value-type="float">
            <text:p>6310</text:p>
          </table:table-cell>
          <table:table-cell office:value-type="float" office:value="5163" calcext:value-type="float">
            <text:p>5163</text:p>
          </table:table-cell>
          <table:table-cell table:number-columns-repeated="2" office:value-type="currency" office:currency="CZK" office:value="220000" calcext:value-type="currency">
            <text:p>220 000,00 Kč</text:p>
          </table:table-cell>
          <table:table-cell office:value-type="currency" office:currency="CZK" office:value="163588.5" calcext:value-type="currency">
            <text:p>163 588,5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320" calcext:value-type="float">
            <text:p>6320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CZK" office:value="80000" calcext:value-type="currency">
            <text:p>80 000,00 Kč</text:p>
          </table:table-cell>
          <table:table-cell office:value-type="currency" office:currency="CZK" office:value="85000" calcext:value-type="currency">
            <text:p>85 000,00 Kč</text:p>
          </table:table-cell>
          <table:table-cell office:value-type="currency" office:currency="CZK" office:value="68786" calcext:value-type="currency">
            <text:p>68 786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3" office:value-type="float" office:value="6330" calcext:value-type="float">
            <text:p>6330</text:p>
          </table:table-cell>
          <table:table-cell table:style-name="ce3" office:value-type="float" office:value="5342" calcext:value-type="float">
            <text:p>5342</text:p>
          </table:table-cell>
          <table:table-cell table:number-columns-repeated="3" table:style-name="ce6" office:value-type="currency" office:currency="CZK" office:value="4210000" calcext:value-type="currency">
            <text:p>4 210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3" office:value-type="float" office:value="6330" calcext:value-type="float">
            <text:p>6330</text:p>
          </table:table-cell>
          <table:table-cell table:style-name="ce3" office:value-type="float" office:value="5344" calcext:value-type="float">
            <text:p>5344</text:p>
          </table:table-cell>
          <table:table-cell table:number-columns-repeated="3" table:style-name="ce6" office:value-type="currency" office:currency="CZK" office:value="1173000" calcext:value-type="currency">
            <text:p>1 173 000,00 Kč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3" office:value-type="float" office:value="6330" calcext:value-type="float">
            <text:p>6330</text:p>
          </table:table-cell>
          <table:table-cell table:style-name="ce3" office:value-type="float" office:value="5345" calcext:value-type="float">
            <text:p>5345</text:p>
          </table:table-cell>
          <table:table-cell table:style-name="ce6" office:value-type="currency" office:currency="CZK" office:value="5383000" calcext:value-type="currency">
            <text:p>5 383 000,00 Kč</text:p>
          </table:table-cell>
          <table:table-cell table:style-name="ce6" office:value-type="currency" office:currency="CZK" office:value="5653000" calcext:value-type="currency">
            <text:p>5 653 000,00 Kč</text:p>
          </table:table-cell>
          <table:table-cell table:style-name="ce6" office:value-type="currency" office:currency="CZK" office:value="757261792.43" calcext:value-type="currency">
            <text:p>757 261 792,43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12" calcext:value-type="float">
            <text:p>2212</text:p>
          </table:table-cell>
          <table:table-cell office:value-type="float" office:value="5169" calcext:value-type="float">
            <text:p>5169</text:p>
          </table:table-cell>
          <table:table-cell table:number-columns-repeated="2" table:style-name="ce15" office:value-type="currency" office:currency="CZK" office:value="11105000" calcext:value-type="currency">
            <text:p>11 105 000,00 Kč</text:p>
          </table:table-cell>
          <table:table-cell table:style-name="ce15" office:value-type="currency" office:currency="CZK" office:value="11099631" calcext:value-type="currency">
            <text:p>11 099 631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12" calcext:value-type="float">
            <text:p>2212</text:p>
          </table:table-cell>
          <table:table-cell office:value-type="float" office:value="5213" calcext:value-type="float">
            <text:p>5213</text:p>
          </table:table-cell>
          <table:table-cell table:style-name="ce15" office:value-type="currency" office:currency="CZK" office:value="8000000" calcext:value-type="currency">
            <text:p>8 000 000,00 Kč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19" calcext:value-type="float">
            <text:p>2219</text:p>
          </table:table-cell>
          <table:table-cell office:value-type="float" office:value="5166" calcext:value-type="float">
            <text:p>5166</text:p>
          </table:table-cell>
          <table:table-cell table:style-name="ce15" office:value-type="currency" office:currency="CZK" office:value="2300000" calcext:value-type="currency">
            <text:p>2 300 000,00 Kč</text:p>
          </table:table-cell>
          <table:table-cell table:style-name="ce15" office:value-type="currency" office:currency="CZK" office:value="4344100" calcext:value-type="currency">
            <text:p>4 344 100,00 Kč</text:p>
          </table:table-cell>
          <table:table-cell table:style-name="ce15" office:value-type="currency" office:currency="CZK" office:value="4064465.7" calcext:value-type="currency">
            <text:p>4 064 465,7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19" calcext:value-type="float">
            <text:p>2219</text:p>
          </table:table-cell>
          <table:table-cell office:value-type="float" office:value="5169" calcext:value-type="float">
            <text:p>5169</text:p>
          </table:table-cell>
          <table:table-cell table:style-name="ce15" office:value-type="currency" office:currency="CZK" office:value="8800000" calcext:value-type="currency">
            <text:p>8 800 000,00 Kč</text:p>
          </table:table-cell>
          <table:table-cell table:style-name="ce15" office:value-type="currency" office:currency="CZK" office:value="3749900" calcext:value-type="currency">
            <text:p>3 749 900,00 Kč</text:p>
          </table:table-cell>
          <table:table-cell table:style-name="ce15" office:value-type="currency" office:currency="CZK" office:value="3195303.7" calcext:value-type="currency">
            <text:p>3 195 303,7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19" calcext:value-type="float">
            <text:p>2219</text:p>
          </table:table-cell>
          <table:table-cell office:value-type="float" office:value="5213" calcext:value-type="float">
            <text:p>5213</text:p>
          </table:table-cell>
          <table:table-cell table:style-name="ce15" office:value-type="currency" office:currency="CZK" office:value="7500000" calcext:value-type="currency">
            <text:p>7 500 000,00 Kč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1" calcext:value-type="float">
            <text:p>3111</text:p>
          </table:table-cell>
          <table:table-cell office:value-type="float" office:value="5137" calcext:value-type="float">
            <text:p>5137</text:p>
          </table:table-cell>
          <table:table-cell table:style-name="ce15"/>
          <table:table-cell table:style-name="ce15" office:value-type="currency" office:currency="CZK" office:value="72800" calcext:value-type="currency">
            <text:p>72 800,00 Kč</text:p>
          </table:table-cell>
          <table:table-cell table:style-name="ce15" office:value-type="currency" office:currency="CZK" office:value="21327" calcext:value-type="currency">
            <text:p>21 327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1" calcext:value-type="float">
            <text:p>3111</text:p>
          </table:table-cell>
          <table:table-cell office:value-type="float" office:value="5166" calcext:value-type="float">
            <text:p>5166</text:p>
          </table:table-cell>
          <table:table-cell table:style-name="ce15"/>
          <table:table-cell table:style-name="ce15" office:value-type="currency" office:currency="CZK" office:value="180000" calcext:value-type="currency">
            <text:p>180 000,00 Kč</text:p>
          </table:table-cell>
          <table:table-cell table:style-name="ce15" office:value-type="currency" office:currency="CZK" office:value="66495" calcext:value-type="currency">
            <text:p>66 495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1" calcext:value-type="float">
            <text:p>3111</text:p>
          </table:table-cell>
          <table:table-cell office:value-type="float" office:value="5169" calcext:value-type="float">
            <text:p>5169</text:p>
          </table:table-cell>
          <table:table-cell table:style-name="ce15"/>
          <table:table-cell table:style-name="ce15" office:value-type="currency" office:currency="CZK" office:value="150000" calcext:value-type="currency">
            <text:p>150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1" calcext:value-type="float">
            <text:p>3111</text:p>
          </table:table-cell>
          <table:table-cell office:value-type="float" office:value="5331" calcext:value-type="float">
            <text:p>5331</text:p>
          </table:table-cell>
          <table:table-cell table:style-name="ce15" office:value-type="currency" office:currency="CZK" office:value="40420000" calcext:value-type="currency">
            <text:p>40 420 000,00 Kč</text:p>
          </table:table-cell>
          <table:table-cell table:style-name="ce15" office:value-type="currency" office:currency="CZK" office:value="42403000" calcext:value-type="currency">
            <text:p>42 403 000,00 Kč</text:p>
          </table:table-cell>
          <table:table-cell table:style-name="ce15" office:value-type="currency" office:currency="CZK" office:value="41802525.12" calcext:value-type="currency">
            <text:p>41 802 525,12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1" calcext:value-type="float">
            <text:p>3111</text:p>
          </table:table-cell>
          <table:table-cell office:value-type="float" office:value="5336" calcext:value-type="float">
            <text:p>5336</text:p>
          </table:table-cell>
          <table:table-cell table:style-name="ce15"/>
          <table:table-cell table:style-name="ce15" office:value-type="currency" office:currency="CZK" office:value="2705000" calcext:value-type="currency">
            <text:p>2 705 000,00 Kč</text:p>
          </table:table-cell>
          <table:table-cell table:style-name="ce15" office:value-type="currency" office:currency="CZK" office:value="2704872" calcext:value-type="currency">
            <text:p>2 704 872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1" calcext:value-type="float">
            <text:p>3111</text:p>
          </table:table-cell>
          <table:table-cell office:value-type="float" office:value="6121" calcext:value-type="float">
            <text:p>6121</text:p>
          </table:table-cell>
          <table:table-cell table:style-name="ce15" office:value-type="currency" office:currency="CZK" office:value="85000" calcext:value-type="currency">
            <text:p>85 000,00 Kč</text:p>
          </table:table-cell>
          <table:table-cell table:style-name="ce15" office:value-type="currency" office:currency="CZK" office:value="91942700" calcext:value-type="currency">
            <text:p>91 942 700,00 Kč</text:p>
          </table:table-cell>
          <table:table-cell table:style-name="ce15" office:value-type="currency" office:currency="CZK" office:value="43143157.73" calcext:value-type="currency">
            <text:p>43 143 157,73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1" calcext:value-type="float">
            <text:p>3111</text:p>
          </table:table-cell>
          <table:table-cell office:value-type="float" office:value="6351" calcext:value-type="float">
            <text:p>6351</text:p>
          </table:table-cell>
          <table:table-cell table:style-name="ce15" office:value-type="currency" office:currency="CZK" office:value="170000" calcext:value-type="currency">
            <text:p>170 000,00 Kč</text:p>
          </table:table-cell>
          <table:table-cell table:style-name="ce15" office:value-type="currency" office:currency="CZK" office:value="1555200" calcext:value-type="currency">
            <text:p>1 555 200,00 Kč</text:p>
          </table:table-cell>
          <table:table-cell table:style-name="ce15" office:value-type="currency" office:currency="CZK" office:value="1555111.05" calcext:value-type="currency">
            <text:p>1 555 111,05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1" calcext:value-type="float">
            <text:p>3111</text:p>
          </table:table-cell>
          <table:table-cell office:value-type="float" office:value="6356" calcext:value-type="float">
            <text:p>6356</text:p>
          </table:table-cell>
          <table:table-cell table:style-name="ce15"/>
          <table:table-cell table:style-name="ce15" office:value-type="currency" office:currency="CZK" office:value="500000" calcext:value-type="currency">
            <text:p>500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office:value-type="float" office:value="5162" calcext:value-type="float">
            <text:p>5162</text:p>
          </table:table-cell>
          <table:table-cell table:style-name="ce15" office:value-type="currency" office:currency="CZK" office:value="2500" calcext:value-type="currency">
            <text:p>2 500,00 Kč</text:p>
          </table:table-cell>
          <table:table-cell table:style-name="ce15" office:value-type="currency" office:currency="CZK" office:value="2300" calcext:value-type="currency">
            <text:p>2 300,00 Kč</text:p>
          </table:table-cell>
          <table:table-cell table:style-name="ce15" office:value-type="currency" office:currency="CZK" office:value="2279.86" calcext:value-type="currency">
            <text:p>2 279,86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office:value-type="float" office:value="5163" calcext:value-type="float">
            <text:p>5163</text:p>
          </table:table-cell>
          <table:table-cell table:style-name="ce15" office:value-type="currency" office:currency="CZK" office:value="1300000" calcext:value-type="currency">
            <text:p>1 300 000,00 Kč</text:p>
          </table:table-cell>
          <table:table-cell table:style-name="ce15" office:value-type="currency" office:currency="CZK" office:value="900000" calcext:value-type="currency">
            <text:p>900 000,00 Kč</text:p>
          </table:table-cell>
          <table:table-cell table:style-name="ce15" office:value-type="currency" office:currency="CZK" office:value="874610" calcext:value-type="currency">
            <text:p>874 61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office:value-type="float" office:value="5166" calcext:value-type="float">
            <text:p>5166</text:p>
          </table:table-cell>
          <table:table-cell table:style-name="ce15" office:value-type="currency" office:currency="CZK" office:value="300000" calcext:value-type="currency">
            <text:p>300 000,00 Kč</text:p>
          </table:table-cell>
          <table:table-cell table:style-name="ce15" office:value-type="currency" office:currency="CZK" office:value="747800" calcext:value-type="currency">
            <text:p>747 800,00 Kč</text:p>
          </table:table-cell>
          <table:table-cell table:style-name="ce15" office:value-type="currency" office:currency="CZK" office:value="393634" calcext:value-type="currency">
            <text:p>393 634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office:value-type="float" office:value="5169" calcext:value-type="float">
            <text:p>5169</text:p>
          </table:table-cell>
          <table:table-cell table:style-name="ce15" office:value-type="currency" office:currency="CZK" office:value="1197500" calcext:value-type="currency">
            <text:p>1 197 500,00 Kč</text:p>
          </table:table-cell>
          <table:table-cell table:style-name="ce15" office:value-type="currency" office:currency="CZK" office:value="405300" calcext:value-type="currency">
            <text:p>405 3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office:value-type="float" office:value="5175" calcext:value-type="float">
            <text:p>5175</text:p>
          </table:table-cell>
          <table:table-cell table:style-name="ce15"/>
          <table:table-cell table:style-name="ce15" office:value-type="currency" office:currency="CZK" office:value="25000" calcext:value-type="currency">
            <text:p>25 000,00 Kč</text:p>
          </table:table-cell>
          <table:table-cell table:style-name="ce15" office:value-type="currency" office:currency="CZK" office:value="22620" calcext:value-type="currency">
            <text:p>22 62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office:value-type="float" office:value="5192" calcext:value-type="float">
            <text:p>5192</text:p>
          </table:table-cell>
          <table:table-cell table:style-name="ce15" office:value-type="currency" office:currency="CZK" office:value="700000" calcext:value-type="currency">
            <text:p>700 000,00 Kč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office:value-type="float" office:value="5223" calcext:value-type="float">
            <text:p>5223</text:p>
          </table:table-cell>
          <table:table-cell table:style-name="ce15"/>
          <table:table-cell table:number-columns-repeated="2" table:style-name="ce15" office:value-type="currency" office:currency="CZK" office:value="20000" calcext:value-type="currency">
            <text:p>20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office:value-type="float" office:value="5331" calcext:value-type="float">
            <text:p>5331</text:p>
          </table:table-cell>
          <table:table-cell table:style-name="ce15" office:value-type="currency" office:currency="CZK" office:value="88459000" calcext:value-type="currency">
            <text:p>88 459 000,00 Kč</text:p>
          </table:table-cell>
          <table:table-cell table:style-name="ce15" office:value-type="currency" office:currency="CZK" office:value="92134700" calcext:value-type="currency">
            <text:p>92 134 700,00 Kč</text:p>
          </table:table-cell>
          <table:table-cell table:style-name="ce15" office:value-type="currency" office:currency="CZK" office:value="92131111.13" calcext:value-type="currency">
            <text:p>92 131 111,13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office:value-type="float" office:value="5336" calcext:value-type="float">
            <text:p>5336</text:p>
          </table:table-cell>
          <table:table-cell table:style-name="ce15"/>
          <table:table-cell table:style-name="ce15" office:value-type="currency" office:currency="CZK" office:value="16077100" calcext:value-type="currency">
            <text:p>16 077 100,00 Kč</text:p>
          </table:table-cell>
          <table:table-cell table:style-name="ce15" office:value-type="currency" office:currency="CZK" office:value="10141507" calcext:value-type="currency">
            <text:p>10 141 507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office:value-type="float" office:value="5492" calcext:value-type="float">
            <text:p>5492</text:p>
          </table:table-cell>
          <table:table-cell table:style-name="ce15"/>
          <table:table-cell table:style-name="ce15" office:value-type="currency" office:currency="CZK" office:value="15000" calcext:value-type="currency">
            <text:p>15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office:value-type="float" office:value="6121" calcext:value-type="float">
            <text:p>6121</text:p>
          </table:table-cell>
          <table:table-cell table:style-name="ce15" office:value-type="currency" office:currency="CZK" office:value="2800000" calcext:value-type="currency">
            <text:p>2 800 000,00 Kč</text:p>
          </table:table-cell>
          <table:table-cell table:style-name="ce15" office:value-type="currency" office:currency="CZK" office:value="1000000" calcext:value-type="currency">
            <text:p>1 000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office:value-type="float" office:value="6351" calcext:value-type="float">
            <text:p>6351</text:p>
          </table:table-cell>
          <table:table-cell table:style-name="ce15" office:value-type="currency" office:currency="CZK" office:value="7046000" calcext:value-type="currency">
            <text:p>7 046 000,00 Kč</text:p>
          </table:table-cell>
          <table:table-cell table:style-name="ce15" office:value-type="currency" office:currency="CZK" office:value="2251400" calcext:value-type="currency">
            <text:p>2 251 400,00 Kč</text:p>
          </table:table-cell>
          <table:table-cell table:style-name="ce15" office:value-type="currency" office:currency="CZK" office:value="2251363.71" calcext:value-type="currency">
            <text:p>2 251 363,71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office:value-type="float" office:value="6356" calcext:value-type="float">
            <text:p>6356</text:p>
          </table:table-cell>
          <table:table-cell table:style-name="ce15"/>
          <table:table-cell table:style-name="ce15" office:value-type="currency" office:currency="CZK" office:value="1353000" calcext:value-type="currency">
            <text:p>1 353 000,00 Kč</text:p>
          </table:table-cell>
          <table:table-cell table:style-name="ce15" office:value-type="currency" office:currency="CZK" office:value="603000" calcext:value-type="currency">
            <text:p>603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22" calcext:value-type="float">
            <text:p>3122</text:p>
          </table:table-cell>
          <table:table-cell office:value-type="float" office:value="5339" calcext:value-type="float">
            <text:p>5339</text:p>
          </table:table-cell>
          <table:table-cell table:style-name="ce15"/>
          <table:table-cell table:number-columns-repeated="2" table:style-name="ce15" office:value-type="currency" office:currency="CZK" office:value="6000" calcext:value-type="currency">
            <text:p>6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49" calcext:value-type="float">
            <text:p>3149</text:p>
          </table:table-cell>
          <table:table-cell office:value-type="float" office:value="5331" calcext:value-type="float">
            <text:p>5331</text:p>
          </table:table-cell>
          <table:table-cell table:style-name="ce15" office:value-type="currency" office:currency="CZK" office:value="49000000" calcext:value-type="currency">
            <text:p>49 000 000,00 Kč</text:p>
          </table:table-cell>
          <table:table-cell table:style-name="ce15" office:value-type="currency" office:currency="CZK" office:value="71127900" calcext:value-type="currency">
            <text:p>71 127 900,00 Kč</text:p>
          </table:table-cell>
          <table:table-cell table:style-name="ce15" office:value-type="currency" office:currency="CZK" office:value="71127680" calcext:value-type="currency">
            <text:p>71 127 68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49" calcext:value-type="float">
            <text:p>3149</text:p>
          </table:table-cell>
          <table:table-cell office:value-type="float" office:value="5336" calcext:value-type="float">
            <text:p>5336</text:p>
          </table:table-cell>
          <table:table-cell table:style-name="ce15"/>
          <table:table-cell table:number-columns-repeated="2" table:style-name="ce15" office:value-type="currency" office:currency="CZK" office:value="1100000" calcext:value-type="currency">
            <text:p>1 100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49" calcext:value-type="float">
            <text:p>3149</text:p>
          </table:table-cell>
          <table:table-cell office:value-type="float" office:value="6351" calcext:value-type="float">
            <text:p>6351</text:p>
          </table:table-cell>
          <table:table-cell table:style-name="ce15" office:value-type="currency" office:currency="CZK" office:value="103596000" calcext:value-type="currency">
            <text:p>103 596 000,00 Kč</text:p>
          </table:table-cell>
          <table:table-cell table:style-name="ce15" office:value-type="currency" office:currency="CZK" office:value="128488700" calcext:value-type="currency">
            <text:p>128 488 700,00 Kč</text:p>
          </table:table-cell>
          <table:table-cell table:style-name="ce15" office:value-type="currency" office:currency="CZK" office:value="101031671.19" calcext:value-type="currency">
            <text:p>101 031 671,19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49" calcext:value-type="float">
            <text:p>3149</text:p>
          </table:table-cell>
          <table:table-cell office:value-type="float" office:value="6356" calcext:value-type="float">
            <text:p>6356</text:p>
          </table:table-cell>
          <table:table-cell table:style-name="ce15"/>
          <table:table-cell table:style-name="ce15" office:value-type="currency" office:currency="CZK" office:value="20420300" calcext:value-type="currency">
            <text:p>20 420 300,00 Kč</text:p>
          </table:table-cell>
          <table:table-cell table:style-name="ce15" office:value-type="currency" office:currency="CZK" office:value="20420282.8" calcext:value-type="currency">
            <text:p>20 420 282,8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1" calcext:value-type="float">
            <text:p>3311</text:p>
          </table:table-cell>
          <table:table-cell office:value-type="float" office:value="5041" calcext:value-type="float">
            <text:p>5041</text:p>
          </table:table-cell>
          <table:table-cell table:style-name="ce15" office:value-type="currency" office:currency="CZK" office:value="1219000" calcext:value-type="currency">
            <text:p>1 219 000,00 Kč</text:p>
          </table:table-cell>
          <table:table-cell table:style-name="ce15" office:value-type="currency" office:currency="CZK" office:value="1331000" calcext:value-type="currency">
            <text:p>1 331 000,00 Kč</text:p>
          </table:table-cell>
          <table:table-cell table:style-name="ce15" office:value-type="currency" office:currency="CZK" office:value="1325637.53" calcext:value-type="currency">
            <text:p>1 325 637,53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1" calcext:value-type="float">
            <text:p>3311</text:p>
          </table:table-cell>
          <table:table-cell office:value-type="float" office:value="5137" calcext:value-type="float">
            <text:p>5137</text:p>
          </table:table-cell>
          <table:table-cell table:style-name="ce15" office:value-type="currency" office:currency="CZK" office:value="70000" calcext:value-type="currency">
            <text:p>70 000,00 Kč</text:p>
          </table:table-cell>
          <table:table-cell table:style-name="ce15" office:value-type="currency" office:currency="CZK" office:value="15700" calcext:value-type="currency">
            <text:p>15 700,00 Kč</text:p>
          </table:table-cell>
          <table:table-cell table:style-name="ce15" office:value-type="currency" office:currency="CZK" office:value="13552" calcext:value-type="currency">
            <text:p>13 552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1" calcext:value-type="float">
            <text:p>3311</text:p>
          </table:table-cell>
          <table:table-cell office:value-type="float" office:value="5139" calcext:value-type="float">
            <text:p>5139</text:p>
          </table:table-cell>
          <table:table-cell table:style-name="ce15" office:value-type="currency" office:currency="CZK" office:value="10000" calcext:value-type="currency">
            <text:p>10 000,00 Kč</text:p>
          </table:table-cell>
          <table:table-cell table:style-name="ce15" office:value-type="currency" office:currency="CZK" office:value="36200" calcext:value-type="currency">
            <text:p>36 200,00 Kč</text:p>
          </table:table-cell>
          <table:table-cell table:style-name="ce15" office:value-type="currency" office:currency="CZK" office:value="30841.1" calcext:value-type="currency">
            <text:p>30 841,1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1" calcext:value-type="float">
            <text:p>3311</text:p>
          </table:table-cell>
          <table:table-cell office:value-type="float" office:value="5151" calcext:value-type="float">
            <text:p>5151</text:p>
          </table:table-cell>
          <table:table-cell table:style-name="ce15" office:value-type="currency" office:currency="CZK" office:value="16000" calcext:value-type="currency">
            <text:p>16 000,00 Kč</text:p>
          </table:table-cell>
          <table:table-cell table:style-name="ce15" office:value-type="currency" office:currency="CZK" office:value="20300" calcext:value-type="currency">
            <text:p>20 300,00 Kč</text:p>
          </table:table-cell>
          <table:table-cell table:style-name="ce15" office:value-type="currency" office:currency="CZK" office:value="20250" calcext:value-type="currency">
            <text:p>20 25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1" calcext:value-type="float">
            <text:p>3311</text:p>
          </table:table-cell>
          <table:table-cell office:value-type="float" office:value="5154" calcext:value-type="float">
            <text:p>5154</text:p>
          </table:table-cell>
          <table:table-cell table:number-columns-repeated="2" table:style-name="ce15" office:value-type="currency" office:currency="CZK" office:value="1000" calcext:value-type="currency">
            <text:p>1 000,00 Kč</text:p>
          </table:table-cell>
          <table:table-cell table:style-name="ce15" office:value-type="currency" office:currency="CZK" office:value="658" calcext:value-type="currency">
            <text:p>658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1" calcext:value-type="float">
            <text:p>3311</text:p>
          </table:table-cell>
          <table:table-cell office:value-type="float" office:value="5169" calcext:value-type="float">
            <text:p>5169</text:p>
          </table:table-cell>
          <table:table-cell table:style-name="ce15" office:value-type="currency" office:currency="CZK" office:value="550000" calcext:value-type="currency">
            <text:p>550 000,00 Kč</text:p>
          </table:table-cell>
          <table:table-cell table:style-name="ce15" office:value-type="currency" office:currency="CZK" office:value="570000" calcext:value-type="currency">
            <text:p>570 000,00 Kč</text:p>
          </table:table-cell>
          <table:table-cell table:style-name="ce15" office:value-type="currency" office:currency="CZK" office:value="546356.78" calcext:value-type="currency">
            <text:p>546 356,78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1" calcext:value-type="float">
            <text:p>3311</text:p>
          </table:table-cell>
          <table:table-cell office:value-type="float" office:value="5171" calcext:value-type="float">
            <text:p>5171</text:p>
          </table:table-cell>
          <table:table-cell table:style-name="ce15" office:value-type="currency" office:currency="CZK" office:value="120000" calcext:value-type="currency">
            <text:p>120 000,00 Kč</text:p>
          </table:table-cell>
          <table:table-cell table:style-name="ce15" office:value-type="currency" office:currency="CZK" office:value="100000" calcext:value-type="currency">
            <text:p>100 000,00 Kč</text:p>
          </table:table-cell>
          <table:table-cell table:style-name="ce15" office:value-type="currency" office:currency="CZK" office:value="87220.85" calcext:value-type="currency">
            <text:p>87 220,85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1" calcext:value-type="float">
            <text:p>3311</text:p>
          </table:table-cell>
          <table:table-cell office:value-type="float" office:value="5175" calcext:value-type="float">
            <text:p>5175</text:p>
          </table:table-cell>
          <table:table-cell table:style-name="ce15" office:value-type="currency" office:currency="CZK" office:value="10000" calcext:value-type="currency">
            <text:p>10 000,00 Kč</text:p>
          </table:table-cell>
          <table:table-cell table:style-name="ce15" office:value-type="currency" office:currency="CZK" office:value="25000" calcext:value-type="currency">
            <text:p>25 000,00 Kč</text:p>
          </table:table-cell>
          <table:table-cell table:style-name="ce15" office:value-type="currency" office:currency="CZK" office:value="24604.9" calcext:value-type="currency">
            <text:p>24 604,9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1" calcext:value-type="float">
            <text:p>3311</text:p>
          </table:table-cell>
          <table:table-cell office:value-type="float" office:value="5194" calcext:value-type="float">
            <text:p>5194</text:p>
          </table:table-cell>
          <table:table-cell table:style-name="ce15" office:value-type="currency" office:currency="CZK" office:value="4000" calcext:value-type="currency">
            <text:p>4 000,00 Kč</text:p>
          </table:table-cell>
          <table:table-cell table:style-name="ce15" office:value-type="currency" office:currency="CZK" office:value="2000" calcext:value-type="currency">
            <text:p>2 000,00 Kč</text:p>
          </table:table-cell>
          <table:table-cell table:style-name="ce15" office:value-type="currency" office:currency="CZK" office:value="1488" calcext:value-type="currency">
            <text:p>1 488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7" calcext:value-type="float">
            <text:p>3317</text:p>
          </table:table-cell>
          <table:table-cell office:value-type="float" office:value="5137" calcext:value-type="float">
            <text:p>5137</text:p>
          </table:table-cell>
          <table:table-cell table:style-name="ce15"/>
          <table:table-cell table:style-name="ce15" office:value-type="currency" office:currency="CZK" office:value="45000" calcext:value-type="currency">
            <text:p>45 000,00 Kč</text:p>
          </table:table-cell>
          <table:table-cell table:style-name="ce15" office:value-type="currency" office:currency="CZK" office:value="42066" calcext:value-type="currency">
            <text:p>42 066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7" calcext:value-type="float">
            <text:p>3317</text:p>
          </table:table-cell>
          <table:table-cell office:value-type="float" office:value="5139" calcext:value-type="float">
            <text:p>5139</text:p>
          </table:table-cell>
          <table:table-cell table:style-name="ce15" office:value-type="currency" office:currency="CZK" office:value="6000" calcext:value-type="currency">
            <text:p>6 000,00 Kč</text:p>
          </table:table-cell>
          <table:table-cell table:style-name="ce15" office:value-type="currency" office:currency="CZK" office:value="63000" calcext:value-type="currency">
            <text:p>63 000,00 Kč</text:p>
          </table:table-cell>
          <table:table-cell table:style-name="ce15" office:value-type="currency" office:currency="CZK" office:value="61193" calcext:value-type="currency">
            <text:p>61 193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7" calcext:value-type="float">
            <text:p>3317</text:p>
          </table:table-cell>
          <table:table-cell office:value-type="float" office:value="5169" calcext:value-type="float">
            <text:p>5169</text:p>
          </table:table-cell>
          <table:table-cell table:style-name="ce15" office:value-type="currency" office:currency="CZK" office:value="234000" calcext:value-type="currency">
            <text:p>234 000,00 Kč</text:p>
          </table:table-cell>
          <table:table-cell table:style-name="ce15" office:value-type="currency" office:currency="CZK" office:value="174000" calcext:value-type="currency">
            <text:p>174 000,00 Kč</text:p>
          </table:table-cell>
          <table:table-cell table:style-name="ce15" office:value-type="currency" office:currency="CZK" office:value="165679.22" calcext:value-type="currency">
            <text:p>165 679,22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7" calcext:value-type="float">
            <text:p>3317</text:p>
          </table:table-cell>
          <table:table-cell office:value-type="float" office:value="5175" calcext:value-type="float">
            <text:p>5175</text:p>
          </table:table-cell>
          <table:table-cell table:number-columns-repeated="2" table:style-name="ce15" office:value-type="currency" office:currency="CZK" office:value="60000" calcext:value-type="currency">
            <text:p>60 000,00 Kč</text:p>
          </table:table-cell>
          <table:table-cell table:style-name="ce15" office:value-type="currency" office:currency="CZK" office:value="58798.7" calcext:value-type="currency">
            <text:p>58 798,7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9" calcext:value-type="float">
            <text:p>3319</text:p>
          </table:table-cell>
          <table:table-cell office:value-type="float" office:value="5041" calcext:value-type="float">
            <text:p>5041</text:p>
          </table:table-cell>
          <table:table-cell table:style-name="ce15" office:value-type="currency" office:currency="CZK" office:value="650000" calcext:value-type="currency">
            <text:p>650 000,00 Kč</text:p>
          </table:table-cell>
          <table:table-cell table:style-name="ce15" office:value-type="currency" office:currency="CZK" office:value="410000" calcext:value-type="currency">
            <text:p>410 000,00 Kč</text:p>
          </table:table-cell>
          <table:table-cell table:style-name="ce15" office:value-type="currency" office:currency="CZK" office:value="393204" calcext:value-type="currency">
            <text:p>393 204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9" calcext:value-type="float">
            <text:p>3319</text:p>
          </table:table-cell>
          <table:table-cell office:value-type="float" office:value="5133" calcext:value-type="float">
            <text:p>5133</text:p>
          </table:table-cell>
          <table:table-cell table:style-name="ce15"/>
          <table:table-cell table:style-name="ce15" office:value-type="currency" office:currency="CZK" office:value="1000" calcext:value-type="currency">
            <text:p>1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9" calcext:value-type="float">
            <text:p>3319</text:p>
          </table:table-cell>
          <table:table-cell office:value-type="float" office:value="5137" calcext:value-type="float">
            <text:p>5137</text:p>
          </table:table-cell>
          <table:table-cell table:style-name="ce15" office:value-type="currency" office:currency="CZK" office:value="10000" calcext:value-type="currency">
            <text:p>10 000,00 Kč</text:p>
          </table:table-cell>
          <table:table-cell table:style-name="ce15" office:value-type="currency" office:currency="CZK" office:value="169500" calcext:value-type="currency">
            <text:p>169 500,00 Kč</text:p>
          </table:table-cell>
          <table:table-cell table:style-name="ce15" office:value-type="currency" office:currency="CZK" office:value="165401" calcext:value-type="currency">
            <text:p>165 401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9" calcext:value-type="float">
            <text:p>3319</text:p>
          </table:table-cell>
          <table:table-cell office:value-type="float" office:value="5139" calcext:value-type="float">
            <text:p>5139</text:p>
          </table:table-cell>
          <table:table-cell table:style-name="ce15" office:value-type="currency" office:currency="CZK" office:value="40000" calcext:value-type="currency">
            <text:p>40 000,00 Kč</text:p>
          </table:table-cell>
          <table:table-cell table:style-name="ce15" office:value-type="currency" office:currency="CZK" office:value="151500" calcext:value-type="currency">
            <text:p>151 500,00 Kč</text:p>
          </table:table-cell>
          <table:table-cell table:style-name="ce15" office:value-type="currency" office:currency="CZK" office:value="147383.67" calcext:value-type="currency">
            <text:p>147 383,67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9" calcext:value-type="float">
            <text:p>3319</text:p>
          </table:table-cell>
          <table:table-cell office:value-type="float" office:value="5161" calcext:value-type="float">
            <text:p>5161</text:p>
          </table:table-cell>
          <table:table-cell table:number-columns-repeated="2" table:style-name="ce15" office:value-type="currency" office:currency="CZK" office:value="1000" calcext:value-type="currency">
            <text:p>1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9" calcext:value-type="float">
            <text:p>3319</text:p>
          </table:table-cell>
          <table:table-cell office:value-type="float" office:value="5164" calcext:value-type="float">
            <text:p>5164</text:p>
          </table:table-cell>
          <table:table-cell table:style-name="ce15"/>
          <table:table-cell table:style-name="ce15" office:value-type="currency" office:currency="CZK" office:value="50000" calcext:value-type="currency">
            <text:p>50 000,00 Kč</text:p>
          </table:table-cell>
          <table:table-cell table:style-name="ce15" office:value-type="currency" office:currency="CZK" office:value="16746" calcext:value-type="currency">
            <text:p>16 746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9" calcext:value-type="float">
            <text:p>3319</text:p>
          </table:table-cell>
          <table:table-cell office:value-type="float" office:value="5166" calcext:value-type="float">
            <text:p>5166</text:p>
          </table:table-cell>
          <table:table-cell table:style-name="ce15"/>
          <table:table-cell table:style-name="ce15" office:value-type="currency" office:currency="CZK" office:value="136800" calcext:value-type="currency">
            <text:p>136 800,00 Kč</text:p>
          </table:table-cell>
          <table:table-cell table:style-name="ce15" office:value-type="currency" office:currency="CZK" office:value="90000" calcext:value-type="currency">
            <text:p>90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9" calcext:value-type="float">
            <text:p>3319</text:p>
          </table:table-cell>
          <table:table-cell office:value-type="float" office:value="5169" calcext:value-type="float">
            <text:p>5169</text:p>
          </table:table-cell>
          <table:table-cell table:style-name="ce15" office:value-type="currency" office:currency="CZK" office:value="2269000" calcext:value-type="currency">
            <text:p>2 269 000,00 Kč</text:p>
          </table:table-cell>
          <table:table-cell table:style-name="ce15" office:value-type="currency" office:currency="CZK" office:value="2714100" calcext:value-type="currency">
            <text:p>2 714 100,00 Kč</text:p>
          </table:table-cell>
          <table:table-cell table:style-name="ce15" office:value-type="currency" office:currency="CZK" office:value="2451018.3" calcext:value-type="currency">
            <text:p>2 451 018,3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9" calcext:value-type="float">
            <text:p>3319</text:p>
          </table:table-cell>
          <table:table-cell office:value-type="float" office:value="5171" calcext:value-type="float">
            <text:p>5171</text:p>
          </table:table-cell>
          <table:table-cell table:style-name="ce15" office:value-type="currency" office:currency="CZK" office:value="40000" calcext:value-type="currency">
            <text:p>40 000,00 Kč</text:p>
          </table:table-cell>
          <table:table-cell table:style-name="ce15" office:value-type="currency" office:currency="CZK" office:value="75000" calcext:value-type="currency">
            <text:p>75 000,00 Kč</text:p>
          </table:table-cell>
          <table:table-cell table:style-name="ce15" office:value-type="currency" office:currency="CZK" office:value="67437.11" calcext:value-type="currency">
            <text:p>67 437,11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9" calcext:value-type="float">
            <text:p>3319</text:p>
          </table:table-cell>
          <table:table-cell office:value-type="float" office:value="5175" calcext:value-type="float">
            <text:p>5175</text:p>
          </table:table-cell>
          <table:table-cell table:style-name="ce15" office:value-type="currency" office:currency="CZK" office:value="30000" calcext:value-type="currency">
            <text:p>30 000,00 Kč</text:p>
          </table:table-cell>
          <table:table-cell table:style-name="ce15" office:value-type="currency" office:currency="CZK" office:value="79000" calcext:value-type="currency">
            <text:p>79 000,00 Kč</text:p>
          </table:table-cell>
          <table:table-cell table:style-name="ce15" office:value-type="currency" office:currency="CZK" office:value="73101.95" calcext:value-type="currency">
            <text:p>73 101,95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9" calcext:value-type="float">
            <text:p>3319</text:p>
          </table:table-cell>
          <table:table-cell office:value-type="float" office:value="5194" calcext:value-type="float">
            <text:p>5194</text:p>
          </table:table-cell>
          <table:table-cell table:style-name="ce15" office:value-type="currency" office:currency="CZK" office:value="380000" calcext:value-type="currency">
            <text:p>380 000,00 Kč</text:p>
          </table:table-cell>
          <table:table-cell table:style-name="ce15" office:value-type="currency" office:currency="CZK" office:value="143000" calcext:value-type="currency">
            <text:p>143 000,00 Kč</text:p>
          </table:table-cell>
          <table:table-cell table:style-name="ce15" office:value-type="currency" office:currency="CZK" office:value="141548.47" calcext:value-type="currency">
            <text:p>141 548,47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9" calcext:value-type="float">
            <text:p>3319</text:p>
          </table:table-cell>
          <table:table-cell office:value-type="float" office:value="5223" calcext:value-type="float">
            <text:p>5223</text:p>
          </table:table-cell>
          <table:table-cell table:style-name="ce15"/>
          <table:table-cell table:number-columns-repeated="2" table:style-name="ce15" office:value-type="currency" office:currency="CZK" office:value="40000" calcext:value-type="currency">
            <text:p>40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22" calcext:value-type="float">
            <text:p>3322</text:p>
          </table:table-cell>
          <table:table-cell office:value-type="float" office:value="5137" calcext:value-type="float">
            <text:p>5137</text:p>
          </table:table-cell>
          <table:table-cell table:style-name="ce15"/>
          <table:table-cell table:style-name="ce15" office:value-type="currency" office:currency="CZK" office:value="99300" calcext:value-type="currency">
            <text:p>99 300,00 Kč</text:p>
          </table:table-cell>
          <table:table-cell table:style-name="ce15" office:value-type="currency" office:currency="CZK" office:value="3267" calcext:value-type="currency">
            <text:p>3 267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22" calcext:value-type="float">
            <text:p>3322</text:p>
          </table:table-cell>
          <table:table-cell office:value-type="float" office:value="5166" calcext:value-type="float">
            <text:p>5166</text:p>
          </table:table-cell>
          <table:table-cell table:style-name="ce15"/>
          <table:table-cell table:style-name="ce15" office:value-type="currency" office:currency="CZK" office:value="136500" calcext:value-type="currency">
            <text:p>136 5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22" calcext:value-type="float">
            <text:p>3322</text:p>
          </table:table-cell>
          <table:table-cell office:value-type="float" office:value="5169" calcext:value-type="float">
            <text:p>5169</text:p>
          </table:table-cell>
          <table:table-cell table:style-name="ce15"/>
          <table:table-cell table:style-name="ce15" office:value-type="currency" office:currency="CZK" office:value="185100" calcext:value-type="currency">
            <text:p>185 100,00 Kč</text:p>
          </table:table-cell>
          <table:table-cell table:style-name="ce15" office:value-type="currency" office:currency="CZK" office:value="424" calcext:value-type="currency">
            <text:p>424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22" calcext:value-type="float">
            <text:p>3322</text:p>
          </table:table-cell>
          <table:table-cell office:value-type="float" office:value="5171" calcext:value-type="float">
            <text:p>5171</text:p>
          </table:table-cell>
          <table:table-cell table:style-name="ce15" office:value-type="currency" office:currency="CZK" office:value="10000" calcext:value-type="currency">
            <text:p>10 000,00 Kč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22" calcext:value-type="float">
            <text:p>3322</text:p>
          </table:table-cell>
          <table:table-cell office:value-type="float" office:value="6121" calcext:value-type="float">
            <text:p>6121</text:p>
          </table:table-cell>
          <table:table-cell table:style-name="ce15" office:value-type="currency" office:currency="CZK" office:value="19600000" calcext:value-type="currency">
            <text:p>19 600 000,00 Kč</text:p>
          </table:table-cell>
          <table:table-cell table:style-name="ce15" office:value-type="currency" office:currency="CZK" office:value="37472800" calcext:value-type="currency">
            <text:p>37 472 800,00 Kč</text:p>
          </table:table-cell>
          <table:table-cell table:style-name="ce15" office:value-type="currency" office:currency="CZK" office:value="13059542.05" calcext:value-type="currency">
            <text:p>13 059 542,05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26" calcext:value-type="float">
            <text:p>3326</text:p>
          </table:table-cell>
          <table:table-cell office:value-type="float" office:value="5137" calcext:value-type="float">
            <text:p>5137</text:p>
          </table:table-cell>
          <table:table-cell table:style-name="ce15"/>
          <table:table-cell table:style-name="ce15" office:value-type="currency" office:currency="CZK" office:value="700" calcext:value-type="currency">
            <text:p>7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26" calcext:value-type="float">
            <text:p>3326</text:p>
          </table:table-cell>
          <table:table-cell office:value-type="float" office:value="5164" calcext:value-type="float">
            <text:p>5164</text:p>
          </table:table-cell>
          <table:table-cell table:style-name="ce15"/>
          <table:table-cell table:style-name="ce15" office:value-type="currency" office:currency="CZK" office:value="80500" calcext:value-type="currency">
            <text:p>80 500,00 Kč</text:p>
          </table:table-cell>
          <table:table-cell table:style-name="ce15" office:value-type="currency" office:currency="CZK" office:value="80487" calcext:value-type="currency">
            <text:p>80 487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26" calcext:value-type="float">
            <text:p>3326</text:p>
          </table:table-cell>
          <table:table-cell office:value-type="float" office:value="5169" calcext:value-type="float">
            <text:p>5169</text:p>
          </table:table-cell>
          <table:table-cell table:style-name="ce15" office:value-type="currency" office:currency="CZK" office:value="150000" calcext:value-type="currency">
            <text:p>150 000,00 Kč</text:p>
          </table:table-cell>
          <table:table-cell table:style-name="ce15" office:value-type="currency" office:currency="CZK" office:value="129500" calcext:value-type="currency">
            <text:p>129 500,00 Kč</text:p>
          </table:table-cell>
          <table:table-cell table:style-name="ce15" office:value-type="currency" office:currency="CZK" office:value="104420.6" calcext:value-type="currency">
            <text:p>104 420,6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26" calcext:value-type="float">
            <text:p>3326</text:p>
          </table:table-cell>
          <table:table-cell office:value-type="float" office:value="5171" calcext:value-type="float">
            <text:p>5171</text:p>
          </table:table-cell>
          <table:table-cell table:style-name="ce15" office:value-type="currency" office:currency="CZK" office:value="80000" calcext:value-type="currency">
            <text:p>80 000,00 Kč</text:p>
          </table:table-cell>
          <table:table-cell table:style-name="ce15" office:value-type="currency" office:currency="CZK" office:value="795300" calcext:value-type="currency">
            <text:p>795 300,00 Kč</text:p>
          </table:table-cell>
          <table:table-cell table:style-name="ce15" office:value-type="currency" office:currency="CZK" office:value="738423.55" calcext:value-type="currency">
            <text:p>738 423,55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26" calcext:value-type="float">
            <text:p>3326</text:p>
          </table:table-cell>
          <table:table-cell office:value-type="float" office:value="6122" calcext:value-type="float">
            <text:p>6122</text:p>
          </table:table-cell>
          <table:table-cell table:style-name="ce15"/>
          <table:table-cell table:number-columns-repeated="2" table:style-name="ce15" office:value-type="currency" office:currency="CZK" office:value="72300" calcext:value-type="currency">
            <text:p>72 3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49" calcext:value-type="float">
            <text:p>3349</text:p>
          </table:table-cell>
          <table:table-cell office:value-type="float" office:value="5169" calcext:value-type="float">
            <text:p>5169</text:p>
          </table:table-cell>
          <table:table-cell table:style-name="ce15" office:value-type="currency" office:currency="CZK" office:value="4345000" calcext:value-type="currency">
            <text:p>4 345 000,00 Kč</text:p>
          </table:table-cell>
          <table:table-cell table:style-name="ce15" office:value-type="currency" office:currency="CZK" office:value="3733600" calcext:value-type="currency">
            <text:p>3 733 600,00 Kč</text:p>
          </table:table-cell>
          <table:table-cell table:style-name="ce15" office:value-type="currency" office:currency="CZK" office:value="3397221.96" calcext:value-type="currency">
            <text:p>3 397 221,96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49" calcext:value-type="float">
            <text:p>3349</text:p>
          </table:table-cell>
          <table:table-cell office:value-type="float" office:value="5175" calcext:value-type="float">
            <text:p>5175</text:p>
          </table:table-cell>
          <table:table-cell table:number-columns-repeated="2" table:style-name="ce15" office:value-type="currency" office:currency="CZK" office:value="5000" calcext:value-type="currency">
            <text:p>5 000,00 Kč</text:p>
          </table:table-cell>
          <table:table-cell table:style-name="ce15" office:value-type="currency" office:currency="CZK" office:value="3040" calcext:value-type="currency">
            <text:p>3 04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49" calcext:value-type="float">
            <text:p>3349</text:p>
          </table:table-cell>
          <table:table-cell office:value-type="float" office:value="5494" calcext:value-type="float">
            <text:p>5494</text:p>
          </table:table-cell>
          <table:table-cell table:style-name="ce15"/>
          <table:table-cell table:number-columns-repeated="2" table:style-name="ce15" office:value-type="currency" office:currency="CZK" office:value="44000" calcext:value-type="currency">
            <text:p>44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92" calcext:value-type="float">
            <text:p>3392</text:p>
          </table:table-cell>
          <table:table-cell office:value-type="float" office:value="5041" calcext:value-type="float">
            <text:p>5041</text:p>
          </table:table-cell>
          <table:table-cell table:number-columns-repeated="2" table:style-name="ce15" office:value-type="currency" office:currency="CZK" office:value="1300000" calcext:value-type="currency">
            <text:p>1 300 000,00 Kč</text:p>
          </table:table-cell>
          <table:table-cell table:style-name="ce15" office:value-type="currency" office:currency="CZK" office:value="1298126.86" calcext:value-type="currency">
            <text:p>1 298 126,86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92" calcext:value-type="float">
            <text:p>3392</text:p>
          </table:table-cell>
          <table:table-cell office:value-type="float" office:value="5137" calcext:value-type="float">
            <text:p>5137</text:p>
          </table:table-cell>
          <table:table-cell table:style-name="ce15"/>
          <table:table-cell table:style-name="ce15" office:value-type="currency" office:currency="CZK" office:value="60000" calcext:value-type="currency">
            <text:p>60 000,00 Kč</text:p>
          </table:table-cell>
          <table:table-cell table:style-name="ce15" office:value-type="currency" office:currency="CZK" office:value="45128.41" calcext:value-type="currency">
            <text:p>45 128,41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92" calcext:value-type="float">
            <text:p>3392</text:p>
          </table:table-cell>
          <table:table-cell office:value-type="float" office:value="5139" calcext:value-type="float">
            <text:p>5139</text:p>
          </table:table-cell>
          <table:table-cell table:number-columns-repeated="2" table:style-name="ce15" office:value-type="currency" office:currency="CZK" office:value="4000" calcext:value-type="currency">
            <text:p>4 000,00 Kč</text:p>
          </table:table-cell>
          <table:table-cell table:style-name="ce15" office:value-type="currency" office:currency="CZK" office:value="2693" calcext:value-type="currency">
            <text:p>2 693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92" calcext:value-type="float">
            <text:p>3392</text:p>
          </table:table-cell>
          <table:table-cell office:value-type="float" office:value="5166" calcext:value-type="float">
            <text:p>5166</text:p>
          </table:table-cell>
          <table:table-cell table:number-columns-repeated="2" table:style-name="ce15" office:value-type="currency" office:currency="CZK" office:value="20000" calcext:value-type="currency">
            <text:p>20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92" calcext:value-type="float">
            <text:p>3392</text:p>
          </table:table-cell>
          <table:table-cell office:value-type="float" office:value="5169" calcext:value-type="float">
            <text:p>5169</text:p>
          </table:table-cell>
          <table:table-cell table:number-columns-repeated="2" table:style-name="ce15" office:value-type="currency" office:currency="CZK" office:value="600000" calcext:value-type="currency">
            <text:p>600 000,00 Kč</text:p>
          </table:table-cell>
          <table:table-cell table:style-name="ce15" office:value-type="currency" office:currency="CZK" office:value="598352.5" calcext:value-type="currency">
            <text:p>598 352,5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92" calcext:value-type="float">
            <text:p>3392</text:p>
          </table:table-cell>
          <table:table-cell office:value-type="float" office:value="5171" calcext:value-type="float">
            <text:p>5171</text:p>
          </table:table-cell>
          <table:table-cell table:style-name="ce15" office:value-type="currency" office:currency="CZK" office:value="61000" calcext:value-type="currency">
            <text:p>61 000,00 Kč</text:p>
          </table:table-cell>
          <table:table-cell table:style-name="ce15" office:value-type="currency" office:currency="CZK" office:value="1000" calcext:value-type="currency">
            <text:p>1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92" calcext:value-type="float">
            <text:p>3392</text:p>
          </table:table-cell>
          <table:table-cell office:value-type="float" office:value="5175" calcext:value-type="float">
            <text:p>5175</text:p>
          </table:table-cell>
          <table:table-cell table:number-columns-repeated="2" table:style-name="ce15" office:value-type="currency" office:currency="CZK" office:value="18000" calcext:value-type="currency">
            <text:p>18 000,00 Kč</text:p>
          </table:table-cell>
          <table:table-cell table:style-name="ce15" office:value-type="currency" office:currency="CZK" office:value="14896" calcext:value-type="currency">
            <text:p>14 896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92" calcext:value-type="float">
            <text:p>3392</text:p>
          </table:table-cell>
          <table:table-cell office:value-type="float" office:value="5194" calcext:value-type="float">
            <text:p>5194</text:p>
          </table:table-cell>
          <table:table-cell table:number-columns-repeated="2" table:style-name="ce15" office:value-type="currency" office:currency="CZK" office:value="2000" calcext:value-type="currency">
            <text:p>2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99" calcext:value-type="float">
            <text:p>3399</text:p>
          </table:table-cell>
          <table:table-cell office:value-type="float" office:value="5041" calcext:value-type="float">
            <text:p>5041</text:p>
          </table:table-cell>
          <table:table-cell table:style-name="ce15"/>
          <table:table-cell table:style-name="ce15" office:value-type="currency" office:currency="CZK" office:value="43000" calcext:value-type="currency">
            <text:p>43 000,00 Kč</text:p>
          </table:table-cell>
          <table:table-cell table:style-name="ce15" office:value-type="currency" office:currency="CZK" office:value="42350" calcext:value-type="currency">
            <text:p>42 35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99" calcext:value-type="float">
            <text:p>3399</text:p>
          </table:table-cell>
          <table:table-cell office:value-type="float" office:value="5139" calcext:value-type="float">
            <text:p>5139</text:p>
          </table:table-cell>
          <table:table-cell table:style-name="ce15" office:value-type="currency" office:currency="CZK" office:value="25000" calcext:value-type="currency">
            <text:p>25 000,00 Kč</text:p>
          </table:table-cell>
          <table:table-cell table:style-name="ce15" office:value-type="currency" office:currency="CZK" office:value="46000" calcext:value-type="currency">
            <text:p>46 000,00 Kč</text:p>
          </table:table-cell>
          <table:table-cell table:style-name="ce15" office:value-type="currency" office:currency="CZK" office:value="45904.5" calcext:value-type="currency">
            <text:p>45 904,5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99" calcext:value-type="float">
            <text:p>3399</text:p>
          </table:table-cell>
          <table:table-cell office:value-type="float" office:value="5164" calcext:value-type="float">
            <text:p>5164</text:p>
          </table:table-cell>
          <table:table-cell table:style-name="ce15"/>
          <table:table-cell table:style-name="ce15" office:value-type="currency" office:currency="CZK" office:value="10000" calcext:value-type="currency">
            <text:p>10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99" calcext:value-type="float">
            <text:p>3399</text:p>
          </table:table-cell>
          <table:table-cell office:value-type="float" office:value="5169" calcext:value-type="float">
            <text:p>5169</text:p>
          </table:table-cell>
          <table:table-cell table:style-name="ce15" office:value-type="currency" office:currency="CZK" office:value="51000" calcext:value-type="currency">
            <text:p>51 000,00 Kč</text:p>
          </table:table-cell>
          <table:table-cell table:style-name="ce15" office:value-type="currency" office:currency="CZK" office:value="105000" calcext:value-type="currency">
            <text:p>105 000,00 Kč</text:p>
          </table:table-cell>
          <table:table-cell table:style-name="ce15" office:value-type="currency" office:currency="CZK" office:value="84852.8" calcext:value-type="currency">
            <text:p>84 852,8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99" calcext:value-type="float">
            <text:p>3399</text:p>
          </table:table-cell>
          <table:table-cell office:value-type="float" office:value="5175" calcext:value-type="float">
            <text:p>5175</text:p>
          </table:table-cell>
          <table:table-cell table:style-name="ce15" office:value-type="currency" office:currency="CZK" office:value="3000" calcext:value-type="currency">
            <text:p>3 000,00 Kč</text:p>
          </table:table-cell>
          <table:table-cell table:style-name="ce15" office:value-type="currency" office:currency="CZK" office:value="6000" calcext:value-type="currency">
            <text:p>6 000,00 Kč</text:p>
          </table:table-cell>
          <table:table-cell table:style-name="ce15" office:value-type="currency" office:currency="CZK" office:value="5974" calcext:value-type="currency">
            <text:p>5 974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99" calcext:value-type="float">
            <text:p>3399</text:p>
          </table:table-cell>
          <table:table-cell office:value-type="float" office:value="5194" calcext:value-type="float">
            <text:p>5194</text:p>
          </table:table-cell>
          <table:table-cell table:style-name="ce15" office:value-type="currency" office:currency="CZK" office:value="417000" calcext:value-type="currency">
            <text:p>417 000,00 Kč</text:p>
          </table:table-cell>
          <table:table-cell table:style-name="ce15" office:value-type="currency" office:currency="CZK" office:value="265000" calcext:value-type="currency">
            <text:p>265 000,00 Kč</text:p>
          </table:table-cell>
          <table:table-cell table:style-name="ce15" office:value-type="currency" office:currency="CZK" office:value="255060.5" calcext:value-type="currency">
            <text:p>255 060,5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19" calcext:value-type="float">
            <text:p>3419</text:p>
          </table:table-cell>
          <table:table-cell office:value-type="float" office:value="5212" calcext:value-type="float">
            <text:p>5212</text:p>
          </table:table-cell>
          <table:table-cell table:style-name="ce15"/>
          <table:table-cell table:number-columns-repeated="2" table:style-name="ce15" office:value-type="currency" office:currency="CZK" office:value="150000" calcext:value-type="currency">
            <text:p>150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19" calcext:value-type="float">
            <text:p>3419</text:p>
          </table:table-cell>
          <table:table-cell office:value-type="float" office:value="5222" calcext:value-type="float">
            <text:p>5222</text:p>
          </table:table-cell>
          <table:table-cell table:style-name="ce15"/>
          <table:table-cell table:style-name="ce15" office:value-type="currency" office:currency="CZK" office:value="20219900" calcext:value-type="currency">
            <text:p>20 219 900,00 Kč</text:p>
          </table:table-cell>
          <table:table-cell table:style-name="ce15" office:value-type="currency" office:currency="CZK" office:value="11203855" calcext:value-type="currency">
            <text:p>11 203 855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19" calcext:value-type="float">
            <text:p>3419</text:p>
          </table:table-cell>
          <table:table-cell office:value-type="float" office:value="5336" calcext:value-type="float">
            <text:p>5336</text:p>
          </table:table-cell>
          <table:table-cell table:style-name="ce15"/>
          <table:table-cell table:style-name="ce15" office:value-type="currency" office:currency="CZK" office:value="8075000" calcext:value-type="currency">
            <text:p>8 075 000,00 Kč</text:p>
          </table:table-cell>
          <table:table-cell table:style-name="ce15" office:value-type="currency" office:currency="CZK" office:value="6822000" calcext:value-type="currency">
            <text:p>6 822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office:value-type="float" office:value="5041" calcext:value-type="float">
            <text:p>5041</text:p>
          </table:table-cell>
          <table:table-cell table:style-name="ce15" office:value-type="currency" office:currency="CZK" office:value="15000" calcext:value-type="currency">
            <text:p>15 000,00 Kč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office:value-type="float" office:value="5133" calcext:value-type="float">
            <text:p>5133</text:p>
          </table:table-cell>
          <table:table-cell table:style-name="ce15" office:value-type="currency" office:currency="CZK" office:value="1000" calcext:value-type="currency">
            <text:p>1 000,00 Kč</text:p>
          </table:table-cell>
          <table:table-cell table:style-name="ce15" office:value-type="currency" office:currency="CZK" office:value="900" calcext:value-type="currency">
            <text:p>900,00 Kč</text:p>
          </table:table-cell>
          <table:table-cell table:style-name="ce15" office:value-type="currency" office:currency="CZK" office:value="876" calcext:value-type="currency">
            <text:p>876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office:value-type="float" office:value="5137" calcext:value-type="float">
            <text:p>5137</text:p>
          </table:table-cell>
          <table:table-cell table:style-name="ce15" office:value-type="currency" office:currency="CZK" office:value="20000" calcext:value-type="currency">
            <text:p>20 000,00 Kč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office:value-type="float" office:value="5139" calcext:value-type="float">
            <text:p>5139</text:p>
          </table:table-cell>
          <table:table-cell table:style-name="ce15" office:value-type="currency" office:currency="CZK" office:value="49000" calcext:value-type="currency">
            <text:p>49 000,00 Kč</text:p>
          </table:table-cell>
          <table:table-cell table:style-name="ce15" office:value-type="currency" office:currency="CZK" office:value="35500" calcext:value-type="currency">
            <text:p>35 500,00 Kč</text:p>
          </table:table-cell>
          <table:table-cell table:style-name="ce15" office:value-type="currency" office:currency="CZK" office:value="32150.25" calcext:value-type="currency">
            <text:p>32 150,25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office:value-type="float" office:value="5162" calcext:value-type="float">
            <text:p>5162</text:p>
          </table:table-cell>
          <table:table-cell table:style-name="ce15" office:value-type="currency" office:currency="CZK" office:value="9000" calcext:value-type="currency">
            <text:p>9 000,00 Kč</text:p>
          </table:table-cell>
          <table:table-cell table:style-name="ce15" office:value-type="currency" office:currency="CZK" office:value="7500" calcext:value-type="currency">
            <text:p>7 500,00 Kč</text:p>
          </table:table-cell>
          <table:table-cell table:style-name="ce15" office:value-type="currency" office:currency="CZK" office:value="6793.35" calcext:value-type="currency">
            <text:p>6 793,35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office:value-type="float" office:value="5166" calcext:value-type="float">
            <text:p>5166</text:p>
          </table:table-cell>
          <table:table-cell table:style-name="ce15"/>
          <table:table-cell table:style-name="ce15" office:value-type="currency" office:currency="CZK" office:value="25000" calcext:value-type="currency">
            <text:p>25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office:value-type="float" office:value="5169" calcext:value-type="float">
            <text:p>5169</text:p>
          </table:table-cell>
          <table:table-cell table:style-name="ce15" office:value-type="currency" office:currency="CZK" office:value="159000" calcext:value-type="currency">
            <text:p>159 000,00 Kč</text:p>
          </table:table-cell>
          <table:table-cell table:style-name="ce15" office:value-type="currency" office:currency="CZK" office:value="171900" calcext:value-type="currency">
            <text:p>171 900,00 Kč</text:p>
          </table:table-cell>
          <table:table-cell table:style-name="ce15" office:value-type="currency" office:currency="CZK" office:value="138126.55" calcext:value-type="currency">
            <text:p>138 126,55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office:value-type="float" office:value="5171" calcext:value-type="float">
            <text:p>5171</text:p>
          </table:table-cell>
          <table:table-cell table:style-name="ce15" office:value-type="currency" office:currency="CZK" office:value="2000" calcext:value-type="currency">
            <text:p>2 000,00 Kč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office:value-type="float" office:value="5175" calcext:value-type="float">
            <text:p>5175</text:p>
          </table:table-cell>
          <table:table-cell table:style-name="ce15" office:value-type="currency" office:currency="CZK" office:value="25000" calcext:value-type="currency">
            <text:p>25 000,00 Kč</text:p>
          </table:table-cell>
          <table:table-cell table:style-name="ce15" office:value-type="currency" office:currency="CZK" office:value="22500" calcext:value-type="currency">
            <text:p>22 500,00 Kč</text:p>
          </table:table-cell>
          <table:table-cell table:style-name="ce15" office:value-type="currency" office:currency="CZK" office:value="22173.5" calcext:value-type="currency">
            <text:p>22 173,5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office:value-type="float" office:value="5194" calcext:value-type="float">
            <text:p>5194</text:p>
          </table:table-cell>
          <table:table-cell table:style-name="ce15" office:value-type="currency" office:currency="CZK" office:value="100000" calcext:value-type="currency">
            <text:p>100 000,00 Kč</text:p>
          </table:table-cell>
          <table:table-cell table:style-name="ce15" office:value-type="currency" office:currency="CZK" office:value="90500" calcext:value-type="currency">
            <text:p>90 500,00 Kč</text:p>
          </table:table-cell>
          <table:table-cell table:style-name="ce15" office:value-type="currency" office:currency="CZK" office:value="60912" calcext:value-type="currency">
            <text:p>60 912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office:value-type="float" office:value="5212" calcext:value-type="float">
            <text:p>5212</text:p>
          </table:table-cell>
          <table:table-cell table:style-name="ce15"/>
          <table:table-cell table:number-columns-repeated="2" table:style-name="ce15" office:value-type="currency" office:currency="CZK" office:value="122500" calcext:value-type="currency">
            <text:p>122 5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office:value-type="float" office:value="5221" calcext:value-type="float">
            <text:p>5221</text:p>
          </table:table-cell>
          <table:table-cell table:style-name="ce15"/>
          <table:table-cell table:number-columns-repeated="2" table:style-name="ce15" office:value-type="currency" office:currency="CZK" office:value="50000" calcext:value-type="currency">
            <text:p>50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office:value-type="float" office:value="5222" calcext:value-type="float">
            <text:p>5222</text:p>
          </table:table-cell>
          <table:table-cell table:style-name="ce15"/>
          <table:table-cell table:style-name="ce15" office:value-type="currency" office:currency="CZK" office:value="3054800" calcext:value-type="currency">
            <text:p>3 054 800,00 Kč</text:p>
          </table:table-cell>
          <table:table-cell table:style-name="ce15" office:value-type="currency" office:currency="CZK" office:value="1454696" calcext:value-type="currency">
            <text:p>1 454 696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office:value-type="float" office:value="5331" calcext:value-type="float">
            <text:p>5331</text:p>
          </table:table-cell>
          <table:table-cell table:style-name="ce15"/>
          <table:table-cell table:number-columns-repeated="2" table:style-name="ce15" office:value-type="currency" office:currency="CZK" office:value="1405800" calcext:value-type="currency">
            <text:p>1 405 8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office:value-type="float" office:value="5336" calcext:value-type="float">
            <text:p>5336</text:p>
          </table:table-cell>
          <table:table-cell table:style-name="ce15"/>
          <table:table-cell table:number-columns-repeated="2" table:style-name="ce15" office:value-type="currency" office:currency="CZK" office:value="163600" calcext:value-type="currency">
            <text:p>163 6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office:value-type="float" office:value="5339" calcext:value-type="float">
            <text:p>5339</text:p>
          </table:table-cell>
          <table:table-cell table:style-name="ce15"/>
          <table:table-cell table:number-columns-repeated="2" table:style-name="ce15" office:value-type="currency" office:currency="CZK" office:value="420000" calcext:value-type="currency">
            <text:p>420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9" calcext:value-type="float">
            <text:p>3429</text:p>
          </table:table-cell>
          <table:table-cell office:value-type="float" office:value="5222" calcext:value-type="float">
            <text:p>5222</text:p>
          </table:table-cell>
          <table:table-cell table:style-name="ce15"/>
          <table:table-cell table:number-columns-repeated="2" table:style-name="ce15" office:value-type="currency" office:currency="CZK" office:value="20000" calcext:value-type="currency">
            <text:p>20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11" calcext:value-type="float">
            <text:p>3511</text:p>
          </table:table-cell>
          <table:table-cell office:value-type="float" office:value="5137" calcext:value-type="float">
            <text:p>5137</text:p>
          </table:table-cell>
          <table:table-cell table:style-name="ce15"/>
          <table:table-cell table:style-name="ce15" office:value-type="currency" office:currency="CZK" office:value="5000" calcext:value-type="currency">
            <text:p>5 000,00 Kč</text:p>
          </table:table-cell>
          <table:table-cell table:style-name="ce15" office:value-type="currency" office:currency="CZK" office:value="4990" calcext:value-type="currency">
            <text:p>4 99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11" calcext:value-type="float">
            <text:p>3511</text:p>
          </table:table-cell>
          <table:table-cell office:value-type="float" office:value="5429" calcext:value-type="float">
            <text:p>5429</text:p>
          </table:table-cell>
          <table:table-cell table:number-columns-repeated="2" table:style-name="ce15" office:value-type="currency" office:currency="CZK" office:value="8000" calcext:value-type="currency">
            <text:p>8 000,00 Kč</text:p>
          </table:table-cell>
          <table:table-cell table:style-name="ce15" office:value-type="currency" office:currency="CZK" office:value="7300" calcext:value-type="currency">
            <text:p>7 3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11" calcext:value-type="float">
            <text:p>3511</text:p>
          </table:table-cell>
          <table:table-cell office:value-type="float" office:value="6121" calcext:value-type="float">
            <text:p>6121</text:p>
          </table:table-cell>
          <table:table-cell table:number-columns-repeated="2" table:style-name="ce15" office:value-type="currency" office:currency="CZK" office:value="14378000" calcext:value-type="currency">
            <text:p>14 378 000,00 Kč</text:p>
          </table:table-cell>
          <table:table-cell table:style-name="ce15" office:value-type="currency" office:currency="CZK" office:value="1570087.53" calcext:value-type="currency">
            <text:p>1 570 087,53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23" calcext:value-type="float">
            <text:p>3523</text:p>
          </table:table-cell>
          <table:table-cell office:value-type="float" office:value="5137" calcext:value-type="float">
            <text:p>5137</text:p>
          </table:table-cell>
          <table:table-cell table:style-name="ce15"/>
          <table:table-cell table:style-name="ce15" office:value-type="currency" office:currency="CZK" office:value="20000" calcext:value-type="currency">
            <text:p>20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23" calcext:value-type="float">
            <text:p>3523</text:p>
          </table:table-cell>
          <table:table-cell office:value-type="float" office:value="5166" calcext:value-type="float">
            <text:p>5166</text:p>
          </table:table-cell>
          <table:table-cell table:style-name="ce15"/>
          <table:table-cell table:style-name="ce15" office:value-type="currency" office:currency="CZK" office:value="60000" calcext:value-type="currency">
            <text:p>60 000,00 Kč</text:p>
          </table:table-cell>
          <table:table-cell table:style-name="ce15" office:value-type="currency" office:currency="CZK" office:value="54125.5" calcext:value-type="currency">
            <text:p>54 125,5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23" calcext:value-type="float">
            <text:p>3523</text:p>
          </table:table-cell>
          <table:table-cell office:value-type="float" office:value="5169" calcext:value-type="float">
            <text:p>5169</text:p>
          </table:table-cell>
          <table:table-cell table:style-name="ce15"/>
          <table:table-cell table:style-name="ce15" office:value-type="currency" office:currency="CZK" office:value="50000" calcext:value-type="currency">
            <text:p>50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23" calcext:value-type="float">
            <text:p>3523</text:p>
          </table:table-cell>
          <table:table-cell office:value-type="float" office:value="5331" calcext:value-type="float">
            <text:p>5331</text:p>
          </table:table-cell>
          <table:table-cell table:style-name="ce15" office:value-type="currency" office:currency="CZK" office:value="17100000" calcext:value-type="currency">
            <text:p>17 100 000,00 Kč</text:p>
          </table:table-cell>
          <table:table-cell table:style-name="ce15" office:value-type="currency" office:currency="CZK" office:value="17103600" calcext:value-type="currency">
            <text:p>17 103 600,00 Kč</text:p>
          </table:table-cell>
          <table:table-cell table:style-name="ce15" office:value-type="currency" office:currency="CZK" office:value="17103554.11" calcext:value-type="currency">
            <text:p>17 103 554,11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23" calcext:value-type="float">
            <text:p>3523</text:p>
          </table:table-cell>
          <table:table-cell office:value-type="float" office:value="5336" calcext:value-type="float">
            <text:p>5336</text:p>
          </table:table-cell>
          <table:table-cell table:style-name="ce15"/>
          <table:table-cell table:number-columns-repeated="2" table:style-name="ce15" office:value-type="currency" office:currency="CZK" office:value="1076000" calcext:value-type="currency">
            <text:p>1 076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23" calcext:value-type="float">
            <text:p>3523</text:p>
          </table:table-cell>
          <table:table-cell office:value-type="float" office:value="6121" calcext:value-type="float">
            <text:p>6121</text:p>
          </table:table-cell>
          <table:table-cell table:style-name="ce15" office:value-type="currency" office:currency="CZK" office:value="4544000" calcext:value-type="currency">
            <text:p>4 544 000,00 Kč</text:p>
          </table:table-cell>
          <table:table-cell table:style-name="ce15" office:value-type="currency" office:currency="CZK" office:value="14464000" calcext:value-type="currency">
            <text:p>14 464 000,00 Kč</text:p>
          </table:table-cell>
          <table:table-cell table:style-name="ce15" office:value-type="currency" office:currency="CZK" office:value="5993121.21" calcext:value-type="currency">
            <text:p>5 993 121,21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41" calcext:value-type="float">
            <text:p>3541</text:p>
          </table:table-cell>
          <table:table-cell office:value-type="float" office:value="5136" calcext:value-type="float">
            <text:p>5136</text:p>
          </table:table-cell>
          <table:table-cell table:number-columns-repeated="2" table:style-name="ce15" office:value-type="currency" office:currency="CZK" office:value="5000" calcext:value-type="currency">
            <text:p>5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41" calcext:value-type="float">
            <text:p>3541</text:p>
          </table:table-cell>
          <table:table-cell office:value-type="float" office:value="5139" calcext:value-type="float">
            <text:p>5139</text:p>
          </table:table-cell>
          <table:table-cell table:style-name="ce15" office:value-type="currency" office:currency="CZK" office:value="25000" calcext:value-type="currency">
            <text:p>25 000,00 Kč</text:p>
          </table:table-cell>
          <table:table-cell table:style-name="ce15" office:value-type="currency" office:currency="CZK" office:value="20000" calcext:value-type="currency">
            <text:p>20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41" calcext:value-type="float">
            <text:p>3541</text:p>
          </table:table-cell>
          <table:table-cell office:value-type="float" office:value="5167" calcext:value-type="float">
            <text:p>5167</text:p>
          </table:table-cell>
          <table:table-cell table:style-name="ce15" office:value-type="currency" office:currency="CZK" office:value="350000" calcext:value-type="currency">
            <text:p>350 000,00 Kč</text:p>
          </table:table-cell>
          <table:table-cell table:style-name="ce15" office:value-type="currency" office:currency="CZK" office:value="230000" calcext:value-type="currency">
            <text:p>230 000,00 Kč</text:p>
          </table:table-cell>
          <table:table-cell table:style-name="ce15" office:value-type="currency" office:currency="CZK" office:value="110000" calcext:value-type="currency">
            <text:p>110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41" calcext:value-type="float">
            <text:p>3541</text:p>
          </table:table-cell>
          <table:table-cell office:value-type="float" office:value="5169" calcext:value-type="float">
            <text:p>5169</text:p>
          </table:table-cell>
          <table:table-cell table:style-name="ce15"/>
          <table:table-cell table:style-name="ce15" office:value-type="currency" office:currency="CZK" office:value="170000" calcext:value-type="currency">
            <text:p>170 000,00 Kč</text:p>
          </table:table-cell>
          <table:table-cell table:style-name="ce15" office:value-type="currency" office:currency="CZK" office:value="60000" calcext:value-type="currency">
            <text:p>60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41" calcext:value-type="float">
            <text:p>3541</text:p>
          </table:table-cell>
          <table:table-cell office:value-type="float" office:value="5194" calcext:value-type="float">
            <text:p>5194</text:p>
          </table:table-cell>
          <table:table-cell table:style-name="ce15" office:value-type="currency" office:currency="CZK" office:value="20000" calcext:value-type="currency">
            <text:p>20 000,00 Kč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41" calcext:value-type="float">
            <text:p>3541</text:p>
          </table:table-cell>
          <table:table-cell office:value-type="float" office:value="5222" calcext:value-type="float">
            <text:p>5222</text:p>
          </table:table-cell>
          <table:table-cell table:style-name="ce15" office:value-type="currency" office:currency="CZK" office:value="1000" calcext:value-type="currency">
            <text:p>1 000,00 Kč</text:p>
          </table:table-cell>
          <table:table-cell table:style-name="ce15" office:value-type="currency" office:currency="CZK" office:value="516000" calcext:value-type="currency">
            <text:p>516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41" calcext:value-type="float">
            <text:p>3541</text:p>
          </table:table-cell>
          <table:table-cell office:value-type="float" office:value="5223" calcext:value-type="float">
            <text:p>5223</text:p>
          </table:table-cell>
          <table:table-cell table:style-name="ce15"/>
          <table:table-cell table:number-columns-repeated="2" table:style-name="ce15" office:value-type="currency" office:currency="CZK" office:value="30000" calcext:value-type="currency">
            <text:p>30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41" calcext:value-type="float">
            <text:p>3541</text:p>
          </table:table-cell>
          <table:table-cell office:value-type="float" office:value="5331" calcext:value-type="float">
            <text:p>5331</text:p>
          </table:table-cell>
          <table:table-cell table:style-name="ce15"/>
          <table:table-cell table:number-columns-repeated="2" table:style-name="ce15" office:value-type="currency" office:currency="CZK" office:value="610000" calcext:value-type="currency">
            <text:p>610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41" calcext:value-type="float">
            <text:p>3541</text:p>
          </table:table-cell>
          <table:table-cell office:value-type="float" office:value="5333" calcext:value-type="float">
            <text:p>5333</text:p>
          </table:table-cell>
          <table:table-cell table:style-name="ce15"/>
          <table:table-cell table:number-columns-repeated="2" table:style-name="ce15" office:value-type="currency" office:currency="CZK" office:value="60000" calcext:value-type="currency">
            <text:p>60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12" calcext:value-type="float">
            <text:p>3612</text:p>
          </table:table-cell>
          <table:table-cell office:value-type="float" office:value="5164" calcext:value-type="float">
            <text:p>5164</text:p>
          </table:table-cell>
          <table:table-cell table:style-name="ce15"/>
          <table:table-cell table:number-columns-repeated="2" table:style-name="ce15" office:value-type="currency" office:currency="CZK" office:value="48000" calcext:value-type="currency">
            <text:p>48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12" calcext:value-type="float">
            <text:p>3612</text:p>
          </table:table-cell>
          <table:table-cell office:value-type="float" office:value="6121" calcext:value-type="float">
            <text:p>6121</text:p>
          </table:table-cell>
          <table:table-cell table:style-name="ce15" office:value-type="currency" office:currency="CZK" office:value="158000" calcext:value-type="currency">
            <text:p>158 000,00 Kč</text:p>
          </table:table-cell>
          <table:table-cell table:style-name="ce15" office:value-type="currency" office:currency="CZK" office:value="1758000" calcext:value-type="currency">
            <text:p>1 758 000,00 Kč</text:p>
          </table:table-cell>
          <table:table-cell table:style-name="ce15" office:value-type="currency" office:currency="CZK" office:value="501546.71" calcext:value-type="currency">
            <text:p>501 546,71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13" calcext:value-type="float">
            <text:p>3613</text:p>
          </table:table-cell>
          <table:table-cell office:value-type="float" office:value="6121" calcext:value-type="float">
            <text:p>6121</text:p>
          </table:table-cell>
          <table:table-cell table:number-columns-repeated="2" table:style-name="ce15" office:value-type="currency" office:currency="CZK" office:value="2642000" calcext:value-type="currency">
            <text:p>2 642 000,00 Kč</text:p>
          </table:table-cell>
          <table:table-cell table:style-name="ce15" office:value-type="currency" office:currency="CZK" office:value="2550653" calcext:value-type="currency">
            <text:p>2 550 653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32" calcext:value-type="float">
            <text:p>3632</text:p>
          </table:table-cell>
          <table:table-cell office:value-type="float" office:value="5192" calcext:value-type="float">
            <text:p>5192</text:p>
          </table:table-cell>
          <table:table-cell table:style-name="ce15" office:value-type="currency" office:currency="CZK" office:value="450000" calcext:value-type="currency">
            <text:p>450 000,00 Kč</text:p>
          </table:table-cell>
          <table:table-cell table:style-name="ce15" office:value-type="currency" office:currency="CZK" office:value="620900" calcext:value-type="currency">
            <text:p>620 900,00 Kč</text:p>
          </table:table-cell>
          <table:table-cell table:style-name="ce15" office:value-type="currency" office:currency="CZK" office:value="355771" calcext:value-type="currency">
            <text:p>355 771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35" calcext:value-type="float">
            <text:p>3635</text:p>
          </table:table-cell>
          <table:table-cell office:value-type="float" office:value="5137" calcext:value-type="float">
            <text:p>5137</text:p>
          </table:table-cell>
          <table:table-cell table:style-name="ce15"/>
          <table:table-cell table:style-name="ce15" office:value-type="currency" office:currency="CZK" office:value="10000" calcext:value-type="currency">
            <text:p>10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35" calcext:value-type="float">
            <text:p>3635</text:p>
          </table:table-cell>
          <table:table-cell office:value-type="float" office:value="5139" calcext:value-type="float">
            <text:p>5139</text:p>
          </table:table-cell>
          <table:table-cell table:style-name="ce15"/>
          <table:table-cell table:style-name="ce15" office:value-type="currency" office:currency="CZK" office:value="12000" calcext:value-type="currency">
            <text:p>12 000,00 Kč</text:p>
          </table:table-cell>
          <table:table-cell table:style-name="ce15" office:value-type="currency" office:currency="CZK" office:value="9172.08" calcext:value-type="currency">
            <text:p>9 172,08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35" calcext:value-type="float">
            <text:p>3635</text:p>
          </table:table-cell>
          <table:table-cell office:value-type="float" office:value="5166" calcext:value-type="float">
            <text:p>5166</text:p>
          </table:table-cell>
          <table:table-cell table:style-name="ce15" office:value-type="currency" office:currency="CZK" office:value="2400000" calcext:value-type="currency">
            <text:p>2 400 000,00 Kč</text:p>
          </table:table-cell>
          <table:table-cell table:style-name="ce15" office:value-type="currency" office:currency="CZK" office:value="2663000" calcext:value-type="currency">
            <text:p>2 663 000,00 Kč</text:p>
          </table:table-cell>
          <table:table-cell table:style-name="ce15" office:value-type="currency" office:currency="CZK" office:value="1179287" calcext:value-type="currency">
            <text:p>1 179 287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35" calcext:value-type="float">
            <text:p>3635</text:p>
          </table:table-cell>
          <table:table-cell office:value-type="float" office:value="5169" calcext:value-type="float">
            <text:p>5169</text:p>
          </table:table-cell>
          <table:table-cell table:style-name="ce15" office:value-type="currency" office:currency="CZK" office:value="1000000" calcext:value-type="currency">
            <text:p>1 000 000,00 Kč</text:p>
          </table:table-cell>
          <table:table-cell table:style-name="ce15" office:value-type="currency" office:currency="CZK" office:value="388200" calcext:value-type="currency">
            <text:p>388 200,00 Kč</text:p>
          </table:table-cell>
          <table:table-cell table:style-name="ce15" office:value-type="currency" office:currency="CZK" office:value="43166" calcext:value-type="currency">
            <text:p>43 166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35" calcext:value-type="float">
            <text:p>3635</text:p>
          </table:table-cell>
          <table:table-cell office:value-type="float" office:value="5175" calcext:value-type="float">
            <text:p>5175</text:p>
          </table:table-cell>
          <table:table-cell table:style-name="ce15"/>
          <table:table-cell table:style-name="ce15" office:value-type="currency" office:currency="CZK" office:value="25000" calcext:value-type="currency">
            <text:p>25 000,00 Kč</text:p>
          </table:table-cell>
          <table:table-cell table:style-name="ce15" office:value-type="currency" office:currency="CZK" office:value="10179" calcext:value-type="currency">
            <text:p>10 179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39" calcext:value-type="float">
            <text:p>3639</text:p>
          </table:table-cell>
          <table:table-cell office:value-type="float" office:value="5163" calcext:value-type="float">
            <text:p>5163</text:p>
          </table:table-cell>
          <table:table-cell table:number-columns-repeated="2" table:style-name="ce15" office:value-type="currency" office:currency="CZK" office:value="1736000" calcext:value-type="currency">
            <text:p>1 736 000,00 Kč</text:p>
          </table:table-cell>
          <table:table-cell table:style-name="ce15" office:value-type="currency" office:currency="CZK" office:value="1468433" calcext:value-type="currency">
            <text:p>1 468 433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39" calcext:value-type="float">
            <text:p>3639</text:p>
          </table:table-cell>
          <table:table-cell office:value-type="float" office:value="5164" calcext:value-type="float">
            <text:p>5164</text:p>
          </table:table-cell>
          <table:table-cell table:number-columns-repeated="2" table:style-name="ce15" office:value-type="currency" office:currency="CZK" office:value="171000" calcext:value-type="currency">
            <text:p>171 000,00 Kč</text:p>
          </table:table-cell>
          <table:table-cell table:style-name="ce15" office:value-type="currency" office:currency="CZK" office:value="170950" calcext:value-type="currency">
            <text:p>170 95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39" calcext:value-type="float">
            <text:p>3639</text:p>
          </table:table-cell>
          <table:table-cell office:value-type="float" office:value="5166" calcext:value-type="float">
            <text:p>5166</text:p>
          </table:table-cell>
          <table:table-cell table:style-name="ce15" office:value-type="currency" office:currency="CZK" office:value="599000" calcext:value-type="currency">
            <text:p>599 000,00 Kč</text:p>
          </table:table-cell>
          <table:table-cell table:style-name="ce15" office:value-type="currency" office:currency="CZK" office:value="3356000" calcext:value-type="currency">
            <text:p>3 356 000,00 Kč</text:p>
          </table:table-cell>
          <table:table-cell table:style-name="ce15" office:value-type="currency" office:currency="CZK" office:value="2734972.73" calcext:value-type="currency">
            <text:p>2 734 972,73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39" calcext:value-type="float">
            <text:p>3639</text:p>
          </table:table-cell>
          <table:table-cell office:value-type="float" office:value="5169" calcext:value-type="float">
            <text:p>5169</text:p>
          </table:table-cell>
          <table:table-cell table:style-name="ce15"/>
          <table:table-cell table:style-name="ce15" office:value-type="currency" office:currency="CZK" office:value="1221000" calcext:value-type="currency">
            <text:p>1 221 000,00 Kč</text:p>
          </table:table-cell>
          <table:table-cell table:style-name="ce15" office:value-type="currency" office:currency="CZK" office:value="1171280" calcext:value-type="currency">
            <text:p>1 171 28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39" calcext:value-type="float">
            <text:p>3639</text:p>
          </table:table-cell>
          <table:table-cell office:value-type="float" office:value="5171" calcext:value-type="float">
            <text:p>5171</text:p>
          </table:table-cell>
          <table:table-cell table:number-columns-repeated="2" table:style-name="ce15" office:value-type="currency" office:currency="CZK" office:value="30000" calcext:value-type="currency">
            <text:p>30 000,00 Kč</text:p>
          </table:table-cell>
          <table:table-cell table:style-name="ce15" office:value-type="currency" office:currency="CZK" office:value="29335" calcext:value-type="currency">
            <text:p>29 335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39" calcext:value-type="float">
            <text:p>3639</text:p>
          </table:table-cell>
          <table:table-cell office:value-type="float" office:value="6121" calcext:value-type="float">
            <text:p>6121</text:p>
          </table:table-cell>
          <table:table-cell table:style-name="ce15" office:value-type="currency" office:currency="CZK" office:value="5000000" calcext:value-type="currency">
            <text:p>5 000 000,00 Kč</text:p>
          </table:table-cell>
          <table:table-cell table:style-name="ce15" office:value-type="currency" office:currency="CZK" office:value="6802900" calcext:value-type="currency">
            <text:p>6 802 900,00 Kč</text:p>
          </table:table-cell>
          <table:table-cell table:style-name="ce15" office:value-type="currency" office:currency="CZK" office:value="50000" calcext:value-type="currency">
            <text:p>50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39" calcext:value-type="float">
            <text:p>3639</text:p>
          </table:table-cell>
          <table:table-cell office:value-type="float" office:value="6130" calcext:value-type="float">
            <text:p>6130</text:p>
          </table:table-cell>
          <table:table-cell table:number-columns-repeated="2" table:style-name="ce15" office:value-type="currency" office:currency="CZK" office:value="1457000" calcext:value-type="currency">
            <text:p>1 457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39" calcext:value-type="float">
            <text:p>3639</text:p>
          </table:table-cell>
          <table:table-cell office:value-type="float" office:value="6202" calcext:value-type="float">
            <text:p>6202</text:p>
          </table:table-cell>
          <table:table-cell table:style-name="ce15"/>
          <table:table-cell table:number-columns-repeated="2" table:style-name="ce15" office:value-type="currency" office:currency="CZK" office:value="19000000" calcext:value-type="currency">
            <text:p>19 000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39" calcext:value-type="float">
            <text:p>3639</text:p>
          </table:table-cell>
          <table:table-cell office:value-type="float" office:value="6413" calcext:value-type="float">
            <text:p>6413</text:p>
          </table:table-cell>
          <table:table-cell table:number-columns-repeated="2" table:style-name="ce15" office:value-type="currency" office:currency="CZK" office:value="479443000" calcext:value-type="currency">
            <text:p>479 443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99" calcext:value-type="float">
            <text:p>3699</text:p>
          </table:table-cell>
          <table:table-cell office:value-type="float" office:value="5166" calcext:value-type="float">
            <text:p>5166</text:p>
          </table:table-cell>
          <table:table-cell table:number-columns-repeated="2" table:style-name="ce15" office:value-type="currency" office:currency="CZK" office:value="100000" calcext:value-type="currency">
            <text:p>100 000,00 Kč</text:p>
          </table:table-cell>
          <table:table-cell table:style-name="ce15" office:value-type="currency" office:currency="CZK" office:value="36300" calcext:value-type="currency">
            <text:p>36 3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99" calcext:value-type="float">
            <text:p>3699</text:p>
          </table:table-cell>
          <table:table-cell office:value-type="float" office:value="5169" calcext:value-type="float">
            <text:p>5169</text:p>
          </table:table-cell>
          <table:table-cell table:number-columns-repeated="2" table:style-name="ce15" office:value-type="currency" office:currency="CZK" office:value="30000" calcext:value-type="currency">
            <text:p>30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99" calcext:value-type="float">
            <text:p>3699</text:p>
          </table:table-cell>
          <table:table-cell office:value-type="float" office:value="5192" calcext:value-type="float">
            <text:p>5192</text:p>
          </table:table-cell>
          <table:table-cell table:number-columns-repeated="2" table:style-name="ce15" office:value-type="currency" office:currency="CZK" office:value="50000" calcext:value-type="currency">
            <text:p>50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99" calcext:value-type="float">
            <text:p>3699</text:p>
          </table:table-cell>
          <table:table-cell office:value-type="float" office:value="5499" calcext:value-type="float">
            <text:p>5499</text:p>
          </table:table-cell>
          <table:table-cell table:number-columns-repeated="2" table:style-name="ce15" office:value-type="currency" office:currency="CZK" office:value="50000" calcext:value-type="currency">
            <text:p>50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22" calcext:value-type="float">
            <text:p>3722</text:p>
          </table:table-cell>
          <table:table-cell office:value-type="float" office:value="5169" calcext:value-type="float">
            <text:p>5169</text:p>
          </table:table-cell>
          <table:table-cell table:style-name="ce15" office:value-type="currency" office:currency="CZK" office:value="4600000" calcext:value-type="currency">
            <text:p>4 600 000,00 Kč</text:p>
          </table:table-cell>
          <table:table-cell table:style-name="ce15" office:value-type="currency" office:currency="CZK" office:value="3750000" calcext:value-type="currency">
            <text:p>3 750 000,00 Kč</text:p>
          </table:table-cell>
          <table:table-cell table:style-name="ce15" office:value-type="currency" office:currency="CZK" office:value="3247011" calcext:value-type="currency">
            <text:p>3 247 011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23" calcext:value-type="float">
            <text:p>3723</text:p>
          </table:table-cell>
          <table:table-cell office:value-type="float" office:value="5169" calcext:value-type="float">
            <text:p>5169</text:p>
          </table:table-cell>
          <table:table-cell table:style-name="ce15" office:value-type="currency" office:currency="CZK" office:value="6101000" calcext:value-type="currency">
            <text:p>6 101 000,00 Kč</text:p>
          </table:table-cell>
          <table:table-cell table:style-name="ce15" office:value-type="currency" office:currency="CZK" office:value="6076000" calcext:value-type="currency">
            <text:p>6 076 000,00 Kč</text:p>
          </table:table-cell>
          <table:table-cell table:style-name="ce15" office:value-type="currency" office:currency="CZK" office:value="5656762.36" calcext:value-type="currency">
            <text:p>5 656 762,36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29" calcext:value-type="float">
            <text:p>3729</text:p>
          </table:table-cell>
          <table:table-cell office:value-type="float" office:value="5169" calcext:value-type="float">
            <text:p>5169</text:p>
          </table:table-cell>
          <table:table-cell table:style-name="ce15" office:value-type="currency" office:currency="CZK" office:value="200000" calcext:value-type="currency">
            <text:p>200 000,00 Kč</text:p>
          </table:table-cell>
          <table:table-cell table:style-name="ce15" office:value-type="currency" office:currency="CZK" office:value="100000" calcext:value-type="currency">
            <text:p>100 000,00 Kč</text:p>
          </table:table-cell>
          <table:table-cell table:style-name="ce15" office:value-type="currency" office:currency="CZK" office:value="24711" calcext:value-type="currency">
            <text:p>24 711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45" calcext:value-type="float">
            <text:p>3745</text:p>
          </table:table-cell>
          <table:table-cell office:value-type="float" office:value="5137" calcext:value-type="float">
            <text:p>5137</text:p>
          </table:table-cell>
          <table:table-cell table:style-name="ce15" office:value-type="currency" office:currency="CZK" office:value="1050000" calcext:value-type="currency">
            <text:p>1 050 000,00 Kč</text:p>
          </table:table-cell>
          <table:table-cell table:style-name="ce15" office:value-type="currency" office:currency="CZK" office:value="659300" calcext:value-type="currency">
            <text:p>659 300,00 Kč</text:p>
          </table:table-cell>
          <table:table-cell table:style-name="ce15" office:value-type="currency" office:currency="CZK" office:value="390872.13" calcext:value-type="currency">
            <text:p>390 872,13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45" calcext:value-type="float">
            <text:p>3745</text:p>
          </table:table-cell>
          <table:table-cell office:value-type="float" office:value="5139" calcext:value-type="float">
            <text:p>5139</text:p>
          </table:table-cell>
          <table:table-cell table:style-name="ce15" office:value-type="currency" office:currency="CZK" office:value="300000" calcext:value-type="currency">
            <text:p>300 000,00 Kč</text:p>
          </table:table-cell>
          <table:table-cell table:style-name="ce15" office:value-type="currency" office:currency="CZK" office:value="700000" calcext:value-type="currency">
            <text:p>700 000,00 Kč</text:p>
          </table:table-cell>
          <table:table-cell table:style-name="ce15" office:value-type="currency" office:currency="CZK" office:value="474122.71" calcext:value-type="currency">
            <text:p>474 122,71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45" calcext:value-type="float">
            <text:p>3745</text:p>
          </table:table-cell>
          <table:table-cell office:value-type="float" office:value="5151" calcext:value-type="float">
            <text:p>5151</text:p>
          </table:table-cell>
          <table:table-cell table:number-columns-repeated="2" table:style-name="ce15" office:value-type="currency" office:currency="CZK" office:value="200000" calcext:value-type="currency">
            <text:p>200 000,00 Kč</text:p>
          </table:table-cell>
          <table:table-cell table:style-name="ce15" office:value-type="currency" office:currency="CZK" office:value="90512" calcext:value-type="currency">
            <text:p>90 512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45" calcext:value-type="float">
            <text:p>3745</text:p>
          </table:table-cell>
          <table:table-cell office:value-type="float" office:value="5154" calcext:value-type="float">
            <text:p>5154</text:p>
          </table:table-cell>
          <table:table-cell table:number-columns-repeated="2" table:style-name="ce15" office:value-type="currency" office:currency="CZK" office:value="200000" calcext:value-type="currency">
            <text:p>200 000,00 Kč</text:p>
          </table:table-cell>
          <table:table-cell table:style-name="ce15" office:value-type="currency" office:currency="CZK" office:value="60915" calcext:value-type="currency">
            <text:p>60 915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45" calcext:value-type="float">
            <text:p>3745</text:p>
          </table:table-cell>
          <table:table-cell office:value-type="float" office:value="5166" calcext:value-type="float">
            <text:p>5166</text:p>
          </table:table-cell>
          <table:table-cell table:style-name="ce15"/>
          <table:table-cell table:style-name="ce15" office:value-type="currency" office:currency="CZK" office:value="370000" calcext:value-type="currency">
            <text:p>370 000,00 Kč</text:p>
          </table:table-cell>
          <table:table-cell table:style-name="ce15" office:value-type="currency" office:currency="CZK" office:value="181530" calcext:value-type="currency">
            <text:p>181 53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45" calcext:value-type="float">
            <text:p>3745</text:p>
          </table:table-cell>
          <table:table-cell office:value-type="float" office:value="5168" calcext:value-type="float">
            <text:p>5168</text:p>
          </table:table-cell>
          <table:table-cell table:number-columns-repeated="2" table:style-name="ce15" office:value-type="currency" office:currency="CZK" office:value="150000" calcext:value-type="currency">
            <text:p>150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45" calcext:value-type="float">
            <text:p>3745</text:p>
          </table:table-cell>
          <table:table-cell office:value-type="float" office:value="5169" calcext:value-type="float">
            <text:p>5169</text:p>
          </table:table-cell>
          <table:table-cell table:style-name="ce15" office:value-type="currency" office:currency="CZK" office:value="35350000" calcext:value-type="currency">
            <text:p>35 350 000,00 Kč</text:p>
          </table:table-cell>
          <table:table-cell table:style-name="ce15" office:value-type="currency" office:currency="CZK" office:value="35660300" calcext:value-type="currency">
            <text:p>35 660 300,00 Kč</text:p>
          </table:table-cell>
          <table:table-cell table:style-name="ce15" office:value-type="currency" office:currency="CZK" office:value="34894622.2" calcext:value-type="currency">
            <text:p>34 894 622,2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45" calcext:value-type="float">
            <text:p>3745</text:p>
          </table:table-cell>
          <table:table-cell office:value-type="float" office:value="5171" calcext:value-type="float">
            <text:p>5171</text:p>
          </table:table-cell>
          <table:table-cell table:style-name="ce15" office:value-type="currency" office:currency="CZK" office:value="3000000" calcext:value-type="currency">
            <text:p>3 000 000,00 Kč</text:p>
          </table:table-cell>
          <table:table-cell table:style-name="ce15" office:value-type="currency" office:currency="CZK" office:value="3554000" calcext:value-type="currency">
            <text:p>3 554 000,00 Kč</text:p>
          </table:table-cell>
          <table:table-cell table:style-name="ce15" office:value-type="currency" office:currency="CZK" office:value="2457523.76" calcext:value-type="currency">
            <text:p>2 457 523,76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45" calcext:value-type="float">
            <text:p>3745</text:p>
          </table:table-cell>
          <table:table-cell office:value-type="float" office:value="6121" calcext:value-type="float">
            <text:p>6121</text:p>
          </table:table-cell>
          <table:table-cell table:style-name="ce15" office:value-type="currency" office:currency="CZK" office:value="71605000" calcext:value-type="currency">
            <text:p>71 605 000,00 Kč</text:p>
          </table:table-cell>
          <table:table-cell table:style-name="ce15" office:value-type="currency" office:currency="CZK" office:value="80540900" calcext:value-type="currency">
            <text:p>80 540 900,00 Kč</text:p>
          </table:table-cell>
          <table:table-cell table:style-name="ce15" office:value-type="currency" office:currency="CZK" office:value="52865106.23" calcext:value-type="currency">
            <text:p>52 865 106,23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45" calcext:value-type="float">
            <text:p>3745</text:p>
          </table:table-cell>
          <table:table-cell office:value-type="float" office:value="6122" calcext:value-type="float">
            <text:p>6122</text:p>
          </table:table-cell>
          <table:table-cell table:style-name="ce15"/>
          <table:table-cell table:style-name="ce15" office:value-type="currency" office:currency="CZK" office:value="2300000" calcext:value-type="currency">
            <text:p>2 300 000,00 Kč</text:p>
          </table:table-cell>
          <table:table-cell table:style-name="ce15" office:value-type="currency" office:currency="CZK" office:value="2064265.2" calcext:value-type="currency">
            <text:p>2 064 265,2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49" calcext:value-type="float">
            <text:p>3749</text:p>
          </table:table-cell>
          <table:table-cell office:value-type="float" office:value="5169" calcext:value-type="float">
            <text:p>5169</text:p>
          </table:table-cell>
          <table:table-cell table:style-name="ce15" office:value-type="currency" office:currency="CZK" office:value="1000000" calcext:value-type="currency">
            <text:p>1 000 000,00 Kč</text:p>
          </table:table-cell>
          <table:table-cell table:style-name="ce15" office:value-type="currency" office:currency="CZK" office:value="500000" calcext:value-type="currency">
            <text:p>500 000,00 Kč</text:p>
          </table:table-cell>
          <table:table-cell table:style-name="ce15" office:value-type="currency" office:currency="CZK" office:value="342354" calcext:value-type="currency">
            <text:p>342 354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29" calcext:value-type="float">
            <text:p>4329</text:p>
          </table:table-cell>
          <table:table-cell office:value-type="float" office:value="5169" calcext:value-type="float">
            <text:p>5169</text:p>
          </table:table-cell>
          <table:table-cell table:style-name="ce15" office:value-type="currency" office:currency="CZK" office:value="200000" calcext:value-type="currency">
            <text:p>200 000,00 Kč</text:p>
          </table:table-cell>
          <table:table-cell table:style-name="ce15" office:value-type="currency" office:currency="CZK" office:value="253000" calcext:value-type="currency">
            <text:p>253 000,00 Kč</text:p>
          </table:table-cell>
          <table:table-cell table:style-name="ce15" office:value-type="currency" office:currency="CZK" office:value="249035" calcext:value-type="currency">
            <text:p>249 035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29" calcext:value-type="float">
            <text:p>4329</text:p>
          </table:table-cell>
          <table:table-cell office:value-type="float" office:value="5194" calcext:value-type="float">
            <text:p>5194</text:p>
          </table:table-cell>
          <table:table-cell table:number-columns-repeated="2" table:style-name="ce15" office:value-type="currency" office:currency="CZK" office:value="50000" calcext:value-type="currency">
            <text:p>50 000,00 Kč</text:p>
          </table:table-cell>
          <table:table-cell table:style-name="ce15" office:value-type="currency" office:currency="CZK" office:value="47688" calcext:value-type="currency">
            <text:p>47 688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39" calcext:value-type="float">
            <text:p>4339</text:p>
          </table:table-cell>
          <table:table-cell office:value-type="float" office:value="5166" calcext:value-type="float">
            <text:p>5166</text:p>
          </table:table-cell>
          <table:table-cell table:style-name="ce15" office:value-type="currency" office:currency="CZK" office:value="5000" calcext:value-type="currency">
            <text:p>5 000,00 Kč</text:p>
          </table:table-cell>
          <table:table-cell table:style-name="ce15" office:value-type="currency" office:currency="CZK" office:value="35000" calcext:value-type="currency">
            <text:p>35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39" calcext:value-type="float">
            <text:p>4339</text:p>
          </table:table-cell>
          <table:table-cell office:value-type="float" office:value="5167" calcext:value-type="float">
            <text:p>5167</text:p>
          </table:table-cell>
          <table:table-cell table:style-name="ce15"/>
          <table:table-cell table:style-name="ce15" office:value-type="currency" office:currency="CZK" office:value="200000" calcext:value-type="currency">
            <text:p>200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39" calcext:value-type="float">
            <text:p>4339</text:p>
          </table:table-cell>
          <table:table-cell office:value-type="float" office:value="5169" calcext:value-type="float">
            <text:p>5169</text:p>
          </table:table-cell>
          <table:table-cell table:style-name="ce15"/>
          <table:table-cell table:style-name="ce15" office:value-type="currency" office:currency="CZK" office:value="1000000" calcext:value-type="currency">
            <text:p>1 000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39" calcext:value-type="float">
            <text:p>4339</text:p>
          </table:table-cell>
          <table:table-cell office:value-type="float" office:value="5499" calcext:value-type="float">
            <text:p>5499</text:p>
          </table:table-cell>
          <table:table-cell table:style-name="ce15"/>
          <table:table-cell table:style-name="ce15" office:value-type="currency" office:currency="CZK" office:value="742500" calcext:value-type="currency">
            <text:p>742 500,00 Kč</text:p>
          </table:table-cell>
          <table:table-cell table:style-name="ce15" office:value-type="currency" office:currency="CZK" office:value="15000" calcext:value-type="currency">
            <text:p>15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42" calcext:value-type="float">
            <text:p>4342</text:p>
          </table:table-cell>
          <table:table-cell office:value-type="float" office:value="5222" calcext:value-type="float">
            <text:p>5222</text:p>
          </table:table-cell>
          <table:table-cell table:style-name="ce15"/>
          <table:table-cell table:number-columns-repeated="2" table:style-name="ce15" office:value-type="currency" office:currency="CZK" office:value="100000" calcext:value-type="currency">
            <text:p>100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44" calcext:value-type="float">
            <text:p>4344</text:p>
          </table:table-cell>
          <table:table-cell office:value-type="float" office:value="5137" calcext:value-type="float">
            <text:p>5137</text:p>
          </table:table-cell>
          <table:table-cell table:style-name="ce15"/>
          <table:table-cell table:style-name="ce15" office:value-type="currency" office:currency="CZK" office:value="20000" calcext:value-type="currency">
            <text:p>20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44" calcext:value-type="float">
            <text:p>4344</text:p>
          </table:table-cell>
          <table:table-cell office:value-type="float" office:value="5166" calcext:value-type="float">
            <text:p>5166</text:p>
          </table:table-cell>
          <table:table-cell table:style-name="ce15"/>
          <table:table-cell table:style-name="ce15" office:value-type="currency" office:currency="CZK" office:value="60000" calcext:value-type="currency">
            <text:p>60 000,00 Kč</text:p>
          </table:table-cell>
          <table:table-cell table:style-name="ce15" office:value-type="currency" office:currency="CZK" office:value="59145.9" calcext:value-type="currency">
            <text:p>59 145,9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44" calcext:value-type="float">
            <text:p>4344</text:p>
          </table:table-cell>
          <table:table-cell office:value-type="float" office:value="5169" calcext:value-type="float">
            <text:p>5169</text:p>
          </table:table-cell>
          <table:table-cell table:style-name="ce15"/>
          <table:table-cell table:style-name="ce15" office:value-type="currency" office:currency="CZK" office:value="50000" calcext:value-type="currency">
            <text:p>50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44" calcext:value-type="float">
            <text:p>4344</text:p>
          </table:table-cell>
          <table:table-cell office:value-type="float" office:value="6121" calcext:value-type="float">
            <text:p>6121</text:p>
          </table:table-cell>
          <table:table-cell table:style-name="ce15" office:value-type="currency" office:currency="CZK" office:value="30000" calcext:value-type="currency">
            <text:p>30 000,00 Kč</text:p>
          </table:table-cell>
          <table:table-cell table:style-name="ce15" office:value-type="currency" office:currency="CZK" office:value="17379900" calcext:value-type="currency">
            <text:p>17 379 900,00 Kč</text:p>
          </table:table-cell>
          <table:table-cell table:style-name="ce15" office:value-type="currency" office:currency="CZK" office:value="9443606.07" calcext:value-type="currency">
            <text:p>9 443 606,07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49" calcext:value-type="float">
            <text:p>4349</text:p>
          </table:table-cell>
          <table:table-cell office:value-type="float" office:value="5166" calcext:value-type="float">
            <text:p>5166</text:p>
          </table:table-cell>
          <table:table-cell table:style-name="ce15" office:value-type="currency" office:currency="CZK" office:value="170000" calcext:value-type="currency">
            <text:p>170 000,00 Kč</text:p>
          </table:table-cell>
          <table:table-cell table:style-name="ce15" office:value-type="currency" office:currency="CZK" office:value="148000" calcext:value-type="currency">
            <text:p>148 000,00 Kč</text:p>
          </table:table-cell>
          <table:table-cell table:style-name="ce15" office:value-type="currency" office:currency="CZK" office:value="57500" calcext:value-type="currency">
            <text:p>57 5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49" calcext:value-type="float">
            <text:p>4349</text:p>
          </table:table-cell>
          <table:table-cell office:value-type="float" office:value="5167" calcext:value-type="float">
            <text:p>5167</text:p>
          </table:table-cell>
          <table:table-cell table:style-name="ce15" office:value-type="currency" office:currency="CZK" office:value="30000" calcext:value-type="currency">
            <text:p>30 000,00 Kč</text:p>
          </table:table-cell>
          <table:table-cell table:style-name="ce15" office:value-type="currency" office:currency="CZK" office:value="50000" calcext:value-type="currency">
            <text:p>50 000,00 Kč</text:p>
          </table:table-cell>
          <table:table-cell table:style-name="ce15" office:value-type="currency" office:currency="CZK" office:value="24200" calcext:value-type="currency">
            <text:p>24 2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49" calcext:value-type="float">
            <text:p>4349</text:p>
          </table:table-cell>
          <table:table-cell office:value-type="float" office:value="5169" calcext:value-type="float">
            <text:p>5169</text:p>
          </table:table-cell>
          <table:table-cell table:style-name="ce15"/>
          <table:table-cell table:style-name="ce15" office:value-type="currency" office:currency="CZK" office:value="447000" calcext:value-type="currency">
            <text:p>447 000,00 Kč</text:p>
          </table:table-cell>
          <table:table-cell table:style-name="ce15" office:value-type="currency" office:currency="CZK" office:value="421270" calcext:value-type="currency">
            <text:p>421 27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51" calcext:value-type="float">
            <text:p>4351</text:p>
          </table:table-cell>
          <table:table-cell office:value-type="float" office:value="5137" calcext:value-type="float">
            <text:p>5137</text:p>
          </table:table-cell>
          <table:table-cell table:style-name="ce15" office:value-type="currency" office:currency="CZK" office:value="12000000" calcext:value-type="currency">
            <text:p>12 000 000,00 Kč</text:p>
          </table:table-cell>
          <table:table-cell table:style-name="ce15" office:value-type="currency" office:currency="CZK" office:value="11780000" calcext:value-type="currency">
            <text:p>11 780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51" calcext:value-type="float">
            <text:p>4351</text:p>
          </table:table-cell>
          <table:table-cell office:value-type="float" office:value="5166" calcext:value-type="float">
            <text:p>5166</text:p>
          </table:table-cell>
          <table:table-cell table:style-name="ce15"/>
          <table:table-cell table:style-name="ce15" office:value-type="currency" office:currency="CZK" office:value="220000" calcext:value-type="currency">
            <text:p>220 000,00 Kč</text:p>
          </table:table-cell>
          <table:table-cell table:style-name="ce15" office:value-type="currency" office:currency="CZK" office:value="217800" calcext:value-type="currency">
            <text:p>217 8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51" calcext:value-type="float">
            <text:p>4351</text:p>
          </table:table-cell>
          <table:table-cell office:value-type="float" office:value="5221" calcext:value-type="float">
            <text:p>5221</text:p>
          </table:table-cell>
          <table:table-cell table:style-name="ce15"/>
          <table:table-cell table:style-name="ce15" office:value-type="currency" office:currency="CZK" office:value="1046500" calcext:value-type="currency">
            <text:p>1 046 500,00 Kč</text:p>
          </table:table-cell>
          <table:table-cell table:style-name="ce15" office:value-type="currency" office:currency="CZK" office:value="1032000" calcext:value-type="currency">
            <text:p>1 032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51" calcext:value-type="float">
            <text:p>4351</text:p>
          </table:table-cell>
          <table:table-cell office:value-type="float" office:value="5222" calcext:value-type="float">
            <text:p>5222</text:p>
          </table:table-cell>
          <table:table-cell table:style-name="ce15" office:value-type="currency" office:currency="CZK" office:value="1000" calcext:value-type="currency">
            <text:p>1 000,00 Kč</text:p>
          </table:table-cell>
          <table:table-cell table:style-name="ce15" office:value-type="currency" office:currency="CZK" office:value="2166500" calcext:value-type="currency">
            <text:p>2 166 500,00 Kč</text:p>
          </table:table-cell>
          <table:table-cell table:style-name="ce15" office:value-type="currency" office:currency="CZK" office:value="565500" calcext:value-type="currency">
            <text:p>565 5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51" calcext:value-type="float">
            <text:p>4351</text:p>
          </table:table-cell>
          <table:table-cell office:value-type="float" office:value="5223" calcext:value-type="float">
            <text:p>5223</text:p>
          </table:table-cell>
          <table:table-cell table:style-name="ce15"/>
          <table:table-cell table:number-columns-repeated="2" table:style-name="ce15" office:value-type="currency" office:currency="CZK" office:value="388000" calcext:value-type="currency">
            <text:p>388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51" calcext:value-type="float">
            <text:p>4351</text:p>
          </table:table-cell>
          <table:table-cell office:value-type="float" office:value="5331" calcext:value-type="float">
            <text:p>5331</text:p>
          </table:table-cell>
          <table:table-cell table:style-name="ce15" office:value-type="currency" office:currency="CZK" office:value="45607000" calcext:value-type="currency">
            <text:p>45 607 000,00 Kč</text:p>
          </table:table-cell>
          <table:table-cell table:style-name="ce15" office:value-type="currency" office:currency="CZK" office:value="46477000" calcext:value-type="currency">
            <text:p>46 477 000,00 Kč</text:p>
          </table:table-cell>
          <table:table-cell table:style-name="ce15" office:value-type="currency" office:currency="CZK" office:value="46476998.78" calcext:value-type="currency">
            <text:p>46 476 998,78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51" calcext:value-type="float">
            <text:p>4351</text:p>
          </table:table-cell>
          <table:table-cell office:value-type="float" office:value="5336" calcext:value-type="float">
            <text:p>5336</text:p>
          </table:table-cell>
          <table:table-cell table:style-name="ce15"/>
          <table:table-cell table:number-columns-repeated="2" table:style-name="ce15" office:value-type="currency" office:currency="CZK" office:value="3189000" calcext:value-type="currency">
            <text:p>3 189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51" calcext:value-type="float">
            <text:p>4351</text:p>
          </table:table-cell>
          <table:table-cell office:value-type="float" office:value="6121" calcext:value-type="float">
            <text:p>6121</text:p>
          </table:table-cell>
          <table:table-cell table:style-name="ce15" office:value-type="currency" office:currency="CZK" office:value="126734000" calcext:value-type="currency">
            <text:p>126 734 000,00 Kč</text:p>
          </table:table-cell>
          <table:table-cell table:style-name="ce15" office:value-type="currency" office:currency="CZK" office:value="134734000" calcext:value-type="currency">
            <text:p>134 734 000,00 Kč</text:p>
          </table:table-cell>
          <table:table-cell table:style-name="ce15" office:value-type="currency" office:currency="CZK" office:value="80298078.06" calcext:value-type="currency">
            <text:p>80 298 078,06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74" calcext:value-type="float">
            <text:p>4374</text:p>
          </table:table-cell>
          <table:table-cell office:value-type="float" office:value="5166" calcext:value-type="float">
            <text:p>5166</text:p>
          </table:table-cell>
          <table:table-cell table:number-columns-repeated="2" table:style-name="ce15" office:value-type="currency" office:currency="CZK" office:value="190000" calcext:value-type="currency">
            <text:p>190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74" calcext:value-type="float">
            <text:p>4374</text:p>
          </table:table-cell>
          <table:table-cell office:value-type="float" office:value="5169" calcext:value-type="float">
            <text:p>5169</text:p>
          </table:table-cell>
          <table:table-cell table:number-columns-repeated="2" table:style-name="ce15" office:value-type="currency" office:currency="CZK" office:value="60000" calcext:value-type="currency">
            <text:p>60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74" calcext:value-type="float">
            <text:p>4374</text:p>
          </table:table-cell>
          <table:table-cell office:value-type="float" office:value="6121" calcext:value-type="float">
            <text:p>6121</text:p>
          </table:table-cell>
          <table:table-cell table:style-name="ce15" office:value-type="currency" office:currency="CZK" office:value="21000000" calcext:value-type="currency">
            <text:p>21 000 000,00 Kč</text:p>
          </table:table-cell>
          <table:table-cell table:style-name="ce15" office:value-type="currency" office:currency="CZK" office:value="21043600" calcext:value-type="currency">
            <text:p>21 043 6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78" calcext:value-type="float">
            <text:p>4378</text:p>
          </table:table-cell>
          <table:table-cell office:value-type="float" office:value="5169" calcext:value-type="float">
            <text:p>5169</text:p>
          </table:table-cell>
          <table:table-cell table:style-name="ce15" office:value-type="currency" office:currency="CZK" office:value="480000" calcext:value-type="currency">
            <text:p>480 000,00 Kč</text:p>
          </table:table-cell>
          <table:table-cell table:style-name="ce15" office:value-type="currency" office:currency="CZK" office:value="480500" calcext:value-type="currency">
            <text:p>480 500,00 Kč</text:p>
          </table:table-cell>
          <table:table-cell table:style-name="ce15" office:value-type="currency" office:currency="CZK" office:value="476220" calcext:value-type="currency">
            <text:p>476 22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79" calcext:value-type="float">
            <text:p>4379</text:p>
          </table:table-cell>
          <table:table-cell office:value-type="float" office:value="5137" calcext:value-type="float">
            <text:p>5137</text:p>
          </table:table-cell>
          <table:table-cell table:number-columns-repeated="2" table:style-name="ce15" office:value-type="currency" office:currency="CZK" office:value="20000" calcext:value-type="currency">
            <text:p>20 000,00 Kč</text:p>
          </table:table-cell>
          <table:table-cell table:style-name="ce15" office:value-type="currency" office:currency="CZK" office:value="14637" calcext:value-type="currency">
            <text:p>14 637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79" calcext:value-type="float">
            <text:p>4379</text:p>
          </table:table-cell>
          <table:table-cell office:value-type="float" office:value="5139" calcext:value-type="float">
            <text:p>5139</text:p>
          </table:table-cell>
          <table:table-cell table:style-name="ce15"/>
          <table:table-cell table:style-name="ce15" office:value-type="currency" office:currency="CZK" office:value="60000" calcext:value-type="currency">
            <text:p>60 000,00 Kč</text:p>
          </table:table-cell>
          <table:table-cell table:style-name="ce15" office:value-type="currency" office:currency="CZK" office:value="47290" calcext:value-type="currency">
            <text:p>47 29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79" calcext:value-type="float">
            <text:p>4379</text:p>
          </table:table-cell>
          <table:table-cell office:value-type="float" office:value="5151" calcext:value-type="float">
            <text:p>5151</text:p>
          </table:table-cell>
          <table:table-cell table:style-name="ce15" office:value-type="currency" office:currency="CZK" office:value="30000" calcext:value-type="currency">
            <text:p>30 000,00 Kč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79" calcext:value-type="float">
            <text:p>4379</text:p>
          </table:table-cell>
          <table:table-cell office:value-type="float" office:value="5154" calcext:value-type="float">
            <text:p>5154</text:p>
          </table:table-cell>
          <table:table-cell table:style-name="ce15" office:value-type="currency" office:currency="CZK" office:value="80000" calcext:value-type="currency">
            <text:p>80 000,00 Kč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79" calcext:value-type="float">
            <text:p>4379</text:p>
          </table:table-cell>
          <table:table-cell office:value-type="float" office:value="5169" calcext:value-type="float">
            <text:p>5169</text:p>
          </table:table-cell>
          <table:table-cell table:style-name="ce15" office:value-type="currency" office:currency="CZK" office:value="75000" calcext:value-type="currency">
            <text:p>75 000,00 Kč</text:p>
          </table:table-cell>
          <table:table-cell table:style-name="ce15" office:value-type="currency" office:currency="CZK" office:value="20000" calcext:value-type="currency">
            <text:p>20 000,00 Kč</text:p>
          </table:table-cell>
          <table:table-cell table:style-name="ce15" office:value-type="currency" office:currency="CZK" office:value="14225" calcext:value-type="currency">
            <text:p>14 225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79" calcext:value-type="float">
            <text:p>4379</text:p>
          </table:table-cell>
          <table:table-cell office:value-type="float" office:value="5175" calcext:value-type="float">
            <text:p>5175</text:p>
          </table:table-cell>
          <table:table-cell table:style-name="ce15"/>
          <table:table-cell table:style-name="ce15" office:value-type="currency" office:currency="CZK" office:value="5000" calcext:value-type="currency">
            <text:p>5 000,00 Kč</text:p>
          </table:table-cell>
          <table:table-cell table:style-name="ce15" office:value-type="currency" office:currency="CZK" office:value="3717" calcext:value-type="currency">
            <text:p>3 717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212" calcext:value-type="float">
            <text:p>5212</text:p>
          </table:table-cell>
          <table:table-cell office:value-type="float" office:value="5137" calcext:value-type="float">
            <text:p>5137</text:p>
          </table:table-cell>
          <table:table-cell table:style-name="ce15"/>
          <table:table-cell table:style-name="ce15" office:value-type="currency" office:currency="CZK" office:value="8000" calcext:value-type="currency">
            <text:p>8 000,00 Kč</text:p>
          </table:table-cell>
          <table:table-cell table:style-name="ce15" office:value-type="currency" office:currency="CZK" office:value="7035" calcext:value-type="currency">
            <text:p>7 035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212" calcext:value-type="float">
            <text:p>5212</text:p>
          </table:table-cell>
          <table:table-cell office:value-type="float" office:value="5139" calcext:value-type="float">
            <text:p>5139</text:p>
          </table:table-cell>
          <table:table-cell table:number-columns-repeated="2" table:style-name="ce15" office:value-type="currency" office:currency="CZK" office:value="90000" calcext:value-type="currency">
            <text:p>90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212" calcext:value-type="float">
            <text:p>5212</text:p>
          </table:table-cell>
          <table:table-cell office:value-type="float" office:value="5164" calcext:value-type="float">
            <text:p>5164</text:p>
          </table:table-cell>
          <table:table-cell table:style-name="ce15" office:value-type="currency" office:currency="CZK" office:value="5000" calcext:value-type="currency">
            <text:p>5 000,00 Kč</text:p>
          </table:table-cell>
          <table:table-cell table:style-name="ce15" office:value-type="currency" office:currency="CZK" office:value="10000" calcext:value-type="currency">
            <text:p>10 000,00 Kč</text:p>
          </table:table-cell>
          <table:table-cell table:style-name="ce15" office:value-type="currency" office:currency="CZK" office:value="8875" calcext:value-type="currency">
            <text:p>8 875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212" calcext:value-type="float">
            <text:p>5212</text:p>
          </table:table-cell>
          <table:table-cell office:value-type="float" office:value="5169" calcext:value-type="float">
            <text:p>5169</text:p>
          </table:table-cell>
          <table:table-cell table:number-columns-repeated="2" table:style-name="ce15" office:value-type="currency" office:currency="CZK" office:value="150000" calcext:value-type="currency">
            <text:p>150 000,00 Kč</text:p>
          </table:table-cell>
          <table:table-cell table:style-name="ce15" office:value-type="currency" office:currency="CZK" office:value="148288" calcext:value-type="currency">
            <text:p>148 288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212" calcext:value-type="float">
            <text:p>5212</text:p>
          </table:table-cell>
          <table:table-cell office:value-type="float" office:value="5171" calcext:value-type="float">
            <text:p>5171</text:p>
          </table:table-cell>
          <table:table-cell table:style-name="ce15" office:value-type="currency" office:currency="CZK" office:value="45000" calcext:value-type="currency">
            <text:p>45 000,00 Kč</text:p>
          </table:table-cell>
          <table:table-cell table:style-name="ce15" office:value-type="currency" office:currency="CZK" office:value="32000" calcext:value-type="currency">
            <text:p>32 000,00 Kč</text:p>
          </table:table-cell>
          <table:table-cell table:style-name="ce15" office:value-type="currency" office:currency="CZK" office:value="1800" calcext:value-type="currency">
            <text:p>1 8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311" calcext:value-type="float">
            <text:p>5311</text:p>
          </table:table-cell>
          <table:table-cell office:value-type="float" office:value="5136" calcext:value-type="float">
            <text:p>5136</text:p>
          </table:table-cell>
          <table:table-cell table:style-name="ce15"/>
          <table:table-cell table:style-name="ce15" office:value-type="currency" office:currency="CZK" office:value="100100" calcext:value-type="currency">
            <text:p>100 100,00 Kč</text:p>
          </table:table-cell>
          <table:table-cell table:style-name="ce15" office:value-type="currency" office:currency="CZK" office:value="100095.5" calcext:value-type="currency">
            <text:p>100 095,5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311" calcext:value-type="float">
            <text:p>5311</text:p>
          </table:table-cell>
          <table:table-cell office:value-type="float" office:value="5137" calcext:value-type="float">
            <text:p>5137</text:p>
          </table:table-cell>
          <table:table-cell table:style-name="ce15" office:value-type="currency" office:currency="CZK" office:value="500000" calcext:value-type="currency">
            <text:p>500 000,00 Kč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311" calcext:value-type="float">
            <text:p>5311</text:p>
          </table:table-cell>
          <table:table-cell office:value-type="float" office:value="5154" calcext:value-type="float">
            <text:p>5154</text:p>
          </table:table-cell>
          <table:table-cell table:style-name="ce15" office:value-type="currency" office:currency="CZK" office:value="160000" calcext:value-type="currency">
            <text:p>160 000,00 Kč</text:p>
          </table:table-cell>
          <table:table-cell table:style-name="ce15" office:value-type="currency" office:currency="CZK" office:value="281700" calcext:value-type="currency">
            <text:p>281 700,00 Kč</text:p>
          </table:table-cell>
          <table:table-cell table:style-name="ce15" office:value-type="currency" office:currency="CZK" office:value="278222" calcext:value-type="currency">
            <text:p>278 222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311" calcext:value-type="float">
            <text:p>5311</text:p>
          </table:table-cell>
          <table:table-cell office:value-type="float" office:value="5162" calcext:value-type="float">
            <text:p>5162</text:p>
          </table:table-cell>
          <table:table-cell table:style-name="ce15" office:value-type="currency" office:currency="CZK" office:value="150000" calcext:value-type="currency">
            <text:p>150 000,00 Kč</text:p>
          </table:table-cell>
          <table:table-cell table:style-name="ce15" office:value-type="currency" office:currency="CZK" office:value="130000" calcext:value-type="currency">
            <text:p>130 000,00 Kč</text:p>
          </table:table-cell>
          <table:table-cell table:style-name="ce15" office:value-type="currency" office:currency="CZK" office:value="35519.22" calcext:value-type="currency">
            <text:p>35 519,22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311" calcext:value-type="float">
            <text:p>5311</text:p>
          </table:table-cell>
          <table:table-cell office:value-type="float" office:value="5166" calcext:value-type="float">
            <text:p>5166</text:p>
          </table:table-cell>
          <table:table-cell table:style-name="ce15" office:value-type="currency" office:currency="CZK" office:value="100000" calcext:value-type="currency">
            <text:p>100 000,00 Kč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311" calcext:value-type="float">
            <text:p>5311</text:p>
          </table:table-cell>
          <table:table-cell office:value-type="float" office:value="5168" calcext:value-type="float">
            <text:p>5168</text:p>
          </table:table-cell>
          <table:table-cell table:style-name="ce15"/>
          <table:table-cell table:style-name="ce15" office:value-type="currency" office:currency="CZK" office:value="7526900" calcext:value-type="currency">
            <text:p>7 526 900,00 Kč</text:p>
          </table:table-cell>
          <table:table-cell table:style-name="ce15" office:value-type="currency" office:currency="CZK" office:value="7522350.45" calcext:value-type="currency">
            <text:p>7 522 350,45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311" calcext:value-type="float">
            <text:p>5311</text:p>
          </table:table-cell>
          <table:table-cell office:value-type="float" office:value="5169" calcext:value-type="float">
            <text:p>5169</text:p>
          </table:table-cell>
          <table:table-cell table:style-name="ce15" office:value-type="currency" office:currency="CZK" office:value="7300000" calcext:value-type="currency">
            <text:p>7 300 000,00 Kč</text:p>
          </table:table-cell>
          <table:table-cell table:style-name="ce15" office:value-type="currency" office:currency="CZK" office:value="1091900" calcext:value-type="currency">
            <text:p>1 091 900,00 Kč</text:p>
          </table:table-cell>
          <table:table-cell table:style-name="ce15" office:value-type="currency" office:currency="CZK" office:value="1091484.62" calcext:value-type="currency">
            <text:p>1 091 484,62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311" calcext:value-type="float">
            <text:p>5311</text:p>
          </table:table-cell>
          <table:table-cell office:value-type="float" office:value="5171" calcext:value-type="float">
            <text:p>5171</text:p>
          </table:table-cell>
          <table:table-cell table:style-name="ce15"/>
          <table:table-cell table:style-name="ce15" office:value-type="currency" office:currency="CZK" office:value="600" calcext:value-type="currency">
            <text:p>6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311" calcext:value-type="float">
            <text:p>5311</text:p>
          </table:table-cell>
          <table:table-cell office:value-type="float" office:value="5194" calcext:value-type="float">
            <text:p>5194</text:p>
          </table:table-cell>
          <table:table-cell table:style-name="ce15" office:value-type="currency" office:currency="CZK" office:value="120000" calcext:value-type="currency">
            <text:p>120 000,00 Kč</text:p>
          </table:table-cell>
          <table:table-cell table:style-name="ce15" office:value-type="currency" office:currency="CZK" office:value="39900" calcext:value-type="currency">
            <text:p>39 900,00 Kč</text:p>
          </table:table-cell>
          <table:table-cell table:style-name="ce15" office:value-type="currency" office:currency="CZK" office:value="39904.5" calcext:value-type="currency">
            <text:p>39 904,5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311" calcext:value-type="float">
            <text:p>5311</text:p>
          </table:table-cell>
          <table:table-cell office:value-type="float" office:value="6122" calcext:value-type="float">
            <text:p>6122</text:p>
          </table:table-cell>
          <table:table-cell table:style-name="ce15" office:value-type="currency" office:currency="CZK" office:value="2000000" calcext:value-type="currency">
            <text:p>2 000 000,00 Kč</text:p>
          </table:table-cell>
          <table:table-cell table:style-name="ce15" office:value-type="currency" office:currency="CZK" office:value="2418300" calcext:value-type="currency">
            <text:p>2 418 300,00 Kč</text:p>
          </table:table-cell>
          <table:table-cell table:style-name="ce15" office:value-type="currency" office:currency="CZK" office:value="2418255.18" calcext:value-type="currency">
            <text:p>2 418 255,18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12" calcext:value-type="float">
            <text:p>6112</text:p>
          </table:table-cell>
          <table:table-cell office:value-type="float" office:value="5023" calcext:value-type="float">
            <text:p>5023</text:p>
          </table:table-cell>
          <table:table-cell table:number-columns-repeated="2" table:style-name="ce15" office:value-type="currency" office:currency="CZK" office:value="10700000" calcext:value-type="currency">
            <text:p>10 700 000,00 Kč</text:p>
          </table:table-cell>
          <table:table-cell table:style-name="ce15" office:value-type="currency" office:currency="CZK" office:value="10471451" calcext:value-type="currency">
            <text:p>10 471 451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12" calcext:value-type="float">
            <text:p>6112</text:p>
          </table:table-cell>
          <table:table-cell office:value-type="float" office:value="5031" calcext:value-type="float">
            <text:p>5031</text:p>
          </table:table-cell>
          <table:table-cell table:number-columns-repeated="2" table:style-name="ce15" office:value-type="currency" office:currency="CZK" office:value="2675000" calcext:value-type="currency">
            <text:p>2 675 000,00 Kč</text:p>
          </table:table-cell>
          <table:table-cell table:style-name="ce15" office:value-type="currency" office:currency="CZK" office:value="1936292.75" calcext:value-type="currency">
            <text:p>1 936 292,75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12" calcext:value-type="float">
            <text:p>6112</text:p>
          </table:table-cell>
          <table:table-cell office:value-type="float" office:value="5032" calcext:value-type="float">
            <text:p>5032</text:p>
          </table:table-cell>
          <table:table-cell table:number-columns-repeated="2" table:style-name="ce15" office:value-type="currency" office:currency="CZK" office:value="963000" calcext:value-type="currency">
            <text:p>963 000,00 Kč</text:p>
          </table:table-cell>
          <table:table-cell table:style-name="ce15" office:value-type="currency" office:currency="CZK" office:value="883085" calcext:value-type="currency">
            <text:p>883 085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12" calcext:value-type="float">
            <text:p>6112</text:p>
          </table:table-cell>
          <table:table-cell office:value-type="float" office:value="5424" calcext:value-type="float">
            <text:p>5424</text:p>
          </table:table-cell>
          <table:table-cell table:number-columns-repeated="2" table:style-name="ce15" office:value-type="currency" office:currency="CZK" office:value="25000" calcext:value-type="currency">
            <text:p>25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12" calcext:value-type="float">
            <text:p>6112</text:p>
          </table:table-cell>
          <table:table-cell office:value-type="float" office:value="5499" calcext:value-type="float">
            <text:p>5499</text:p>
          </table:table-cell>
          <table:table-cell table:number-columns-repeated="2" table:style-name="ce15" office:value-type="currency" office:currency="CZK" office:value="234000" calcext:value-type="currency">
            <text:p>234 000,00 Kč</text:p>
          </table:table-cell>
          <table:table-cell table:style-name="ce15" office:value-type="currency" office:currency="CZK" office:value="75532.3" calcext:value-type="currency">
            <text:p>75 532,3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011" calcext:value-type="float">
            <text:p>5011</text:p>
          </table:table-cell>
          <table:table-cell table:style-name="ce15" office:value-type="currency" office:currency="CZK" office:value="136700000" calcext:value-type="currency">
            <text:p>136 700 000,00 Kč</text:p>
          </table:table-cell>
          <table:table-cell table:style-name="ce15" office:value-type="currency" office:currency="CZK" office:value="135446000" calcext:value-type="currency">
            <text:p>135 446 000,00 Kč</text:p>
          </table:table-cell>
          <table:table-cell table:style-name="ce15" office:value-type="currency" office:currency="CZK" office:value="122300274.5" calcext:value-type="currency">
            <text:p>122 300 274,5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021" calcext:value-type="float">
            <text:p>5021</text:p>
          </table:table-cell>
          <table:table-cell table:style-name="ce15" office:value-type="currency" office:currency="CZK" office:value="4250000" calcext:value-type="currency">
            <text:p>4 250 000,00 Kč</text:p>
          </table:table-cell>
          <table:table-cell table:style-name="ce15" office:value-type="currency" office:currency="CZK" office:value="5353000" calcext:value-type="currency">
            <text:p>5 353 000,00 Kč</text:p>
          </table:table-cell>
          <table:table-cell table:style-name="ce15" office:value-type="currency" office:currency="CZK" office:value="5213393" calcext:value-type="currency">
            <text:p>5 213 393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024" calcext:value-type="float">
            <text:p>5024</text:p>
          </table:table-cell>
          <table:table-cell table:style-name="ce15" office:value-type="currency" office:currency="CZK" office:value="5000000" calcext:value-type="currency">
            <text:p>5 000 000,00 Kč</text:p>
          </table:table-cell>
          <table:table-cell table:style-name="ce15" office:value-type="currency" office:currency="CZK" office:value="5200000" calcext:value-type="currency">
            <text:p>5 200 000,00 Kč</text:p>
          </table:table-cell>
          <table:table-cell table:style-name="ce15" office:value-type="currency" office:currency="CZK" office:value="3647749" calcext:value-type="currency">
            <text:p>3 647 749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031" calcext:value-type="float">
            <text:p>5031</text:p>
          </table:table-cell>
          <table:table-cell table:style-name="ce15" office:value-type="currency" office:currency="CZK" office:value="36671000" calcext:value-type="currency">
            <text:p>36 671 000,00 Kč</text:p>
          </table:table-cell>
          <table:table-cell table:style-name="ce15" office:value-type="currency" office:currency="CZK" office:value="35942900" calcext:value-type="currency">
            <text:p>35 942 900,00 Kč</text:p>
          </table:table-cell>
          <table:table-cell table:style-name="ce15" office:value-type="currency" office:currency="CZK" office:value="31975523" calcext:value-type="currency">
            <text:p>31 975 523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032" calcext:value-type="float">
            <text:p>5032</text:p>
          </table:table-cell>
          <table:table-cell table:style-name="ce15" office:value-type="currency" office:currency="CZK" office:value="13264000" calcext:value-type="currency">
            <text:p>13 264 000,00 Kč</text:p>
          </table:table-cell>
          <table:table-cell table:style-name="ce15" office:value-type="currency" office:currency="CZK" office:value="13075000" calcext:value-type="currency">
            <text:p>13 075 000,00 Kč</text:p>
          </table:table-cell>
          <table:table-cell table:style-name="ce15" office:value-type="currency" office:currency="CZK" office:value="11510945" calcext:value-type="currency">
            <text:p>11 510 945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038" calcext:value-type="float">
            <text:p>5038</text:p>
          </table:table-cell>
          <table:table-cell table:number-columns-repeated="2" table:style-name="ce15" office:value-type="currency" office:currency="CZK" office:value="665000" calcext:value-type="currency">
            <text:p>665 000,00 Kč</text:p>
          </table:table-cell>
          <table:table-cell table:style-name="ce15" office:value-type="currency" office:currency="CZK" office:value="568384" calcext:value-type="currency">
            <text:p>568 384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134" calcext:value-type="float">
            <text:p>5134</text:p>
          </table:table-cell>
          <table:table-cell table:number-columns-repeated="2" table:style-name="ce15" office:value-type="currency" office:currency="CZK" office:value="15000" calcext:value-type="currency">
            <text:p>15 000,00 Kč</text:p>
          </table:table-cell>
          <table:table-cell table:style-name="ce15" office:value-type="currency" office:currency="CZK" office:value="13690" calcext:value-type="currency">
            <text:p>13 69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136" calcext:value-type="float">
            <text:p>5136</text:p>
          </table:table-cell>
          <table:table-cell table:number-columns-repeated="2" table:style-name="ce15" office:value-type="currency" office:currency="CZK" office:value="300000" calcext:value-type="currency">
            <text:p>300 000,00 Kč</text:p>
          </table:table-cell>
          <table:table-cell table:style-name="ce15" office:value-type="currency" office:currency="CZK" office:value="131901.3" calcext:value-type="currency">
            <text:p>131 901,3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137" calcext:value-type="float">
            <text:p>5137</text:p>
          </table:table-cell>
          <table:table-cell table:style-name="ce15" office:value-type="currency" office:currency="CZK" office:value="2750000" calcext:value-type="currency">
            <text:p>2 750 000,00 Kč</text:p>
          </table:table-cell>
          <table:table-cell table:style-name="ce15" office:value-type="currency" office:currency="CZK" office:value="1760000" calcext:value-type="currency">
            <text:p>1 760 000,00 Kč</text:p>
          </table:table-cell>
          <table:table-cell table:style-name="ce15" office:value-type="currency" office:currency="CZK" office:value="1552977.36" calcext:value-type="currency">
            <text:p>1 552 977,36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139" calcext:value-type="float">
            <text:p>5139</text:p>
          </table:table-cell>
          <table:table-cell table:style-name="ce15" office:value-type="currency" office:currency="CZK" office:value="3800000" calcext:value-type="currency">
            <text:p>3 800 000,00 Kč</text:p>
          </table:table-cell>
          <table:table-cell table:style-name="ce15" office:value-type="currency" office:currency="CZK" office:value="3806400" calcext:value-type="currency">
            <text:p>3 806 400,00 Kč</text:p>
          </table:table-cell>
          <table:table-cell table:style-name="ce15" office:value-type="currency" office:currency="CZK" office:value="3393910.41" calcext:value-type="currency">
            <text:p>3 393 910,41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142" calcext:value-type="float">
            <text:p>5142</text:p>
          </table:table-cell>
          <table:table-cell table:number-columns-repeated="2" table:style-name="ce15" office:value-type="currency" office:currency="CZK" office:value="1000" calcext:value-type="currency">
            <text:p>1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151" calcext:value-type="float">
            <text:p>5151</text:p>
          </table:table-cell>
          <table:table-cell table:style-name="ce15" office:value-type="currency" office:currency="CZK" office:value="650000" calcext:value-type="currency">
            <text:p>650 000,00 Kč</text:p>
          </table:table-cell>
          <table:table-cell table:style-name="ce15" office:value-type="currency" office:currency="CZK" office:value="810000" calcext:value-type="currency">
            <text:p>810 000,00 Kč</text:p>
          </table:table-cell>
          <table:table-cell table:style-name="ce15" office:value-type="currency" office:currency="CZK" office:value="781834.68" calcext:value-type="currency">
            <text:p>781 834,68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152" calcext:value-type="float">
            <text:p>5152</text:p>
          </table:table-cell>
          <table:table-cell table:number-columns-repeated="2" table:style-name="ce15" office:value-type="currency" office:currency="CZK" office:value="450000" calcext:value-type="currency">
            <text:p>450 000,00 Kč</text:p>
          </table:table-cell>
          <table:table-cell table:style-name="ce15" office:value-type="currency" office:currency="CZK" office:value="317528.57" calcext:value-type="currency">
            <text:p>317 528,57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153" calcext:value-type="float">
            <text:p>5153</text:p>
          </table:table-cell>
          <table:table-cell table:number-columns-repeated="2" table:style-name="ce15" office:value-type="currency" office:currency="CZK" office:value="3700000" calcext:value-type="currency">
            <text:p>3 700 000,00 Kč</text:p>
          </table:table-cell>
          <table:table-cell table:style-name="ce15" office:value-type="currency" office:currency="CZK" office:value="3314027.64" calcext:value-type="currency">
            <text:p>3 314 027,64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154" calcext:value-type="float">
            <text:p>5154</text:p>
          </table:table-cell>
          <table:table-cell table:number-columns-repeated="2" table:style-name="ce15" office:value-type="currency" office:currency="CZK" office:value="4600000" calcext:value-type="currency">
            <text:p>4 600 000,00 Kč</text:p>
          </table:table-cell>
          <table:table-cell table:style-name="ce15" office:value-type="currency" office:currency="CZK" office:value="3699779.07" calcext:value-type="currency">
            <text:p>3 699 779,07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156" calcext:value-type="float">
            <text:p>5156</text:p>
          </table:table-cell>
          <table:table-cell table:number-columns-repeated="2" table:style-name="ce15" office:value-type="currency" office:currency="CZK" office:value="400000" calcext:value-type="currency">
            <text:p>400 000,00 Kč</text:p>
          </table:table-cell>
          <table:table-cell table:style-name="ce15" office:value-type="currency" office:currency="CZK" office:value="312554.76" calcext:value-type="currency">
            <text:p>312 554,76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161" calcext:value-type="float">
            <text:p>5161</text:p>
          </table:table-cell>
          <table:table-cell table:style-name="ce15" office:value-type="currency" office:currency="CZK" office:value="1800000" calcext:value-type="currency">
            <text:p>1 800 000,00 Kč</text:p>
          </table:table-cell>
          <table:table-cell table:style-name="ce15" office:value-type="currency" office:currency="CZK" office:value="2150000" calcext:value-type="currency">
            <text:p>2 150 000,00 Kč</text:p>
          </table:table-cell>
          <table:table-cell table:style-name="ce15" office:value-type="currency" office:currency="CZK" office:value="2077968.5" calcext:value-type="currency">
            <text:p>2 077 968,5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162" calcext:value-type="float">
            <text:p>5162</text:p>
          </table:table-cell>
          <table:table-cell table:number-columns-repeated="2" table:style-name="ce15" office:value-type="currency" office:currency="CZK" office:value="1500000" calcext:value-type="currency">
            <text:p>1 500 000,00 Kč</text:p>
          </table:table-cell>
          <table:table-cell table:style-name="ce15" office:value-type="currency" office:currency="CZK" office:value="1135727.02" calcext:value-type="currency">
            <text:p>1 135 727,02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163" calcext:value-type="float">
            <text:p>5163</text:p>
          </table:table-cell>
          <table:table-cell table:number-columns-repeated="2" table:style-name="ce15" office:value-type="currency" office:currency="CZK" office:value="220000" calcext:value-type="currency">
            <text:p>220 000,00 Kč</text:p>
          </table:table-cell>
          <table:table-cell table:style-name="ce15" office:value-type="currency" office:currency="CZK" office:value="133547.5" calcext:value-type="currency">
            <text:p>133 547,5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164" calcext:value-type="float">
            <text:p>5164</text:p>
          </table:table-cell>
          <table:table-cell table:number-columns-repeated="2" table:style-name="ce15" office:value-type="currency" office:currency="CZK" office:value="1000" calcext:value-type="currency">
            <text:p>1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166" calcext:value-type="float">
            <text:p>5166</text:p>
          </table:table-cell>
          <table:table-cell table:style-name="ce15" office:value-type="currency" office:currency="CZK" office:value="4900000" calcext:value-type="currency">
            <text:p>4 900 000,00 Kč</text:p>
          </table:table-cell>
          <table:table-cell table:style-name="ce15" office:value-type="currency" office:currency="CZK" office:value="10587200" calcext:value-type="currency">
            <text:p>10 587 200,00 Kč</text:p>
          </table:table-cell>
          <table:table-cell table:style-name="ce15" office:value-type="currency" office:currency="CZK" office:value="6659110.1" calcext:value-type="currency">
            <text:p>6 659 110,1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167" calcext:value-type="float">
            <text:p>5167</text:p>
          </table:table-cell>
          <table:table-cell table:style-name="ce15" office:value-type="currency" office:currency="CZK" office:value="2780000" calcext:value-type="currency">
            <text:p>2 780 000,00 Kč</text:p>
          </table:table-cell>
          <table:table-cell table:style-name="ce15" office:value-type="currency" office:currency="CZK" office:value="2825500" calcext:value-type="currency">
            <text:p>2 825 500,00 Kč</text:p>
          </table:table-cell>
          <table:table-cell table:style-name="ce15" office:value-type="currency" office:currency="CZK" office:value="2362955.96" calcext:value-type="currency">
            <text:p>2 362 955,96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168" calcext:value-type="float">
            <text:p>5168</text:p>
          </table:table-cell>
          <table:table-cell table:style-name="ce15"/>
          <table:table-cell table:style-name="ce15" office:value-type="currency" office:currency="CZK" office:value="15231700" calcext:value-type="currency">
            <text:p>15 231 700,00 Kč</text:p>
          </table:table-cell>
          <table:table-cell table:style-name="ce15" office:value-type="currency" office:currency="CZK" office:value="14280836.73" calcext:value-type="currency">
            <text:p>14 280 836,73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169" calcext:value-type="float">
            <text:p>5169</text:p>
          </table:table-cell>
          <table:table-cell table:style-name="ce15" office:value-type="currency" office:currency="CZK" office:value="33158000" calcext:value-type="currency">
            <text:p>33 158 000,00 Kč</text:p>
          </table:table-cell>
          <table:table-cell table:style-name="ce15" office:value-type="currency" office:currency="CZK" office:value="18053200" calcext:value-type="currency">
            <text:p>18 053 200,00 Kč</text:p>
          </table:table-cell>
          <table:table-cell table:style-name="ce15" office:value-type="currency" office:currency="CZK" office:value="16900722.67" calcext:value-type="currency">
            <text:p>16 900 722,67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171" calcext:value-type="float">
            <text:p>5171</text:p>
          </table:table-cell>
          <table:table-cell table:style-name="ce15" office:value-type="currency" office:currency="CZK" office:value="8800000" calcext:value-type="currency">
            <text:p>8 800 000,00 Kč</text:p>
          </table:table-cell>
          <table:table-cell table:style-name="ce15" office:value-type="currency" office:currency="CZK" office:value="10620300" calcext:value-type="currency">
            <text:p>10 620 300,00 Kč</text:p>
          </table:table-cell>
          <table:table-cell table:style-name="ce15" office:value-type="currency" office:currency="CZK" office:value="9561033.93" calcext:value-type="currency">
            <text:p>9 561 033,93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172" calcext:value-type="float">
            <text:p>5172</text:p>
          </table:table-cell>
          <table:table-cell table:style-name="ce15" office:value-type="currency" office:currency="CZK" office:value="500000" calcext:value-type="currency">
            <text:p>500 000,00 Kč</text:p>
          </table:table-cell>
          <table:table-cell table:style-name="ce15" office:value-type="currency" office:currency="CZK" office:value="200000" calcext:value-type="currency">
            <text:p>200 000,00 Kč</text:p>
          </table:table-cell>
          <table:table-cell table:style-name="ce15" office:value-type="currency" office:currency="CZK" office:value="197770.87" calcext:value-type="currency">
            <text:p>197 770,87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173" calcext:value-type="float">
            <text:p>5173</text:p>
          </table:table-cell>
          <table:table-cell table:style-name="ce15" office:value-type="currency" office:currency="CZK" office:value="60000" calcext:value-type="currency">
            <text:p>60 000,00 Kč</text:p>
          </table:table-cell>
          <table:table-cell table:style-name="ce15" office:value-type="currency" office:currency="CZK" office:value="185000" calcext:value-type="currency">
            <text:p>185 000,00 Kč</text:p>
          </table:table-cell>
          <table:table-cell table:style-name="ce15" office:value-type="currency" office:currency="CZK" office:value="148924" calcext:value-type="currency">
            <text:p>148 924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175" calcext:value-type="float">
            <text:p>5175</text:p>
          </table:table-cell>
          <table:table-cell table:style-name="ce15" office:value-type="currency" office:currency="CZK" office:value="250000" calcext:value-type="currency">
            <text:p>250 000,00 Kč</text:p>
          </table:table-cell>
          <table:table-cell table:style-name="ce15" office:value-type="currency" office:currency="CZK" office:value="265100" calcext:value-type="currency">
            <text:p>265 100,00 Kč</text:p>
          </table:table-cell>
          <table:table-cell table:style-name="ce15" office:value-type="currency" office:currency="CZK" office:value="238707.5" calcext:value-type="currency">
            <text:p>238 707,5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178" calcext:value-type="float">
            <text:p>5178</text:p>
          </table:table-cell>
          <table:table-cell table:number-columns-repeated="2" table:style-name="ce15" office:value-type="currency" office:currency="CZK" office:value="237000" calcext:value-type="currency">
            <text:p>237 000,00 Kč</text:p>
          </table:table-cell>
          <table:table-cell table:style-name="ce15" office:value-type="currency" office:currency="CZK" office:value="217858.08" calcext:value-type="currency">
            <text:p>217 858,08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179" calcext:value-type="float">
            <text:p>5179</text:p>
          </table:table-cell>
          <table:table-cell table:number-columns-repeated="2" table:style-name="ce15" office:value-type="currency" office:currency="CZK" office:value="5000" calcext:value-type="currency">
            <text:p>5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192" calcext:value-type="float">
            <text:p>5192</text:p>
          </table:table-cell>
          <table:table-cell table:style-name="ce15" office:value-type="currency" office:currency="CZK" office:value="50000" calcext:value-type="currency">
            <text:p>50 000,00 Kč</text:p>
          </table:table-cell>
          <table:table-cell table:style-name="ce15" office:value-type="currency" office:currency="CZK" office:value="255000" calcext:value-type="currency">
            <text:p>255 000,00 Kč</text:p>
          </table:table-cell>
          <table:table-cell table:style-name="ce15" office:value-type="currency" office:currency="CZK" office:value="164149" calcext:value-type="currency">
            <text:p>164 149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194" calcext:value-type="float">
            <text:p>5194</text:p>
          </table:table-cell>
          <table:table-cell table:number-columns-repeated="2" table:style-name="ce15" office:value-type="currency" office:currency="CZK" office:value="2000" calcext:value-type="currency">
            <text:p>2 000,00 Kč</text:p>
          </table:table-cell>
          <table:table-cell table:style-name="ce15" office:value-type="currency" office:currency="CZK" office:value="1799" calcext:value-type="currency">
            <text:p>1 799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195" calcext:value-type="float">
            <text:p>5195</text:p>
          </table:table-cell>
          <table:table-cell table:number-columns-repeated="2" table:style-name="ce15" office:value-type="currency" office:currency="CZK" office:value="540000" calcext:value-type="currency">
            <text:p>540 000,00 Kč</text:p>
          </table:table-cell>
          <table:table-cell table:style-name="ce15" office:value-type="currency" office:currency="CZK" office:value="400976" calcext:value-type="currency">
            <text:p>400 976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361" calcext:value-type="float">
            <text:p>5361</text:p>
          </table:table-cell>
          <table:table-cell table:number-columns-repeated="2" table:style-name="ce15" office:value-type="currency" office:currency="CZK" office:value="20000" calcext:value-type="currency">
            <text:p>20 000,00 Kč</text:p>
          </table:table-cell>
          <table:table-cell table:style-name="ce15" office:value-type="currency" office:currency="CZK" office:value="2000" calcext:value-type="currency">
            <text:p>2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362" calcext:value-type="float">
            <text:p>5362</text:p>
          </table:table-cell>
          <table:table-cell table:style-name="ce15" office:value-type="currency" office:currency="CZK" office:value="70000" calcext:value-type="currency">
            <text:p>70 000,00 Kč</text:p>
          </table:table-cell>
          <table:table-cell table:style-name="ce15" office:value-type="currency" office:currency="CZK" office:value="90000" calcext:value-type="currency">
            <text:p>90 000,00 Kč</text:p>
          </table:table-cell>
          <table:table-cell table:style-name="ce15" office:value-type="currency" office:currency="CZK" office:value="78000" calcext:value-type="currency">
            <text:p>78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363" calcext:value-type="float">
            <text:p>5363</text:p>
          </table:table-cell>
          <table:table-cell table:style-name="ce15"/>
          <table:table-cell table:style-name="ce15" office:value-type="currency" office:currency="CZK" office:value="900" calcext:value-type="currency">
            <text:p>900,00 Kč</text:p>
          </table:table-cell>
          <table:table-cell table:style-name="ce15" office:value-type="currency" office:currency="CZK" office:value="834" calcext:value-type="currency">
            <text:p>834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424" calcext:value-type="float">
            <text:p>5424</text:p>
          </table:table-cell>
          <table:table-cell table:number-columns-repeated="2" table:style-name="ce15" office:value-type="currency" office:currency="CZK" office:value="750000" calcext:value-type="currency">
            <text:p>750 000,00 Kč</text:p>
          </table:table-cell>
          <table:table-cell table:style-name="ce15" office:value-type="currency" office:currency="CZK" office:value="446240" calcext:value-type="currency">
            <text:p>446 24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499" calcext:value-type="float">
            <text:p>5499</text:p>
          </table:table-cell>
          <table:table-cell table:style-name="ce15" office:value-type="currency" office:currency="CZK" office:value="2783000" calcext:value-type="currency">
            <text:p>2 783 000,00 Kč</text:p>
          </table:table-cell>
          <table:table-cell table:style-name="ce15" office:value-type="currency" office:currency="CZK" office:value="3803000" calcext:value-type="currency">
            <text:p>3 803 000,00 Kč</text:p>
          </table:table-cell>
          <table:table-cell table:style-name="ce15" office:value-type="currency" office:currency="CZK" office:value="3120838.61" calcext:value-type="currency">
            <text:p>3 120 838,61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660" calcext:value-type="float">
            <text:p>5660</text:p>
          </table:table-cell>
          <table:table-cell table:number-columns-repeated="2" table:style-name="ce15" office:value-type="currency" office:currency="CZK" office:value="400000" calcext:value-type="currency">
            <text:p>400 000,00 Kč</text:p>
          </table:table-cell>
          <table:table-cell table:style-name="ce15" office:value-type="currency" office:currency="CZK" office:value="150000" calcext:value-type="currency">
            <text:p>150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5909" calcext:value-type="float">
            <text:p>5909</text:p>
          </table:table-cell>
          <table:table-cell table:style-name="ce15" office:value-type="currency" office:currency="CZK" office:value="1000" calcext:value-type="currency">
            <text:p>1 000,00 Kč</text:p>
          </table:table-cell>
          <table:table-cell table:style-name="ce15" office:value-type="currency" office:currency="CZK" office:value="1432900" calcext:value-type="currency">
            <text:p>1 432 9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6111" calcext:value-type="float">
            <text:p>6111</text:p>
          </table:table-cell>
          <table:table-cell table:style-name="ce15" office:value-type="currency" office:currency="CZK" office:value="16550000" calcext:value-type="currency">
            <text:p>16 550 000,00 Kč</text:p>
          </table:table-cell>
          <table:table-cell table:style-name="ce15" office:value-type="currency" office:currency="CZK" office:value="16340000" calcext:value-type="currency">
            <text:p>16 340 000,00 Kč</text:p>
          </table:table-cell>
          <table:table-cell table:style-name="ce15" office:value-type="currency" office:currency="CZK" office:value="14311189" calcext:value-type="currency">
            <text:p>14 311 189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6122" calcext:value-type="float">
            <text:p>6122</text:p>
          </table:table-cell>
          <table:table-cell table:style-name="ce15" office:value-type="currency" office:currency="CZK" office:value="2600000" calcext:value-type="currency">
            <text:p>2 600 000,00 Kč</text:p>
          </table:table-cell>
          <table:table-cell table:style-name="ce15" office:value-type="currency" office:currency="CZK" office:value="362000" calcext:value-type="currency">
            <text:p>362 000,00 Kč</text:p>
          </table:table-cell>
          <table:table-cell table:style-name="ce15" office:value-type="currency" office:currency="CZK" office:value="361669" calcext:value-type="currency">
            <text:p>361 669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office:value-type="float" office:value="6125" calcext:value-type="float">
            <text:p>6125</text:p>
          </table:table-cell>
          <table:table-cell table:style-name="ce15" office:value-type="currency" office:currency="CZK" office:value="2150000" calcext:value-type="currency">
            <text:p>2 150 000,00 Kč</text:p>
          </table:table-cell>
          <table:table-cell table:style-name="ce15" office:value-type="currency" office:currency="CZK" office:value="6464100" calcext:value-type="currency">
            <text:p>6 464 100,00 Kč</text:p>
          </table:table-cell>
          <table:table-cell table:style-name="ce15" office:value-type="currency" office:currency="CZK" office:value="6462925" calcext:value-type="currency">
            <text:p>6 462 925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310" calcext:value-type="float">
            <text:p>6310</text:p>
          </table:table-cell>
          <table:table-cell office:value-type="float" office:value="5163" calcext:value-type="float">
            <text:p>5163</text:p>
          </table:table-cell>
          <table:table-cell table:number-columns-repeated="2" table:style-name="ce15" office:value-type="currency" office:currency="CZK" office:value="220000" calcext:value-type="currency">
            <text:p>220 000,00 Kč</text:p>
          </table:table-cell>
          <table:table-cell table:style-name="ce15" office:value-type="currency" office:currency="CZK" office:value="181418.2" calcext:value-type="currency">
            <text:p>181 418,2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320" calcext:value-type="float">
            <text:p>6320</text:p>
          </table:table-cell>
          <table:table-cell office:value-type="float" office:value="5163" calcext:value-type="float">
            <text:p>5163</text:p>
          </table:table-cell>
          <table:table-cell table:number-columns-repeated="2" table:style-name="ce15" office:value-type="currency" office:currency="CZK" office:value="80000" calcext:value-type="currency">
            <text:p>80 000,00 Kč</text:p>
          </table:table-cell>
          <table:table-cell table:style-name="ce15" office:value-type="currency" office:currency="CZK" office:value="63108" calcext:value-type="currency">
            <text:p>63 108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3" office:value-type="float" office:value="6330" calcext:value-type="float">
            <text:p>6330</text:p>
          </table:table-cell>
          <table:table-cell table:style-name="ce3" office:value-type="float" office:value="5342" calcext:value-type="float">
            <text:p>5342</text:p>
          </table:table-cell>
          <table:table-cell table:number-columns-repeated="3" table:style-name="ce16" office:value-type="currency" office:currency="CZK" office:value="5390000" calcext:value-type="currency">
            <text:p>5 390 000,0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3" office:value-type="float" office:value="6330" calcext:value-type="float">
            <text:p>6330</text:p>
          </table:table-cell>
          <table:table-cell table:style-name="ce3" office:value-type="float" office:value="5345" calcext:value-type="float">
            <text:p>5345</text:p>
          </table:table-cell>
          <table:table-cell table:style-name="ce16" office:value-type="currency" office:currency="CZK" office:value="5390000" calcext:value-type="currency">
            <text:p>5 390 000,00 Kč</text:p>
          </table:table-cell>
          <table:table-cell table:style-name="ce16" office:value-type="currency" office:currency="CZK" office:value="6410000" calcext:value-type="currency">
            <text:p>6 410 000,00 Kč</text:p>
          </table:table-cell>
          <table:table-cell table:style-name="ce16" office:value-type="currency" office:currency="CZK" office:value="656729840.26" calcext:value-type="currency">
            <text:p>656 729 840,26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330" calcext:value-type="float">
            <text:p>6330</text:p>
          </table:table-cell>
          <table:table-cell office:value-type="float" office:value="5347" calcext:value-type="float">
            <text:p>5347</text:p>
          </table:table-cell>
          <table:table-cell table:style-name="ce15"/>
          <table:table-cell table:style-name="ce15" office:value-type="currency" office:currency="CZK" office:value="16870300" calcext:value-type="currency">
            <text:p>16 870 300,00 Kč</text:p>
          </table:table-cell>
          <table:table-cell table:style-name="ce15" office:value-type="currency" office:currency="CZK" office:value="16870308.6" calcext:value-type="currency">
            <text:p>16 870 308,60 Kč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409" calcext:value-type="float">
            <text:p>6409</text:p>
          </table:table-cell>
          <table:table-cell office:value-type="float" office:value="5166" calcext:value-type="float">
            <text:p>5166</text:p>
          </table:table-cell>
          <table:table-cell table:style-name="ce15"/>
          <table:table-cell table:style-name="ce15" office:value-type="currency" office:currency="CZK" office:value="400000" calcext:value-type="currency">
            <text:p>400 000,00 Kč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409" calcext:value-type="float">
            <text:p>6409</text:p>
          </table:table-cell>
          <table:table-cell office:value-type="float" office:value="5909" calcext:value-type="float">
            <text:p>5909</text:p>
          </table:table-cell>
          <table:table-cell table:style-name="ce15" table:number-columns-repeated="2"/>
          <table:table-cell table:style-name="ce15" office:value-type="currency" office:currency="CZK" office:value="4070757" calcext:value-type="currency">
            <text:p>4 070 757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12" calcext:value-type="float">
            <text:p>2212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11105000" calcext:value-type="currency">
            <text:p>11 105 000,00 Kč</text:p>
          </table:table-cell>
          <table:table-cell office:value-type="currency" office:currency="CZK" office:value="11102884" calcext:value-type="currency">
            <text:p>11 102 884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19" calcext:value-type="float">
            <text:p>2219</text:p>
          </table:table-cell>
          <table:table-cell office:value-type="float" office:value="5163" calcext:value-type="float">
            <text:p>5163</text:p>
          </table:table-cell>
          <table:table-cell/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72249.15" calcext:value-type="currency">
            <text:p>72 249,15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19" calcext:value-type="float">
            <text:p>2219</text:p>
          </table:table-cell>
          <table:table-cell office:value-type="float" office:value="5164" calcext:value-type="float">
            <text:p>5164</text:p>
          </table:table-cell>
          <table:table-cell table:number-columns-repeated="2" office:value-type="currency" office:currency="CZK" office:value="30000" calcext:value-type="currency">
            <text:p>30 000,00 Kč</text:p>
          </table:table-cell>
          <table:table-cell office:value-type="currency" office:currency="CZK" office:value="12439" calcext:value-type="currency">
            <text:p>12 439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19" calcext:value-type="float">
            <text:p>2219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4670000" calcext:value-type="currency">
            <text:p>4 670 000,00 Kč</text:p>
          </table:table-cell>
          <table:table-cell office:value-type="currency" office:currency="CZK" office:value="2800000" calcext:value-type="currency">
            <text:p>2 800 000,00 Kč</text:p>
          </table:table-cell>
          <table:table-cell office:value-type="currency" office:currency="CZK" office:value="2069398.1" calcext:value-type="currency">
            <text:p>2 069 398,1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19" calcext:value-type="float">
            <text:p>221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7000000" calcext:value-type="currency">
            <text:p>7 000 000,00 Kč</text:p>
          </table:table-cell>
          <table:table-cell office:value-type="currency" office:currency="CZK" office:value="7180000" calcext:value-type="currency">
            <text:p>7 180 000,00 Kč</text:p>
          </table:table-cell>
          <table:table-cell office:value-type="currency" office:currency="CZK" office:value="385802" calcext:value-type="currency">
            <text:p>385 802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19" calcext:value-type="float">
            <text:p>2219</text:p>
          </table:table-cell>
          <table:table-cell office:value-type="float" office:value="5192" calcext:value-type="float">
            <text:p>5192</text:p>
          </table:table-cell>
          <table:table-cell/>
          <table:table-cell office:value-type="currency" office:currency="CZK" office:value="70000" calcext:value-type="currency">
            <text:p>70 000,00 Kč</text:p>
          </table:table-cell>
          <table:table-cell office:value-type="currency" office:currency="CZK" office:value="69304" calcext:value-type="currency">
            <text:p>69 304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19" calcext:value-type="float">
            <text:p>2219</text:p>
          </table:table-cell>
          <table:table-cell office:value-type="float" office:value="6111" calcext:value-type="float">
            <text:p>6111</text:p>
          </table:table-cell>
          <table:table-cell/>
          <table:table-cell office:value-type="currency" office:currency="CZK" office:value="5000000" calcext:value-type="currency">
            <text:p>5 000 000,00 Kč</text:p>
          </table:table-cell>
          <table:table-cell office:value-type="currency" office:currency="CZK" office:value="1685711.5" calcext:value-type="currency">
            <text:p>1 685 711,5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19" calcext:value-type="float">
            <text:p>2219</text:p>
          </table:table-cell>
          <table:table-cell office:value-type="float" office:value="6119" calcext:value-type="float">
            <text:p>6119</text:p>
          </table:table-cell>
          <table:table-cell/>
          <table:table-cell office:value-type="currency" office:currency="CZK" office:value="2180000" calcext:value-type="currency">
            <text:p>2 180 000,00 Kč</text:p>
          </table:table-cell>
          <table:table-cell office:value-type="currency" office:currency="CZK" office:value="2175580" calcext:value-type="currency">
            <text:p>2 175 58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19" calcext:value-type="float">
            <text:p>2219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26600000" calcext:value-type="currency">
            <text:p>26 600 000,00 Kč</text:p>
          </table:table-cell>
          <table:table-cell office:value-type="currency" office:currency="CZK" office:value="12420000" calcext:value-type="currency">
            <text:p>12 420 000,00 Kč</text:p>
          </table:table-cell>
          <table:table-cell office:value-type="currency" office:currency="CZK" office:value="491260" calcext:value-type="currency">
            <text:p>491 26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1" calcext:value-type="float">
            <text:p>3111</text:p>
          </table:table-cell>
          <table:table-cell office:value-type="float" office:value="5137" calcext:value-type="float">
            <text:p>5137</text:p>
          </table:table-cell>
          <table:table-cell/>
          <table:table-cell office:value-type="currency" office:currency="CZK" office:value="18000" calcext:value-type="currency">
            <text:p>18 000,00 Kč</text:p>
          </table:table-cell>
          <table:table-cell office:value-type="currency" office:currency="CZK" office:value="15736.05" calcext:value-type="currency">
            <text:p>15 736,05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1" calcext:value-type="float">
            <text:p>3111</text:p>
          </table:table-cell>
          <table:table-cell office:value-type="float" office:value="5192" calcext:value-type="float">
            <text:p>5192</text:p>
          </table:table-cell>
          <table:table-cell/>
          <table:table-cell office:value-type="currency" office:currency="CZK" office:value="1930800" calcext:value-type="currency">
            <text:p>1 930 800,00 Kč</text:p>
          </table:table-cell>
          <table:table-cell office:value-type="currency" office:currency="CZK" office:value="1930773.6" calcext:value-type="currency">
            <text:p>1 930 773,6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1" calcext:value-type="float">
            <text:p>3111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35019000" calcext:value-type="currency">
            <text:p>35 019 000,00 Kč</text:p>
          </table:table-cell>
          <table:table-cell office:value-type="currency" office:currency="CZK" office:value="36305900" calcext:value-type="currency">
            <text:p>36 305 900,00 Kč</text:p>
          </table:table-cell>
          <table:table-cell office:value-type="currency" office:currency="CZK" office:value="36305890" calcext:value-type="currency">
            <text:p>36 305 89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1" calcext:value-type="float">
            <text:p>3111</text:p>
          </table:table-cell>
          <table:table-cell office:value-type="float" office:value="5336" calcext:value-type="float">
            <text:p>5336</text:p>
          </table:table-cell>
          <table:table-cell/>
          <table:table-cell office:value-type="currency" office:currency="CZK" office:value="3438100" calcext:value-type="currency">
            <text:p>3 438 100,00 Kč</text:p>
          </table:table-cell>
          <table:table-cell office:value-type="currency" office:currency="CZK" office:value="3437944.4" calcext:value-type="currency">
            <text:p>3 437 944,4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1" calcext:value-type="float">
            <text:p>3111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2400000" calcext:value-type="currency">
            <text:p>2 400 000,00 Kč</text:p>
          </table:table-cell>
          <table:table-cell office:value-type="currency" office:currency="CZK" office:value="2314900" calcext:value-type="currency">
            <text:p>2 314 900,00 Kč</text:p>
          </table:table-cell>
          <table:table-cell office:value-type="currency" office:currency="CZK" office:value="667194" calcext:value-type="currency">
            <text:p>667 194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1" calcext:value-type="float">
            <text:p>3111</text:p>
          </table:table-cell>
          <table:table-cell office:value-type="float" office:value="6351" calcext:value-type="float">
            <text:p>6351</text:p>
          </table:table-cell>
          <table:table-cell office:value-type="currency" office:currency="CZK" office:value="1116000" calcext:value-type="currency">
            <text:p>1 116 000,00 Kč</text:p>
          </table:table-cell>
          <table:table-cell office:value-type="currency" office:currency="CZK" office:value="4002200" calcext:value-type="currency">
            <text:p>4 002 200,00 Kč</text:p>
          </table:table-cell>
          <table:table-cell office:value-type="currency" office:currency="CZK" office:value="1986000" calcext:value-type="currency">
            <text:p>1 986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1" calcext:value-type="float">
            <text:p>3111</text:p>
          </table:table-cell>
          <table:table-cell office:value-type="float" office:value="6356" calcext:value-type="float">
            <text:p>6356</text:p>
          </table:table-cell>
          <table:table-cell/>
          <table:table-cell table:number-columns-repeated="2" office:value-type="currency" office:currency="CZK" office:value="1045000" calcext:value-type="currency">
            <text:p>1 045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3" calcext:value-type="float">
            <text:p>3113</text:p>
          </table:table-cell>
          <table:table-cell office:value-type="float" office:value="5021" calcext:value-type="float">
            <text:p>5021</text:p>
          </table:table-cell>
          <table:table-cell/>
          <table:table-cell office:value-type="currency" office:currency="CZK" office:value="277900" calcext:value-type="currency">
            <text:p>277 900,00 Kč</text:p>
          </table:table-cell>
          <table:table-cell office:value-type="currency" office:currency="CZK" office:value="253750" calcext:value-type="currency">
            <text:p>253 75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3" calcext:value-type="float">
            <text:p>3113</text:p>
          </table:table-cell>
          <table:table-cell office:value-type="float" office:value="5031" calcext:value-type="float">
            <text:p>5031</text:p>
          </table:table-cell>
          <table:table-cell/>
          <table:table-cell office:value-type="currency" office:currency="CZK" office:value="69500" calcext:value-type="currency">
            <text:p>69 500,00 Kč</text:p>
          </table:table-cell>
          <table:table-cell office:value-type="currency" office:currency="CZK" office:value="56725" calcext:value-type="currency">
            <text:p>56 725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3" calcext:value-type="float">
            <text:p>3113</text:p>
          </table:table-cell>
          <table:table-cell office:value-type="float" office:value="5032" calcext:value-type="float">
            <text:p>5032</text:p>
          </table:table-cell>
          <table:table-cell/>
          <table:table-cell office:value-type="currency" office:currency="CZK" office:value="25100" calcext:value-type="currency">
            <text:p>25 100,00 Kč</text:p>
          </table:table-cell>
          <table:table-cell office:value-type="currency" office:currency="CZK" office:value="21475" calcext:value-type="currency">
            <text:p>21 475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3" calcext:value-type="float">
            <text:p>3113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CZK" office:value="1300000" calcext:value-type="currency">
            <text:p>1 300 000,00 Kč</text:p>
          </table:table-cell>
          <table:table-cell office:value-type="currency" office:currency="CZK" office:value="912500" calcext:value-type="currency">
            <text:p>912 500,00 Kč</text:p>
          </table:table-cell>
          <table:table-cell office:value-type="currency" office:currency="CZK" office:value="874610" calcext:value-type="currency">
            <text:p>874 61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3" calcext:value-type="float">
            <text:p>3113</text:p>
          </table:table-cell>
          <table:table-cell office:value-type="float" office:value="5166" calcext:value-type="float">
            <text:p>5166</text:p>
          </table:table-cell>
          <table:table-cell/>
          <table:table-cell office:value-type="currency" office:currency="CZK" office:value="2670100" calcext:value-type="currency">
            <text:p>2 670 100,00 Kč</text:p>
          </table:table-cell>
          <table:table-cell office:value-type="currency" office:currency="CZK" office:value="957787.92" calcext:value-type="currency">
            <text:p>957 787,92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3" calcext:value-type="float">
            <text:p>3113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2908100" calcext:value-type="currency">
            <text:p>2 908 100,00 Kč</text:p>
          </table:table-cell>
          <table:table-cell office:value-type="currency" office:currency="CZK" office:value="561389.5" calcext:value-type="currency">
            <text:p>561 389,5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3" calcext:value-type="float">
            <text:p>3113</text:p>
          </table:table-cell>
          <table:table-cell office:value-type="float" office:value="5175" calcext:value-type="float">
            <text:p>5175</text:p>
          </table:table-cell>
          <table:table-cell/>
          <table:table-cell office:value-type="currency" office:currency="CZK" office:value="61000" calcext:value-type="currency">
            <text:p>61 000,00 Kč</text:p>
          </table:table-cell>
          <table:table-cell office:value-type="currency" office:currency="CZK" office:value="36296" calcext:value-type="currency">
            <text:p>36 296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3" calcext:value-type="float">
            <text:p>3113</text:p>
          </table:table-cell>
          <table:table-cell office:value-type="float" office:value="5194" calcext:value-type="float">
            <text:p>5194</text:p>
          </table:table-cell>
          <table:table-cell/>
          <table:table-cell office:value-type="currency" office:currency="CZK" office:value="11400" calcext:value-type="currency">
            <text:p>11 400,00 Kč</text:p>
          </table:table-cell>
          <table:table-cell office:value-type="currency" office:currency="CZK" office:value="11385" calcext:value-type="currency">
            <text:p>11 385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3" calcext:value-type="float">
            <text:p>3113</text:p>
          </table:table-cell>
          <table:table-cell office:value-type="float" office:value="5223" calcext:value-type="float">
            <text:p>5223</text:p>
          </table:table-cell>
          <table:table-cell/>
          <table:table-cell table:number-columns-repeated="2" office:value-type="currency" office:currency="CZK" office:value="20000" calcext:value-type="currency">
            <text:p>20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3" calcext:value-type="float">
            <text:p>3113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83848000" calcext:value-type="currency">
            <text:p>83 848 000,00 Kč</text:p>
          </table:table-cell>
          <table:table-cell table:number-columns-repeated="2" office:value-type="currency" office:currency="CZK" office:value="92969100" calcext:value-type="currency">
            <text:p>92 969 1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3" calcext:value-type="float">
            <text:p>3113</text:p>
          </table:table-cell>
          <table:table-cell office:value-type="float" office:value="5336" calcext:value-type="float">
            <text:p>5336</text:p>
          </table:table-cell>
          <table:table-cell/>
          <table:table-cell office:value-type="currency" office:currency="CZK" office:value="14605700" calcext:value-type="currency">
            <text:p>14 605 700,00 Kč</text:p>
          </table:table-cell>
          <table:table-cell office:value-type="currency" office:currency="CZK" office:value="14662618" calcext:value-type="currency">
            <text:p>14 662 618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3" calcext:value-type="float">
            <text:p>3113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1380000" calcext:value-type="currency">
            <text:p>1 380 000,00 Kč</text:p>
          </table:table-cell>
          <table:table-cell office:value-type="currency" office:currency="CZK" office:value="773432" calcext:value-type="currency">
            <text:p>773 432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3" calcext:value-type="float">
            <text:p>3113</text:p>
          </table:table-cell>
          <table:table-cell office:value-type="float" office:value="6351" calcext:value-type="float">
            <text:p>6351</text:p>
          </table:table-cell>
          <table:table-cell office:value-type="currency" office:currency="CZK" office:value="3628000" calcext:value-type="currency">
            <text:p>3 628 000,00 Kč</text:p>
          </table:table-cell>
          <table:table-cell office:value-type="currency" office:currency="CZK" office:value="15502200" calcext:value-type="currency">
            <text:p>15 502 200,00 Kč</text:p>
          </table:table-cell>
          <table:table-cell office:value-type="currency" office:currency="CZK" office:value="12398100" calcext:value-type="currency">
            <text:p>12 398 1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3" calcext:value-type="float">
            <text:p>3113</text:p>
          </table:table-cell>
          <table:table-cell office:value-type="float" office:value="6356" calcext:value-type="float">
            <text:p>6356</text:p>
          </table:table-cell>
          <table:table-cell/>
          <table:table-cell table:number-columns-repeated="2" office:value-type="currency" office:currency="CZK" office:value="670000" calcext:value-type="currency">
            <text:p>670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49" calcext:value-type="float">
            <text:p>3149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49000000" calcext:value-type="currency">
            <text:p>49 000 000,00 Kč</text:p>
          </table:table-cell>
          <table:table-cell office:value-type="currency" office:currency="CZK" office:value="101774400" calcext:value-type="currency">
            <text:p>101 774 400,00 Kč</text:p>
          </table:table-cell>
          <table:table-cell office:value-type="currency" office:currency="CZK" office:value="101774226.19" calcext:value-type="currency">
            <text:p>101 774 226,19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49" calcext:value-type="float">
            <text:p>3149</text:p>
          </table:table-cell>
          <table:table-cell office:value-type="float" office:value="5336" calcext:value-type="float">
            <text:p>5336</text:p>
          </table:table-cell>
          <table:table-cell/>
          <table:table-cell table:number-columns-repeated="2" office:value-type="currency" office:currency="CZK" office:value="170000" calcext:value-type="currency">
            <text:p>170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49" calcext:value-type="float">
            <text:p>3149</text:p>
          </table:table-cell>
          <table:table-cell office:value-type="float" office:value="6351" calcext:value-type="float">
            <text:p>6351</text:p>
          </table:table-cell>
          <table:table-cell office:value-type="currency" office:currency="CZK" office:value="194407000" calcext:value-type="currency">
            <text:p>194 407 000,00 Kč</text:p>
          </table:table-cell>
          <table:table-cell table:number-columns-repeated="2" office:value-type="currency" office:currency="CZK" office:value="248596600" calcext:value-type="currency">
            <text:p>248 596 6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49" calcext:value-type="float">
            <text:p>3149</text:p>
          </table:table-cell>
          <table:table-cell office:value-type="float" office:value="6356" calcext:value-type="float">
            <text:p>6356</text:p>
          </table:table-cell>
          <table:table-cell/>
          <table:table-cell office:value-type="currency" office:currency="CZK" office:value="33477000" calcext:value-type="currency">
            <text:p>33 477 000,00 Kč</text:p>
          </table:table-cell>
          <table:table-cell office:value-type="currency" office:currency="CZK" office:value="33476961" calcext:value-type="currency">
            <text:p>33 476 961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1" calcext:value-type="float">
            <text:p>3311</text:p>
          </table:table-cell>
          <table:table-cell office:value-type="float" office:value="5041" calcext:value-type="float">
            <text:p>5041</text:p>
          </table:table-cell>
          <table:table-cell table:number-columns-repeated="2" office:value-type="currency" office:currency="CZK" office:value="1122000" calcext:value-type="currency">
            <text:p>1 122 000,00 Kč</text:p>
          </table:table-cell>
          <table:table-cell office:value-type="currency" office:currency="CZK" office:value="1120745.76" calcext:value-type="currency">
            <text:p>1 120 745,76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1" calcext:value-type="float">
            <text:p>3311</text:p>
          </table:table-cell>
          <table:table-cell office:value-type="float" office:value="5137" calcext:value-type="float">
            <text:p>5137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office:value-type="currency" office:currency="CZK" office:value="19965" calcext:value-type="currency">
            <text:p>19 965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1" calcext:value-type="float">
            <text:p>3311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20000" calcext:value-type="currency">
            <text:p>20 000,00 Kč</text:p>
          </table:table-cell>
          <table:table-cell office:value-type="currency" office:currency="CZK" office:value="45000" calcext:value-type="currency">
            <text:p>45 000,00 Kč</text:p>
          </table:table-cell>
          <table:table-cell office:value-type="currency" office:currency="CZK" office:value="26561.43" calcext:value-type="currency">
            <text:p>26 561,43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1" calcext:value-type="float">
            <text:p>3311</text:p>
          </table:table-cell>
          <table:table-cell office:value-type="float" office:value="5151" calcext:value-type="float">
            <text:p>5151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office:value-type="currency" office:currency="CZK" office:value="16151" calcext:value-type="currency">
            <text:p>16 151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1" calcext:value-type="float">
            <text:p>3311</text:p>
          </table:table-cell>
          <table:table-cell office:value-type="float" office:value="5154" calcext:value-type="float">
            <text:p>5154</text:p>
          </table:table-cell>
          <table:table-cell table:number-columns-repeated="2" office:value-type="currency" office:currency="CZK" office:value="2000" calcext:value-type="currency">
            <text:p>2 000,00 Kč</text:p>
          </table:table-cell>
          <table:table-cell office:value-type="currency" office:currency="CZK" office:value="584" calcext:value-type="currency">
            <text:p>584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1" calcext:value-type="float">
            <text:p>331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550000" calcext:value-type="currency">
            <text:p>550 000,00 Kč</text:p>
          </table:table-cell>
          <table:table-cell office:value-type="currency" office:currency="CZK" office:value="530000" calcext:value-type="currency">
            <text:p>530 000,00 Kč</text:p>
          </table:table-cell>
          <table:table-cell office:value-type="currency" office:currency="CZK" office:value="423522" calcext:value-type="currency">
            <text:p>423 522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1" calcext:value-type="float">
            <text:p>3311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150000" calcext:value-type="currency">
            <text:p>150 000,00 Kč</text:p>
          </table:table-cell>
          <table:table-cell office:value-type="currency" office:currency="CZK" office:value="50000" calcext:value-type="currency">
            <text:p>50 000,00 Kč</text:p>
          </table:table-cell>
          <table:table-cell office:value-type="currency" office:currency="CZK" office:value="16836.89" calcext:value-type="currency">
            <text:p>16 836,89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1" calcext:value-type="float">
            <text:p>3311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25000" calcext:value-type="currency">
            <text:p>25 000,00 Kč</text:p>
          </table:table-cell>
          <table:table-cell office:value-type="currency" office:currency="CZK" office:value="23599" calcext:value-type="currency">
            <text:p>23 599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1" calcext:value-type="float">
            <text:p>3311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currency" office:currency="CZK" office:value="6000" calcext:value-type="currency">
            <text:p>6 000,00 Kč</text:p>
          </table:table-cell>
          <table:table-cell office:value-type="currency" office:currency="CZK" office:value="1000" calcext:value-type="currency">
            <text:p>1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1" calcext:value-type="float">
            <text:p>3311</text:p>
          </table:table-cell>
          <table:table-cell office:value-type="float" office:value="6121" calcext:value-type="float">
            <text:p>6121</text:p>
          </table:table-cell>
          <table:table-cell/>
          <table:table-cell office:value-type="currency" office:currency="CZK" office:value="801000" calcext:value-type="currency">
            <text:p>801 000,00 Kč</text:p>
          </table:table-cell>
          <table:table-cell office:value-type="currency" office:currency="CZK" office:value="800006.02" calcext:value-type="currency">
            <text:p>800 006,02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7" calcext:value-type="float">
            <text:p>3317</text:p>
          </table:table-cell>
          <table:table-cell office:value-type="float" office:value="5041" calcext:value-type="float">
            <text:p>5041</text:p>
          </table:table-cell>
          <table:table-cell office:value-type="currency" office:currency="CZK" office:value="35000" calcext:value-type="currency">
            <text:p>35 000,00 Kč</text:p>
          </table:table-cell>
          <table:table-cell office:value-type="currency" office:currency="CZK" office:value="15300" calcext:value-type="currency">
            <text:p>15 300,00 Kč</text:p>
          </table:table-cell>
          <table:table-cell office:value-type="currency" office:currency="CZK" office:value="15293" calcext:value-type="currency">
            <text:p>15 293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7" calcext:value-type="float">
            <text:p>3317</text:p>
          </table:table-cell>
          <table:table-cell office:value-type="float" office:value="5137" calcext:value-type="float">
            <text:p>5137</text:p>
          </table:table-cell>
          <table:table-cell table:number-columns-repeated="2" office:value-type="currency" office:currency="CZK" office:value="4000" calcext:value-type="currency">
            <text:p>4 000,00 Kč</text:p>
          </table:table-cell>
          <table:table-cell office:value-type="currency" office:currency="CZK" office:value="3376" calcext:value-type="currency">
            <text:p>3 376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7" calcext:value-type="float">
            <text:p>3317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19759" calcext:value-type="currency">
            <text:p>19 759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7" calcext:value-type="float">
            <text:p>3317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66000" calcext:value-type="currency">
            <text:p>166 000,00 Kč</text:p>
          </table:table-cell>
          <table:table-cell office:value-type="currency" office:currency="CZK" office:value="251700" calcext:value-type="currency">
            <text:p>251 700,00 Kč</text:p>
          </table:table-cell>
          <table:table-cell office:value-type="currency" office:currency="CZK" office:value="211711.05" calcext:value-type="currency">
            <text:p>211 711,05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7" calcext:value-type="float">
            <text:p>3317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40000" calcext:value-type="currency">
            <text:p>40 000,00 Kč</text:p>
          </table:table-cell>
          <table:table-cell office:value-type="currency" office:currency="CZK" office:value="50000" calcext:value-type="currency">
            <text:p>50 000,00 Kč</text:p>
          </table:table-cell>
          <table:table-cell office:value-type="currency" office:currency="CZK" office:value="47994.95" calcext:value-type="currency">
            <text:p>47 994,95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7" calcext:value-type="float">
            <text:p>3317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currency" office:currency="CZK" office:value="15000" calcext:value-type="currency">
            <text:p>15 000,00 Kč</text:p>
          </table:table-cell>
          <table:table-cell office:value-type="currency" office:currency="CZK" office:value="14112" calcext:value-type="currency">
            <text:p>14 112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office:value-type="float" office:value="5041" calcext:value-type="float">
            <text:p>5041</text:p>
          </table:table-cell>
          <table:table-cell office:value-type="currency" office:currency="CZK" office:value="660000" calcext:value-type="currency">
            <text:p>660 000,00 Kč</text:p>
          </table:table-cell>
          <table:table-cell office:value-type="currency" office:currency="CZK" office:value="938000" calcext:value-type="currency">
            <text:p>938 000,00 Kč</text:p>
          </table:table-cell>
          <table:table-cell office:value-type="currency" office:currency="CZK" office:value="871913.05" calcext:value-type="currency">
            <text:p>871 913,05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office:value-type="float" office:value="5133" calcext:value-type="float">
            <text:p>5133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 office:value-type="currency" office:currency="CZK" office:value="903" calcext:value-type="currency">
            <text:p>903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50000" calcext:value-type="currency">
            <text:p>50 000,00 Kč</text:p>
          </table:table-cell>
          <table:table-cell office:value-type="currency" office:currency="CZK" office:value="71000" calcext:value-type="currency">
            <text:p>71 000,00 Kč</text:p>
          </table:table-cell>
          <table:table-cell office:value-type="currency" office:currency="CZK" office:value="59411" calcext:value-type="currency">
            <text:p>59 411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127000" calcext:value-type="currency">
            <text:p>127 000,00 Kč</text:p>
          </table:table-cell>
          <table:table-cell office:value-type="currency" office:currency="CZK" office:value="369000" calcext:value-type="currency">
            <text:p>369 000,00 Kč</text:p>
          </table:table-cell>
          <table:table-cell office:value-type="currency" office:currency="CZK" office:value="309678.9" calcext:value-type="currency">
            <text:p>309 678,9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office:value-type="float" office:value="5154" calcext:value-type="float">
            <text:p>5154</text:p>
          </table:table-cell>
          <table:table-cell office:value-type="currency" office:currency="CZK" office:value="18000" calcext:value-type="currency">
            <text:p>18 000,00 Kč</text:p>
          </table:table-cell>
          <table:table-cell office:value-type="currency" office:currency="CZK" office:value="138000" calcext:value-type="currency">
            <text:p>138 000,00 Kč</text:p>
          </table:table-cell>
          <table:table-cell office:value-type="currency" office:currency="CZK" office:value="3247" calcext:value-type="currency">
            <text:p>3 247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office:value-type="float" office:value="5156" calcext:value-type="float">
            <text:p>5156</text:p>
          </table:table-cell>
          <table:table-cell/>
          <table:table-cell office:value-type="currency" office:currency="CZK" office:value="1000" calcext:value-type="currency">
            <text:p>1 000,00 Kč</text:p>
          </table:table-cell>
          <table:table-cell office:value-type="currency" office:currency="CZK" office:value="310" calcext:value-type="currency">
            <text:p>31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office:value-type="float" office:value="5161" calcext:value-type="float">
            <text:p>5161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office:value-type="float" office:value="5163" calcext:value-type="float">
            <text:p>5163</text:p>
          </table:table-cell>
          <table:table-cell/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7728" calcext:value-type="currency">
            <text:p>7 728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office:value-type="float" office:value="5164" calcext:value-type="float">
            <text:p>5164</text:p>
          </table:table-cell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1270000" calcext:value-type="currency">
            <text:p>1 270 000,00 Kč</text:p>
          </table:table-cell>
          <table:table-cell office:value-type="currency" office:currency="CZK" office:value="1168752.2" calcext:value-type="currency">
            <text:p>1 168 752,2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office:value-type="float" office:value="5166" calcext:value-type="float">
            <text:p>5166</text:p>
          </table:table-cell>
          <table:table-cell/>
          <table:table-cell office:value-type="currency" office:currency="CZK" office:value="53000" calcext:value-type="currency">
            <text:p>53 000,00 Kč</text:p>
          </table:table-cell>
          <table:table-cell office:value-type="currency" office:currency="CZK" office:value="52030" calcext:value-type="currency">
            <text:p>52 03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2350000" calcext:value-type="currency">
            <text:p>2 350 000,00 Kč</text:p>
          </table:table-cell>
          <table:table-cell office:value-type="currency" office:currency="CZK" office:value="2832000" calcext:value-type="currency">
            <text:p>2 832 000,00 Kč</text:p>
          </table:table-cell>
          <table:table-cell office:value-type="currency" office:currency="CZK" office:value="2510055.68" calcext:value-type="currency">
            <text:p>2 510 055,68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40000" calcext:value-type="currency">
            <text:p>40 000,00 Kč</text:p>
          </table:table-cell>
          <table:table-cell office:value-type="currency" office:currency="CZK" office:value="89000" calcext:value-type="currency">
            <text:p>89 000,00 Kč</text:p>
          </table:table-cell>
          <table:table-cell office:value-type="currency" office:currency="CZK" office:value="72669.15" calcext:value-type="currency">
            <text:p>72 669,15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130000" calcext:value-type="currency">
            <text:p>130 000,00 Kč</text:p>
          </table:table-cell>
          <table:table-cell office:value-type="currency" office:currency="CZK" office:value="189000" calcext:value-type="currency">
            <text:p>189 000,00 Kč</text:p>
          </table:table-cell>
          <table:table-cell office:value-type="currency" office:currency="CZK" office:value="184530.49" calcext:value-type="currency">
            <text:p>184 530,49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office:value-type="float" office:value="5194" calcext:value-type="float">
            <text:p>5194</text:p>
          </table:table-cell>
          <table:table-cell office:value-type="currency" office:currency="CZK" office:value="250000" calcext:value-type="currency">
            <text:p>250 000,00 Kč</text:p>
          </table:table-cell>
          <table:table-cell office:value-type="currency" office:currency="CZK" office:value="220000" calcext:value-type="currency">
            <text:p>220 000,00 Kč</text:p>
          </table:table-cell>
          <table:table-cell office:value-type="currency" office:currency="CZK" office:value="211493.9" calcext:value-type="currency">
            <text:p>211 493,9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office:value-type="float" office:value="5223" calcext:value-type="float">
            <text:p>5223</text:p>
          </table:table-cell>
          <table:table-cell/>
          <table:table-cell table:number-columns-repeated="2" office:value-type="currency" office:currency="CZK" office:value="30000" calcext:value-type="currency">
            <text:p>30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office:value-type="float" office:value="6122" calcext:value-type="float">
            <text:p>6122</text:p>
          </table:table-cell>
          <table:table-cell office:value-type="currency" office:currency="CZK" office:value="900000" calcext:value-type="currency">
            <text:p>900 000,00 Kč</text:p>
          </table:table-cell>
          <table:table-cell office:value-type="currency" office:currency="CZK" office:value="273000" calcext:value-type="currency">
            <text:p>273 000,00 Kč</text:p>
          </table:table-cell>
          <table:table-cell office:value-type="currency" office:currency="CZK" office:value="263483.47" calcext:value-type="currency">
            <text:p>263 483,47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22" calcext:value-type="float">
            <text:p>3322</text:p>
          </table:table-cell>
          <table:table-cell office:value-type="float" office:value="5137" calcext:value-type="float">
            <text:p>5137</text:p>
          </table:table-cell>
          <table:table-cell table:number-columns-repeated="3" office:value-type="currency" office:currency="CZK" office:value="19200" calcext:value-type="currency">
            <text:p>19 2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22" calcext:value-type="float">
            <text:p>3322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150000" calcext:value-type="currency">
            <text:p>150 000,00 Kč</text:p>
          </table:table-cell>
          <table:table-cell office:value-type="currency" office:currency="CZK" office:value="120745.2" calcext:value-type="currency">
            <text:p>120 745,2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22" calcext:value-type="float">
            <text:p>3322</text:p>
          </table:table-cell>
          <table:table-cell office:value-type="float" office:value="5171" calcext:value-type="float">
            <text:p>5171</text:p>
          </table:table-cell>
          <table:table-cell table:number-columns-repeated="2" office:value-type="currency" office:currency="CZK" office:value="20800" calcext:value-type="currency">
            <text:p>20 800,00 Kč</text:p>
          </table:table-cell>
          <table:table-cell office:value-type="currency" office:currency="CZK" office:value="6371" calcext:value-type="currency">
            <text:p>6 371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22" calcext:value-type="float">
            <text:p>3322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5000000" calcext:value-type="currency">
            <text:p>5 000 000,00 Kč</text:p>
          </table:table-cell>
          <table:table-cell office:value-type="currency" office:currency="CZK" office:value="2706200" calcext:value-type="currency">
            <text:p>2 706 200,00 Kč</text:p>
          </table:table-cell>
          <table:table-cell office:value-type="currency" office:currency="CZK" office:value="901453.63" calcext:value-type="currency">
            <text:p>901 453,63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26" calcext:value-type="float">
            <text:p>3326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600000" calcext:value-type="currency">
            <text:p>600 000,00 Kč</text:p>
          </table:table-cell>
          <table:table-cell office:value-type="currency" office:currency="CZK" office:value="669000" calcext:value-type="currency">
            <text:p>669 000,00 Kč</text:p>
          </table:table-cell>
          <table:table-cell office:value-type="currency" office:currency="CZK" office:value="165445.17" calcext:value-type="currency">
            <text:p>165 445,17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26" calcext:value-type="float">
            <text:p>3326</text:p>
          </table:table-cell>
          <table:table-cell office:value-type="float" office:value="5171" calcext:value-type="float">
            <text:p>5171</text:p>
          </table:table-cell>
          <table:table-cell/>
          <table:table-cell office:value-type="currency" office:currency="CZK" office:value="106400" calcext:value-type="currency">
            <text:p>106 400,00 Kč</text:p>
          </table:table-cell>
          <table:table-cell office:value-type="currency" office:currency="CZK" office:value="82400" calcext:value-type="currency">
            <text:p>82 4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26" calcext:value-type="float">
            <text:p>3326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1550000" calcext:value-type="currency">
            <text:p>1 550 000,00 Kč</text:p>
          </table:table-cell>
          <table:table-cell office:value-type="currency" office:currency="CZK" office:value="1310000" calcext:value-type="currency">
            <text:p>1 310 000,00 Kč</text:p>
          </table:table-cell>
          <table:table-cell office:value-type="currency" office:currency="CZK" office:value="874368.84" calcext:value-type="currency">
            <text:p>874 368,84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49" calcext:value-type="float">
            <text:p>334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3260000" calcext:value-type="currency">
            <text:p>3 260 000,00 Kč</text:p>
          </table:table-cell>
          <table:table-cell office:value-type="currency" office:currency="CZK" office:value="2816600" calcext:value-type="currency">
            <text:p>2 816 600,00 Kč</text:p>
          </table:table-cell>
          <table:table-cell office:value-type="currency" office:currency="CZK" office:value="2648242.29" calcext:value-type="currency">
            <text:p>2 648 242,29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49" calcext:value-type="float">
            <text:p>3349</text:p>
          </table:table-cell>
          <table:table-cell office:value-type="float" office:value="5175" calcext:value-type="float">
            <text:p>5175</text:p>
          </table:table-cell>
          <table:table-cell table:number-columns-repeated="2" office:value-type="currency" office:currency="CZK" office:value="5000" calcext:value-type="currency">
            <text:p>5 000,00 Kč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49" calcext:value-type="float">
            <text:p>3349</text:p>
          </table:table-cell>
          <table:table-cell office:value-type="float" office:value="5492" calcext:value-type="float">
            <text:p>5492</text:p>
          </table:table-cell>
          <table:table-cell/>
          <table:table-cell table:number-columns-repeated="2" office:value-type="currency" office:currency="CZK" office:value="20000" calcext:value-type="currency">
            <text:p>20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2" calcext:value-type="float">
            <text:p>3392</text:p>
          </table:table-cell>
          <table:table-cell office:value-type="float" office:value="5041" calcext:value-type="float">
            <text:p>5041</text:p>
          </table:table-cell>
          <table:table-cell table:number-columns-repeated="2" office:value-type="currency" office:currency="CZK" office:value="1300000" calcext:value-type="currency">
            <text:p>1 300 000,00 Kč</text:p>
          </table:table-cell>
          <table:table-cell office:value-type="currency" office:currency="CZK" office:value="1294675.05" calcext:value-type="currency">
            <text:p>1 294 675,05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2" calcext:value-type="float">
            <text:p>3392</text:p>
          </table:table-cell>
          <table:table-cell office:value-type="float" office:value="5137" calcext:value-type="float">
            <text:p>5137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2" calcext:value-type="float">
            <text:p>3392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3000" calcext:value-type="currency">
            <text:p>3 000,00 Kč</text:p>
          </table:table-cell>
          <table:table-cell office:value-type="currency" office:currency="CZK" office:value="23000" calcext:value-type="currency">
            <text:p>23 000,00 Kč</text:p>
          </table:table-cell>
          <table:table-cell office:value-type="currency" office:currency="CZK" office:value="21070.5" calcext:value-type="currency">
            <text:p>21 070,5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2" calcext:value-type="float">
            <text:p>3392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557000" calcext:value-type="currency">
            <text:p>557 000,00 Kč</text:p>
          </table:table-cell>
          <table:table-cell office:value-type="currency" office:currency="CZK" office:value="537000" calcext:value-type="currency">
            <text:p>537 000,00 Kč</text:p>
          </table:table-cell>
          <table:table-cell office:value-type="currency" office:currency="CZK" office:value="526531.3" calcext:value-type="currency">
            <text:p>526 531,3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2" calcext:value-type="float">
            <text:p>3392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5000" calcext:value-type="currency">
            <text:p>5 000,00 Kč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2" calcext:value-type="float">
            <text:p>3392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15000" calcext:value-type="currency">
            <text:p>15 000,00 Kč</text:p>
          </table:table-cell>
          <table:table-cell office:value-type="currency" office:currency="CZK" office:value="20000" calcext:value-type="currency">
            <text:p>20 000,00 Kč</text:p>
          </table:table-cell>
          <table:table-cell office:value-type="currency" office:currency="CZK" office:value="19667" calcext:value-type="currency">
            <text:p>19 667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9" calcext:value-type="float">
            <text:p>3399</text:p>
          </table:table-cell>
          <table:table-cell office:value-type="float" office:value="5041" calcext:value-type="float">
            <text:p>5041</text:p>
          </table:table-cell>
          <table:table-cell/>
          <table:table-cell office:value-type="currency" office:currency="CZK" office:value="12000" calcext:value-type="currency">
            <text:p>12 000,00 Kč</text:p>
          </table:table-cell>
          <table:table-cell office:value-type="currency" office:currency="CZK" office:value="10700" calcext:value-type="currency">
            <text:p>10 7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9" calcext:value-type="float">
            <text:p>3399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60000" calcext:value-type="currency">
            <text:p>60 000,00 Kč</text:p>
          </table:table-cell>
          <table:table-cell office:value-type="currency" office:currency="CZK" office:value="94100" calcext:value-type="currency">
            <text:p>94 100,00 Kč</text:p>
          </table:table-cell>
          <table:table-cell office:value-type="currency" office:currency="CZK" office:value="76176.75" calcext:value-type="currency">
            <text:p>76 176,75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9" calcext:value-type="float">
            <text:p>3399</text:p>
          </table:table-cell>
          <table:table-cell office:value-type="float" office:value="5154" calcext:value-type="float">
            <text:p>5154</text:p>
          </table:table-cell>
          <table:table-cell/>
          <table:table-cell office:value-type="currency" office:currency="CZK" office:value="2000" calcext:value-type="currency">
            <text:p>2 000,00 Kč</text:p>
          </table:table-cell>
          <table:table-cell office:value-type="currency" office:currency="CZK" office:value="1556" calcext:value-type="currency">
            <text:p>1 556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9" calcext:value-type="float">
            <text:p>3399</text:p>
          </table:table-cell>
          <table:table-cell office:value-type="float" office:value="5164" calcext:value-type="float">
            <text:p>5164</text:p>
          </table:table-cell>
          <table:table-cell/>
          <table:table-cell office:value-type="currency" office:currency="CZK" office:value="12000" calcext:value-type="currency">
            <text:p>12 000,00 Kč</text:p>
          </table:table-cell>
          <table:table-cell office:value-type="currency" office:currency="CZK" office:value="11179" calcext:value-type="currency">
            <text:p>11 179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9" calcext:value-type="float">
            <text:p>3399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987100" calcext:value-type="currency">
            <text:p>987 100,00 Kč</text:p>
          </table:table-cell>
          <table:table-cell office:value-type="currency" office:currency="CZK" office:value="984202" calcext:value-type="currency">
            <text:p>984 202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9" calcext:value-type="float">
            <text:p>339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651000" calcext:value-type="currency">
            <text:p>651 000,00 Kč</text:p>
          </table:table-cell>
          <table:table-cell office:value-type="currency" office:currency="CZK" office:value="843000" calcext:value-type="currency">
            <text:p>843 000,00 Kč</text:p>
          </table:table-cell>
          <table:table-cell office:value-type="currency" office:currency="CZK" office:value="734264.58" calcext:value-type="currency">
            <text:p>734 264,58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9" calcext:value-type="float">
            <text:p>3399</text:p>
          </table:table-cell>
          <table:table-cell office:value-type="float" office:value="5175" calcext:value-type="float">
            <text:p>5175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office:value-type="currency" office:currency="CZK" office:value="19970.49" calcext:value-type="currency">
            <text:p>19 970,49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9" calcext:value-type="float">
            <text:p>3399</text:p>
          </table:table-cell>
          <table:table-cell office:value-type="float" office:value="5194" calcext:value-type="float">
            <text:p>5194</text:p>
          </table:table-cell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345800" calcext:value-type="currency">
            <text:p>345 800,00 Kč</text:p>
          </table:table-cell>
          <table:table-cell office:value-type="currency" office:currency="CZK" office:value="296383.35" calcext:value-type="currency">
            <text:p>296 383,35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12" calcext:value-type="float">
            <text:p>3412</text:p>
          </table:table-cell>
          <table:table-cell office:value-type="float" office:value="6122" calcext:value-type="float">
            <text:p>6122</text:p>
          </table:table-cell>
          <table:table-cell/>
          <table:table-cell office:value-type="currency" office:currency="CZK" office:value="79600" calcext:value-type="currency">
            <text:p>79 600,00 Kč</text:p>
          </table:table-cell>
          <table:table-cell office:value-type="currency" office:currency="CZK" office:value="79509.1" calcext:value-type="currency">
            <text:p>79 509,1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19" calcext:value-type="float">
            <text:p>3419</text:p>
          </table:table-cell>
          <table:table-cell office:value-type="float" office:value="5212" calcext:value-type="float">
            <text:p>5212</text:p>
          </table:table-cell>
          <table:table-cell/>
          <table:table-cell table:number-columns-repeated="2" office:value-type="currency" office:currency="CZK" office:value="535000" calcext:value-type="currency">
            <text:p>535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19" calcext:value-type="float">
            <text:p>3419</text:p>
          </table:table-cell>
          <table:table-cell office:value-type="float" office:value="5213" calcext:value-type="float">
            <text:p>5213</text:p>
          </table:table-cell>
          <table:table-cell/>
          <table:table-cell table:number-columns-repeated="2" office:value-type="currency" office:currency="CZK" office:value="5000" calcext:value-type="currency">
            <text:p>5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19" calcext:value-type="float">
            <text:p>3419</text:p>
          </table:table-cell>
          <table:table-cell office:value-type="float" office:value="5221" calcext:value-type="float">
            <text:p>5221</text:p>
          </table:table-cell>
          <table:table-cell/>
          <table:table-cell table:number-columns-repeated="2" office:value-type="currency" office:currency="CZK" office:value="224000" calcext:value-type="currency">
            <text:p>224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19" calcext:value-type="float">
            <text:p>3419</text:p>
          </table:table-cell>
          <table:table-cell office:value-type="float" office:value="5222" calcext:value-type="float">
            <text:p>5222</text:p>
          </table:table-cell>
          <table:table-cell office:value-type="currency" office:currency="CZK" office:value="984000" calcext:value-type="currency">
            <text:p>984 000,00 Kč</text:p>
          </table:table-cell>
          <table:table-cell office:value-type="currency" office:currency="CZK" office:value="15626500" calcext:value-type="currency">
            <text:p>15 626 500,00 Kč</text:p>
          </table:table-cell>
          <table:table-cell office:value-type="currency" office:currency="CZK" office:value="9395059" calcext:value-type="currency">
            <text:p>9 395 059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19" calcext:value-type="float">
            <text:p>3419</text:p>
          </table:table-cell>
          <table:table-cell office:value-type="float" office:value="6429" calcext:value-type="float">
            <text:p>6429</text:p>
          </table:table-cell>
          <table:table-cell/>
          <table:table-cell table:number-columns-repeated="2" office:value-type="currency" office:currency="CZK" office:value="200000" calcext:value-type="currency">
            <text:p>200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office:value-type="float" office:value="5041" calcext:value-type="float">
            <text:p>5041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86000" calcext:value-type="currency">
            <text:p>86 000,00 Kč</text:p>
          </table:table-cell>
          <table:table-cell office:value-type="currency" office:currency="CZK" office:value="85300" calcext:value-type="currency">
            <text:p>85 3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office:value-type="float" office:value="5137" calcext:value-type="float">
            <text:p>5137</text:p>
          </table:table-cell>
          <table:table-cell/>
          <table:table-cell office:value-type="currency" office:currency="CZK" office:value="748000" calcext:value-type="currency">
            <text:p>748 000,00 Kč</text:p>
          </table:table-cell>
          <table:table-cell office:value-type="currency" office:currency="CZK" office:value="699742.23" calcext:value-type="currency">
            <text:p>699 742,23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248000" calcext:value-type="currency">
            <text:p>248 000,00 Kč</text:p>
          </table:table-cell>
          <table:table-cell office:value-type="currency" office:currency="CZK" office:value="163330.21" calcext:value-type="currency">
            <text:p>163 330,21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office:value-type="float" office:value="5161" calcext:value-type="float">
            <text:p>5161</text:p>
          </table:table-cell>
          <table:table-cell/>
          <table:table-cell office:value-type="currency" office:currency="CZK" office:value="500" calcext:value-type="currency">
            <text:p>500,00 Kč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office:value-type="float" office:value="5162" calcext:value-type="float">
            <text:p>5162</text:p>
          </table:table-cell>
          <table:table-cell/>
          <table:table-cell office:value-type="currency" office:currency="CZK" office:value="4000" calcext:value-type="currency">
            <text:p>4 000,00 Kč</text:p>
          </table:table-cell>
          <table:table-cell office:value-type="currency" office:currency="CZK" office:value="920.32" calcext:value-type="currency">
            <text:p>920,32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office:value-type="float" office:value="5164" calcext:value-type="float">
            <text:p>5164</text:p>
          </table:table-cell>
          <table:table-cell/>
          <table:table-cell office:value-type="currency" office:currency="CZK" office:value="73000" calcext:value-type="currency">
            <text:p>73 000,00 Kč</text:p>
          </table:table-cell>
          <table:table-cell office:value-type="currency" office:currency="CZK" office:value="70015" calcext:value-type="currency">
            <text:p>70 015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office:value-type="float" office:value="5166" calcext:value-type="float">
            <text:p>5166</text:p>
          </table:table-cell>
          <table:table-cell/>
          <table:table-cell office:value-type="currency" office:currency="CZK" office:value="44800" calcext:value-type="currency">
            <text:p>44 800,00 Kč</text:p>
          </table:table-cell>
          <table:table-cell office:value-type="currency" office:currency="CZK" office:value="35000" calcext:value-type="currency">
            <text:p>35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388000" calcext:value-type="currency">
            <text:p>388 000,00 Kč</text:p>
          </table:table-cell>
          <table:table-cell office:value-type="currency" office:currency="CZK" office:value="2772500" calcext:value-type="currency">
            <text:p>2 772 500,00 Kč</text:p>
          </table:table-cell>
          <table:table-cell office:value-type="currency" office:currency="CZK" office:value="2729991.9" calcext:value-type="currency">
            <text:p>2 729 991,9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office:value-type="float" office:value="5171" calcext:value-type="float">
            <text:p>5171</text:p>
          </table:table-cell>
          <table:table-cell/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198111.07" calcext:value-type="currency">
            <text:p>198 111,07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office:value-type="float" office:value="5172" calcext:value-type="float">
            <text:p>5172</text:p>
          </table:table-cell>
          <table:table-cell/>
          <table:table-cell table:number-columns-repeated="2" office:value-type="currency" office:currency="CZK" office:value="18600" calcext:value-type="currency">
            <text:p>18 6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50000" calcext:value-type="currency">
            <text:p>50 000,00 Kč</text:p>
          </table:table-cell>
          <table:table-cell office:value-type="currency" office:currency="CZK" office:value="19700" calcext:value-type="currency">
            <text:p>19 700,00 Kč</text:p>
          </table:table-cell>
          <table:table-cell office:value-type="currency" office:currency="CZK" office:value="18472" calcext:value-type="currency">
            <text:p>18 472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office:value-type="float" office:value="5194" calcext:value-type="float">
            <text:p>5194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179400" calcext:value-type="currency">
            <text:p>179 400,00 Kč</text:p>
          </table:table-cell>
          <table:table-cell office:value-type="currency" office:currency="CZK" office:value="174715.6" calcext:value-type="currency">
            <text:p>174 715,6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office:value-type="float" office:value="5212" calcext:value-type="float">
            <text:p>5212</text:p>
          </table:table-cell>
          <table:table-cell/>
          <table:table-cell office:value-type="currency" office:currency="CZK" office:value="158000" calcext:value-type="currency">
            <text:p>158 000,00 Kč</text:p>
          </table:table-cell>
          <table:table-cell office:value-type="currency" office:currency="CZK" office:value="157920.94" calcext:value-type="currency">
            <text:p>157 920,94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office:value-type="float" office:value="5213" calcext:value-type="float">
            <text:p>5213</text:p>
          </table:table-cell>
          <table:table-cell/>
          <table:table-cell office:value-type="currency" office:currency="CZK" office:value="90000" calcext:value-type="currency">
            <text:p>90 000,00 Kč</text:p>
          </table:table-cell>
          <table:table-cell office:value-type="currency" office:currency="CZK" office:value="60000" calcext:value-type="currency">
            <text:p>60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office:value-type="float" office:value="5221" calcext:value-type="float">
            <text:p>5221</text:p>
          </table:table-cell>
          <table:table-cell/>
          <table:table-cell table:number-columns-repeated="2" office:value-type="currency" office:currency="CZK" office:value="90000" calcext:value-type="currency">
            <text:p>90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office:value-type="float" office:value="5222" calcext:value-type="float">
            <text:p>5222</text:p>
          </table:table-cell>
          <table:table-cell office:value-type="currency" office:currency="CZK" office:value="400000" calcext:value-type="currency">
            <text:p>400 000,00 Kč</text:p>
          </table:table-cell>
          <table:table-cell office:value-type="currency" office:currency="CZK" office:value="2713700" calcext:value-type="currency">
            <text:p>2 713 700,00 Kč</text:p>
          </table:table-cell>
          <table:table-cell office:value-type="currency" office:currency="CZK" office:value="1562670" calcext:value-type="currency">
            <text:p>1 562 67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office:value-type="float" office:value="5223" calcext:value-type="float">
            <text:p>5223</text:p>
          </table:table-cell>
          <table:table-cell/>
          <table:table-cell table:number-columns-repeated="2" office:value-type="currency" office:currency="CZK" office:value="55000" calcext:value-type="currency">
            <text:p>55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office:value-type="float" office:value="5229" calcext:value-type="float">
            <text:p>5229</text:p>
          </table:table-cell>
          <table:table-cell/>
          <table:table-cell table:number-columns-repeated="2" office:value-type="currency" office:currency="CZK" office:value="28500" calcext:value-type="currency">
            <text:p>28 5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5034000" calcext:value-type="currency">
            <text:p>5 034 000,00 Kč</text:p>
          </table:table-cell>
          <table:table-cell office:value-type="currency" office:currency="CZK" office:value="9408900" calcext:value-type="currency">
            <text:p>9 408 900,00 Kč</text:p>
          </table:table-cell>
          <table:table-cell office:value-type="currency" office:currency="CZK" office:value="9408159.86" calcext:value-type="currency">
            <text:p>9 408 159,86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office:value-type="float" office:value="5336" calcext:value-type="float">
            <text:p>5336</text:p>
          </table:table-cell>
          <table:table-cell/>
          <table:table-cell office:value-type="currency" office:currency="CZK" office:value="281300" calcext:value-type="currency">
            <text:p>281 300,00 Kč</text:p>
          </table:table-cell>
          <table:table-cell office:value-type="currency" office:currency="CZK" office:value="281280.75" calcext:value-type="currency">
            <text:p>281 280,75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office:value-type="float" office:value="6121" calcext:value-type="float">
            <text:p>6121</text:p>
          </table:table-cell>
          <table:table-cell/>
          <table:table-cell office:value-type="currency" office:currency="CZK" office:value="5000000" calcext:value-type="currency">
            <text:p>5 000 000,00 Kč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11" calcext:value-type="float">
            <text:p>3511</text:p>
          </table:table-cell>
          <table:table-cell office:value-type="float" office:value="5429" calcext:value-type="float">
            <text:p>5429</text:p>
          </table:table-cell>
          <table:table-cell table:number-columns-repeated="2" office:value-type="currency" office:currency="CZK" office:value="8000" calcext:value-type="currency">
            <text:p>8 000,00 Kč</text:p>
          </table:table-cell>
          <table:table-cell office:value-type="currency" office:currency="CZK" office:value="7320" calcext:value-type="currency">
            <text:p>7 32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11" calcext:value-type="float">
            <text:p>3511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22039000" calcext:value-type="currency">
            <text:p>22 039 000,00 Kč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23" calcext:value-type="float">
            <text:p>3523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17040000" calcext:value-type="currency">
            <text:p>17 040 000,00 Kč</text:p>
          </table:table-cell>
          <table:table-cell table:number-columns-repeated="2" office:value-type="currency" office:currency="CZK" office:value="17244100" calcext:value-type="currency">
            <text:p>17 244 1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23" calcext:value-type="float">
            <text:p>3523</text:p>
          </table:table-cell>
          <table:table-cell office:value-type="float" office:value="5336" calcext:value-type="float">
            <text:p>5336</text:p>
          </table:table-cell>
          <table:table-cell/>
          <table:table-cell table:number-columns-repeated="2" office:value-type="currency" office:currency="CZK" office:value="891000" calcext:value-type="currency">
            <text:p>891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23" calcext:value-type="float">
            <text:p>3523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9798000" calcext:value-type="currency">
            <text:p>9 798 000,00 Kč</text:p>
          </table:table-cell>
          <table:table-cell office:value-type="currency" office:currency="CZK" office:value="5414300" calcext:value-type="currency">
            <text:p>5 414 300,00 Kč</text:p>
          </table:table-cell>
          <table:table-cell office:value-type="currency" office:currency="CZK" office:value="371392.81" calcext:value-type="currency">
            <text:p>371 392,81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23" calcext:value-type="float">
            <text:p>3523</text:p>
          </table:table-cell>
          <table:table-cell office:value-type="float" office:value="6909" calcext:value-type="float">
            <text:p>6909</text:p>
          </table:table-cell>
          <table:table-cell/>
          <table:table-cell office:value-type="currency" office:currency="CZK" office:value="4342300" calcext:value-type="currency">
            <text:p>4 342 300,00 Kč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41" calcext:value-type="float">
            <text:p>3541</text:p>
          </table:table-cell>
          <table:table-cell office:value-type="float" office:value="5136" calcext:value-type="float">
            <text:p>5136</text:p>
          </table:table-cell>
          <table:table-cell/>
          <table:table-cell table:number-columns-repeated="2" office:value-type="currency" office:currency="CZK" office:value="11900" calcext:value-type="currency">
            <text:p>11 9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41" calcext:value-type="float">
            <text:p>3541</text:p>
          </table:table-cell>
          <table:table-cell office:value-type="float" office:value="5139" calcext:value-type="float">
            <text:p>5139</text:p>
          </table:table-cell>
          <table:table-cell table:number-columns-repeated="2" office:value-type="currency" office:currency="CZK" office:value="25000" calcext:value-type="currency">
            <text:p>25 000,00 Kč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41" calcext:value-type="float">
            <text:p>3541</text:p>
          </table:table-cell>
          <table:table-cell office:value-type="float" office:value="5167" calcext:value-type="float">
            <text:p>5167</text:p>
          </table:table-cell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133100" calcext:value-type="currency">
            <text:p>133 100,00 Kč</text:p>
          </table:table-cell>
          <table:table-cell office:value-type="currency" office:currency="CZK" office:value="18000" calcext:value-type="currency">
            <text:p>18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41" calcext:value-type="float">
            <text:p>354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50000" calcext:value-type="currency">
            <text:p>50 000,00 Kč</text:p>
          </table:table-cell>
          <table:table-cell table:number-columns-repeated="2" office:value-type="currency" office:currency="CZK" office:value="205000" calcext:value-type="currency">
            <text:p>205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41" calcext:value-type="float">
            <text:p>3541</text:p>
          </table:table-cell>
          <table:table-cell office:value-type="float" office:value="5222" calcext:value-type="float">
            <text:p>5222</text:p>
          </table:table-cell>
          <table:table-cell/>
          <table:table-cell table:number-columns-repeated="2" office:value-type="currency" office:currency="CZK" office:value="50000" calcext:value-type="currency">
            <text:p>50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12" calcext:value-type="float">
            <text:p>3612</text:p>
          </table:table-cell>
          <table:table-cell office:value-type="float" office:value="5164" calcext:value-type="float">
            <text:p>5164</text:p>
          </table:table-cell>
          <table:table-cell/>
          <table:table-cell table:number-columns-repeated="2" office:value-type="currency" office:currency="CZK" office:value="156000" calcext:value-type="currency">
            <text:p>156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12" calcext:value-type="float">
            <text:p>3612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37050000" calcext:value-type="currency">
            <text:p>37 050 000,00 Kč</text:p>
          </table:table-cell>
          <table:table-cell office:value-type="currency" office:currency="CZK" office:value="69220000" calcext:value-type="currency">
            <text:p>69 220 000,00 Kč</text:p>
          </table:table-cell>
          <table:table-cell office:value-type="currency" office:currency="CZK" office:value="17828431.14" calcext:value-type="currency">
            <text:p>17 828 431,14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13" calcext:value-type="float">
            <text:p>3613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9214000" calcext:value-type="currency">
            <text:p>9 214 000,00 Kč</text:p>
          </table:table-cell>
          <table:table-cell office:value-type="currency" office:currency="CZK" office:value="23636000" calcext:value-type="currency">
            <text:p>23 636 000,00 Kč</text:p>
          </table:table-cell>
          <table:table-cell office:value-type="currency" office:currency="CZK" office:value="8670065.67" calcext:value-type="currency">
            <text:p>8 670 065,67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2" calcext:value-type="float">
            <text:p>3632</text:p>
          </table:table-cell>
          <table:table-cell office:value-type="float" office:value="5192" calcext:value-type="float">
            <text:p>5192</text:p>
          </table:table-cell>
          <table:table-cell office:value-type="currency" office:currency="CZK" office:value="400000" calcext:value-type="currency">
            <text:p>400 000,00 Kč</text:p>
          </table:table-cell>
          <table:table-cell office:value-type="currency" office:currency="CZK" office:value="562600" calcext:value-type="currency">
            <text:p>562 600,00 Kč</text:p>
          </table:table-cell>
          <table:table-cell office:value-type="currency" office:currency="CZK" office:value="421131.2" calcext:value-type="currency">
            <text:p>421 131,2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5" calcext:value-type="float">
            <text:p>3635</text:p>
          </table:table-cell>
          <table:table-cell office:value-type="float" office:value="5041" calcext:value-type="float">
            <text:p>5041</text:p>
          </table:table-cell>
          <table:table-cell/>
          <table:table-cell office:value-type="currency" office:currency="CZK" office:value="700" calcext:value-type="currency">
            <text:p>700,00 Kč</text:p>
          </table:table-cell>
          <table:table-cell office:value-type="currency" office:currency="CZK" office:value="678" calcext:value-type="currency">
            <text:p>678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5" calcext:value-type="float">
            <text:p>3635</text:p>
          </table:table-cell>
          <table:table-cell office:value-type="float" office:value="5137" calcext:value-type="float">
            <text:p>5137</text:p>
          </table:table-cell>
          <table:table-cell/>
          <table:table-cell office:value-type="currency" office:currency="CZK" office:value="81000" calcext:value-type="currency">
            <text:p>81 000,00 Kč</text:p>
          </table:table-cell>
          <table:table-cell office:value-type="currency" office:currency="CZK" office:value="55271.6" calcext:value-type="currency">
            <text:p>55 271,6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5" calcext:value-type="float">
            <text:p>3635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82000" calcext:value-type="currency">
            <text:p>82 000,00 Kč</text:p>
          </table:table-cell>
          <table:table-cell office:value-type="currency" office:currency="CZK" office:value="101400" calcext:value-type="currency">
            <text:p>101 400,00 Kč</text:p>
          </table:table-cell>
          <table:table-cell office:value-type="currency" office:currency="CZK" office:value="91798.1" calcext:value-type="currency">
            <text:p>91 798,1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5" calcext:value-type="float">
            <text:p>3635</text:p>
          </table:table-cell>
          <table:table-cell office:value-type="float" office:value="5164" calcext:value-type="float">
            <text:p>5164</text:p>
          </table:table-cell>
          <table:table-cell/>
          <table:table-cell office:value-type="currency" office:currency="CZK" office:value="70000" calcext:value-type="currency">
            <text:p>70 000,00 Kč</text:p>
          </table:table-cell>
          <table:table-cell office:value-type="currency" office:currency="CZK" office:value="68687" calcext:value-type="currency">
            <text:p>68 687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5" calcext:value-type="float">
            <text:p>3635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4202000" calcext:value-type="currency">
            <text:p>4 202 000,00 Kč</text:p>
          </table:table-cell>
          <table:table-cell office:value-type="currency" office:currency="CZK" office:value="4997600" calcext:value-type="currency">
            <text:p>4 997 600,00 Kč</text:p>
          </table:table-cell>
          <table:table-cell office:value-type="currency" office:currency="CZK" office:value="2403234" calcext:value-type="currency">
            <text:p>2 403 234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5" calcext:value-type="float">
            <text:p>3635</text:p>
          </table:table-cell>
          <table:table-cell office:value-type="float" office:value="5168" calcext:value-type="float">
            <text:p>5168</text:p>
          </table:table-cell>
          <table:table-cell/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544500.5" calcext:value-type="currency">
            <text:p>544 500,5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5" calcext:value-type="float">
            <text:p>3635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776000" calcext:value-type="currency">
            <text:p>1 776 000,00 Kč</text:p>
          </table:table-cell>
          <table:table-cell office:value-type="currency" office:currency="CZK" office:value="1099300" calcext:value-type="currency">
            <text:p>1 099 300,00 Kč</text:p>
          </table:table-cell>
          <table:table-cell office:value-type="currency" office:currency="CZK" office:value="220634.68" calcext:value-type="currency">
            <text:p>220 634,68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5" calcext:value-type="float">
            <text:p>3635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46000" calcext:value-type="currency">
            <text:p>46 000,00 Kč</text:p>
          </table:table-cell>
          <table:table-cell office:value-type="currency" office:currency="CZK" office:value="71000" calcext:value-type="currency">
            <text:p>71 000,00 Kč</text:p>
          </table:table-cell>
          <table:table-cell office:value-type="currency" office:currency="CZK" office:value="70814.04" calcext:value-type="currency">
            <text:p>70 814,04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5" calcext:value-type="float">
            <text:p>3635</text:p>
          </table:table-cell>
          <table:table-cell office:value-type="float" office:value="5229" calcext:value-type="float">
            <text:p>5229</text:p>
          </table:table-cell>
          <table:table-cell table:number-columns-repeated="3" office:value-type="currency" office:currency="CZK" office:value="5000" calcext:value-type="currency">
            <text:p>5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5" calcext:value-type="float">
            <text:p>3635</text:p>
          </table:table-cell>
          <table:table-cell office:value-type="float" office:value="5363" calcext:value-type="float">
            <text:p>5363</text:p>
          </table:table-cell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42700" calcext:value-type="currency">
            <text:p>42 700,00 Kč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5" calcext:value-type="float">
            <text:p>3635</text:p>
          </table:table-cell>
          <table:table-cell office:value-type="float" office:value="6111" calcext:value-type="float">
            <text:p>6111</text:p>
          </table:table-cell>
          <table:table-cell office:value-type="currency" office:currency="CZK" office:value="2000000" calcext:value-type="currency">
            <text:p>2 000 000,00 Kč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5" calcext:value-type="float">
            <text:p>3635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7000000" calcext:value-type="currency">
            <text:p>7 000 000,00 Kč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6" calcext:value-type="float">
            <text:p>3636</text:p>
          </table:table-cell>
          <table:table-cell office:value-type="float" office:value="6909" calcext:value-type="float">
            <text:p>6909</text:p>
          </table:table-cell>
          <table:table-cell/>
          <table:table-cell office:value-type="currency" office:currency="CZK" office:value="3150000" calcext:value-type="currency">
            <text:p>3 150 000,00 Kč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9" calcext:value-type="float">
            <text:p>3639</text:p>
          </table:table-cell>
          <table:table-cell office:value-type="float" office:value="5137" calcext:value-type="float">
            <text:p>5137</text:p>
          </table:table-cell>
          <table:table-cell/>
          <table:table-cell office:value-type="currency" office:currency="CZK" office:value="63700" calcext:value-type="currency">
            <text:p>63 700,00 Kč</text:p>
          </table:table-cell>
          <table:table-cell office:value-type="currency" office:currency="CZK" office:value="63639.95" calcext:value-type="currency">
            <text:p>63 639,95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9" calcext:value-type="float">
            <text:p>3639</text:p>
          </table:table-cell>
          <table:table-cell office:value-type="float" office:value="5154" calcext:value-type="float">
            <text:p>5154</text:p>
          </table:table-cell>
          <table:table-cell/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4246.81" calcext:value-type="currency">
            <text:p>4 246,81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9" calcext:value-type="float">
            <text:p>3639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CZK" office:value="2500000" calcext:value-type="currency">
            <text:p>2 500 000,00 Kč</text:p>
          </table:table-cell>
          <table:table-cell office:value-type="currency" office:currency="CZK" office:value="1851600" calcext:value-type="currency">
            <text:p>1 851 600,00 Kč</text:p>
          </table:table-cell>
          <table:table-cell office:value-type="currency" office:currency="CZK" office:value="1253853" calcext:value-type="currency">
            <text:p>1 253 853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9" calcext:value-type="float">
            <text:p>3639</text:p>
          </table:table-cell>
          <table:table-cell office:value-type="float" office:value="5164" calcext:value-type="float">
            <text:p>5164</text:p>
          </table:table-cell>
          <table:table-cell table:number-columns-repeated="2" office:value-type="currency" office:currency="CZK" office:value="171000" calcext:value-type="currency">
            <text:p>171 000,00 Kč</text:p>
          </table:table-cell>
          <table:table-cell office:value-type="currency" office:currency="CZK" office:value="170950" calcext:value-type="currency">
            <text:p>170 95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9" calcext:value-type="float">
            <text:p>3639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9649000" calcext:value-type="currency">
            <text:p>9 649 000,00 Kč</text:p>
          </table:table-cell>
          <table:table-cell office:value-type="currency" office:currency="CZK" office:value="12366000" calcext:value-type="currency">
            <text:p>12 366 000,00 Kč</text:p>
          </table:table-cell>
          <table:table-cell office:value-type="currency" office:currency="CZK" office:value="12355997" calcext:value-type="currency">
            <text:p>12 355 997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9" calcext:value-type="float">
            <text:p>363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200000" calcext:value-type="currency">
            <text:p>1 200 000,00 Kč</text:p>
          </table:table-cell>
          <table:table-cell office:value-type="currency" office:currency="CZK" office:value="1813000" calcext:value-type="currency">
            <text:p>1 813 000,00 Kč</text:p>
          </table:table-cell>
          <table:table-cell office:value-type="currency" office:currency="CZK" office:value="1812850" calcext:value-type="currency">
            <text:p>1 812 85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9" calcext:value-type="float">
            <text:p>3639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7004000" calcext:value-type="currency">
            <text:p>7 004 000,00 Kč</text:p>
          </table:table-cell>
          <table:table-cell office:value-type="currency" office:currency="CZK" office:value="5993708.19" calcext:value-type="currency">
            <text:p>5 993 708,19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9" calcext:value-type="float">
            <text:p>3639</text:p>
          </table:table-cell>
          <table:table-cell office:value-type="float" office:value="5192" calcext:value-type="float">
            <text:p>5192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804100" calcext:value-type="currency">
            <text:p>804 100,00 Kč</text:p>
          </table:table-cell>
          <table:table-cell office:value-type="currency" office:currency="CZK" office:value="767175" calcext:value-type="currency">
            <text:p>767 175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9" calcext:value-type="float">
            <text:p>3639</text:p>
          </table:table-cell>
          <table:table-cell office:value-type="float" office:value="5363" calcext:value-type="float">
            <text:p>5363</text:p>
          </table:table-cell>
          <table:table-cell table:number-columns-repeated="3" office:value-type="currency" office:currency="CZK" office:value="50000" calcext:value-type="currency">
            <text:p>50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9" calcext:value-type="float">
            <text:p>3639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9150000" calcext:value-type="currency">
            <text:p>9 150 000,00 Kč</text:p>
          </table:table-cell>
          <table:table-cell office:value-type="currency" office:currency="CZK" office:value="13465000" calcext:value-type="currency">
            <text:p>13 465 000,00 Kč</text:p>
          </table:table-cell>
          <table:table-cell office:value-type="currency" office:currency="CZK" office:value="2853493" calcext:value-type="currency">
            <text:p>2 853 493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9" calcext:value-type="float">
            <text:p>3639</text:p>
          </table:table-cell>
          <table:table-cell office:value-type="float" office:value="6122" calcext:value-type="float">
            <text:p>6122</text:p>
          </table:table-cell>
          <table:table-cell/>
          <table:table-cell office:value-type="currency" office:currency="CZK" office:value="7000000" calcext:value-type="currency">
            <text:p>7 000 000,00 Kč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9" calcext:value-type="float">
            <text:p>3639</text:p>
          </table:table-cell>
          <table:table-cell office:value-type="float" office:value="6129" calcext:value-type="float">
            <text:p>6129</text:p>
          </table:table-cell>
          <table:table-cell/>
          <table:table-cell office:value-type="currency" office:currency="CZK" office:value="1190000" calcext:value-type="currency">
            <text:p>1 190 000,00 Kč</text:p>
          </table:table-cell>
          <table:table-cell office:value-type="currency" office:currency="CZK" office:value="1183235" calcext:value-type="currency">
            <text:p>1 183 235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9" calcext:value-type="float">
            <text:p>3639</text:p>
          </table:table-cell>
          <table:table-cell office:value-type="float" office:value="6130" calcext:value-type="float">
            <text:p>6130</text:p>
          </table:table-cell>
          <table:table-cell office:value-type="currency" office:currency="CZK" office:value="8198000" calcext:value-type="currency">
            <text:p>8 198 000,00 Kč</text:p>
          </table:table-cell>
          <table:table-cell office:value-type="currency" office:currency="CZK" office:value="6998000" calcext:value-type="currency">
            <text:p>6 998 000,00 Kč</text:p>
          </table:table-cell>
          <table:table-cell office:value-type="currency" office:currency="CZK" office:value="1886000" calcext:value-type="currency">
            <text:p>1 886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9" calcext:value-type="float">
            <text:p>3639</text:p>
          </table:table-cell>
          <table:table-cell office:value-type="float" office:value="6413" calcext:value-type="float">
            <text:p>6413</text:p>
          </table:table-cell>
          <table:table-cell table:number-columns-repeated="2" office:value-type="currency" office:currency="CZK" office:value="581975000" calcext:value-type="currency">
            <text:p>581 975 000,00 Kč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99" calcext:value-type="float">
            <text:p>3699</text:p>
          </table:table-cell>
          <table:table-cell office:value-type="float" office:value="5166" calcext:value-type="float">
            <text:p>5166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22" calcext:value-type="float">
            <text:p>3722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3500000" calcext:value-type="currency">
            <text:p>3 500 000,00 Kč</text:p>
          </table:table-cell>
          <table:table-cell office:value-type="currency" office:currency="CZK" office:value="2990320" calcext:value-type="currency">
            <text:p>2 990 32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23" calcext:value-type="float">
            <text:p>3723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5800000" calcext:value-type="currency">
            <text:p>5 800 000,00 Kč</text:p>
          </table:table-cell>
          <table:table-cell office:value-type="currency" office:currency="CZK" office:value="6410000" calcext:value-type="currency">
            <text:p>6 410 000,00 Kč</text:p>
          </table:table-cell>
          <table:table-cell office:value-type="currency" office:currency="CZK" office:value="5696406.36" calcext:value-type="currency">
            <text:p>5 696 406,36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29" calcext:value-type="float">
            <text:p>372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110000" calcext:value-type="currency">
            <text:p>110 000,00 Kč</text:p>
          </table:table-cell>
          <table:table-cell office:value-type="currency" office:currency="CZK" office:value="15755" calcext:value-type="currency">
            <text:p>15 755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5" calcext:value-type="float">
            <text:p>3745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906000" calcext:value-type="currency">
            <text:p>906 000,00 Kč</text:p>
          </table:table-cell>
          <table:table-cell office:value-type="currency" office:currency="CZK" office:value="779865.84" calcext:value-type="currency">
            <text:p>779 865,84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5" calcext:value-type="float">
            <text:p>3745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298000" calcext:value-type="currency">
            <text:p>298 000,00 Kč</text:p>
          </table:table-cell>
          <table:table-cell office:value-type="currency" office:currency="CZK" office:value="294900.13" calcext:value-type="currency">
            <text:p>294 900,13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5" calcext:value-type="float">
            <text:p>3745</text:p>
          </table:table-cell>
          <table:table-cell office:value-type="float" office:value="5151" calcext:value-type="float">
            <text:p>5151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297800" calcext:value-type="currency">
            <text:p>297 800,00 Kč</text:p>
          </table:table-cell>
          <table:table-cell office:value-type="currency" office:currency="CZK" office:value="257188" calcext:value-type="currency">
            <text:p>257 188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5" calcext:value-type="float">
            <text:p>3745</text:p>
          </table:table-cell>
          <table:table-cell office:value-type="float" office:value="5154" calcext:value-type="float">
            <text:p>5154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125000" calcext:value-type="currency">
            <text:p>125 000,00 Kč</text:p>
          </table:table-cell>
          <table:table-cell office:value-type="currency" office:currency="CZK" office:value="96979.21" calcext:value-type="currency">
            <text:p>96 979,21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5" calcext:value-type="float">
            <text:p>3745</text:p>
          </table:table-cell>
          <table:table-cell office:value-type="float" office:value="5164" calcext:value-type="float">
            <text:p>5164</text:p>
          </table:table-cell>
          <table:table-cell/>
          <table:table-cell office:value-type="currency" office:currency="CZK" office:value="30900" calcext:value-type="currency">
            <text:p>30 900,00 Kč</text:p>
          </table:table-cell>
          <table:table-cell office:value-type="currency" office:currency="CZK" office:value="30890" calcext:value-type="currency">
            <text:p>30 89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5" calcext:value-type="float">
            <text:p>3745</text:p>
          </table:table-cell>
          <table:table-cell office:value-type="float" office:value="5166" calcext:value-type="float">
            <text:p>5166</text:p>
          </table:table-cell>
          <table:table-cell/>
          <table:table-cell office:value-type="currency" office:currency="CZK" office:value="115000" calcext:value-type="currency">
            <text:p>115 000,00 Kč</text:p>
          </table:table-cell>
          <table:table-cell office:value-type="currency" office:currency="CZK" office:value="114950" calcext:value-type="currency">
            <text:p>114 95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5" calcext:value-type="float">
            <text:p>3745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34800000" calcext:value-type="currency">
            <text:p>34 800 000,00 Kč</text:p>
          </table:table-cell>
          <table:table-cell office:value-type="currency" office:currency="CZK" office:value="36045300" calcext:value-type="currency">
            <text:p>36 045 300,00 Kč</text:p>
          </table:table-cell>
          <table:table-cell office:value-type="currency" office:currency="CZK" office:value="34931451.45" calcext:value-type="currency">
            <text:p>34 931 451,45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5" calcext:value-type="float">
            <text:p>3745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3200000" calcext:value-type="currency">
            <text:p>3 200 000,00 Kč</text:p>
          </table:table-cell>
          <table:table-cell office:value-type="currency" office:currency="CZK" office:value="2553000" calcext:value-type="currency">
            <text:p>2 553 000,00 Kč</text:p>
          </table:table-cell>
          <table:table-cell office:value-type="currency" office:currency="CZK" office:value="1996236.69" calcext:value-type="currency">
            <text:p>1 996 236,69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5" calcext:value-type="float">
            <text:p>3745</text:p>
          </table:table-cell>
          <table:table-cell office:value-type="float" office:value="5175" calcext:value-type="float">
            <text:p>5175</text:p>
          </table:table-cell>
          <table:table-cell/>
          <table:table-cell office:value-type="currency" office:currency="CZK" office:value="15000" calcext:value-type="currency">
            <text:p>15 000,00 Kč</text:p>
          </table:table-cell>
          <table:table-cell office:value-type="currency" office:currency="CZK" office:value="14960" calcext:value-type="currency">
            <text:p>14 96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5" calcext:value-type="float">
            <text:p>3745</text:p>
          </table:table-cell>
          <table:table-cell office:value-type="float" office:value="5222" calcext:value-type="float">
            <text:p>5222</text:p>
          </table:table-cell>
          <table:table-cell office:value-type="currency" office:currency="CZK" office:value="500000" calcext:value-type="currency">
            <text:p>500 000,00 Kč</text:p>
          </table:table-cell>
          <table:table-cell office:value-type="currency" office:currency="CZK" office:value="401100" calcext:value-type="currency">
            <text:p>401 100,00 Kč</text:p>
          </table:table-cell>
          <table:table-cell office:value-type="currency" office:currency="CZK" office:value="380321" calcext:value-type="currency">
            <text:p>380 321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5" calcext:value-type="float">
            <text:p>3745</text:p>
          </table:table-cell>
          <table:table-cell office:value-type="float" office:value="5225" calcext:value-type="float">
            <text:p>5225</text:p>
          </table:table-cell>
          <table:table-cell/>
          <table:table-cell table:number-columns-repeated="2" office:value-type="currency" office:currency="CZK" office:value="50000" calcext:value-type="currency">
            <text:p>50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5" calcext:value-type="float">
            <text:p>3745</text:p>
          </table:table-cell>
          <table:table-cell office:value-type="float" office:value="5333" calcext:value-type="float">
            <text:p>5333</text:p>
          </table:table-cell>
          <table:table-cell/>
          <table:table-cell office:value-type="currency" office:currency="CZK" office:value="48900" calcext:value-type="currency">
            <text:p>48 900,00 Kč</text:p>
          </table:table-cell>
          <table:table-cell office:value-type="currency" office:currency="CZK" office:value="48895" calcext:value-type="currency">
            <text:p>48 895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5" calcext:value-type="float">
            <text:p>3745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111603000" calcext:value-type="currency">
            <text:p>111 603 000,00 Kč</text:p>
          </table:table-cell>
          <table:table-cell office:value-type="currency" office:currency="CZK" office:value="98145400" calcext:value-type="currency">
            <text:p>98 145 400,00 Kč</text:p>
          </table:table-cell>
          <table:table-cell office:value-type="currency" office:currency="CZK" office:value="12291538.98" calcext:value-type="currency">
            <text:p>12 291 538,98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5" calcext:value-type="float">
            <text:p>3745</text:p>
          </table:table-cell>
          <table:table-cell office:value-type="float" office:value="6122" calcext:value-type="float">
            <text:p>6122</text:p>
          </table:table-cell>
          <table:table-cell office:value-type="currency" office:currency="CZK" office:value="229000" calcext:value-type="currency">
            <text:p>229 000,00 Kč</text:p>
          </table:table-cell>
          <table:table-cell office:value-type="currency" office:currency="CZK" office:value="829000" calcext:value-type="currency">
            <text:p>829 000,00 Kč</text:p>
          </table:table-cell>
          <table:table-cell office:value-type="currency" office:currency="CZK" office:value="486039.1" calcext:value-type="currency">
            <text:p>486 039,1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9" calcext:value-type="float">
            <text:p>374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407000" calcext:value-type="currency">
            <text:p>407 000,00 Kč</text:p>
          </table:table-cell>
          <table:table-cell office:value-type="currency" office:currency="CZK" office:value="329965.01" calcext:value-type="currency">
            <text:p>329 965,01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9" calcext:value-type="float">
            <text:p>3749</text:p>
          </table:table-cell>
          <table:table-cell office:value-type="float" office:value="5192" calcext:value-type="float">
            <text:p>5192</text:p>
          </table:table-cell>
          <table:table-cell/>
          <table:table-cell office:value-type="currency" office:currency="CZK" office:value="123000" calcext:value-type="currency">
            <text:p>123 000,00 Kč</text:p>
          </table:table-cell>
          <table:table-cell office:value-type="currency" office:currency="CZK" office:value="122588" calcext:value-type="currency">
            <text:p>122 588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29" calcext:value-type="float">
            <text:p>4329</text:p>
          </table:table-cell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98500" calcext:value-type="currency">
            <text:p>98 500,00 Kč</text:p>
          </table:table-cell>
          <table:table-cell office:value-type="currency" office:currency="CZK" office:value="80535.28" calcext:value-type="currency">
            <text:p>80 535,28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29" calcext:value-type="float">
            <text:p>4329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currency" office:currency="CZK" office:value="50000" calcext:value-type="currency">
            <text:p>50 000,00 Kč</text:p>
          </table:table-cell>
          <table:table-cell office:value-type="currency" office:currency="CZK" office:value="42059" calcext:value-type="currency">
            <text:p>42 059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39" calcext:value-type="float">
            <text:p>4339</text:p>
          </table:table-cell>
          <table:table-cell office:value-type="float" office:value="5136" calcext:value-type="float">
            <text:p>5136</text:p>
          </table:table-cell>
          <table:table-cell/>
          <table:table-cell office:value-type="currency" office:currency="CZK" office:value="5000" calcext:value-type="currency">
            <text:p>5 000,00 Kč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39" calcext:value-type="float">
            <text:p>4339</text:p>
          </table:table-cell>
          <table:table-cell office:value-type="float" office:value="5166" calcext:value-type="float">
            <text:p>5166</text:p>
          </table:table-cell>
          <table:table-cell/>
          <table:table-cell office:value-type="currency" office:currency="CZK" office:value="30000" calcext:value-type="currency">
            <text:p>30 000,00 Kč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39" calcext:value-type="float">
            <text:p>4339</text:p>
          </table:table-cell>
          <table:table-cell office:value-type="float" office:value="5167" calcext:value-type="float">
            <text:p>5167</text:p>
          </table:table-cell>
          <table:table-cell/>
          <table:table-cell office:value-type="currency" office:currency="CZK" office:value="282000" calcext:value-type="currency">
            <text:p>282 000,00 Kč</text:p>
          </table:table-cell>
          <table:table-cell office:value-type="currency" office:currency="CZK" office:value="9360" calcext:value-type="currency">
            <text:p>9 36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39" calcext:value-type="float">
            <text:p>4339</text:p>
          </table:table-cell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745000" calcext:value-type="currency">
            <text:p>745 000,00 Kč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39" calcext:value-type="float">
            <text:p>4339</text:p>
          </table:table-cell>
          <table:table-cell office:value-type="float" office:value="5499" calcext:value-type="float">
            <text:p>5499</text:p>
          </table:table-cell>
          <table:table-cell/>
          <table:table-cell office:value-type="currency" office:currency="CZK" office:value="760200" calcext:value-type="currency">
            <text:p>760 200,00 Kč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44" calcext:value-type="float">
            <text:p>4344</text:p>
          </table:table-cell>
          <table:table-cell office:value-type="float" office:value="6909" calcext:value-type="float">
            <text:p>6909</text:p>
          </table:table-cell>
          <table:table-cell/>
          <table:table-cell office:value-type="currency" office:currency="CZK" office:value="5649000" calcext:value-type="currency">
            <text:p>5 649 000,00 Kč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49" calcext:value-type="float">
            <text:p>4349</text:p>
          </table:table-cell>
          <table:table-cell office:value-type="float" office:value="5139" calcext:value-type="float">
            <text:p>5139</text:p>
          </table:table-cell>
          <table:table-cell/>
          <table:table-cell office:value-type="currency" office:currency="CZK" office:value="40000" calcext:value-type="currency">
            <text:p>40 000,00 Kč</text:p>
          </table:table-cell>
          <table:table-cell office:value-type="currency" office:currency="CZK" office:value="21218.5" calcext:value-type="currency">
            <text:p>21 218,5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49" calcext:value-type="float">
            <text:p>4349</text:p>
          </table:table-cell>
          <table:table-cell office:value-type="float" office:value="5164" calcext:value-type="float">
            <text:p>5164</text:p>
          </table:table-cell>
          <table:table-cell/>
          <table:table-cell office:value-type="currency" office:currency="CZK" office:value="13000" calcext:value-type="currency">
            <text:p>13 000,00 Kč</text:p>
          </table:table-cell>
          <table:table-cell office:value-type="currency" office:currency="CZK" office:value="12947" calcext:value-type="currency">
            <text:p>12 947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49" calcext:value-type="float">
            <text:p>4349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120000" calcext:value-type="currency">
            <text:p>120 000,00 Kč</text:p>
          </table:table-cell>
          <table:table-cell office:value-type="currency" office:currency="CZK" office:value="180000" calcext:value-type="currency">
            <text:p>180 000,00 Kč</text:p>
          </table:table-cell>
          <table:table-cell office:value-type="currency" office:currency="CZK" office:value="161554" calcext:value-type="currency">
            <text:p>161 554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49" calcext:value-type="float">
            <text:p>4349</text:p>
          </table:table-cell>
          <table:table-cell office:value-type="float" office:value="5167" calcext:value-type="float">
            <text:p>5167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5000" calcext:value-type="currency">
            <text:p>5 000,00 Kč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49" calcext:value-type="float">
            <text:p>4349</text:p>
          </table:table-cell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477000" calcext:value-type="currency">
            <text:p>477 000,00 Kč</text:p>
          </table:table-cell>
          <table:table-cell office:value-type="currency" office:currency="CZK" office:value="466781.5" calcext:value-type="currency">
            <text:p>466 781,5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49" calcext:value-type="float">
            <text:p>4349</text:p>
          </table:table-cell>
          <table:table-cell office:value-type="float" office:value="5175" calcext:value-type="float">
            <text:p>5175</text:p>
          </table:table-cell>
          <table:table-cell/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7054" calcext:value-type="currency">
            <text:p>7 054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11800000" calcext:value-type="currency">
            <text:p>11 800 000,00 Kč</text:p>
          </table:table-cell>
          <table:table-cell office:value-type="currency" office:currency="CZK" office:value="9153800" calcext:value-type="currency">
            <text:p>9 153 800,00 Kč</text:p>
          </table:table-cell>
          <table:table-cell office:value-type="currency" office:currency="CZK" office:value="7838360.1" calcext:value-type="currency">
            <text:p>7 838 360,1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office:value-type="float" office:value="5139" calcext:value-type="float">
            <text:p>5139</text:p>
          </table:table-cell>
          <table:table-cell/>
          <table:table-cell office:value-type="currency" office:currency="CZK" office:value="1835400" calcext:value-type="currency">
            <text:p>1 835 400,00 Kč</text:p>
          </table:table-cell>
          <table:table-cell office:value-type="currency" office:currency="CZK" office:value="1826058.21" calcext:value-type="currency">
            <text:p>1 826 058,21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office:value-type="float" office:value="5152" calcext:value-type="float">
            <text:p>5152</text:p>
          </table:table-cell>
          <table:table-cell/>
          <table:table-cell office:value-type="currency" office:currency="CZK" office:value="200000" calcext:value-type="currency">
            <text:p>200 000,00 Kč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office:value-type="float" office:value="5153" calcext:value-type="float">
            <text:p>5153</text:p>
          </table:table-cell>
          <table:table-cell/>
          <table:table-cell office:value-type="currency" office:currency="CZK" office:value="250000" calcext:value-type="currency">
            <text:p>250 000,00 Kč</text:p>
          </table:table-cell>
          <table:table-cell office:value-type="currency" office:currency="CZK" office:value="183035" calcext:value-type="currency">
            <text:p>183 035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office:value-type="float" office:value="5154" calcext:value-type="float">
            <text:p>5154</text:p>
          </table:table-cell>
          <table:table-cell/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133591" calcext:value-type="currency">
            <text:p>133 591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220000" calcext:value-type="currency">
            <text:p>220 000,00 Kč</text:p>
          </table:table-cell>
          <table:table-cell office:value-type="currency" office:currency="CZK" office:value="235000" calcext:value-type="currency">
            <text:p>235 000,00 Kč</text:p>
          </table:table-cell>
          <table:table-cell office:value-type="currency" office:currency="CZK" office:value="10600" calcext:value-type="currency">
            <text:p>10 6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office:value-type="float" office:value="5167" calcext:value-type="float">
            <text:p>5167</text:p>
          </table:table-cell>
          <table:table-cell/>
          <table:table-cell office:value-type="currency" office:currency="CZK" office:value="20000" calcext:value-type="currency">
            <text:p>20 000,00 Kč</text:p>
          </table:table-cell>
          <table:table-cell office:value-type="currency" office:currency="CZK" office:value="13697.2" calcext:value-type="currency">
            <text:p>13 697,2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1190000" calcext:value-type="currency">
            <text:p>1 190 000,00 Kč</text:p>
          </table:table-cell>
          <table:table-cell office:value-type="currency" office:currency="CZK" office:value="1072904.05" calcext:value-type="currency">
            <text:p>1 072 904,05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office:value-type="float" office:value="5171" calcext:value-type="float">
            <text:p>5171</text:p>
          </table:table-cell>
          <table:table-cell/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34833.15" calcext:value-type="currency">
            <text:p>34 833,15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office:value-type="float" office:value="5175" calcext:value-type="float">
            <text:p>5175</text:p>
          </table:table-cell>
          <table:table-cell/>
          <table:table-cell office:value-type="currency" office:currency="CZK" office:value="5000" calcext:value-type="currency">
            <text:p>5 000,00 Kč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office:value-type="float" office:value="5221" calcext:value-type="float">
            <text:p>5221</text:p>
          </table:table-cell>
          <table:table-cell/>
          <table:table-cell table:number-columns-repeated="2" office:value-type="currency" office:currency="CZK" office:value="1130500" calcext:value-type="currency">
            <text:p>1 130 5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office:value-type="float" office:value="5222" calcext:value-type="float">
            <text:p>5222</text:p>
          </table:table-cell>
          <table:table-cell office:value-type="currency" office:currency="CZK" office:value="400000" calcext:value-type="currency">
            <text:p>400 000,00 Kč</text:p>
          </table:table-cell>
          <table:table-cell table:number-columns-repeated="2" office:value-type="currency" office:currency="CZK" office:value="452000" calcext:value-type="currency">
            <text:p>452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office:value-type="float" office:value="5223" calcext:value-type="float">
            <text:p>5223</text:p>
          </table:table-cell>
          <table:table-cell/>
          <table:table-cell table:number-columns-repeated="2" office:value-type="currency" office:currency="CZK" office:value="417500" calcext:value-type="currency">
            <text:p>417 5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55705000" calcext:value-type="currency">
            <text:p>55 705 000,00 Kč</text:p>
          </table:table-cell>
          <table:table-cell office:value-type="currency" office:currency="CZK" office:value="55552000" calcext:value-type="currency">
            <text:p>55 552 000,00 Kč</text:p>
          </table:table-cell>
          <table:table-cell office:value-type="currency" office:currency="CZK" office:value="50441000" calcext:value-type="currency">
            <text:p>50 441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office:value-type="float" office:value="5336" calcext:value-type="float">
            <text:p>5336</text:p>
          </table:table-cell>
          <table:table-cell/>
          <table:table-cell table:number-columns-repeated="2" office:value-type="currency" office:currency="CZK" office:value="5489000" calcext:value-type="currency">
            <text:p>5 489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51643000" calcext:value-type="currency">
            <text:p>51 643 000,00 Kč</text:p>
          </table:table-cell>
          <table:table-cell office:value-type="currency" office:currency="CZK" office:value="25951600" calcext:value-type="currency">
            <text:p>25 951 600,00 Kč</text:p>
          </table:table-cell>
          <table:table-cell office:value-type="currency" office:currency="CZK" office:value="25290775.49" calcext:value-type="currency">
            <text:p>25 290 775,49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office:value-type="float" office:value="6122" calcext:value-type="float">
            <text:p>6122</text:p>
          </table:table-cell>
          <table:table-cell/>
          <table:table-cell office:value-type="currency" office:currency="CZK" office:value="2075200" calcext:value-type="currency">
            <text:p>2 075 200,00 Kč</text:p>
          </table:table-cell>
          <table:table-cell office:value-type="currency" office:currency="CZK" office:value="2047256.19" calcext:value-type="currency">
            <text:p>2 047 256,19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9" calcext:value-type="float">
            <text:p>4359</text:p>
          </table:table-cell>
          <table:table-cell office:value-type="float" office:value="5171" calcext:value-type="float">
            <text:p>5171</text:p>
          </table:table-cell>
          <table:table-cell/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80460.52" calcext:value-type="currency">
            <text:p>80 460,52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74" calcext:value-type="float">
            <text:p>4374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190000" calcext:value-type="currency">
            <text:p>190 000,00 Kč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74" calcext:value-type="float">
            <text:p>4374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60000" calcext:value-type="currency">
            <text:p>60 000,00 Kč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74" calcext:value-type="float">
            <text:p>4374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17000000" calcext:value-type="currency">
            <text:p>17 000 000,00 Kč</text:p>
          </table:table-cell>
          <table:table-cell table:number-columns-repeated="2" office:value-type="currency" office:currency="CZK" office:value="500000" calcext:value-type="currency">
            <text:p>500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78" calcext:value-type="float">
            <text:p>4378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480000" calcext:value-type="currency">
            <text:p>480 000,00 Kč</text:p>
          </table:table-cell>
          <table:table-cell office:value-type="currency" office:currency="CZK" office:value="476220" calcext:value-type="currency">
            <text:p>476 22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212" calcext:value-type="float">
            <text:p>5212</text:p>
          </table:table-cell>
          <table:table-cell office:value-type="float" office:value="5139" calcext:value-type="float">
            <text:p>5139</text:p>
          </table:table-cell>
          <table:table-cell table:number-columns-repeated="2" office:value-type="currency" office:currency="CZK" office:value="90000" calcext:value-type="currency">
            <text:p>90 000,00 Kč</text:p>
          </table:table-cell>
          <table:table-cell office:value-type="currency" office:currency="CZK" office:value="9231" calcext:value-type="currency">
            <text:p>9 231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212" calcext:value-type="float">
            <text:p>5212</text:p>
          </table:table-cell>
          <table:table-cell office:value-type="float" office:value="5164" calcext:value-type="float">
            <text:p>5164</text:p>
          </table:table-cell>
          <table:table-cell table:number-columns-repeated="2" office:value-type="currency" office:currency="CZK" office:value="5000" calcext:value-type="currency">
            <text:p>5 000,00 Kč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212" calcext:value-type="float">
            <text:p>5212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250000" calcext:value-type="currency">
            <text:p>250 000,00 Kč</text:p>
          </table:table-cell>
          <table:table-cell office:value-type="currency" office:currency="CZK" office:value="267000" calcext:value-type="currency">
            <text:p>267 000,00 Kč</text:p>
          </table:table-cell>
          <table:table-cell office:value-type="currency" office:currency="CZK" office:value="266800" calcext:value-type="currency">
            <text:p>266 8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212" calcext:value-type="float">
            <text:p>5212</text:p>
          </table:table-cell>
          <table:table-cell office:value-type="float" office:value="5171" calcext:value-type="float">
            <text:p>5171</text:p>
          </table:table-cell>
          <table:table-cell table:number-columns-repeated="2" office:value-type="currency" office:currency="CZK" office:value="45000" calcext:value-type="currency">
            <text:p>45 000,00 Kč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11" calcext:value-type="float">
            <text:p>5311</text:p>
          </table:table-cell>
          <table:table-cell office:value-type="float" office:value="5139" calcext:value-type="float">
            <text:p>5139</text:p>
          </table:table-cell>
          <table:table-cell/>
          <table:table-cell office:value-type="currency" office:currency="CZK" office:value="18000" calcext:value-type="currency">
            <text:p>18 000,00 Kč</text:p>
          </table:table-cell>
          <table:table-cell office:value-type="currency" office:currency="CZK" office:value="16910" calcext:value-type="currency">
            <text:p>16 91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11" calcext:value-type="float">
            <text:p>5311</text:p>
          </table:table-cell>
          <table:table-cell office:value-type="float" office:value="5154" calcext:value-type="float">
            <text:p>5154</text:p>
          </table:table-cell>
          <table:table-cell office:value-type="currency" office:currency="CZK" office:value="350000" calcext:value-type="currency">
            <text:p>350 000,00 Kč</text:p>
          </table:table-cell>
          <table:table-cell office:value-type="currency" office:currency="CZK" office:value="226000" calcext:value-type="currency">
            <text:p>226 000,00 Kč</text:p>
          </table:table-cell>
          <table:table-cell office:value-type="currency" office:currency="CZK" office:value="228711" calcext:value-type="currency">
            <text:p>228 711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11" calcext:value-type="float">
            <text:p>5311</text:p>
          </table:table-cell>
          <table:table-cell office:value-type="float" office:value="5162" calcext:value-type="float">
            <text:p>5162</text:p>
          </table:table-cell>
          <table:table-cell office:value-type="currency" office:currency="CZK" office:value="150000" calcext:value-type="currency">
            <text:p>150 000,00 Kč</text:p>
          </table:table-cell>
          <table:table-cell office:value-type="currency" office:currency="CZK" office:value="4140000" calcext:value-type="currency">
            <text:p>4 140 000,00 Kč</text:p>
          </table:table-cell>
          <table:table-cell office:value-type="currency" office:currency="CZK" office:value="4019483.11" calcext:value-type="currency">
            <text:p>4 019 483,11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11" calcext:value-type="float">
            <text:p>5311</text:p>
          </table:table-cell>
          <table:table-cell office:value-type="float" office:value="5166" calcext:value-type="float">
            <text:p>5166</text:p>
          </table:table-cell>
          <table:table-cell/>
          <table:table-cell office:value-type="currency" office:currency="CZK" office:value="692000" calcext:value-type="currency">
            <text:p>692 000,00 Kč</text:p>
          </table:table-cell>
          <table:table-cell office:value-type="currency" office:currency="CZK" office:value="691212.5" calcext:value-type="currency">
            <text:p>691 212,5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11" calcext:value-type="float">
            <text:p>5311</text:p>
          </table:table-cell>
          <table:table-cell office:value-type="float" office:value="5168" calcext:value-type="float">
            <text:p>5168</text:p>
          </table:table-cell>
          <table:table-cell office:value-type="currency" office:currency="CZK" office:value="6600000" calcext:value-type="currency">
            <text:p>6 600 000,00 Kč</text:p>
          </table:table-cell>
          <table:table-cell office:value-type="currency" office:currency="CZK" office:value="1769000" calcext:value-type="currency">
            <text:p>1 769 000,00 Kč</text:p>
          </table:table-cell>
          <table:table-cell office:value-type="currency" office:currency="CZK" office:value="1767184.95" calcext:value-type="currency">
            <text:p>1 767 184,95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11" calcext:value-type="float">
            <text:p>5311</text:p>
          </table:table-cell>
          <table:table-cell office:value-type="float" office:value="5171" calcext:value-type="float">
            <text:p>5171</text:p>
          </table:table-cell>
          <table:table-cell/>
          <table:table-cell office:value-type="currency" office:currency="CZK" office:value="1813000" calcext:value-type="currency">
            <text:p>1 813 000,00 Kč</text:p>
          </table:table-cell>
          <table:table-cell office:value-type="currency" office:currency="CZK" office:value="1810196.19" calcext:value-type="currency">
            <text:p>1 810 196,19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11" calcext:value-type="float">
            <text:p>5311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currency" office:currency="CZK" office:value="250000" calcext:value-type="currency">
            <text:p>250 000,00 Kč</text:p>
          </table:table-cell>
          <table:table-cell office:value-type="currency" office:currency="CZK" office:value="249969.9" calcext:value-type="currency">
            <text:p>249 969,9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11" calcext:value-type="float">
            <text:p>5311</text:p>
          </table:table-cell>
          <table:table-cell office:value-type="float" office:value="5492" calcext:value-type="float">
            <text:p>5492</text:p>
          </table:table-cell>
          <table:table-cell/>
          <table:table-cell table:number-columns-repeated="2" office:value-type="currency" office:currency="CZK" office:value="40000" calcext:value-type="currency">
            <text:p>40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11" calcext:value-type="float">
            <text:p>5311</text:p>
          </table:table-cell>
          <table:table-cell office:value-type="float" office:value="6122" calcext:value-type="float">
            <text:p>6122</text:p>
          </table:table-cell>
          <table:table-cell office:value-type="currency" office:currency="CZK" office:value="4000000" calcext:value-type="currency">
            <text:p>4 000 000,00 Kč</text:p>
          </table:table-cell>
          <table:table-cell office:value-type="currency" office:currency="CZK" office:value="3128000" calcext:value-type="currency">
            <text:p>3 128 000,00 Kč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12" calcext:value-type="float">
            <text:p>6112</text:p>
          </table:table-cell>
          <table:table-cell office:value-type="float" office:value="5019" calcext:value-type="float">
            <text:p>5019</text:p>
          </table:table-cell>
          <table:table-cell/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1920" calcext:value-type="currency">
            <text:p>1 92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12" calcext:value-type="float">
            <text:p>6112</text:p>
          </table:table-cell>
          <table:table-cell office:value-type="float" office:value="5023" calcext:value-type="float">
            <text:p>5023</text:p>
          </table:table-cell>
          <table:table-cell office:value-type="currency" office:currency="CZK" office:value="11075000" calcext:value-type="currency">
            <text:p>11 075 000,00 Kč</text:p>
          </table:table-cell>
          <table:table-cell office:value-type="currency" office:currency="CZK" office:value="11061600" calcext:value-type="currency">
            <text:p>11 061 600,00 Kč</text:p>
          </table:table-cell>
          <table:table-cell office:value-type="currency" office:currency="CZK" office:value="10099003" calcext:value-type="currency">
            <text:p>10 099 003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12" calcext:value-type="float">
            <text:p>6112</text:p>
          </table:table-cell>
          <table:table-cell office:value-type="float" office:value="5031" calcext:value-type="float">
            <text:p>5031</text:p>
          </table:table-cell>
          <table:table-cell table:number-columns-repeated="2" office:value-type="currency" office:currency="CZK" office:value="2769000" calcext:value-type="currency">
            <text:p>2 769 000,00 Kč</text:p>
          </table:table-cell>
          <table:table-cell office:value-type="currency" office:currency="CZK" office:value="2009836" calcext:value-type="currency">
            <text:p>2 009 836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12" calcext:value-type="float">
            <text:p>6112</text:p>
          </table:table-cell>
          <table:table-cell office:value-type="float" office:value="5032" calcext:value-type="float">
            <text:p>5032</text:p>
          </table:table-cell>
          <table:table-cell table:number-columns-repeated="2" office:value-type="currency" office:currency="CZK" office:value="997000" calcext:value-type="currency">
            <text:p>997 000,00 Kč</text:p>
          </table:table-cell>
          <table:table-cell office:value-type="currency" office:currency="CZK" office:value="921805" calcext:value-type="currency">
            <text:p>921 805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12" calcext:value-type="float">
            <text:p>6112</text:p>
          </table:table-cell>
          <table:table-cell office:value-type="float" office:value="5039" calcext:value-type="float">
            <text:p>5039</text:p>
          </table:table-cell>
          <table:table-cell/>
          <table:table-cell office:value-type="currency" office:currency="CZK" office:value="3400" calcext:value-type="currency">
            <text:p>3 400,00 Kč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12" calcext:value-type="float">
            <text:p>6112</text:p>
          </table:table-cell>
          <table:table-cell office:value-type="float" office:value="5424" calcext:value-type="float">
            <text:p>5424</text:p>
          </table:table-cell>
          <table:table-cell table:number-columns-repeated="2" office:value-type="currency" office:currency="CZK" office:value="25000" calcext:value-type="currency">
            <text:p>25 000,00 Kč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12" calcext:value-type="float">
            <text:p>6112</text:p>
          </table:table-cell>
          <table:table-cell office:value-type="float" office:value="5499" calcext:value-type="float">
            <text:p>5499</text:p>
          </table:table-cell>
          <table:table-cell table:number-columns-repeated="2" office:value-type="currency" office:currency="CZK" office:value="234000" calcext:value-type="currency">
            <text:p>234 000,00 Kč</text:p>
          </table:table-cell>
          <table:table-cell office:value-type="currency" office:currency="CZK" office:value="175052.29" calcext:value-type="currency">
            <text:p>175 052,29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011" calcext:value-type="float">
            <text:p>5011</text:p>
          </table:table-cell>
          <table:table-cell office:value-type="currency" office:currency="CZK" office:value="120000000" calcext:value-type="currency">
            <text:p>120 000 000,00 Kč</text:p>
          </table:table-cell>
          <table:table-cell office:value-type="currency" office:currency="CZK" office:value="130790000" calcext:value-type="currency">
            <text:p>130 790 000,00 Kč</text:p>
          </table:table-cell>
          <table:table-cell office:value-type="currency" office:currency="CZK" office:value="118454099" calcext:value-type="currency">
            <text:p>118 454 099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021" calcext:value-type="float">
            <text:p>5021</text:p>
          </table:table-cell>
          <table:table-cell office:value-type="currency" office:currency="CZK" office:value="6250000" calcext:value-type="currency">
            <text:p>6 250 000,00 Kč</text:p>
          </table:table-cell>
          <table:table-cell office:value-type="currency" office:currency="CZK" office:value="10373400" calcext:value-type="currency">
            <text:p>10 373 400,00 Kč</text:p>
          </table:table-cell>
          <table:table-cell office:value-type="currency" office:currency="CZK" office:value="8332286" calcext:value-type="currency">
            <text:p>8 332 286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024" calcext:value-type="float">
            <text:p>5024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700000" calcext:value-type="currency">
            <text:p>700 000,00 Kč</text:p>
          </table:table-cell>
          <table:table-cell office:value-type="currency" office:currency="CZK" office:value="316158" calcext:value-type="currency">
            <text:p>316 158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031" calcext:value-type="float">
            <text:p>5031</text:p>
          </table:table-cell>
          <table:table-cell office:value-type="currency" office:currency="CZK" office:value="32825000" calcext:value-type="currency">
            <text:p>32 825 000,00 Kč</text:p>
          </table:table-cell>
          <table:table-cell office:value-type="currency" office:currency="CZK" office:value="35526100" calcext:value-type="currency">
            <text:p>35 526 100,00 Kč</text:p>
          </table:table-cell>
          <table:table-cell office:value-type="currency" office:currency="CZK" office:value="31392283" calcext:value-type="currency">
            <text:p>31 392 283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032" calcext:value-type="float">
            <text:p>5032</text:p>
          </table:table-cell>
          <table:table-cell office:value-type="currency" office:currency="CZK" office:value="11781000" calcext:value-type="currency">
            <text:p>11 781 000,00 Kč</text:p>
          </table:table-cell>
          <table:table-cell office:value-type="currency" office:currency="CZK" office:value="12754500" calcext:value-type="currency">
            <text:p>12 754 500,00 Kč</text:p>
          </table:table-cell>
          <table:table-cell office:value-type="currency" office:currency="CZK" office:value="11270449" calcext:value-type="currency">
            <text:p>11 270 449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038" calcext:value-type="float">
            <text:p>5038</text:p>
          </table:table-cell>
          <table:table-cell table:number-columns-repeated="2" office:value-type="currency" office:currency="CZK" office:value="590000" calcext:value-type="currency">
            <text:p>590 000,00 Kč</text:p>
          </table:table-cell>
          <table:table-cell office:value-type="currency" office:currency="CZK" office:value="557541" calcext:value-type="currency">
            <text:p>557 541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134" calcext:value-type="float">
            <text:p>5134</text:p>
          </table:table-cell>
          <table:table-cell table:number-columns-repeated="2" office:value-type="currency" office:currency="CZK" office:value="15000" calcext:value-type="currency">
            <text:p>15 000,00 Kč</text:p>
          </table:table-cell>
          <table:table-cell office:value-type="currency" office:currency="CZK" office:value="7621" calcext:value-type="currency">
            <text:p>7 621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136" calcext:value-type="float">
            <text:p>5136</text:p>
          </table:table-cell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310000" calcext:value-type="currency">
            <text:p>310 000,00 Kč</text:p>
          </table:table-cell>
          <table:table-cell office:value-type="currency" office:currency="CZK" office:value="109086.5" calcext:value-type="currency">
            <text:p>109 086,5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2750000" calcext:value-type="currency">
            <text:p>2 750 000,00 Kč</text:p>
          </table:table-cell>
          <table:table-cell office:value-type="currency" office:currency="CZK" office:value="3580900" calcext:value-type="currency">
            <text:p>3 580 900,00 Kč</text:p>
          </table:table-cell>
          <table:table-cell office:value-type="currency" office:currency="CZK" office:value="3384648.58" calcext:value-type="currency">
            <text:p>3 384 648,58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4300000" calcext:value-type="currency">
            <text:p>4 300 000,00 Kč</text:p>
          </table:table-cell>
          <table:table-cell office:value-type="currency" office:currency="CZK" office:value="4040800" calcext:value-type="currency">
            <text:p>4 040 800,00 Kč</text:p>
          </table:table-cell>
          <table:table-cell office:value-type="currency" office:currency="CZK" office:value="2773630.28" calcext:value-type="currency">
            <text:p>2 773 630,28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142" calcext:value-type="float">
            <text:p>5142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151" calcext:value-type="float">
            <text:p>5151</text:p>
          </table:table-cell>
          <table:table-cell office:value-type="currency" office:currency="CZK" office:value="700000" calcext:value-type="currency">
            <text:p>700 000,00 Kč</text:p>
          </table:table-cell>
          <table:table-cell office:value-type="currency" office:currency="CZK" office:value="1109000" calcext:value-type="currency">
            <text:p>1 109 000,00 Kč</text:p>
          </table:table-cell>
          <table:table-cell office:value-type="currency" office:currency="CZK" office:value="968299.32" calcext:value-type="currency">
            <text:p>968 299,32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152" calcext:value-type="float">
            <text:p>5152</text:p>
          </table:table-cell>
          <table:table-cell table:number-columns-repeated="2" office:value-type="currency" office:currency="CZK" office:value="450000" calcext:value-type="currency">
            <text:p>450 000,00 Kč</text:p>
          </table:table-cell>
          <table:table-cell office:value-type="currency" office:currency="CZK" office:value="338680.36" calcext:value-type="currency">
            <text:p>338 680,36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153" calcext:value-type="float">
            <text:p>5153</text:p>
          </table:table-cell>
          <table:table-cell table:number-columns-repeated="2" office:value-type="currency" office:currency="CZK" office:value="3000000" calcext:value-type="currency">
            <text:p>3 000 000,00 Kč</text:p>
          </table:table-cell>
          <table:table-cell office:value-type="currency" office:currency="CZK" office:value="2207848.43" calcext:value-type="currency">
            <text:p>2 207 848,43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154" calcext:value-type="float">
            <text:p>5154</text:p>
          </table:table-cell>
          <table:table-cell office:value-type="currency" office:currency="CZK" office:value="4600000" calcext:value-type="currency">
            <text:p>4 600 000,00 Kč</text:p>
          </table:table-cell>
          <table:table-cell office:value-type="currency" office:currency="CZK" office:value="4947000" calcext:value-type="currency">
            <text:p>4 947 000,00 Kč</text:p>
          </table:table-cell>
          <table:table-cell office:value-type="currency" office:currency="CZK" office:value="3651470.13" calcext:value-type="currency">
            <text:p>3 651 470,13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156" calcext:value-type="float">
            <text:p>5156</text:p>
          </table:table-cell>
          <table:table-cell office:value-type="currency" office:currency="CZK" office:value="400000" calcext:value-type="currency">
            <text:p>400 000,00 Kč</text:p>
          </table:table-cell>
          <table:table-cell office:value-type="currency" office:currency="CZK" office:value="460000" calcext:value-type="currency">
            <text:p>460 000,00 Kč</text:p>
          </table:table-cell>
          <table:table-cell office:value-type="currency" office:currency="CZK" office:value="333090.84" calcext:value-type="currency">
            <text:p>333 090,84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161" calcext:value-type="float">
            <text:p>5161</text:p>
          </table:table-cell>
          <table:table-cell office:value-type="currency" office:currency="CZK" office:value="1800000" calcext:value-type="currency">
            <text:p>1 800 000,00 Kč</text:p>
          </table:table-cell>
          <table:table-cell office:value-type="currency" office:currency="CZK" office:value="1845000" calcext:value-type="currency">
            <text:p>1 845 000,00 Kč</text:p>
          </table:table-cell>
          <table:table-cell office:value-type="currency" office:currency="CZK" office:value="1772001.36" calcext:value-type="currency">
            <text:p>1 772 001,36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162" calcext:value-type="float">
            <text:p>5162</text:p>
          </table:table-cell>
          <table:table-cell office:value-type="currency" office:currency="CZK" office:value="4000000" calcext:value-type="currency">
            <text:p>4 000 000,00 Kč</text:p>
          </table:table-cell>
          <table:table-cell office:value-type="currency" office:currency="CZK" office:value="4360000" calcext:value-type="currency">
            <text:p>4 360 000,00 Kč</text:p>
          </table:table-cell>
          <table:table-cell office:value-type="currency" office:currency="CZK" office:value="3378702" calcext:value-type="currency">
            <text:p>3 378 702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CZK" office:value="220000" calcext:value-type="currency">
            <text:p>220 000,00 Kč</text:p>
          </table:table-cell>
          <table:table-cell office:value-type="currency" office:currency="CZK" office:value="346000" calcext:value-type="currency">
            <text:p>346 000,00 Kč</text:p>
          </table:table-cell>
          <table:table-cell office:value-type="currency" office:currency="CZK" office:value="274610" calcext:value-type="currency">
            <text:p>274 61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164" calcext:value-type="float">
            <text:p>5164</text:p>
          </table:table-cell>
          <table:table-cell office:value-type="currency" office:currency="CZK" office:value="1000" calcext:value-type="currency">
            <text:p>1 000,00 Kč</text:p>
          </table:table-cell>
          <table:table-cell office:value-type="currency" office:currency="CZK" office:value="376000" calcext:value-type="currency">
            <text:p>376 000,00 Kč</text:p>
          </table:table-cell>
          <table:table-cell office:value-type="currency" office:currency="CZK" office:value="177665.02" calcext:value-type="currency">
            <text:p>177 665,02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8800000" calcext:value-type="currency">
            <text:p>8 800 000,00 Kč</text:p>
          </table:table-cell>
          <table:table-cell office:value-type="currency" office:currency="CZK" office:value="11128500" calcext:value-type="currency">
            <text:p>11 128 500,00 Kč</text:p>
          </table:table-cell>
          <table:table-cell office:value-type="currency" office:currency="CZK" office:value="9549005.13" calcext:value-type="currency">
            <text:p>9 549 005,13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167" calcext:value-type="float">
            <text:p>5167</text:p>
          </table:table-cell>
          <table:table-cell office:value-type="currency" office:currency="CZK" office:value="3000000" calcext:value-type="currency">
            <text:p>3 000 000,00 Kč</text:p>
          </table:table-cell>
          <table:table-cell office:value-type="currency" office:currency="CZK" office:value="3805000" calcext:value-type="currency">
            <text:p>3 805 000,00 Kč</text:p>
          </table:table-cell>
          <table:table-cell office:value-type="currency" office:currency="CZK" office:value="3344845.55" calcext:value-type="currency">
            <text:p>3 344 845,55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168" calcext:value-type="float">
            <text:p>5168</text:p>
          </table:table-cell>
          <table:table-cell office:value-type="currency" office:currency="CZK" office:value="14000000" calcext:value-type="currency">
            <text:p>14 000 000,00 Kč</text:p>
          </table:table-cell>
          <table:table-cell office:value-type="currency" office:currency="CZK" office:value="18509200" calcext:value-type="currency">
            <text:p>18 509 200,00 Kč</text:p>
          </table:table-cell>
          <table:table-cell office:value-type="currency" office:currency="CZK" office:value="18253110.97" calcext:value-type="currency">
            <text:p>18 253 110,97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9086000" calcext:value-type="currency">
            <text:p>19 086 000,00 Kč</text:p>
          </table:table-cell>
          <table:table-cell office:value-type="currency" office:currency="CZK" office:value="18114000" calcext:value-type="currency">
            <text:p>18 114 000,00 Kč</text:p>
          </table:table-cell>
          <table:table-cell office:value-type="currency" office:currency="CZK" office:value="16797963.72" calcext:value-type="currency">
            <text:p>16 797 963,72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9700000" calcext:value-type="currency">
            <text:p>9 700 000,00 Kč</text:p>
          </table:table-cell>
          <table:table-cell office:value-type="currency" office:currency="CZK" office:value="9294000" calcext:value-type="currency">
            <text:p>9 294 000,00 Kč</text:p>
          </table:table-cell>
          <table:table-cell office:value-type="currency" office:currency="CZK" office:value="8204610.61" calcext:value-type="currency">
            <text:p>8 204 610,61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172" calcext:value-type="float">
            <text:p>5172</text:p>
          </table:table-cell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110000" calcext:value-type="currency">
            <text:p>110 000,00 Kč</text:p>
          </table:table-cell>
          <table:table-cell office:value-type="currency" office:currency="CZK" office:value="109486.52" calcext:value-type="currency">
            <text:p>109 486,52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173" calcext:value-type="float">
            <text:p>5173</text:p>
          </table:table-cell>
          <table:table-cell office:value-type="currency" office:currency="CZK" office:value="1384000" calcext:value-type="currency">
            <text:p>1 384 000,00 Kč</text:p>
          </table:table-cell>
          <table:table-cell office:value-type="currency" office:currency="CZK" office:value="747100" calcext:value-type="currency">
            <text:p>747 100,00 Kč</text:p>
          </table:table-cell>
          <table:table-cell office:value-type="currency" office:currency="CZK" office:value="569399" calcext:value-type="currency">
            <text:p>569 399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175" calcext:value-type="float">
            <text:p>5175</text:p>
          </table:table-cell>
          <table:table-cell table:number-columns-repeated="2" office:value-type="currency" office:currency="CZK" office:value="250000" calcext:value-type="currency">
            <text:p>250 000,00 Kč</text:p>
          </table:table-cell>
          <table:table-cell office:value-type="currency" office:currency="CZK" office:value="235333" calcext:value-type="currency">
            <text:p>235 333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178" calcext:value-type="float">
            <text:p>5178</text:p>
          </table:table-cell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197000" calcext:value-type="currency">
            <text:p>197 000,00 Kč</text:p>
          </table:table-cell>
          <table:table-cell office:value-type="currency" office:currency="CZK" office:value="196271.68" calcext:value-type="currency">
            <text:p>196 271,68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179" calcext:value-type="float">
            <text:p>5179</text:p>
          </table:table-cell>
          <table:table-cell table:number-columns-repeated="2" office:value-type="currency" office:currency="CZK" office:value="5000" calcext:value-type="currency">
            <text:p>5 000,00 Kč</text:p>
          </table:table-cell>
          <table:table-cell office:value-type="currency" office:currency="CZK" office:value="300" calcext:value-type="currency">
            <text:p>3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191" calcext:value-type="float">
            <text:p>5191</text:p>
          </table:table-cell>
          <table:table-cell/>
          <table:table-cell office:value-type="currency" office:currency="CZK" office:value="82000" calcext:value-type="currency">
            <text:p>82 000,00 Kč</text:p>
          </table:table-cell>
          <table:table-cell office:value-type="currency" office:currency="CZK" office:value="81661.78" calcext:value-type="currency">
            <text:p>81 661,78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192" calcext:value-type="float">
            <text:p>5192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273000" calcext:value-type="currency">
            <text:p>273 000,00 Kč</text:p>
          </table:table-cell>
          <table:table-cell office:value-type="currency" office:currency="CZK" office:value="242322" calcext:value-type="currency">
            <text:p>242 322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currency" office:currency="CZK" office:value="2000" calcext:value-type="currency">
            <text:p>2 000,00 Kč</text:p>
          </table:table-cell>
          <table:table-cell office:value-type="currency" office:currency="CZK" office:value="420" calcext:value-type="currency">
            <text:p>42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195" calcext:value-type="float">
            <text:p>5195</text:p>
          </table:table-cell>
          <table:table-cell table:number-columns-repeated="2" office:value-type="currency" office:currency="CZK" office:value="538000" calcext:value-type="currency">
            <text:p>538 000,00 Kč</text:p>
          </table:table-cell>
          <table:table-cell office:value-type="currency" office:currency="CZK" office:value="432581" calcext:value-type="currency">
            <text:p>432 581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229" calcext:value-type="float">
            <text:p>5229</text:p>
          </table:table-cell>
          <table:table-cell table:number-columns-repeated="2" office:value-type="currency" office:currency="CZK" office:value="2000" calcext:value-type="currency">
            <text:p>2 000,00 Kč</text:p>
          </table:table-cell>
          <table:table-cell office:value-type="currency" office:currency="CZK" office:value="1500" calcext:value-type="currency">
            <text:p>1 5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361" calcext:value-type="float">
            <text:p>5361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office:value-type="currency" office:currency="CZK" office:value="100" calcext:value-type="currency">
            <text:p>1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362" calcext:value-type="float">
            <text:p>5362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 office:value-type="currency" office:currency="CZK" office:value="20500" calcext:value-type="currency">
            <text:p>20 5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424" calcext:value-type="float">
            <text:p>5424</text:p>
          </table:table-cell>
          <table:table-cell office:value-type="currency" office:currency="CZK" office:value="750000" calcext:value-type="currency">
            <text:p>750 000,00 Kč</text:p>
          </table:table-cell>
          <table:table-cell office:value-type="currency" office:currency="CZK" office:value="770000" calcext:value-type="currency">
            <text:p>770 000,00 Kč</text:p>
          </table:table-cell>
          <table:table-cell office:value-type="currency" office:currency="CZK" office:value="361055" calcext:value-type="currency">
            <text:p>361 055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499" calcext:value-type="float">
            <text:p>5499</text:p>
          </table:table-cell>
          <table:table-cell office:value-type="currency" office:currency="CZK" office:value="1402000" calcext:value-type="currency">
            <text:p>1 402 000,00 Kč</text:p>
          </table:table-cell>
          <table:table-cell office:value-type="currency" office:currency="CZK" office:value="2202000" calcext:value-type="currency">
            <text:p>2 202 000,00 Kč</text:p>
          </table:table-cell>
          <table:table-cell office:value-type="currency" office:currency="CZK" office:value="1958735.22" calcext:value-type="currency">
            <text:p>1 958 735,22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660" calcext:value-type="float">
            <text:p>5660</text:p>
          </table:table-cell>
          <table:table-cell table:number-columns-repeated="2" office:value-type="currency" office:currency="CZK" office:value="300000" calcext:value-type="currency">
            <text:p>300 000,00 Kč</text:p>
          </table:table-cell>
          <table:table-cell office:value-type="currency" office:currency="CZK" office:value="80000" calcext:value-type="currency">
            <text:p>80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5909" calcext:value-type="float">
            <text:p>5909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6111" calcext:value-type="float">
            <text:p>6111</text:p>
          </table:table-cell>
          <table:table-cell office:value-type="currency" office:currency="CZK" office:value="9713000" calcext:value-type="currency">
            <text:p>9 713 000,00 Kč</text:p>
          </table:table-cell>
          <table:table-cell office:value-type="currency" office:currency="CZK" office:value="14569400" calcext:value-type="currency">
            <text:p>14 569 400,00 Kč</text:p>
          </table:table-cell>
          <table:table-cell office:value-type="currency" office:currency="CZK" office:value="13428814" calcext:value-type="currency">
            <text:p>13 428 814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29700000" calcext:value-type="currency">
            <text:p>29 700 000,00 Kč</text:p>
          </table:table-cell>
          <table:table-cell office:value-type="currency" office:currency="CZK" office:value="58990000" calcext:value-type="currency">
            <text:p>58 990 000,00 Kč</text:p>
          </table:table-cell>
          <table:table-cell office:value-type="currency" office:currency="CZK" office:value="3577329.2" calcext:value-type="currency">
            <text:p>3 577 329,2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6122" calcext:value-type="float">
            <text:p>6122</text:p>
          </table:table-cell>
          <table:table-cell office:value-type="currency" office:currency="CZK" office:value="1000000" calcext:value-type="currency">
            <text:p>1 000 000,00 Kč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6123" calcext:value-type="float">
            <text:p>6123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 office:value-type="currency" office:currency="CZK" office:value="79900" calcext:value-type="currency">
            <text:p>79 9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office:value-type="float" office:value="6125" calcext:value-type="float">
            <text:p>6125</text:p>
          </table:table-cell>
          <table:table-cell office:value-type="currency" office:currency="CZK" office:value="6500000" calcext:value-type="currency">
            <text:p>6 500 000,00 Kč</text:p>
          </table:table-cell>
          <table:table-cell office:value-type="currency" office:currency="CZK" office:value="12479000" calcext:value-type="currency">
            <text:p>12 479 000,00 Kč</text:p>
          </table:table-cell>
          <table:table-cell office:value-type="currency" office:currency="CZK" office:value="9856214" calcext:value-type="currency">
            <text:p>9 856 214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310" calcext:value-type="float">
            <text:p>6310</text:p>
          </table:table-cell>
          <table:table-cell office:value-type="float" office:value="5163" calcext:value-type="float">
            <text:p>5163</text:p>
          </table:table-cell>
          <table:table-cell table:number-columns-repeated="2" office:value-type="currency" office:currency="CZK" office:value="200000" calcext:value-type="currency">
            <text:p>200 000,00 Kč</text:p>
          </table:table-cell>
          <table:table-cell office:value-type="currency" office:currency="CZK" office:value="195325" calcext:value-type="currency">
            <text:p>195 325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320" calcext:value-type="float">
            <text:p>6320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CZK" office:value="80000" calcext:value-type="currency">
            <text:p>80 000,00 Kč</text:p>
          </table:table-cell>
          <table:table-cell office:value-type="currency" office:currency="CZK" office:value="110000" calcext:value-type="currency">
            <text:p>110 000,00 Kč</text:p>
          </table:table-cell>
          <table:table-cell office:value-type="currency" office:currency="CZK" office:value="76912" calcext:value-type="currency">
            <text:p>76 912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6330" calcext:value-type="float">
            <text:p>6330</text:p>
          </table:table-cell>
          <table:table-cell table:style-name="ce3" office:value-type="float" office:value="5342" calcext:value-type="float">
            <text:p>5342</text:p>
          </table:table-cell>
          <table:table-cell table:number-columns-repeated="3" table:style-name="ce6" office:value-type="currency" office:currency="CZK" office:value="5020000" calcext:value-type="currency">
            <text:p>5 020 000,00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6330" calcext:value-type="float">
            <text:p>6330</text:p>
          </table:table-cell>
          <table:table-cell table:style-name="ce3" office:value-type="float" office:value="5345" calcext:value-type="float">
            <text:p>5345</text:p>
          </table:table-cell>
          <table:table-cell table:number-columns-repeated="2" table:style-name="ce6" office:value-type="currency" office:currency="CZK" office:value="5020000" calcext:value-type="currency">
            <text:p>5 020 000,00 Kč</text:p>
          </table:table-cell>
          <table:table-cell table:style-name="ce6" office:value-type="currency" office:currency="CZK" office:value="558750160.48" calcext:value-type="currency">
            <text:p>558 750 160,48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330" calcext:value-type="float">
            <text:p>6330</text:p>
          </table:table-cell>
          <table:table-cell office:value-type="float" office:value="5347" calcext:value-type="float">
            <text:p>5347</text:p>
          </table:table-cell>
          <table:table-cell/>
          <table:table-cell office:value-type="currency" office:currency="CZK" office:value="28837300" calcext:value-type="currency">
            <text:p>28 837 300,00 Kč</text:p>
          </table:table-cell>
          <table:table-cell office:value-type="currency" office:currency="CZK" office:value="28837182.83" calcext:value-type="currency">
            <text:p>28 837 182,83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402" calcext:value-type="float">
            <text:p>6402</text:p>
          </table:table-cell>
          <table:table-cell office:value-type="float" office:value="5364" calcext:value-type="float">
            <text:p>5364</text:p>
          </table:table-cell>
          <table:table-cell/>
          <table:table-cell office:value-type="currency" office:currency="CZK" office:value="67100" calcext:value-type="currency">
            <text:p>67 100,00 Kč</text:p>
          </table:table-cell>
          <table:table-cell office:value-type="currency" office:currency="CZK" office:value="67079.28" calcext:value-type="currency">
            <text:p>67 079,28 Kč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409" calcext:value-type="float">
            <text:p>6409</text:p>
          </table:table-cell>
          <table:table-cell office:value-type="float" office:value="5909" calcext:value-type="float">
            <text:p>5909</text:p>
          </table:table-cell>
          <table:table-cell table:number-columns-repeated="2"/>
          <table:table-cell office:value-type="currency" office:currency="CZK" office:value="4403620.5" calcext:value-type="currency">
            <text:p>4 403 620,50 Kč</text:p>
          </table:table-cell>
          <table:table-cell table:number-columns-repeated="1018"/>
        </table:table-row>
        <table:table-row table:style-name="ro1" table:number-rows-repeated="10477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 Table_Vydaje_1" table:style-name="ta2">
        <office:forms form:automatic-focus="false" form:apply-design-mode="false"/>
        <table:table-column table:style-name="co5" table:default-cell-style-name="ce20"/>
        <table:table-column table:style-name="co6" table:default-cell-style-name="ce25"/>
        <table:table-column table:style-name="co6" table:default-cell-style-name="ce32"/>
        <table:table-column table:style-name="co6" table:default-cell-style-name="ce38"/>
        <table:table-column table:style-name="co6" table:default-cell-style-name="Default"/>
        <table:table-row table:style-name="ro2">
          <table:table-cell table:style-name="ce17" office:value-type="string" calcext:value-type="string">
            <text:p>Sum - zmeneno</text:p>
          </table:table-cell>
          <table:table-cell table:style-name="ce22" office:value-type="string" calcext:value-type="string">
            <text:p>rok</text:p>
          </table:table-cell>
          <table:table-cell table:style-name="ce29"/>
          <table:table-cell table:style-name="ce35"/>
          <table:table-cell/>
        </table:table-row>
        <table:table-row table:style-name="ro2">
          <table:table-cell table:style-name="ce18" office:value-type="string" calcext:value-type="string">
            <text:p>paragraf</text:p>
          </table:table-cell>
          <table:table-cell table:style-name="ce23" office:value-type="float" office:value="2014" calcext:value-type="float">
            <text:p>2014</text:p>
          </table:table-cell>
          <table:table-cell table:style-name="ce30" office:value-type="float" office:value="2015" calcext:value-type="float">
            <text:p>2015</text:p>
          </table:table-cell>
          <table:table-cell table:style-name="ce36" office:value-type="float" office:value="2016" calcext:value-type="float">
            <text:p>2016</text:p>
          </table:table-cell>
          <table:table-cell/>
        </table:table-row>
        <table:table-row table:style-name="ro2">
          <table:table-cell table:style-name="ce19" office:value-type="float" office:value="2212" calcext:value-type="float">
            <text:p>2212</text:p>
          </table:table-cell>
          <table:table-cell table:style-name="ce24" office:value-type="currency" office:currency="CZK" office:value="11010000" calcext:value-type="currency">
            <text:p>11 010 000,00 Kč</text:p>
          </table:table-cell>
          <table:table-cell table:style-name="ce31" office:value-type="currency" office:currency="CZK" office:value="11105000" calcext:value-type="currency">
            <text:p>11 105 000,00 Kč</text:p>
          </table:table-cell>
          <table:table-cell table:style-name="ce37" office:value-type="currency" office:currency="CZK" office:value="11105000" calcext:value-type="currency">
            <text:p>11 105 000,00 Kč</text:p>
          </table:table-cell>
          <table:table-cell/>
        </table:table-row>
        <table:table-row table:style-name="ro2">
          <table:table-cell office:value-type="float" office:value="2219" calcext:value-type="float">
            <text:p>2219</text:p>
          </table:table-cell>
          <table:table-cell office:value-type="currency" office:currency="CZK" office:value="3770000" calcext:value-type="currency">
            <text:p>3 770 000,00 Kč</text:p>
          </table:table-cell>
          <table:table-cell office:value-type="currency" office:currency="CZK" office:value="8094000" calcext:value-type="currency">
            <text:p>8 094 000,00 Kč</text:p>
          </table:table-cell>
          <table:table-cell office:value-type="currency" office:currency="CZK" office:value="29980000" calcext:value-type="currency">
            <text:p>29 980 000,00 Kč</text:p>
          </table:table-cell>
          <table:table-cell/>
        </table:table-row>
        <table:table-row table:style-name="ro2">
          <table:table-cell office:value-type="float" office:value="3111" calcext:value-type="float">
            <text:p>3111</text:p>
          </table:table-cell>
          <table:table-cell office:value-type="currency" office:currency="CZK" office:value="50457900" calcext:value-type="currency">
            <text:p>50 457 900,00 Kč</text:p>
          </table:table-cell>
          <table:table-cell office:value-type="currency" office:currency="CZK" office:value="139508700" calcext:value-type="currency">
            <text:p>139 508 700,00 Kč</text:p>
          </table:table-cell>
          <table:table-cell office:value-type="currency" office:currency="CZK" office:value="49054900" calcext:value-type="currency">
            <text:p>49 054 900,00 Kč</text:p>
          </table:table-cell>
          <table:table-cell/>
        </table:table-row>
        <table:table-row table:style-name="ro2">
          <table:table-cell office:value-type="float" office:value="3113" calcext:value-type="float">
            <text:p>3113</text:p>
          </table:table-cell>
          <table:table-cell office:value-type="currency" office:currency="CZK" office:value="297976400" calcext:value-type="currency">
            <text:p>297 976 400,00 Kč</text:p>
          </table:table-cell>
          <table:table-cell office:value-type="currency" office:currency="CZK" office:value="114931600" calcext:value-type="currency">
            <text:p>114 931 600,00 Kč</text:p>
          </table:table-cell>
          <table:table-cell office:value-type="currency" office:currency="CZK" office:value="132082600" calcext:value-type="currency">
            <text:p>132 082 600,00 Kč</text:p>
          </table:table-cell>
          <table:table-cell/>
        </table:table-row>
        <table:table-row table:style-name="ro2">
          <table:table-cell office:value-type="float" office:value="3122" calcext:value-type="float">
            <text:p>3122</text:p>
          </table:table-cell>
          <table:table-cell table:style-name="ce26"/>
          <table:table-cell office:value-type="currency" office:currency="CZK" office:value="6000" calcext:value-type="currency">
            <text:p>6 000,00 Kč</text:p>
          </table:table-cell>
          <table:table-cell table:style-name="ce39"/>
          <table:table-cell/>
        </table:table-row>
        <table:table-row table:style-name="ro2">
          <table:table-cell office:value-type="float" office:value="3149" calcext:value-type="float">
            <text:p>3149</text:p>
          </table:table-cell>
          <table:table-cell office:value-type="currency" office:currency="CZK" office:value="152929200" calcext:value-type="currency">
            <text:p>152 929 200,00 Kč</text:p>
          </table:table-cell>
          <table:table-cell office:value-type="currency" office:currency="CZK" office:value="221136900" calcext:value-type="currency">
            <text:p>221 136 900,00 Kč</text:p>
          </table:table-cell>
          <table:table-cell office:value-type="currency" office:currency="CZK" office:value="384018000" calcext:value-type="currency">
            <text:p>384 018 000,00 Kč</text:p>
          </table:table-cell>
          <table:table-cell/>
        </table:table-row>
        <table:table-row table:style-name="ro2">
          <table:table-cell office:value-type="float" office:value="3311" calcext:value-type="float">
            <text:p>3311</text:p>
          </table:table-cell>
          <table:table-cell office:value-type="currency" office:currency="CZK" office:value="2282700" calcext:value-type="currency">
            <text:p>2 282 700,00 Kč</text:p>
          </table:table-cell>
          <table:table-cell office:value-type="currency" office:currency="CZK" office:value="2101200" calcext:value-type="currency">
            <text:p>2 101 200,00 Kč</text:p>
          </table:table-cell>
          <table:table-cell office:value-type="currency" office:currency="CZK" office:value="2621000" calcext:value-type="currency">
            <text:p>2 621 000,00 Kč</text:p>
          </table:table-cell>
          <table:table-cell/>
        </table:table-row>
        <table:table-row table:style-name="ro2">
          <table:table-cell office:value-type="float" office:value="3317" calcext:value-type="float">
            <text:p>3317</text:p>
          </table:table-cell>
          <table:table-cell office:value-type="currency" office:currency="CZK" office:value="398800" calcext:value-type="currency">
            <text:p>398 800,00 Kč</text:p>
          </table:table-cell>
          <table:table-cell office:value-type="currency" office:currency="CZK" office:value="342000" calcext:value-type="currency">
            <text:p>342 000,00 Kč</text:p>
          </table:table-cell>
          <table:table-cell office:value-type="currency" office:currency="CZK" office:value="366000" calcext:value-type="currency">
            <text:p>366 000,00 Kč</text:p>
          </table:table-cell>
          <table:table-cell/>
        </table:table-row>
        <table:table-row table:style-name="ro2">
          <table:table-cell office:value-type="float" office:value="3319" calcext:value-type="float">
            <text:p>3319</text:p>
          </table:table-cell>
          <table:table-cell office:value-type="currency" office:currency="CZK" office:value="4012000" calcext:value-type="currency">
            <text:p>4 012 000,00 Kč</text:p>
          </table:table-cell>
          <table:table-cell office:value-type="currency" office:currency="CZK" office:value="3970900" calcext:value-type="currency">
            <text:p>3 970 900,00 Kč</text:p>
          </table:table-cell>
          <table:table-cell office:value-type="currency" office:currency="CZK" office:value="6485000" calcext:value-type="currency">
            <text:p>6 485 000,00 Kč</text:p>
          </table:table-cell>
          <table:table-cell/>
        </table:table-row>
        <table:table-row table:style-name="ro2">
          <table:table-cell office:value-type="float" office:value="3322" calcext:value-type="float">
            <text:p>3322</text:p>
          </table:table-cell>
          <table:table-cell office:value-type="currency" office:currency="CZK" office:value="22570000" calcext:value-type="currency">
            <text:p>22 570 000,00 Kč</text:p>
          </table:table-cell>
          <table:table-cell office:value-type="currency" office:currency="CZK" office:value="37893700" calcext:value-type="currency">
            <text:p>37 893 700,00 Kč</text:p>
          </table:table-cell>
          <table:table-cell office:value-type="currency" office:currency="CZK" office:value="2896200" calcext:value-type="currency">
            <text:p>2 896 200,00 Kč</text:p>
          </table:table-cell>
          <table:table-cell/>
        </table:table-row>
        <table:table-row table:style-name="ro2">
          <table:table-cell office:value-type="float" office:value="3326" calcext:value-type="float">
            <text:p>3326</text:p>
          </table:table-cell>
          <table:table-cell office:value-type="currency" office:currency="CZK" office:value="773600" calcext:value-type="currency">
            <text:p>773 600,00 Kč</text:p>
          </table:table-cell>
          <table:table-cell office:value-type="currency" office:currency="CZK" office:value="1078300" calcext:value-type="currency">
            <text:p>1 078 300,00 Kč</text:p>
          </table:table-cell>
          <table:table-cell office:value-type="currency" office:currency="CZK" office:value="2085400" calcext:value-type="currency">
            <text:p>2 085 400,00 Kč</text:p>
          </table:table-cell>
          <table:table-cell/>
        </table:table-row>
        <table:table-row table:style-name="ro2">
          <table:table-cell office:value-type="float" office:value="3349" calcext:value-type="float">
            <text:p>3349</text:p>
          </table:table-cell>
          <table:table-cell office:value-type="currency" office:currency="CZK" office:value="8390000" calcext:value-type="currency">
            <text:p>8 390 000,00 Kč</text:p>
          </table:table-cell>
          <table:table-cell office:value-type="currency" office:currency="CZK" office:value="3782600" calcext:value-type="currency">
            <text:p>3 782 600,00 Kč</text:p>
          </table:table-cell>
          <table:table-cell office:value-type="currency" office:currency="CZK" office:value="2841600" calcext:value-type="currency">
            <text:p>2 841 600,00 Kč</text:p>
          </table:table-cell>
          <table:table-cell/>
        </table:table-row>
        <table:table-row table:style-name="ro2">
          <table:table-cell office:value-type="float" office:value="3392" calcext:value-type="float">
            <text:p>3392</text:p>
          </table:table-cell>
          <table:table-cell office:value-type="currency" office:currency="CZK" office:value="93373300" calcext:value-type="currency">
            <text:p>93 373 300,00 Kč</text:p>
          </table:table-cell>
          <table:table-cell office:value-type="currency" office:currency="CZK" office:value="2005000" calcext:value-type="currency">
            <text:p>2 005 000,00 Kč</text:p>
          </table:table-cell>
          <table:table-cell office:value-type="currency" office:currency="CZK" office:value="1900000" calcext:value-type="currency">
            <text:p>1 900 000,00 Kč</text:p>
          </table:table-cell>
          <table:table-cell/>
        </table:table-row>
        <table:table-row table:style-name="ro2">
          <table:table-cell office:value-type="float" office:value="3399" calcext:value-type="float">
            <text:p>3399</text:p>
          </table:table-cell>
          <table:table-cell office:value-type="currency" office:currency="CZK" office:value="1665000" calcext:value-type="currency">
            <text:p>1 665 000,00 Kč</text:p>
          </table:table-cell>
          <table:table-cell office:value-type="currency" office:currency="CZK" office:value="475000" calcext:value-type="currency">
            <text:p>475 000,00 Kč</text:p>
          </table:table-cell>
          <table:table-cell office:value-type="currency" office:currency="CZK" office:value="2316000" calcext:value-type="currency">
            <text:p>2 316 000,00 Kč</text:p>
          </table:table-cell>
          <table:table-cell/>
        </table:table-row>
        <table:table-row table:style-name="ro2">
          <table:table-cell office:value-type="float" office:value="3412" calcext:value-type="float">
            <text:p>3412</text:p>
          </table:table-cell>
          <table:table-cell table:style-name="ce26"/>
          <table:table-cell table:style-name="Pivot_20_Table_20_Value"/>
          <table:table-cell office:value-type="currency" office:currency="CZK" office:value="79600" calcext:value-type="currency">
            <text:p>79 600,00 Kč</text:p>
          </table:table-cell>
          <table:table-cell/>
        </table:table-row>
        <table:table-row table:style-name="ro2">
          <table:table-cell office:value-type="float" office:value="3419" calcext:value-type="float">
            <text:p>3419</text:p>
          </table:table-cell>
          <table:table-cell office:value-type="currency" office:currency="CZK" office:value="33280300" calcext:value-type="currency">
            <text:p>33 280 300,00 Kč</text:p>
          </table:table-cell>
          <table:table-cell office:value-type="currency" office:currency="CZK" office:value="28444900" calcext:value-type="currency">
            <text:p>28 444 900,00 Kč</text:p>
          </table:table-cell>
          <table:table-cell office:value-type="currency" office:currency="CZK" office:value="16590500" calcext:value-type="currency">
            <text:p>16 590 500,00 Kč</text:p>
          </table:table-cell>
          <table:table-cell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currency" office:currency="CZK" office:value="2249500" calcext:value-type="currency">
            <text:p>2 249 500,00 Kč</text:p>
          </table:table-cell>
          <table:table-cell office:value-type="currency" office:currency="CZK" office:value="5570500" calcext:value-type="currency">
            <text:p>5 570 500,00 Kč</text:p>
          </table:table-cell>
          <table:table-cell office:value-type="currency" office:currency="CZK" office:value="22319900" calcext:value-type="currency">
            <text:p>22 319 900,00 Kč</text:p>
          </table:table-cell>
          <table:table-cell/>
        </table:table-row>
        <table:table-row table:style-name="ro2">
          <table:table-cell office:value-type="float" office:value="3429" calcext:value-type="float">
            <text:p>3429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table:style-name="ce39"/>
          <table:table-cell/>
        </table:table-row>
        <table:table-row table:style-name="ro2">
          <table:table-cell office:value-type="float" office:value="3511" calcext:value-type="float">
            <text:p>3511</text:p>
          </table:table-cell>
          <table:table-cell office:value-type="currency" office:currency="CZK" office:value="12583000" calcext:value-type="currency">
            <text:p>12 583 000,00 Kč</text:p>
          </table:table-cell>
          <table:table-cell office:value-type="currency" office:currency="CZK" office:value="14391000" calcext:value-type="currency">
            <text:p>14 391 000,00 Kč</text:p>
          </table:table-cell>
          <table:table-cell office:value-type="currency" office:currency="CZK" office:value="8000" calcext:value-type="currency">
            <text:p>8 000,00 Kč</text:p>
          </table:table-cell>
          <table:table-cell/>
        </table:table-row>
        <table:table-row table:style-name="ro2">
          <table:table-cell office:value-type="float" office:value="3523" calcext:value-type="float">
            <text:p>3523</text:p>
          </table:table-cell>
          <table:table-cell office:value-type="currency" office:currency="CZK" office:value="17774400" calcext:value-type="currency">
            <text:p>17 774 400,00 Kč</text:p>
          </table:table-cell>
          <table:table-cell office:value-type="currency" office:currency="CZK" office:value="32773600" calcext:value-type="currency">
            <text:p>32 773 600,00 Kč</text:p>
          </table:table-cell>
          <table:table-cell office:value-type="currency" office:currency="CZK" office:value="27891700" calcext:value-type="currency">
            <text:p>27 891 700,00 Kč</text:p>
          </table:table-cell>
          <table:table-cell/>
        </table:table-row>
        <table:table-row table:style-name="ro2">
          <table:table-cell office:value-type="float" office:value="3541" calcext:value-type="float">
            <text:p>3541</text:p>
          </table:table-cell>
          <table:table-cell office:value-type="currency" office:currency="CZK" office:value="1850000" calcext:value-type="currency">
            <text:p>1 850 000,00 Kč</text:p>
          </table:table-cell>
          <table:table-cell office:value-type="currency" office:currency="CZK" office:value="1641000" calcext:value-type="currency">
            <text:p>1 641 000,00 Kč</text:p>
          </table:table-cell>
          <table:table-cell office:value-type="currency" office:currency="CZK" office:value="425000" calcext:value-type="currency">
            <text:p>425 000,00 Kč</text:p>
          </table:table-cell>
          <table:table-cell/>
        </table:table-row>
        <table:table-row table:style-name="ro2">
          <table:table-cell office:value-type="float" office:value="3549" calcext:value-type="float">
            <text:p>3549</text:p>
          </table:table-cell>
          <table:table-cell office:value-type="currency" office:currency="CZK" office:value="327000" calcext:value-type="currency">
            <text:p>327 000,00 Kč</text:p>
          </table:table-cell>
          <table:table-cell table:style-name="Pivot_20_Table_20_Value"/>
          <table:table-cell table:style-name="ce39"/>
          <table:table-cell/>
        </table:table-row>
        <table:table-row table:style-name="ro2">
          <table:table-cell office:value-type="float" office:value="3612" calcext:value-type="float">
            <text:p>3612</text:p>
          </table:table-cell>
          <table:table-cell office:value-type="currency" office:currency="CZK" office:value="557000" calcext:value-type="currency">
            <text:p>557 000,00 Kč</text:p>
          </table:table-cell>
          <table:table-cell office:value-type="currency" office:currency="CZK" office:value="1806000" calcext:value-type="currency">
            <text:p>1 806 000,00 Kč</text:p>
          </table:table-cell>
          <table:table-cell office:value-type="currency" office:currency="CZK" office:value="69376000" calcext:value-type="currency">
            <text:p>69 376 000,00 Kč</text:p>
          </table:table-cell>
          <table:table-cell/>
        </table:table-row>
        <table:table-row table:style-name="ro2">
          <table:table-cell office:value-type="float" office:value="3613" calcext:value-type="float">
            <text:p>3613</text:p>
          </table:table-cell>
          <table:table-cell office:value-type="currency" office:currency="CZK" office:value="89839000" calcext:value-type="currency">
            <text:p>89 839 000,00 Kč</text:p>
          </table:table-cell>
          <table:table-cell office:value-type="currency" office:currency="CZK" office:value="2642000" calcext:value-type="currency">
            <text:p>2 642 000,00 Kč</text:p>
          </table:table-cell>
          <table:table-cell office:value-type="currency" office:currency="CZK" office:value="23636000" calcext:value-type="currency">
            <text:p>23 636 000,00 Kč</text:p>
          </table:table-cell>
          <table:table-cell/>
        </table:table-row>
        <table:table-row table:style-name="ro2">
          <table:table-cell office:value-type="float" office:value="3632" calcext:value-type="float">
            <text:p>3632</text:p>
          </table:table-cell>
          <table:table-cell office:value-type="currency" office:currency="CZK" office:value="515700" calcext:value-type="currency">
            <text:p>515 700,00 Kč</text:p>
          </table:table-cell>
          <table:table-cell office:value-type="currency" office:currency="CZK" office:value="620900" calcext:value-type="currency">
            <text:p>620 900,00 Kč</text:p>
          </table:table-cell>
          <table:table-cell office:value-type="currency" office:currency="CZK" office:value="562600" calcext:value-type="currency">
            <text:p>562 600,00 Kč</text:p>
          </table:table-cell>
          <table:table-cell/>
        </table:table-row>
        <table:table-row table:style-name="ro2">
          <table:table-cell office:value-type="float" office:value="3635" calcext:value-type="float">
            <text:p>3635</text:p>
          </table:table-cell>
          <table:table-cell office:value-type="currency" office:currency="CZK" office:value="2180000" calcext:value-type="currency">
            <text:p>2 180 000,00 Kč</text:p>
          </table:table-cell>
          <table:table-cell office:value-type="currency" office:currency="CZK" office:value="3098200" calcext:value-type="currency">
            <text:p>3 098 200,00 Kč</text:p>
          </table:table-cell>
          <table:table-cell office:value-type="currency" office:currency="CZK" office:value="7468700" calcext:value-type="currency">
            <text:p>7 468 700,00 Kč</text:p>
          </table:table-cell>
          <table:table-cell/>
        </table:table-row>
        <table:table-row table:style-name="ro2">
          <table:table-cell office:value-type="float" office:value="3636" calcext:value-type="float">
            <text:p>3636</text:p>
          </table:table-cell>
          <table:table-cell table:style-name="ce26"/>
          <table:table-cell table:style-name="Pivot_20_Table_20_Value"/>
          <table:table-cell office:value-type="currency" office:currency="CZK" office:value="3150000" calcext:value-type="currency">
            <text:p>3 150 000,00 Kč</text:p>
          </table:table-cell>
          <table:table-cell/>
        </table:table-row>
        <table:table-row table:style-name="ro2">
          <table:table-cell office:value-type="float" office:value="3639" calcext:value-type="float">
            <text:p>3639</text:p>
          </table:table-cell>
          <table:table-cell office:value-type="currency" office:currency="CZK" office:value="541398000" calcext:value-type="currency">
            <text:p>541 398 000,00 Kč</text:p>
          </table:table-cell>
          <table:table-cell office:value-type="currency" office:currency="CZK" office:value="513216900" calcext:value-type="currency">
            <text:p>513 216 900,00 Kč</text:p>
          </table:table-cell>
          <table:table-cell office:value-type="currency" office:currency="CZK" office:value="634756400" calcext:value-type="currency">
            <text:p>634 756 400,00 Kč</text:p>
          </table:table-cell>
          <table:table-cell/>
        </table:table-row>
        <table:table-row table:style-name="ro2">
          <table:table-cell office:value-type="float" office:value="3699" calcext:value-type="float">
            <text:p>3699</text:p>
          </table:table-cell>
          <table:table-cell table:number-columns-repeated="2" office:value-type="currency" office:currency="CZK" office:value="230000" calcext:value-type="currency">
            <text:p>230 000,00 Kč</text:p>
          </table:table-cell>
          <table:table-cell office:value-type="currency" office:currency="CZK" office:value="100000" calcext:value-type="currency">
            <text:p>100 000,00 Kč</text:p>
          </table:table-cell>
          <table:table-cell/>
        </table:table-row>
        <table:table-row table:style-name="ro2">
          <table:table-cell office:value-type="float" office:value="3722" calcext:value-type="float">
            <text:p>3722</text:p>
          </table:table-cell>
          <table:table-cell office:value-type="currency" office:currency="CZK" office:value="4600000" calcext:value-type="currency">
            <text:p>4 600 000,00 Kč</text:p>
          </table:table-cell>
          <table:table-cell office:value-type="currency" office:currency="CZK" office:value="3750000" calcext:value-type="currency">
            <text:p>3 750 000,00 Kč</text:p>
          </table:table-cell>
          <table:table-cell office:value-type="currency" office:currency="CZK" office:value="3500000" calcext:value-type="currency">
            <text:p>3 500 000,00 Kč</text:p>
          </table:table-cell>
          <table:table-cell/>
        </table:table-row>
        <table:table-row table:style-name="ro2">
          <table:table-cell office:value-type="float" office:value="3723" calcext:value-type="float">
            <text:p>3723</text:p>
          </table:table-cell>
          <table:table-cell office:value-type="currency" office:currency="CZK" office:value="6101000" calcext:value-type="currency">
            <text:p>6 101 000,00 Kč</text:p>
          </table:table-cell>
          <table:table-cell office:value-type="currency" office:currency="CZK" office:value="6076000" calcext:value-type="currency">
            <text:p>6 076 000,00 Kč</text:p>
          </table:table-cell>
          <table:table-cell office:value-type="currency" office:currency="CZK" office:value="6410000" calcext:value-type="currency">
            <text:p>6 410 000,00 Kč</text:p>
          </table:table-cell>
          <table:table-cell/>
        </table:table-row>
        <table:table-row table:style-name="ro2">
          <table:table-cell office:value-type="float" office:value="3729" calcext:value-type="float">
            <text:p>3729</text:p>
          </table:table-cell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110000" calcext:value-type="currency">
            <text:p>110 000,00 Kč</text:p>
          </table:table-cell>
          <table:table-cell/>
        </table:table-row>
        <table:table-row table:style-name="ro2">
          <table:table-cell office:value-type="float" office:value="3745" calcext:value-type="float">
            <text:p>3745</text:p>
          </table:table-cell>
          <table:table-cell office:value-type="currency" office:currency="CZK" office:value="126372000" calcext:value-type="currency">
            <text:p>126 372 000,00 Kč</text:p>
          </table:table-cell>
          <table:table-cell office:value-type="currency" office:currency="CZK" office:value="124334500" calcext:value-type="currency">
            <text:p>124 334 500,00 Kč</text:p>
          </table:table-cell>
          <table:table-cell office:value-type="currency" office:currency="CZK" office:value="139860400" calcext:value-type="currency">
            <text:p>139 860 400,00 Kč</text:p>
          </table:table-cell>
          <table:table-cell/>
        </table:table-row>
        <table:table-row table:style-name="ro2">
          <table:table-cell office:value-type="float" office:value="3749" calcext:value-type="float">
            <text:p>3749</text:p>
          </table:table-cell>
          <table:table-cell office:value-type="currency" office:currency="CZK" office:value="1500000" calcext:value-type="currency">
            <text:p>1 500 000,00 Kč</text:p>
          </table:table-cell>
          <table:table-cell office:value-type="currency" office:currency="CZK" office:value="500000" calcext:value-type="currency">
            <text:p>500 000,00 Kč</text:p>
          </table:table-cell>
          <table:table-cell office:value-type="currency" office:currency="CZK" office:value="530000" calcext:value-type="currency">
            <text:p>530 000,00 Kč</text:p>
          </table:table-cell>
          <table:table-cell/>
        </table:table-row>
        <table:table-row table:style-name="ro2">
          <table:table-cell office:value-type="float" office:value="4329" calcext:value-type="float">
            <text:p>4329</text:p>
          </table:table-cell>
          <table:table-cell office:value-type="currency" office:currency="CZK" office:value="827200" calcext:value-type="currency">
            <text:p>827 200,00 Kč</text:p>
          </table:table-cell>
          <table:table-cell office:value-type="currency" office:currency="CZK" office:value="303000" calcext:value-type="currency">
            <text:p>303 000,00 Kč</text:p>
          </table:table-cell>
          <table:table-cell office:value-type="currency" office:currency="CZK" office:value="148500" calcext:value-type="currency">
            <text:p>148 500,00 Kč</text:p>
          </table:table-cell>
          <table:table-cell/>
        </table:table-row>
        <table:table-row table:style-name="ro2">
          <table:table-cell office:value-type="float" office:value="4339" calcext:value-type="float">
            <text:p>4339</text:p>
          </table:table-cell>
          <table:table-cell office:value-type="currency" office:currency="CZK" office:value="2733100" calcext:value-type="currency">
            <text:p>2 733 100,00 Kč</text:p>
          </table:table-cell>
          <table:table-cell office:value-type="currency" office:currency="CZK" office:value="1977500" calcext:value-type="currency">
            <text:p>1 977 500,00 Kč</text:p>
          </table:table-cell>
          <table:table-cell office:value-type="currency" office:currency="CZK" office:value="1822200" calcext:value-type="currency">
            <text:p>1 822 200,00 Kč</text:p>
          </table:table-cell>
          <table:table-cell/>
        </table:table-row>
        <table:table-row table:style-name="ro2">
          <table:table-cell office:value-type="float" office:value="4342" calcext:value-type="float">
            <text:p>4342</text:p>
          </table:table-cell>
          <table:table-cell table:style-name="ce26"/>
          <table:table-cell office:value-type="currency" office:currency="CZK" office:value="100000" calcext:value-type="currency">
            <text:p>100 000,00 Kč</text:p>
          </table:table-cell>
          <table:table-cell table:style-name="ce39"/>
          <table:table-cell/>
        </table:table-row>
        <table:table-row table:style-name="ro2">
          <table:table-cell office:value-type="float" office:value="4344" calcext:value-type="float">
            <text:p>4344</text:p>
          </table:table-cell>
          <table:table-cell office:value-type="currency" office:currency="CZK" office:value="500000" calcext:value-type="currency">
            <text:p>500 000,00 Kč</text:p>
          </table:table-cell>
          <table:table-cell office:value-type="currency" office:currency="CZK" office:value="17509900" calcext:value-type="currency">
            <text:p>17 509 900,00 Kč</text:p>
          </table:table-cell>
          <table:table-cell office:value-type="currency" office:currency="CZK" office:value="5649000" calcext:value-type="currency">
            <text:p>5 649 000,00 Kč</text:p>
          </table:table-cell>
          <table:table-cell/>
        </table:table-row>
        <table:table-row table:style-name="ro2">
          <table:table-cell office:value-type="float" office:value="4349" calcext:value-type="float">
            <text:p>4349</text:p>
          </table:table-cell>
          <table:table-cell office:value-type="currency" office:currency="CZK" office:value="120000" calcext:value-type="currency">
            <text:p>120 000,00 Kč</text:p>
          </table:table-cell>
          <table:table-cell office:value-type="currency" office:currency="CZK" office:value="645000" calcext:value-type="currency">
            <text:p>645 000,00 Kč</text:p>
          </table:table-cell>
          <table:table-cell office:value-type="currency" office:currency="CZK" office:value="725000" calcext:value-type="currency">
            <text:p>725 000,00 Kč</text:p>
          </table:table-cell>
          <table:table-cell/>
        </table:table-row>
        <table:table-row table:style-name="ro2">
          <table:table-cell office:value-type="float" office:value="4351" calcext:value-type="float">
            <text:p>4351</text:p>
          </table:table-cell>
          <table:table-cell office:value-type="currency" office:currency="CZK" office:value="132738200" calcext:value-type="currency">
            <text:p>132 738 200,00 Kč</text:p>
          </table:table-cell>
          <table:table-cell office:value-type="currency" office:currency="CZK" office:value="200001000" calcext:value-type="currency">
            <text:p>200 001 000,00 Kč</text:p>
          </table:table-cell>
          <table:table-cell office:value-type="currency" office:currency="CZK" office:value="104357000" calcext:value-type="currency">
            <text:p>104 357 000,00 Kč</text:p>
          </table:table-cell>
          <table:table-cell/>
        </table:table-row>
        <table:table-row table:style-name="ro2">
          <table:table-cell office:value-type="float" office:value="4359" calcext:value-type="float">
            <text:p>4359</text:p>
          </table:table-cell>
          <table:table-cell table:style-name="ce26"/>
          <table:table-cell table:style-name="Pivot_20_Table_20_Value"/>
          <table:table-cell office:value-type="currency" office:currency="CZK" office:value="100000" calcext:value-type="currency">
            <text:p>100 000,00 Kč</text:p>
          </table:table-cell>
          <table:table-cell/>
        </table:table-row>
        <table:table-row table:style-name="ro2">
          <table:table-cell office:value-type="float" office:value="4374" calcext:value-type="float">
            <text:p>4374</text:p>
          </table:table-cell>
          <table:table-cell office:value-type="currency" office:currency="CZK" office:value="21443000" calcext:value-type="currency">
            <text:p>21 443 000,00 Kč</text:p>
          </table:table-cell>
          <table:table-cell office:value-type="currency" office:currency="CZK" office:value="21293600" calcext:value-type="currency">
            <text:p>21 293 600,00 Kč</text:p>
          </table:table-cell>
          <table:table-cell office:value-type="currency" office:currency="CZK" office:value="500000" calcext:value-type="currency">
            <text:p>500 000,00 Kč</text:p>
          </table:table-cell>
          <table:table-cell/>
        </table:table-row>
        <table:table-row table:style-name="ro2">
          <table:table-cell office:value-type="float" office:value="4375" calcext:value-type="float">
            <text:p>4375</text:p>
          </table:table-cell>
          <table:table-cell office:value-type="currency" office:currency="CZK" office:value="400000" calcext:value-type="currency">
            <text:p>400 000,00 Kč</text:p>
          </table:table-cell>
          <table:table-cell table:style-name="Pivot_20_Table_20_Value"/>
          <table:table-cell table:style-name="ce39"/>
          <table:table-cell/>
        </table:table-row>
        <table:table-row table:style-name="ro2">
          <table:table-cell office:value-type="float" office:value="4378" calcext:value-type="float">
            <text:p>4378</text:p>
          </table:table-cell>
          <table:table-cell office:value-type="currency" office:currency="CZK" office:value="1164500" calcext:value-type="currency">
            <text:p>1 164 500,00 Kč</text:p>
          </table:table-cell>
          <table:table-cell office:value-type="currency" office:currency="CZK" office:value="480500" calcext:value-type="currency">
            <text:p>480 500,00 Kč</text:p>
          </table:table-cell>
          <table:table-cell office:value-type="currency" office:currency="CZK" office:value="480000" calcext:value-type="currency">
            <text:p>480 000,00 Kč</text:p>
          </table:table-cell>
          <table:table-cell/>
        </table:table-row>
        <table:table-row table:style-name="ro2">
          <table:table-cell office:value-type="float" office:value="4379" calcext:value-type="float">
            <text:p>4379</text:p>
          </table:table-cell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105000" calcext:value-type="currency">
            <text:p>105 000,00 Kč</text:p>
          </table:table-cell>
          <table:table-cell table:style-name="ce39"/>
          <table:table-cell/>
        </table:table-row>
        <table:table-row table:style-name="ro2">
          <table:table-cell office:value-type="float" office:value="5212" calcext:value-type="float">
            <text:p>5212</text:p>
          </table:table-cell>
          <table:table-cell office:value-type="currency" office:currency="CZK" office:value="335000" calcext:value-type="currency">
            <text:p>335 000,00 Kč</text:p>
          </table:table-cell>
          <table:table-cell office:value-type="currency" office:currency="CZK" office:value="290000" calcext:value-type="currency">
            <text:p>290 000,00 Kč</text:p>
          </table:table-cell>
          <table:table-cell office:value-type="currency" office:currency="CZK" office:value="407000" calcext:value-type="currency">
            <text:p>407 000,00 Kč</text:p>
          </table:table-cell>
          <table:table-cell/>
        </table:table-row>
        <table:table-row table:style-name="ro2">
          <table:table-cell office:value-type="float" office:value="5311" calcext:value-type="float">
            <text:p>5311</text:p>
          </table:table-cell>
          <table:table-cell office:value-type="currency" office:currency="CZK" office:value="34645000" calcext:value-type="currency">
            <text:p>34 645 000,00 Kč</text:p>
          </table:table-cell>
          <table:table-cell office:value-type="currency" office:currency="CZK" office:value="11589400" calcext:value-type="currency">
            <text:p>11 589 400,00 Kč</text:p>
          </table:table-cell>
          <table:table-cell office:value-type="currency" office:currency="CZK" office:value="12076000" calcext:value-type="currency">
            <text:p>12 076 000,00 Kč</text:p>
          </table:table-cell>
          <table:table-cell/>
        </table:table-row>
        <table:table-row table:style-name="ro2">
          <table:table-cell office:value-type="float" office:value="6112" calcext:value-type="float">
            <text:p>6112</text:p>
          </table:table-cell>
          <table:table-cell office:value-type="currency" office:currency="CZK" office:value="13497000" calcext:value-type="currency">
            <text:p>13 497 000,00 Kč</text:p>
          </table:table-cell>
          <table:table-cell office:value-type="currency" office:currency="CZK" office:value="14597000" calcext:value-type="currency">
            <text:p>14 597 000,00 Kč</text:p>
          </table:table-cell>
          <table:table-cell office:value-type="currency" office:currency="CZK" office:value="15100000" calcext:value-type="currency">
            <text:p>15 100 000,00 Kč</text:p>
          </table:table-cell>
          <table:table-cell/>
        </table:table-row>
        <table:table-row table:style-name="ro2">
          <table:table-cell office:value-type="float" office:value="6115" calcext:value-type="float">
            <text:p>6115</text:p>
          </table:table-cell>
          <table:table-cell office:value-type="currency" office:currency="CZK" office:value="2786400" calcext:value-type="currency">
            <text:p>2 786 400,00 Kč</text:p>
          </table:table-cell>
          <table:table-cell table:style-name="Pivot_20_Table_20_Value"/>
          <table:table-cell table:style-name="ce39"/>
          <table:table-cell/>
        </table:table-row>
        <table:table-row table:style-name="ro2">
          <table:table-cell office:value-type="float" office:value="6117" calcext:value-type="float">
            <text:p>6117</text:p>
          </table:table-cell>
          <table:table-cell office:value-type="currency" office:currency="CZK" office:value="3324200" calcext:value-type="currency">
            <text:p>3 324 200,00 Kč</text:p>
          </table:table-cell>
          <table:table-cell table:style-name="Pivot_20_Table_20_Value"/>
          <table:table-cell table:style-name="ce39"/>
          <table:table-cell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currency" office:currency="CZK" office:value="282179200" calcext:value-type="currency">
            <text:p>282 179 200,00 Kč</text:p>
          </table:table-cell>
          <table:table-cell office:value-type="currency" office:currency="CZK" office:value="304065200" calcext:value-type="currency">
            <text:p>304 065 200,00 Kč</text:p>
          </table:table-cell>
          <table:table-cell office:value-type="currency" office:currency="CZK" office:value="368162900" calcext:value-type="currency">
            <text:p>368 162 900,00 Kč</text:p>
          </table:table-cell>
          <table:table-cell/>
        </table:table-row>
        <table:table-row table:style-name="ro2">
          <table:table-cell office:value-type="float" office:value="6173" calcext:value-type="float">
            <text:p>6173</text:p>
          </table:table-cell>
          <table:table-cell office:value-type="currency" office:currency="CZK" office:value="3410000" calcext:value-type="currency">
            <text:p>3 410 000,00 Kč</text:p>
          </table:table-cell>
          <table:table-cell table:style-name="Pivot_20_Table_20_Value"/>
          <table:table-cell table:style-name="ce39"/>
          <table:table-cell/>
        </table:table-row>
        <table:table-row table:style-name="ro2">
          <table:table-cell office:value-type="float" office:value="6310" calcext:value-type="float">
            <text:p>6310</text:p>
          </table:table-cell>
          <table:table-cell table:number-columns-repeated="2" office:value-type="currency" office:currency="CZK" office:value="220000" calcext:value-type="currency">
            <text:p>220 000,00 Kč</text:p>
          </table:table-cell>
          <table:table-cell office:value-type="currency" office:currency="CZK" office:value="200000" calcext:value-type="currency">
            <text:p>200 000,00 Kč</text:p>
          </table:table-cell>
          <table:table-cell/>
        </table:table-row>
        <table:table-row table:style-name="ro2">
          <table:table-cell office:value-type="float" office:value="6320" calcext:value-type="float">
            <text:p>6320</text:p>
          </table:table-cell>
          <table:table-cell office:value-type="currency" office:currency="CZK" office:value="85000" calcext:value-type="currency">
            <text:p>85 000,00 Kč</text:p>
          </table:table-cell>
          <table:table-cell office:value-type="currency" office:currency="CZK" office:value="80000" calcext:value-type="currency">
            <text:p>80 000,00 Kč</text:p>
          </table:table-cell>
          <table:table-cell office:value-type="currency" office:currency="CZK" office:value="110000" calcext:value-type="currency">
            <text:p>110 000,00 Kč</text:p>
          </table:table-cell>
          <table:table-cell/>
        </table:table-row>
        <table:table-row table:style-name="ro2">
          <table:table-cell office:value-type="float" office:value="6330" calcext:value-type="float">
            <text:p>6330</text:p>
          </table:table-cell>
          <table:table-cell office:value-type="currency" office:currency="CZK" office:value="11036000" calcext:value-type="currency">
            <text:p>11 036 000,00 Kč</text:p>
          </table:table-cell>
          <table:table-cell office:value-type="currency" office:currency="CZK" office:value="28670300" calcext:value-type="currency">
            <text:p>28 670 300,00 Kč</text:p>
          </table:table-cell>
          <table:table-cell office:value-type="currency" office:currency="CZK" office:value="38877300" calcext:value-type="currency">
            <text:p>38 877 300,00 Kč</text:p>
          </table:table-cell>
          <table:table-cell/>
        </table:table-row>
        <table:table-row table:style-name="ro2">
          <table:table-cell office:value-type="float" office:value="6402" calcext:value-type="float">
            <text:p>6402</text:p>
          </table:table-cell>
          <table:table-cell table:style-name="ce26"/>
          <table:table-cell table:style-name="Pivot_20_Table_20_Value"/>
          <table:table-cell office:value-type="currency" office:currency="CZK" office:value="67100" calcext:value-type="currency">
            <text:p>67 100,00 Kč</text:p>
          </table:table-cell>
          <table:table-cell/>
        </table:table-row>
        <table:table-row table:style-name="ro2">
          <table:table-cell office:value-type="float" office:value="6409" calcext:value-type="float">
            <text:p>6409</text:p>
          </table:table-cell>
          <table:table-cell table:style-name="ce42"/>
          <table:table-cell table:style-name="ce33" office:value-type="currency" office:currency="CZK" office:value="400000" calcext:value-type="currency">
            <text:p>400 000,00 Kč</text:p>
          </table:table-cell>
          <table:table-cell table:style-name="ce43"/>
          <table:table-cell/>
        </table:table-row>
        <table:table-row table:style-name="ro2">
          <table:table-cell table:style-name="ce21" office:value-type="string" calcext:value-type="string">
            <text:p>Total Result</text:p>
          </table:table-cell>
          <table:table-cell table:style-name="ce28" office:value-type="currency" office:currency="CZK" office:value="2002929600" calcext:value-type="currency">
            <text:p>2 002 929 600,00 Kč</text:p>
          </table:table-cell>
          <table:table-cell table:style-name="ce34" office:value-type="currency" office:currency="CZK" office:value="1887973800" calcext:value-type="currency">
            <text:p>1 887 973 800,00 Kč</text:p>
          </table:table-cell>
          <table:table-cell table:style-name="ce41" office:value-type="currency" office:currency="CZK" office:value="2133308500" calcext:value-type="currency">
            <text:p>2 133 308 500,00 Kč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'Pivot Table_Prijmy_1'.A1:'Pivot Table_Prijmy_1'.D27" table:buttons="'Pivot Table_Prijmy_1'.A2 'Pivot Table_Prijmy_1'.B1" table:grand-total="row" table:show-filter-button="false">
          <table:source-cell-range table:cell-range-address="Prijmy.A1:Prijmy.F148"/>
          <table:data-pilot-field table:source-field-name="rok" table:orientation="column" table:used-hierarchy="0" table:function="auto">
            <table:data-pilot-level table:show-empty="false" calcext:repeat-item-labels="false">
              <table:data-pilot-members>
                <table:data-pilot-member table:name="2014" table:display="true" table:show-details="true"/>
                <table:data-pilot-member table:name="2015" table:display="true" table:show-details="true"/>
                <table:data-pilot-member table:name="20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aragraf" table:orientation="row" table:used-hierarchy="0" table:function="auto">
            <table:data-pilot-level table:show-empty="false" calcext:repeat-item-labels="false">
              <table:data-pilot-members>
                <table:data-pilot-member table:name="0000" table:display="true" table:show-details="true"/>
                <table:data-pilot-member table:name="3111" table:display="true" table:show-details="true"/>
                <table:data-pilot-member table:name="3113" table:display="true" table:show-details="true"/>
                <table:data-pilot-member table:name="3149" table:display="true" table:show-details="true"/>
                <table:data-pilot-member table:name="3311" table:display="true" table:show-details="true"/>
                <table:data-pilot-member table:name="3319" table:display="true" table:show-details="true"/>
                <table:data-pilot-member table:name="3349" table:display="true" table:show-details="true"/>
                <table:data-pilot-member table:name="3392" table:display="true" table:show-details="true"/>
                <table:data-pilot-member table:name="3421" table:display="true" table:show-details="true"/>
                <table:data-pilot-member table:name="3523" table:display="true" table:show-details="true"/>
                <table:data-pilot-member table:name="3613" table:display="true" table:show-details="true"/>
                <table:data-pilot-member table:name="3632" table:display="true" table:show-details="true"/>
                <table:data-pilot-member table:name="3635" table:display="true" table:show-details="true"/>
                <table:data-pilot-member table:name="3639" table:display="true" table:show-details="true"/>
                <table:data-pilot-member table:name="3745" table:display="true" table:show-details="true"/>
                <table:data-pilot-member table:name="4179" table:display="true" table:show-details="true"/>
                <table:data-pilot-member table:name="4351" table:display="true" table:show-details="true"/>
                <table:data-pilot-member table:name="4379" table:display="true" table:show-details="true"/>
                <table:data-pilot-member table:name="5311" table:display="true" table:show-details="true"/>
                <table:data-pilot-member table:name="6171" table:display="true" table:show-details="true"/>
                <table:data-pilot-member table:name="6310" table:display="true" table:show-details="true"/>
                <table:data-pilot-member table:name="6330" table:display="true" table:show-details="true"/>
                <table:data-pilot-member table:name="6402" table:display="true" table:show-details="true"/>
                <table:data-pilot-member table:name="64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meneno" table:orientation="data" table:used-hierarchy="0" table:function="sum">
            <table:data-pilot-level table:show-empty="false" calcext:repeat-item-labels="false">
              <table:data-pilot-members>
                <table:data-pilot-member table:name="-49 921 000,00 Kč" table:display="true" table:show-details="true"/>
                <table:data-pilot-member table:name="1 400,00 Kč" table:display="true" table:show-details="true"/>
                <table:data-pilot-member table:name="3 600,00 Kč" table:display="true" table:show-details="true"/>
                <table:data-pilot-member table:name="5 500,00 Kč" table:display="true" table:show-details="true"/>
                <table:data-pilot-member table:name="7 000,00 Kč" table:display="true" table:show-details="true"/>
                <table:data-pilot-member table:name="8 100,00 Kč" table:display="true" table:show-details="true"/>
                <table:data-pilot-member table:name="15 000,00 Kč" table:display="true" table:show-details="true"/>
                <table:data-pilot-member table:name="20 000,00 Kč" table:display="true" table:show-details="true"/>
                <table:data-pilot-member table:name="30 000,00 Kč" table:display="true" table:show-details="true"/>
                <table:data-pilot-member table:name="38 100,00 Kč" table:display="true" table:show-details="true"/>
                <table:data-pilot-member table:name="40 000,00 Kč" table:display="true" table:show-details="true"/>
                <table:data-pilot-member table:name="46 100,00 Kč" table:display="true" table:show-details="true"/>
                <table:data-pilot-member table:name="49 600,00 Kč" table:display="true" table:show-details="true"/>
                <table:data-pilot-member table:name="54 500,00 Kč" table:display="true" table:show-details="true"/>
                <table:data-pilot-member table:name="60 000,00 Kč" table:display="true" table:show-details="true"/>
                <table:data-pilot-member table:name="65 700,00 Kč" table:display="true" table:show-details="true"/>
                <table:data-pilot-member table:name="70 000,00 Kč" table:display="true" table:show-details="true"/>
                <table:data-pilot-member table:name="100 000,00 Kč" table:display="true" table:show-details="true"/>
                <table:data-pilot-member table:name="105 700,00 Kč" table:display="true" table:show-details="true"/>
                <table:data-pilot-member table:name="115 000,00 Kč" table:display="true" table:show-details="true"/>
                <table:data-pilot-member table:name="189 400,00 Kč" table:display="true" table:show-details="true"/>
                <table:data-pilot-member table:name="196 400,00 Kč" table:display="true" table:show-details="true"/>
                <table:data-pilot-member table:name="200 000,00 Kč" table:display="true" table:show-details="true"/>
                <table:data-pilot-member table:name="222 500,00 Kč" table:display="true" table:show-details="true"/>
                <table:data-pilot-member table:name="234 600,00 Kč" table:display="true" table:show-details="true"/>
                <table:data-pilot-member table:name="293 700,00 Kč" table:display="true" table:show-details="true"/>
                <table:data-pilot-member table:name="300 000,00 Kč" table:display="true" table:show-details="true"/>
                <table:data-pilot-member table:name="400 000,00 Kč" table:display="true" table:show-details="true"/>
                <table:data-pilot-member table:name="450 000,00 Kč" table:display="true" table:show-details="true"/>
                <table:data-pilot-member table:name="600 000,00 Kč" table:display="true" table:show-details="true"/>
                <table:data-pilot-member table:name="650 000,00 Kč" table:display="true" table:show-details="true"/>
                <table:data-pilot-member table:name="692 100,00 Kč" table:display="true" table:show-details="true"/>
                <table:data-pilot-member table:name="710 500,00 Kč" table:display="true" table:show-details="true"/>
                <table:data-pilot-member table:name="750 000,00 Kč" table:display="true" table:show-details="true"/>
                <table:data-pilot-member table:name="800 000,00 Kč" table:display="true" table:show-details="true"/>
                <table:data-pilot-member table:name="870 000,00 Kč" table:display="true" table:show-details="true"/>
                <table:data-pilot-member table:name="967 800,00 Kč" table:display="true" table:show-details="true"/>
                <table:data-pilot-member table:name="1 000 000,00 Kč" table:display="true" table:show-details="true"/>
                <table:data-pilot-member table:name="1 050 000,00 Kč" table:display="true" table:show-details="true"/>
                <table:data-pilot-member table:name="1 152 900,00 Kč" table:display="true" table:show-details="true"/>
                <table:data-pilot-member table:name="1 200 000,00 Kč" table:display="true" table:show-details="true"/>
                <table:data-pilot-member table:name="1 261 000,00 Kč" table:display="true" table:show-details="true"/>
                <table:data-pilot-member table:name="2 013 400,00 Kč" table:display="true" table:show-details="true"/>
                <table:data-pilot-member table:name="2 022 900,00 Kč" table:display="true" table:show-details="true"/>
                <table:data-pilot-member table:name="2 305 800,00 Kč" table:display="true" table:show-details="true"/>
                <table:data-pilot-member table:name="2 515 000,00 Kč" table:display="true" table:show-details="true"/>
                <table:data-pilot-member table:name="2 575 700,00 Kč" table:display="true" table:show-details="true"/>
                <table:data-pilot-member table:name="2 700 900,00 Kč" table:display="true" table:show-details="true"/>
                <table:data-pilot-member table:name="2 800 000,00 Kč" table:display="true" table:show-details="true"/>
                <table:data-pilot-member table:name="2 887 200,00 Kč" table:display="true" table:show-details="true"/>
                <table:data-pilot-member table:name="2 908 600,00 Kč" table:display="true" table:show-details="true"/>
                <table:data-pilot-member table:name="2 941 000,00 Kč" table:display="true" table:show-details="true"/>
                <table:data-pilot-member table:name="3 227 000,00 Kč" table:display="true" table:show-details="true"/>
                <table:data-pilot-member table:name="3 270 200,00 Kč" table:display="true" table:show-details="true"/>
                <table:data-pilot-member table:name="3 302 000,00 Kč" table:display="true" table:show-details="true"/>
                <table:data-pilot-member table:name="3 368 300,00 Kč" table:display="true" table:show-details="true"/>
                <table:data-pilot-member table:name="4 000 000,00 Kč" table:display="true" table:show-details="true"/>
                <table:data-pilot-member table:name="4 216 600,00 Kč" table:display="true" table:show-details="true"/>
                <table:data-pilot-member table:name="4 928 700,00 Kč" table:display="true" table:show-details="true"/>
                <table:data-pilot-member table:name="5 020 000,00 Kč" table:display="true" table:show-details="true"/>
                <table:data-pilot-member table:name="5 383 000,00 Kč" table:display="true" table:show-details="true"/>
                <table:data-pilot-member table:name="5 390 000,00 Kč" table:display="true" table:show-details="true"/>
                <table:data-pilot-member table:name="5 653 000,00 Kč" table:display="true" table:show-details="true"/>
                <table:data-pilot-member table:name="6 090 000,00 Kč" table:display="true" table:show-details="true"/>
                <table:data-pilot-member table:name="6 110 600,00 Kč" table:display="true" table:show-details="true"/>
                <table:data-pilot-member table:name="6 410 000,00 Kč" table:display="true" table:show-details="true"/>
                <table:data-pilot-member table:name="7 314 000,00 Kč" table:display="true" table:show-details="true"/>
                <table:data-pilot-member table:name="8 000 000,00 Kč" table:display="true" table:show-details="true"/>
                <table:data-pilot-member table:name="9 200 000,00 Kč" table:display="true" table:show-details="true"/>
                <table:data-pilot-member table:name="10 500 000,00 Kč" table:display="true" table:show-details="true"/>
                <table:data-pilot-member table:name="10 900 000,00 Kč" table:display="true" table:show-details="true"/>
                <table:data-pilot-member table:name="12 200 000,00 Kč" table:display="true" table:show-details="true"/>
                <table:data-pilot-member table:name="12 500 000,00 Kč" table:display="true" table:show-details="true"/>
                <table:data-pilot-member table:name="13 000 000,00 Kč" table:display="true" table:show-details="true"/>
                <table:data-pilot-member table:name="13 500 000,00 Kč" table:display="true" table:show-details="true"/>
                <table:data-pilot-member table:name="15 000 000,00 Kč" table:display="true" table:show-details="true"/>
                <table:data-pilot-member table:name="17 990 800,00 Kč" table:display="true" table:show-details="true"/>
                <table:data-pilot-member table:name="49 000 000,00 Kč" table:display="true" table:show-details="true"/>
                <table:data-pilot-member table:name="53 000 000,00 Kč" table:display="true" table:show-details="true"/>
                <table:data-pilot-member table:name="55 500 000,00 Kč" table:display="true" table:show-details="true"/>
                <table:data-pilot-member table:name="60 260 000,00 Kč" table:display="true" table:show-details="true"/>
                <table:data-pilot-member table:name="90 174 800,00 Kč" table:display="true" table:show-details="true"/>
                <table:data-pilot-member table:name="469 531 200,00 Kč" table:display="true" table:show-details="true"/>
                <table:data-pilot-member table:name="606 790 300,00 Kč" table:display="true" table:show-details="true"/>
                <table:data-pilot-member table:name="621 549 500,00 Kč" table:display="true" table:show-details="true"/>
                <table:data-pilot-member table:name="1 015 866 900,00 Kč" table:display="true" table:show-details="true"/>
                <table:data-pilot-member table:name="1 221 283 500,00 Kč" table:display="true" table:show-details="true"/>
                <table:data-pilot-member table:name="1 314 457 500,00 Kč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Vydaje_1'.A1:'Pivot Table_Vydaje_1'.D60" table:buttons="'Pivot Table_Vydaje_1'.A2 'Pivot Table_Vydaje_1'.B1" table:grand-total="row" table:show-filter-button="false">
          <table:source-cell-range table:cell-range-address="Vydaje.A1:Vydaje.F829"/>
          <table:data-pilot-field table:source-field-name="rok" table:orientation="column" table:used-hierarchy="0" table:function="auto">
            <table:data-pilot-level table:show-empty="false" calcext:repeat-item-labels="false">
              <table:data-pilot-members>
                <table:data-pilot-member table:name="2014" table:display="true" table:show-details="true"/>
                <table:data-pilot-member table:name="2015" table:display="true" table:show-details="true"/>
                <table:data-pilot-member table:name="20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aragraf" table:orientation="row" table:used-hierarchy="0" table:function="auto">
            <table:data-pilot-level table:show-empty="false" calcext:repeat-item-labels="false">
              <table:data-pilot-members>
                <table:data-pilot-member table:name="2212" table:display="true" table:show-details="true"/>
                <table:data-pilot-member table:name="2219" table:display="true" table:show-details="true"/>
                <table:data-pilot-member table:name="3111" table:display="true" table:show-details="true"/>
                <table:data-pilot-member table:name="3113" table:display="true" table:show-details="true"/>
                <table:data-pilot-member table:name="3122" table:display="true" table:show-details="true"/>
                <table:data-pilot-member table:name="3149" table:display="true" table:show-details="true"/>
                <table:data-pilot-member table:name="3311" table:display="true" table:show-details="true"/>
                <table:data-pilot-member table:name="3317" table:display="true" table:show-details="true"/>
                <table:data-pilot-member table:name="3319" table:display="true" table:show-details="true"/>
                <table:data-pilot-member table:name="3322" table:display="true" table:show-details="true"/>
                <table:data-pilot-member table:name="3326" table:display="true" table:show-details="true"/>
                <table:data-pilot-member table:name="3349" table:display="true" table:show-details="true"/>
                <table:data-pilot-member table:name="3392" table:display="true" table:show-details="true"/>
                <table:data-pilot-member table:name="3399" table:display="true" table:show-details="true"/>
                <table:data-pilot-member table:name="3412" table:display="true" table:show-details="true"/>
                <table:data-pilot-member table:name="3419" table:display="true" table:show-details="true"/>
                <table:data-pilot-member table:name="3421" table:display="true" table:show-details="true"/>
                <table:data-pilot-member table:name="3429" table:display="true" table:show-details="true"/>
                <table:data-pilot-member table:name="3511" table:display="true" table:show-details="true"/>
                <table:data-pilot-member table:name="3523" table:display="true" table:show-details="true"/>
                <table:data-pilot-member table:name="3541" table:display="true" table:show-details="true"/>
                <table:data-pilot-member table:name="3549" table:display="true" table:show-details="true"/>
                <table:data-pilot-member table:name="3612" table:display="true" table:show-details="true"/>
                <table:data-pilot-member table:name="3613" table:display="true" table:show-details="true"/>
                <table:data-pilot-member table:name="3632" table:display="true" table:show-details="true"/>
                <table:data-pilot-member table:name="3635" table:display="true" table:show-details="true"/>
                <table:data-pilot-member table:name="3636" table:display="true" table:show-details="true"/>
                <table:data-pilot-member table:name="3639" table:display="true" table:show-details="true"/>
                <table:data-pilot-member table:name="3699" table:display="true" table:show-details="true"/>
                <table:data-pilot-member table:name="3722" table:display="true" table:show-details="true"/>
                <table:data-pilot-member table:name="3723" table:display="true" table:show-details="true"/>
                <table:data-pilot-member table:name="3729" table:display="true" table:show-details="true"/>
                <table:data-pilot-member table:name="3745" table:display="true" table:show-details="true"/>
                <table:data-pilot-member table:name="3749" table:display="true" table:show-details="true"/>
                <table:data-pilot-member table:name="4329" table:display="true" table:show-details="true"/>
                <table:data-pilot-member table:name="4339" table:display="true" table:show-details="true"/>
                <table:data-pilot-member table:name="4342" table:display="true" table:show-details="true"/>
                <table:data-pilot-member table:name="4344" table:display="true" table:show-details="true"/>
                <table:data-pilot-member table:name="4349" table:display="true" table:show-details="true"/>
                <table:data-pilot-member table:name="4351" table:display="true" table:show-details="true"/>
                <table:data-pilot-member table:name="4359" table:display="true" table:show-details="true"/>
                <table:data-pilot-member table:name="4374" table:display="true" table:show-details="true"/>
                <table:data-pilot-member table:name="4375" table:display="true" table:show-details="true"/>
                <table:data-pilot-member table:name="4378" table:display="true" table:show-details="true"/>
                <table:data-pilot-member table:name="4379" table:display="true" table:show-details="true"/>
                <table:data-pilot-member table:name="5212" table:display="true" table:show-details="true"/>
                <table:data-pilot-member table:name="5311" table:display="true" table:show-details="true"/>
                <table:data-pilot-member table:name="6112" table:display="true" table:show-details="true"/>
                <table:data-pilot-member table:name="6115" table:display="true" table:show-details="true"/>
                <table:data-pilot-member table:name="6117" table:display="true" table:show-details="true"/>
                <table:data-pilot-member table:name="6171" table:display="true" table:show-details="true"/>
                <table:data-pilot-member table:name="6173" table:display="true" table:show-details="true"/>
                <table:data-pilot-member table:name="6310" table:display="true" table:show-details="true"/>
                <table:data-pilot-member table:name="6320" table:display="true" table:show-details="true"/>
                <table:data-pilot-member table:name="6330" table:display="true" table:show-details="true"/>
                <table:data-pilot-member table:name="6402" table:display="true" table:show-details="true"/>
                <table:data-pilot-member table:name="64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meneno" table:orientation="data" table:used-hierarchy="0" table:function="sum">
            <table:data-pilot-level table:show-empty="false" calcext:repeat-item-labels="false">
              <table:data-pilot-members>
                <table:data-pilot-member table:name="500,00 Kč" table:display="true" table:show-details="true"/>
                <table:data-pilot-member table:name="600,00 Kč" table:display="true" table:show-details="true"/>
                <table:data-pilot-member table:name="700,00 Kč" table:display="true" table:show-details="true"/>
                <table:data-pilot-member table:name="900,00 Kč" table:display="true" table:show-details="true"/>
                <table:data-pilot-member table:name="1 000,00 Kč" table:display="true" table:show-details="true"/>
                <table:data-pilot-member table:name="2 000,00 Kč" table:display="true" table:show-details="true"/>
                <table:data-pilot-member table:name="2 300,00 Kč" table:display="true" table:show-details="true"/>
                <table:data-pilot-member table:name="2 500,00 Kč" table:display="true" table:show-details="true"/>
                <table:data-pilot-member table:name="3 000,00 Kč" table:display="true" table:show-details="true"/>
                <table:data-pilot-member table:name="3 400,00 Kč" table:display="true" table:show-details="true"/>
                <table:data-pilot-member table:name="4 000,00 Kč" table:display="true" table:show-details="true"/>
                <table:data-pilot-member table:name="5 000,00 Kč" table:display="true" table:show-details="true"/>
                <table:data-pilot-member table:name="5 900,00 Kč" table:display="true" table:show-details="true"/>
                <table:data-pilot-member table:name="6 000,00 Kč" table:display="true" table:show-details="true"/>
                <table:data-pilot-member table:name="6 800,00 Kč" table:display="true" table:show-details="true"/>
                <table:data-pilot-member table:name="7 000,00 Kč" table:display="true" table:show-details="true"/>
                <table:data-pilot-member table:name="7 500,00 Kč" table:display="true" table:show-details="true"/>
                <table:data-pilot-member table:name="8 000,00 Kč" table:display="true" table:show-details="true"/>
                <table:data-pilot-member table:name="10 000,00 Kč" table:display="true" table:show-details="true"/>
                <table:data-pilot-member table:name="11 400,00 Kč" table:display="true" table:show-details="true"/>
                <table:data-pilot-member table:name="11 900,00 Kč" table:display="true" table:show-details="true"/>
                <table:data-pilot-member table:name="12 000,00 Kč" table:display="true" table:show-details="true"/>
                <table:data-pilot-member table:name="13 000,00 Kč" table:display="true" table:show-details="true"/>
                <table:data-pilot-member table:name="13 200,00 Kč" table:display="true" table:show-details="true"/>
                <table:data-pilot-member table:name="14 000,00 Kč" table:display="true" table:show-details="true"/>
                <table:data-pilot-member table:name="15 000,00 Kč" table:display="true" table:show-details="true"/>
                <table:data-pilot-member table:name="15 300,00 Kč" table:display="true" table:show-details="true"/>
                <table:data-pilot-member table:name="15 700,00 Kč" table:display="true" table:show-details="true"/>
                <table:data-pilot-member table:name="16 000,00 Kč" table:display="true" table:show-details="true"/>
                <table:data-pilot-member table:name="18 000,00 Kč" table:display="true" table:show-details="true"/>
                <table:data-pilot-member table:name="18 600,00 Kč" table:display="true" table:show-details="true"/>
                <table:data-pilot-member table:name="19 200,00 Kč" table:display="true" table:show-details="true"/>
                <table:data-pilot-member table:name="19 700,00 Kč" table:display="true" table:show-details="true"/>
                <table:data-pilot-member table:name="20 000,00 Kč" table:display="true" table:show-details="true"/>
                <table:data-pilot-member table:name="20 300,00 Kč" table:display="true" table:show-details="true"/>
                <table:data-pilot-member table:name="20 800,00 Kč" table:display="true" table:show-details="true"/>
                <table:data-pilot-member table:name="21 000,00 Kč" table:display="true" table:show-details="true"/>
                <table:data-pilot-member table:name="22 500,00 Kč" table:display="true" table:show-details="true"/>
                <table:data-pilot-member table:name="23 000,00 Kč" table:display="true" table:show-details="true"/>
                <table:data-pilot-member table:name="23 500,00 Kč" table:display="true" table:show-details="true"/>
                <table:data-pilot-member table:name="25 000,00 Kč" table:display="true" table:show-details="true"/>
                <table:data-pilot-member table:name="25 100,00 Kč" table:display="true" table:show-details="true"/>
                <table:data-pilot-member table:name="26 000,00 Kč" table:display="true" table:show-details="true"/>
                <table:data-pilot-member table:name="28 500,00 Kč" table:display="true" table:show-details="true"/>
                <table:data-pilot-member table:name="30 000,00 Kč" table:display="true" table:show-details="true"/>
                <table:data-pilot-member table:name="30 900,00 Kč" table:display="true" table:show-details="true"/>
                <table:data-pilot-member table:name="32 000,00 Kč" table:display="true" table:show-details="true"/>
                <table:data-pilot-member table:name="35 000,00 Kč" table:display="true" table:show-details="true"/>
                <table:data-pilot-member table:name="35 500,00 Kč" table:display="true" table:show-details="true"/>
                <table:data-pilot-member table:name="36 200,00 Kč" table:display="true" table:show-details="true"/>
                <table:data-pilot-member table:name="38 000,00 Kč" table:display="true" table:show-details="true"/>
                <table:data-pilot-member table:name="39 900,00 Kč" table:display="true" table:show-details="true"/>
                <table:data-pilot-member table:name="40 000,00 Kč" table:display="true" table:show-details="true"/>
                <table:data-pilot-member table:name="42 000,00 Kč" table:display="true" table:show-details="true"/>
                <table:data-pilot-member table:name="42 700,00 Kč" table:display="true" table:show-details="true"/>
                <table:data-pilot-member table:name="43 000,00 Kč" table:display="true" table:show-details="true"/>
                <table:data-pilot-member table:name="44 000,00 Kč" table:display="true" table:show-details="true"/>
                <table:data-pilot-member table:name="44 800,00 Kč" table:display="true" table:show-details="true"/>
                <table:data-pilot-member table:name="45 000,00 Kč" table:display="true" table:show-details="true"/>
                <table:data-pilot-member table:name="46 000,00 Kč" table:display="true" table:show-details="true"/>
                <table:data-pilot-member table:name="48 000,00 Kč" table:display="true" table:show-details="true"/>
                <table:data-pilot-member table:name="48 900,00 Kč" table:display="true" table:show-details="true"/>
                <table:data-pilot-member table:name="50 000,00 Kč" table:display="true" table:show-details="true"/>
                <table:data-pilot-member table:name="53 000,00 Kč" table:display="true" table:show-details="true"/>
                <table:data-pilot-member table:name="55 000,00 Kč" table:display="true" table:show-details="true"/>
                <table:data-pilot-member table:name="60 000,00 Kč" table:display="true" table:show-details="true"/>
                <table:data-pilot-member table:name="61 000,00 Kč" table:display="true" table:show-details="true"/>
                <table:data-pilot-member table:name="62 000,00 Kč" table:display="true" table:show-details="true"/>
                <table:data-pilot-member table:name="63 000,00 Kč" table:display="true" table:show-details="true"/>
                <table:data-pilot-member table:name="63 400,00 Kč" table:display="true" table:show-details="true"/>
                <table:data-pilot-member table:name="63 700,00 Kč" table:display="true" table:show-details="true"/>
                <table:data-pilot-member table:name="65 500,00 Kč" table:display="true" table:show-details="true"/>
                <table:data-pilot-member table:name="67 100,00 Kč" table:display="true" table:show-details="true"/>
                <table:data-pilot-member table:name="69 500,00 Kč" table:display="true" table:show-details="true"/>
                <table:data-pilot-member table:name="70 000,00 Kč" table:display="true" table:show-details="true"/>
                <table:data-pilot-member table:name="71 000,00 Kč" table:display="true" table:show-details="true"/>
                <table:data-pilot-member table:name="72 300,00 Kč" table:display="true" table:show-details="true"/>
                <table:data-pilot-member table:name="72 800,00 Kč" table:display="true" table:show-details="true"/>
                <table:data-pilot-member table:name="73 000,00 Kč" table:display="true" table:show-details="true"/>
                <table:data-pilot-member table:name="75 000,00 Kč" table:display="true" table:show-details="true"/>
                <table:data-pilot-member table:name="75 300,00 Kč" table:display="true" table:show-details="true"/>
                <table:data-pilot-member table:name="79 000,00 Kč" table:display="true" table:show-details="true"/>
                <table:data-pilot-member table:name="79 600,00 Kč" table:display="true" table:show-details="true"/>
                <table:data-pilot-member table:name="80 000,00 Kč" table:display="true" table:show-details="true"/>
                <table:data-pilot-member table:name="80 500,00 Kč" table:display="true" table:show-details="true"/>
                <table:data-pilot-member table:name="81 000,00 Kč" table:display="true" table:show-details="true"/>
                <table:data-pilot-member table:name="82 000,00 Kč" table:display="true" table:show-details="true"/>
                <table:data-pilot-member table:name="85 000,00 Kč" table:display="true" table:show-details="true"/>
                <table:data-pilot-member table:name="86 000,00 Kč" table:display="true" table:show-details="true"/>
                <table:data-pilot-member table:name="89 000,00 Kč" table:display="true" table:show-details="true"/>
                <table:data-pilot-member table:name="90 000,00 Kč" table:display="true" table:show-details="true"/>
                <table:data-pilot-member table:name="90 500,00 Kč" table:display="true" table:show-details="true"/>
                <table:data-pilot-member table:name="92 700,00 Kč" table:display="true" table:show-details="true"/>
                <table:data-pilot-member table:name="94 100,00 Kč" table:display="true" table:show-details="true"/>
                <table:data-pilot-member table:name="98 500,00 Kč" table:display="true" table:show-details="true"/>
                <table:data-pilot-member table:name="99 300,00 Kč" table:display="true" table:show-details="true"/>
                <table:data-pilot-member table:name="100 000,00 Kč" table:display="true" table:show-details="true"/>
                <table:data-pilot-member table:name="100 100,00 Kč" table:display="true" table:show-details="true"/>
                <table:data-pilot-member table:name="101 400,00 Kč" table:display="true" table:show-details="true"/>
                <table:data-pilot-member table:name="105 000,00 Kč" table:display="true" table:show-details="true"/>
                <table:data-pilot-member table:name="106 400,00 Kč" table:display="true" table:show-details="true"/>
                <table:data-pilot-member table:name="110 000,00 Kč" table:display="true" table:show-details="true"/>
                <table:data-pilot-member table:name="112 000,00 Kč" table:display="true" table:show-details="true"/>
                <table:data-pilot-member table:name="113 500,00 Kč" table:display="true" table:show-details="true"/>
                <table:data-pilot-member table:name="115 000,00 Kč" table:display="true" table:show-details="true"/>
                <table:data-pilot-member table:name="122 500,00 Kč" table:display="true" table:show-details="true"/>
                <table:data-pilot-member table:name="123 000,00 Kč" table:display="true" table:show-details="true"/>
                <table:data-pilot-member table:name="125 000,00 Kč" table:display="true" table:show-details="true"/>
                <table:data-pilot-member table:name="129 500,00 Kč" table:display="true" table:show-details="true"/>
                <table:data-pilot-member table:name="130 000,00 Kč" table:display="true" table:show-details="true"/>
                <table:data-pilot-member table:name="133 100,00 Kč" table:display="true" table:show-details="true"/>
                <table:data-pilot-member table:name="136 500,00 Kč" table:display="true" table:show-details="true"/>
                <table:data-pilot-member table:name="136 800,00 Kč" table:display="true" table:show-details="true"/>
                <table:data-pilot-member table:name="138 000,00 Kč" table:display="true" table:show-details="true"/>
                <table:data-pilot-member table:name="143 000,00 Kč" table:display="true" table:show-details="true"/>
                <table:data-pilot-member table:name="144 000,00 Kč" table:display="true" table:show-details="true"/>
                <table:data-pilot-member table:name="145 000,00 Kč" table:display="true" table:show-details="true"/>
                <table:data-pilot-member table:name="148 000,00 Kč" table:display="true" table:show-details="true"/>
                <table:data-pilot-member table:name="150 000,00 Kč" table:display="true" table:show-details="true"/>
                <table:data-pilot-member table:name="151 500,00 Kč" table:display="true" table:show-details="true"/>
                <table:data-pilot-member table:name="156 000,00 Kč" table:display="true" table:show-details="true"/>
                <table:data-pilot-member table:name="158 000,00 Kč" table:display="true" table:show-details="true"/>
                <table:data-pilot-member table:name="163 600,00 Kč" table:display="true" table:show-details="true"/>
                <table:data-pilot-member table:name="169 500,00 Kč" table:display="true" table:show-details="true"/>
                <table:data-pilot-member table:name="170 000,00 Kč" table:display="true" table:show-details="true"/>
                <table:data-pilot-member table:name="171 000,00 Kč" table:display="true" table:show-details="true"/>
                <table:data-pilot-member table:name="171 900,00 Kč" table:display="true" table:show-details="true"/>
                <table:data-pilot-member table:name="174 000,00 Kč" table:display="true" table:show-details="true"/>
                <table:data-pilot-member table:name="177 300,00 Kč" table:display="true" table:show-details="true"/>
                <table:data-pilot-member table:name="179 400,00 Kč" table:display="true" table:show-details="true"/>
                <table:data-pilot-member table:name="180 000,00 Kč" table:display="true" table:show-details="true"/>
                <table:data-pilot-member table:name="182 000,00 Kč" table:display="true" table:show-details="true"/>
                <table:data-pilot-member table:name="182 200,00 Kč" table:display="true" table:show-details="true"/>
                <table:data-pilot-member table:name="185 000,00 Kč" table:display="true" table:show-details="true"/>
                <table:data-pilot-member table:name="185 100,00 Kč" table:display="true" table:show-details="true"/>
                <table:data-pilot-member table:name="186 000,00 Kč" table:display="true" table:show-details="true"/>
                <table:data-pilot-member table:name="189 000,00 Kč" table:display="true" table:show-details="true"/>
                <table:data-pilot-member table:name="190 000,00 Kč" table:display="true" table:show-details="true"/>
                <table:data-pilot-member table:name="196 000,00 Kč" table:display="true" table:show-details="true"/>
                <table:data-pilot-member table:name="197 000,00 Kč" table:display="true" table:show-details="true"/>
                <table:data-pilot-member table:name="200 000,00 Kč" table:display="true" table:show-details="true"/>
                <table:data-pilot-member table:name="205 000,00 Kč" table:display="true" table:show-details="true"/>
                <table:data-pilot-member table:name="211 000,00 Kč" table:display="true" table:show-details="true"/>
                <table:data-pilot-member table:name="220 000,00 Kč" table:display="true" table:show-details="true"/>
                <table:data-pilot-member table:name="224 000,00 Kč" table:display="true" table:show-details="true"/>
                <table:data-pilot-member table:name="226 000,00 Kč" table:display="true" table:show-details="true"/>
                <table:data-pilot-member table:name="230 000,00 Kč" table:display="true" table:show-details="true"/>
                <table:data-pilot-member table:name="234 000,00 Kč" table:display="true" table:show-details="true"/>
                <table:data-pilot-member table:name="235 000,00 Kč" table:display="true" table:show-details="true"/>
                <table:data-pilot-member table:name="237 000,00 Kč" table:display="true" table:show-details="true"/>
                <table:data-pilot-member table:name="247 000,00 Kč" table:display="true" table:show-details="true"/>
                <table:data-pilot-member table:name="248 000,00 Kč" table:display="true" table:show-details="true"/>
                <table:data-pilot-member table:name="250 000,00 Kč" table:display="true" table:show-details="true"/>
                <table:data-pilot-member table:name="251 700,00 Kč" table:display="true" table:show-details="true"/>
                <table:data-pilot-member table:name="253 000,00 Kč" table:display="true" table:show-details="true"/>
                <table:data-pilot-member table:name="255 000,00 Kč" table:display="true" table:show-details="true"/>
                <table:data-pilot-member table:name="265 000,00 Kč" table:display="true" table:show-details="true"/>
                <table:data-pilot-member table:name="265 100,00 Kč" table:display="true" table:show-details="true"/>
                <table:data-pilot-member table:name="267 000,00 Kč" table:display="true" table:show-details="true"/>
                <table:data-pilot-member table:name="273 000,00 Kč" table:display="true" table:show-details="true"/>
                <table:data-pilot-member table:name="273 800,00 Kč" table:display="true" table:show-details="true"/>
                <table:data-pilot-member table:name="276 000,00 Kč" table:display="true" table:show-details="true"/>
                <table:data-pilot-member table:name="277 900,00 Kč" table:display="true" table:show-details="true"/>
                <table:data-pilot-member table:name="280 000,00 Kč" table:display="true" table:show-details="true"/>
                <table:data-pilot-member table:name="281 300,00 Kč" table:display="true" table:show-details="true"/>
                <table:data-pilot-member table:name="281 700,00 Kč" table:display="true" table:show-details="true"/>
                <table:data-pilot-member table:name="282 000,00 Kč" table:display="true" table:show-details="true"/>
                <table:data-pilot-member table:name="291 600,00 Kč" table:display="true" table:show-details="true"/>
                <table:data-pilot-member table:name="297 800,00 Kč" table:display="true" table:show-details="true"/>
                <table:data-pilot-member table:name="298 000,00 Kč" table:display="true" table:show-details="true"/>
                <table:data-pilot-member table:name="300 000,00 Kč" table:display="true" table:show-details="true"/>
                <table:data-pilot-member table:name="302 000,00 Kč" table:display="true" table:show-details="true"/>
                <table:data-pilot-member table:name="305 300,00 Kč" table:display="true" table:show-details="true"/>
                <table:data-pilot-member table:name="310 000,00 Kč" table:display="true" table:show-details="true"/>
                <table:data-pilot-member table:name="327 000,00 Kč" table:display="true" table:show-details="true"/>
                <table:data-pilot-member table:name="334 000,00 Kč" table:display="true" table:show-details="true"/>
                <table:data-pilot-member table:name="345 000,00 Kč" table:display="true" table:show-details="true"/>
                <table:data-pilot-member table:name="345 800,00 Kč" table:display="true" table:show-details="true"/>
                <table:data-pilot-member table:name="346 000,00 Kč" table:display="true" table:show-details="true"/>
                <table:data-pilot-member table:name="362 000,00 Kč" table:display="true" table:show-details="true"/>
                <table:data-pilot-member table:name="369 000,00 Kč" table:display="true" table:show-details="true"/>
                <table:data-pilot-member table:name="370 000,00 Kč" table:display="true" table:show-details="true"/>
                <table:data-pilot-member table:name="376 000,00 Kč" table:display="true" table:show-details="true"/>
                <table:data-pilot-member table:name="382 200,00 Kč" table:display="true" table:show-details="true"/>
                <table:data-pilot-member table:name="387 000,00 Kč" table:display="true" table:show-details="true"/>
                <table:data-pilot-member table:name="388 000,00 Kč" table:display="true" table:show-details="true"/>
                <table:data-pilot-member table:name="388 200,00 Kč" table:display="true" table:show-details="true"/>
                <table:data-pilot-member table:name="390 000,00 Kč" table:display="true" table:show-details="true"/>
                <table:data-pilot-member table:name="400 000,00 Kč" table:display="true" table:show-details="true"/>
                <table:data-pilot-member table:name="401 100,00 Kč" table:display="true" table:show-details="true"/>
                <table:data-pilot-member table:name="405 300,00 Kč" table:display="true" table:show-details="true"/>
                <table:data-pilot-member table:name="407 000,00 Kč" table:display="true" table:show-details="true"/>
                <table:data-pilot-member table:name="410 000,00 Kč" table:display="true" table:show-details="true"/>
                <table:data-pilot-member table:name="413 000,00 Kč" table:display="true" table:show-details="true"/>
                <table:data-pilot-member table:name="417 500,00 Kč" table:display="true" table:show-details="true"/>
                <table:data-pilot-member table:name="420 000,00 Kč" table:display="true" table:show-details="true"/>
                <table:data-pilot-member table:name="447 000,00 Kč" table:display="true" table:show-details="true"/>
                <table:data-pilot-member table:name="450 000,00 Kč" table:display="true" table:show-details="true"/>
                <table:data-pilot-member table:name="452 000,00 Kč" table:display="true" table:show-details="true"/>
                <table:data-pilot-member table:name="457 200,00 Kč" table:display="true" table:show-details="true"/>
                <table:data-pilot-member table:name="460 000,00 Kč" table:display="true" table:show-details="true"/>
                <table:data-pilot-member table:name="477 000,00 Kč" table:display="true" table:show-details="true"/>
                <table:data-pilot-member table:name="480 000,00 Kč" table:display="true" table:show-details="true"/>
                <table:data-pilot-member table:name="480 500,00 Kč" table:display="true" table:show-details="true"/>
                <table:data-pilot-member table:name="485 000,00 Kč" table:display="true" table:show-details="true"/>
                <table:data-pilot-member table:name="500 000,00 Kč" table:display="true" table:show-details="true"/>
                <table:data-pilot-member table:name="515 000,00 Kč" table:display="true" table:show-details="true"/>
                <table:data-pilot-member table:name="515 700,00 Kč" table:display="true" table:show-details="true"/>
                <table:data-pilot-member table:name="516 000,00 Kč" table:display="true" table:show-details="true"/>
                <table:data-pilot-member table:name="530 000,00 Kč" table:display="true" table:show-details="true"/>
                <table:data-pilot-member table:name="535 000,00 Kč" table:display="true" table:show-details="true"/>
                <table:data-pilot-member table:name="537 000,00 Kč" table:display="true" table:show-details="true"/>
                <table:data-pilot-member table:name="538 000,00 Kč" table:display="true" table:show-details="true"/>
                <table:data-pilot-member table:name="540 000,00 Kč" table:display="true" table:show-details="true"/>
                <table:data-pilot-member table:name="562 600,00 Kč" table:display="true" table:show-details="true"/>
                <table:data-pilot-member table:name="570 000,00 Kč" table:display="true" table:show-details="true"/>
                <table:data-pilot-member table:name="590 000,00 Kč" table:display="true" table:show-details="true"/>
                <table:data-pilot-member table:name="600 000,00 Kč" table:display="true" table:show-details="true"/>
                <table:data-pilot-member table:name="610 000,00 Kč" table:display="true" table:show-details="true"/>
                <table:data-pilot-member table:name="620 900,00 Kč" table:display="true" table:show-details="true"/>
                <table:data-pilot-member table:name="623 600,00 Kč" table:display="true" table:show-details="true"/>
                <table:data-pilot-member table:name="650 000,00 Kč" table:display="true" table:show-details="true"/>
                <table:data-pilot-member table:name="659 300,00 Kč" table:display="true" table:show-details="true"/>
                <table:data-pilot-member table:name="660 000,00 Kč" table:display="true" table:show-details="true"/>
                <table:data-pilot-member table:name="665 000,00 Kč" table:display="true" table:show-details="true"/>
                <table:data-pilot-member table:name="669 000,00 Kč" table:display="true" table:show-details="true"/>
                <table:data-pilot-member table:name="670 000,00 Kč" table:display="true" table:show-details="true"/>
                <table:data-pilot-member table:name="673 100,00 Kč" table:display="true" table:show-details="true"/>
                <table:data-pilot-member table:name="679 600,00 Kč" table:display="true" table:show-details="true"/>
                <table:data-pilot-member table:name="680 000,00 Kč" table:display="true" table:show-details="true"/>
                <table:data-pilot-member table:name="690 000,00 Kč" table:display="true" table:show-details="true"/>
                <table:data-pilot-member table:name="692 000,00 Kč" table:display="true" table:show-details="true"/>
                <table:data-pilot-member table:name="694 000,00 Kč" table:display="true" table:show-details="true"/>
                <table:data-pilot-member table:name="700 000,00 Kč" table:display="true" table:show-details="true"/>
                <table:data-pilot-member table:name="710 000,00 Kč" table:display="true" table:show-details="true"/>
                <table:data-pilot-member table:name="712 600,00 Kč" table:display="true" table:show-details="true"/>
                <table:data-pilot-member table:name="735 400,00 Kč" table:display="true" table:show-details="true"/>
                <table:data-pilot-member table:name="742 500,00 Kč" table:display="true" table:show-details="true"/>
                <table:data-pilot-member table:name="745 000,00 Kč" table:display="true" table:show-details="true"/>
                <table:data-pilot-member table:name="747 100,00 Kč" table:display="true" table:show-details="true"/>
                <table:data-pilot-member table:name="747 800,00 Kč" table:display="true" table:show-details="true"/>
                <table:data-pilot-member table:name="748 000,00 Kč" table:display="true" table:show-details="true"/>
                <table:data-pilot-member table:name="750 000,00 Kč" table:display="true" table:show-details="true"/>
                <table:data-pilot-member table:name="753 000,00 Kč" table:display="true" table:show-details="true"/>
                <table:data-pilot-member table:name="759 000,00 Kč" table:display="true" table:show-details="true"/>
                <table:data-pilot-member table:name="760 200,00 Kč" table:display="true" table:show-details="true"/>
                <table:data-pilot-member table:name="770 000,00 Kč" table:display="true" table:show-details="true"/>
                <table:data-pilot-member table:name="781 900,00 Kč" table:display="true" table:show-details="true"/>
                <table:data-pilot-member table:name="795 300,00 Kč" table:display="true" table:show-details="true"/>
                <table:data-pilot-member table:name="800 000,00 Kč" table:display="true" table:show-details="true"/>
                <table:data-pilot-member table:name="801 000,00 Kč" table:display="true" table:show-details="true"/>
                <table:data-pilot-member table:name="804 100,00 Kč" table:display="true" table:show-details="true"/>
                <table:data-pilot-member table:name="810 000,00 Kč" table:display="true" table:show-details="true"/>
                <table:data-pilot-member table:name="816 800,00 Kč" table:display="true" table:show-details="true"/>
                <table:data-pilot-member table:name="829 000,00 Kč" table:display="true" table:show-details="true"/>
                <table:data-pilot-member table:name="830 000,00 Kč" table:display="true" table:show-details="true"/>
                <table:data-pilot-member table:name="843 000,00 Kč" table:display="true" table:show-details="true"/>
                <table:data-pilot-member table:name="875 000,00 Kč" table:display="true" table:show-details="true"/>
                <table:data-pilot-member table:name="889 700,00 Kč" table:display="true" table:show-details="true"/>
                <table:data-pilot-member table:name="891 000,00 Kč" table:display="true" table:show-details="true"/>
                <table:data-pilot-member table:name="900 000,00 Kč" table:display="true" table:show-details="true"/>
                <table:data-pilot-member table:name="906 000,00 Kč" table:display="true" table:show-details="true"/>
                <table:data-pilot-member table:name="912 500,00 Kč" table:display="true" table:show-details="true"/>
                <table:data-pilot-member table:name="920 000,00 Kč" table:display="true" table:show-details="true"/>
                <table:data-pilot-member table:name="938 000,00 Kč" table:display="true" table:show-details="true"/>
                <table:data-pilot-member table:name="963 000,00 Kč" table:display="true" table:show-details="true"/>
                <table:data-pilot-member table:name="965 000,00 Kč" table:display="true" table:show-details="true"/>
                <table:data-pilot-member table:name="987 100,00 Kč" table:display="true" table:show-details="true"/>
                <table:data-pilot-member table:name="997 000,00 Kč" table:display="true" table:show-details="true"/>
                <table:data-pilot-member table:name="1 000 000,00 Kč" table:display="true" table:show-details="true"/>
                <table:data-pilot-member table:name="1 045 000,00 Kč" table:display="true" table:show-details="true"/>
                <table:data-pilot-member table:name="1 046 500,00 Kč" table:display="true" table:show-details="true"/>
                <table:data-pilot-member table:name="1 050 000,00 Kč" table:display="true" table:show-details="true"/>
                <table:data-pilot-member table:name="1 076 000,00 Kč" table:display="true" table:show-details="true"/>
                <table:data-pilot-member table:name="1 080 000,00 Kč" table:display="true" table:show-details="true"/>
                <table:data-pilot-member table:name="1 091 900,00 Kč" table:display="true" table:show-details="true"/>
                <table:data-pilot-member table:name="1 099 300,00 Kč" table:display="true" table:show-details="true"/>
                <table:data-pilot-member table:name="1 100 000,00 Kč" table:display="true" table:show-details="true"/>
                <table:data-pilot-member table:name="1 102 400,00 Kč" table:display="true" table:show-details="true"/>
                <table:data-pilot-member table:name="1 109 000,00 Kč" table:display="true" table:show-details="true"/>
                <table:data-pilot-member table:name="1 122 000,00 Kč" table:display="true" table:show-details="true"/>
                <table:data-pilot-member table:name="1 130 500,00 Kč" table:display="true" table:show-details="true"/>
                <table:data-pilot-member table:name="1 151 600,00 Kč" table:display="true" table:show-details="true"/>
                <table:data-pilot-member table:name="1 157 000,00 Kč" table:display="true" table:show-details="true"/>
                <table:data-pilot-member table:name="1 161 900,00 Kč" table:display="true" table:show-details="true"/>
                <table:data-pilot-member table:name="1 164 500,00 Kč" table:display="true" table:show-details="true"/>
                <table:data-pilot-member table:name="1 173 000,00 Kč" table:display="true" table:show-details="true"/>
                <table:data-pilot-member table:name="1 190 000,00 Kč" table:display="true" table:show-details="true"/>
                <table:data-pilot-member table:name="1 221 000,00 Kč" table:display="true" table:show-details="true"/>
                <table:data-pilot-member table:name="1 248 100,00 Kč" table:display="true" table:show-details="true"/>
                <table:data-pilot-member table:name="1 270 000,00 Kč" table:display="true" table:show-details="true"/>
                <table:data-pilot-member table:name="1 274 500,00 Kč" table:display="true" table:show-details="true"/>
                <table:data-pilot-member table:name="1 300 000,00 Kč" table:display="true" table:show-details="true"/>
                <table:data-pilot-member table:name="1 303 200,00 Kč" table:display="true" table:show-details="true"/>
                <table:data-pilot-member table:name="1 310 000,00 Kč" table:display="true" table:show-details="true"/>
                <table:data-pilot-member table:name="1 331 000,00 Kč" table:display="true" table:show-details="true"/>
                <table:data-pilot-member table:name="1 353 000,00 Kč" table:display="true" table:show-details="true"/>
                <table:data-pilot-member table:name="1 375 000,00 Kč" table:display="true" table:show-details="true"/>
                <table:data-pilot-member table:name="1 380 000,00 Kč" table:display="true" table:show-details="true"/>
                <table:data-pilot-member table:name="1 405 800,00 Kč" table:display="true" table:show-details="true"/>
                <table:data-pilot-member table:name="1 407 200,00 Kč" table:display="true" table:show-details="true"/>
                <table:data-pilot-member table:name="1 430 000,00 Kč" table:display="true" table:show-details="true"/>
                <table:data-pilot-member table:name="1 432 900,00 Kč" table:display="true" table:show-details="true"/>
                <table:data-pilot-member table:name="1 457 000,00 Kč" table:display="true" table:show-details="true"/>
                <table:data-pilot-member table:name="1 491 500,00 Kč" table:display="true" table:show-details="true"/>
                <table:data-pilot-member table:name="1 500 000,00 Kč" table:display="true" table:show-details="true"/>
                <table:data-pilot-member table:name="1 555 200,00 Kč" table:display="true" table:show-details="true"/>
                <table:data-pilot-member table:name="1 598 000,00 Kč" table:display="true" table:show-details="true"/>
                <table:data-pilot-member table:name="1 601 900,00 Kč" table:display="true" table:show-details="true"/>
                <table:data-pilot-member table:name="1 668 700,00 Kč" table:display="true" table:show-details="true"/>
                <table:data-pilot-member table:name="1 722 000,00 Kč" table:display="true" table:show-details="true"/>
                <table:data-pilot-member table:name="1 736 000,00 Kč" table:display="true" table:show-details="true"/>
                <table:data-pilot-member table:name="1 758 000,00 Kč" table:display="true" table:show-details="true"/>
                <table:data-pilot-member table:name="1 760 000,00 Kč" table:display="true" table:show-details="true"/>
                <table:data-pilot-member table:name="1 769 000,00 Kč" table:display="true" table:show-details="true"/>
                <table:data-pilot-member table:name="1 813 000,00 Kč" table:display="true" table:show-details="true"/>
                <table:data-pilot-member table:name="1 820 000,00 Kč" table:display="true" table:show-details="true"/>
                <table:data-pilot-member table:name="1 828 000,00 Kč" table:display="true" table:show-details="true"/>
                <table:data-pilot-member table:name="1 835 400,00 Kč" table:display="true" table:show-details="true"/>
                <table:data-pilot-member table:name="1 845 000,00 Kč" table:display="true" table:show-details="true"/>
                <table:data-pilot-member table:name="1 851 600,00 Kč" table:display="true" table:show-details="true"/>
                <table:data-pilot-member table:name="1 930 800,00 Kč" table:display="true" table:show-details="true"/>
                <table:data-pilot-member table:name="1 974 700,00 Kč" table:display="true" table:show-details="true"/>
                <table:data-pilot-member table:name="2 000 000,00 Kč" table:display="true" table:show-details="true"/>
                <table:data-pilot-member table:name="2 015 000,00 Kč" table:display="true" table:show-details="true"/>
                <table:data-pilot-member table:name="2 015 300,00 Kč" table:display="true" table:show-details="true"/>
                <table:data-pilot-member table:name="2 036 000,00 Kč" table:display="true" table:show-details="true"/>
                <table:data-pilot-member table:name="2 041 500,00 Kč" table:display="true" table:show-details="true"/>
                <table:data-pilot-member table:name="2 075 200,00 Kč" table:display="true" table:show-details="true"/>
                <table:data-pilot-member table:name="2 150 000,00 Kč" table:display="true" table:show-details="true"/>
                <table:data-pilot-member table:name="2 166 500,00 Kč" table:display="true" table:show-details="true"/>
                <table:data-pilot-member table:name="2 180 000,00 Kč" table:display="true" table:show-details="true"/>
                <table:data-pilot-member table:name="2 202 000,00 Kč" table:display="true" table:show-details="true"/>
                <table:data-pilot-member table:name="2 251 400,00 Kč" table:display="true" table:show-details="true"/>
                <table:data-pilot-member table:name="2 300 000,00 Kč" table:display="true" table:show-details="true"/>
                <table:data-pilot-member table:name="2 314 900,00 Kč" table:display="true" table:show-details="true"/>
                <table:data-pilot-member table:name="2 400 000,00 Kč" table:display="true" table:show-details="true"/>
                <table:data-pilot-member table:name="2 418 300,00 Kč" table:display="true" table:show-details="true"/>
                <table:data-pilot-member table:name="2 486 500,00 Kč" table:display="true" table:show-details="true"/>
                <table:data-pilot-member table:name="2 553 000,00 Kč" table:display="true" table:show-details="true"/>
                <table:data-pilot-member table:name="2 642 000,00 Kč" table:display="true" table:show-details="true"/>
                <table:data-pilot-member table:name="2 663 000,00 Kč" table:display="true" table:show-details="true"/>
                <table:data-pilot-member table:name="2 670 100,00 Kč" table:display="true" table:show-details="true"/>
                <table:data-pilot-member table:name="2 675 000,00 Kč" table:display="true" table:show-details="true"/>
                <table:data-pilot-member table:name="2 705 000,00 Kč" table:display="true" table:show-details="true"/>
                <table:data-pilot-member table:name="2 706 200,00 Kč" table:display="true" table:show-details="true"/>
                <table:data-pilot-member table:name="2 713 700,00 Kč" table:display="true" table:show-details="true"/>
                <table:data-pilot-member table:name="2 714 100,00 Kč" table:display="true" table:show-details="true"/>
                <table:data-pilot-member table:name="2 769 000,00 Kč" table:display="true" table:show-details="true"/>
                <table:data-pilot-member table:name="2 772 500,00 Kč" table:display="true" table:show-details="true"/>
                <table:data-pilot-member table:name="2 778 000,00 Kč" table:display="true" table:show-details="true"/>
                <table:data-pilot-member table:name="2 800 000,00 Kč" table:display="true" table:show-details="true"/>
                <table:data-pilot-member table:name="2 816 600,00 Kč" table:display="true" table:show-details="true"/>
                <table:data-pilot-member table:name="2 825 500,00 Kč" table:display="true" table:show-details="true"/>
                <table:data-pilot-member table:name="2 831 200,00 Kč" table:display="true" table:show-details="true"/>
                <table:data-pilot-member table:name="2 832 000,00 Kč" table:display="true" table:show-details="true"/>
                <table:data-pilot-member table:name="2 908 100,00 Kč" table:display="true" table:show-details="true"/>
                <table:data-pilot-member table:name="2 945 500,00 Kč" table:display="true" table:show-details="true"/>
                <table:data-pilot-member table:name="3 000 000,00 Kč" table:display="true" table:show-details="true"/>
                <table:data-pilot-member table:name="3 054 800,00 Kč" table:display="true" table:show-details="true"/>
                <table:data-pilot-member table:name="3 128 000,00 Kč" table:display="true" table:show-details="true"/>
                <table:data-pilot-member table:name="3 133 000,00 Kč" table:display="true" table:show-details="true"/>
                <table:data-pilot-member table:name="3 147 100,00 Kč" table:display="true" table:show-details="true"/>
                <table:data-pilot-member table:name="3 150 000,00 Kč" table:display="true" table:show-details="true"/>
                <table:data-pilot-member table:name="3 165 000,00 Kč" table:display="true" table:show-details="true"/>
                <table:data-pilot-member table:name="3 181 000,00 Kč" table:display="true" table:show-details="true"/>
                <table:data-pilot-member table:name="3 189 000,00 Kč" table:display="true" table:show-details="true"/>
                <table:data-pilot-member table:name="3 356 000,00 Kč" table:display="true" table:show-details="true"/>
                <table:data-pilot-member table:name="3 438 100,00 Kč" table:display="true" table:show-details="true"/>
                <table:data-pilot-member table:name="3 450 000,00 Kč" table:display="true" table:show-details="true"/>
                <table:data-pilot-member table:name="3 500 000,00 Kč" table:display="true" table:show-details="true"/>
                <table:data-pilot-member table:name="3 554 000,00 Kč" table:display="true" table:show-details="true"/>
                <table:data-pilot-member table:name="3 580 900,00 Kč" table:display="true" table:show-details="true"/>
                <table:data-pilot-member table:name="3 700 000,00 Kč" table:display="true" table:show-details="true"/>
                <table:data-pilot-member table:name="3 718 000,00 Kč" table:display="true" table:show-details="true"/>
                <table:data-pilot-member table:name="3 733 600,00 Kč" table:display="true" table:show-details="true"/>
                <table:data-pilot-member table:name="3 749 900,00 Kč" table:display="true" table:show-details="true"/>
                <table:data-pilot-member table:name="3 750 000,00 Kč" table:display="true" table:show-details="true"/>
                <table:data-pilot-member table:name="3 803 000,00 Kč" table:display="true" table:show-details="true"/>
                <table:data-pilot-member table:name="3 805 000,00 Kč" table:display="true" table:show-details="true"/>
                <table:data-pilot-member table:name="3 806 400,00 Kč" table:display="true" table:show-details="true"/>
                <table:data-pilot-member table:name="4 002 200,00 Kč" table:display="true" table:show-details="true"/>
                <table:data-pilot-member table:name="4 030 000,00 Kč" table:display="true" table:show-details="true"/>
                <table:data-pilot-member table:name="4 040 800,00 Kč" table:display="true" table:show-details="true"/>
                <table:data-pilot-member table:name="4 140 000,00 Kč" table:display="true" table:show-details="true"/>
                <table:data-pilot-member table:name="4 210 000,00 Kč" table:display="true" table:show-details="true"/>
                <table:data-pilot-member table:name="4 342 300,00 Kč" table:display="true" table:show-details="true"/>
                <table:data-pilot-member table:name="4 344 100,00 Kč" table:display="true" table:show-details="true"/>
                <table:data-pilot-member table:name="4 360 000,00 Kč" table:display="true" table:show-details="true"/>
                <table:data-pilot-member table:name="4 600 000,00 Kč" table:display="true" table:show-details="true"/>
                <table:data-pilot-member table:name="4 700 000,00 Kč" table:display="true" table:show-details="true"/>
                <table:data-pilot-member table:name="4 947 000,00 Kč" table:display="true" table:show-details="true"/>
                <table:data-pilot-member table:name="4 997 600,00 Kč" table:display="true" table:show-details="true"/>
                <table:data-pilot-member table:name="5 000 000,00 Kč" table:display="true" table:show-details="true"/>
                <table:data-pilot-member table:name="5 020 000,00 Kč" table:display="true" table:show-details="true"/>
                <table:data-pilot-member table:name="5 200 000,00 Kč" table:display="true" table:show-details="true"/>
                <table:data-pilot-member table:name="5 267 300,00 Kč" table:display="true" table:show-details="true"/>
                <table:data-pilot-member table:name="5 353 000,00 Kč" table:display="true" table:show-details="true"/>
                <table:data-pilot-member table:name="5 390 000,00 Kč" table:display="true" table:show-details="true"/>
                <table:data-pilot-member table:name="5 414 300,00 Kč" table:display="true" table:show-details="true"/>
                <table:data-pilot-member table:name="5 489 000,00 Kč" table:display="true" table:show-details="true"/>
                <table:data-pilot-member table:name="5 649 000,00 Kč" table:display="true" table:show-details="true"/>
                <table:data-pilot-member table:name="5 653 000,00 Kč" table:display="true" table:show-details="true"/>
                <table:data-pilot-member table:name="5 798 500,00 Kč" table:display="true" table:show-details="true"/>
                <table:data-pilot-member table:name="6 000 000,00 Kč" table:display="true" table:show-details="true"/>
                <table:data-pilot-member table:name="6 076 000,00 Kč" table:display="true" table:show-details="true"/>
                <table:data-pilot-member table:name="6 101 000,00 Kč" table:display="true" table:show-details="true"/>
                <table:data-pilot-member table:name="6 410 000,00 Kč" table:display="true" table:show-details="true"/>
                <table:data-pilot-member table:name="6 464 100,00 Kč" table:display="true" table:show-details="true"/>
                <table:data-pilot-member table:name="6 802 900,00 Kč" table:display="true" table:show-details="true"/>
                <table:data-pilot-member table:name="6 998 000,00 Kč" table:display="true" table:show-details="true"/>
                <table:data-pilot-member table:name="7 000 000,00 Kč" table:display="true" table:show-details="true"/>
                <table:data-pilot-member table:name="7 004 000,00 Kč" table:display="true" table:show-details="true"/>
                <table:data-pilot-member table:name="7 180 000,00 Kč" table:display="true" table:show-details="true"/>
                <table:data-pilot-member table:name="7 526 900,00 Kč" table:display="true" table:show-details="true"/>
                <table:data-pilot-member table:name="7 765 000,00 Kč" table:display="true" table:show-details="true"/>
                <table:data-pilot-member table:name="8 075 000,00 Kč" table:display="true" table:show-details="true"/>
                <table:data-pilot-member table:name="8 426 000,00 Kč" table:display="true" table:show-details="true"/>
                <table:data-pilot-member table:name="8 735 000,00 Kč" table:display="true" table:show-details="true"/>
                <table:data-pilot-member table:name="9 072 000,00 Kč" table:display="true" table:show-details="true"/>
                <table:data-pilot-member table:name="9 153 800,00 Kč" table:display="true" table:show-details="true"/>
                <table:data-pilot-member table:name="9 294 000,00 Kč" table:display="true" table:show-details="true"/>
                <table:data-pilot-member table:name="9 408 900,00 Kč" table:display="true" table:show-details="true"/>
                <table:data-pilot-member table:name="9 770 000,00 Kč" table:display="true" table:show-details="true"/>
                <table:data-pilot-member table:name="10 373 400,00 Kč" table:display="true" table:show-details="true"/>
                <table:data-pilot-member table:name="10 587 200,00 Kč" table:display="true" table:show-details="true"/>
                <table:data-pilot-member table:name="10 620 300,00 Kč" table:display="true" table:show-details="true"/>
                <table:data-pilot-member table:name="10 700 000,00 Kč" table:display="true" table:show-details="true"/>
                <table:data-pilot-member table:name="11 000 000,00 Kč" table:display="true" table:show-details="true"/>
                <table:data-pilot-member table:name="11 061 600,00 Kč" table:display="true" table:show-details="true"/>
                <table:data-pilot-member table:name="11 105 000,00 Kč" table:display="true" table:show-details="true"/>
                <table:data-pilot-member table:name="11 128 500,00 Kč" table:display="true" table:show-details="true"/>
                <table:data-pilot-member table:name="11 780 000,00 Kč" table:display="true" table:show-details="true"/>
                <table:data-pilot-member table:name="12 366 000,00 Kč" table:display="true" table:show-details="true"/>
                <table:data-pilot-member table:name="12 375 000,00 Kč" table:display="true" table:show-details="true"/>
                <table:data-pilot-member table:name="12 420 000,00 Kč" table:display="true" table:show-details="true"/>
                <table:data-pilot-member table:name="12 479 000,00 Kč" table:display="true" table:show-details="true"/>
                <table:data-pilot-member table:name="12 533 100,00 Kč" table:display="true" table:show-details="true"/>
                <table:data-pilot-member table:name="12 754 500,00 Kč" table:display="true" table:show-details="true"/>
                <table:data-pilot-member table:name="12 872 900,00 Kč" table:display="true" table:show-details="true"/>
                <table:data-pilot-member table:name="13 075 000,00 Kč" table:display="true" table:show-details="true"/>
                <table:data-pilot-member table:name="13 465 000,00 Kč" table:display="true" table:show-details="true"/>
                <table:data-pilot-member table:name="13 854 000,00 Kč" table:display="true" table:show-details="true"/>
                <table:data-pilot-member table:name="14 046 000,00 Kč" table:display="true" table:show-details="true"/>
                <table:data-pilot-member table:name="14 378 000,00 Kč" table:display="true" table:show-details="true"/>
                <table:data-pilot-member table:name="14 464 000,00 Kč" table:display="true" table:show-details="true"/>
                <table:data-pilot-member table:name="14 569 400,00 Kč" table:display="true" table:show-details="true"/>
                <table:data-pilot-member table:name="14 605 700,00 Kč" table:display="true" table:show-details="true"/>
                <table:data-pilot-member table:name="15 060 400,00 Kč" table:display="true" table:show-details="true"/>
                <table:data-pilot-member table:name="15 231 700,00 Kč" table:display="true" table:show-details="true"/>
                <table:data-pilot-member table:name="15 502 200,00 Kč" table:display="true" table:show-details="true"/>
                <table:data-pilot-member table:name="15 626 500,00 Kč" table:display="true" table:show-details="true"/>
                <table:data-pilot-member table:name="16 007 000,00 Kč" table:display="true" table:show-details="true"/>
                <table:data-pilot-member table:name="16 077 100,00 Kč" table:display="true" table:show-details="true"/>
                <table:data-pilot-member table:name="16 340 000,00 Kč" table:display="true" table:show-details="true"/>
                <table:data-pilot-member table:name="16 400 000,00 Kč" table:display="true" table:show-details="true"/>
                <table:data-pilot-member table:name="16 870 300,00 Kč" table:display="true" table:show-details="true"/>
                <table:data-pilot-member table:name="17 103 600,00 Kč" table:display="true" table:show-details="true"/>
                <table:data-pilot-member table:name="17 244 100,00 Kč" table:display="true" table:show-details="true"/>
                <table:data-pilot-member table:name="17 379 900,00 Kč" table:display="true" table:show-details="true"/>
                <table:data-pilot-member table:name="18 053 200,00 Kč" table:display="true" table:show-details="true"/>
                <table:data-pilot-member table:name="18 114 000,00 Kč" table:display="true" table:show-details="true"/>
                <table:data-pilot-member table:name="18 509 200,00 Kč" table:display="true" table:show-details="true"/>
                <table:data-pilot-member table:name="19 000 000,00 Kč" table:display="true" table:show-details="true"/>
                <table:data-pilot-member table:name="20 219 900,00 Kč" table:display="true" table:show-details="true"/>
                <table:data-pilot-member table:name="20 420 300,00 Kč" table:display="true" table:show-details="true"/>
                <table:data-pilot-member table:name="20 480 000,00 Kč" table:display="true" table:show-details="true"/>
                <table:data-pilot-member table:name="21 043 600,00 Kč" table:display="true" table:show-details="true"/>
                <table:data-pilot-member table:name="21 193 000,00 Kč" table:display="true" table:show-details="true"/>
                <table:data-pilot-member table:name="22 500 000,00 Kč" table:display="true" table:show-details="true"/>
                <table:data-pilot-member table:name="23 636 000,00 Kč" table:display="true" table:show-details="true"/>
                <table:data-pilot-member table:name="25 951 600,00 Kč" table:display="true" table:show-details="true"/>
                <table:data-pilot-member table:name="28 837 300,00 Kč" table:display="true" table:show-details="true"/>
                <table:data-pilot-member table:name="32 860 300,00 Kč" table:display="true" table:show-details="true"/>
                <table:data-pilot-member table:name="33 411 000,00 Kč" table:display="true" table:show-details="true"/>
                <table:data-pilot-member table:name="33 477 000,00 Kč" table:display="true" table:show-details="true"/>
                <table:data-pilot-member table:name="35 526 100,00 Kč" table:display="true" table:show-details="true"/>
                <table:data-pilot-member table:name="35 588 300,00 Kč" table:display="true" table:show-details="true"/>
                <table:data-pilot-member table:name="35 660 300,00 Kč" table:display="true" table:show-details="true"/>
                <table:data-pilot-member table:name="35 942 900,00 Kč" table:display="true" table:show-details="true"/>
                <table:data-pilot-member table:name="36 045 300,00 Kč" table:display="true" table:show-details="true"/>
                <table:data-pilot-member table:name="36 305 900,00 Kč" table:display="true" table:show-details="true"/>
                <table:data-pilot-member table:name="37 472 800,00 Kč" table:display="true" table:show-details="true"/>
                <table:data-pilot-member table:name="42 403 000,00 Kč" table:display="true" table:show-details="true"/>
                <table:data-pilot-member table:name="42 528 100,00 Kč" table:display="true" table:show-details="true"/>
                <table:data-pilot-member table:name="46 477 000,00 Kč" table:display="true" table:show-details="true"/>
                <table:data-pilot-member table:name="48 408 600,00 Kč" table:display="true" table:show-details="true"/>
                <table:data-pilot-member table:name="54 120 000,00 Kč" table:display="true" table:show-details="true"/>
                <table:data-pilot-member table:name="55 552 000,00 Kč" table:display="true" table:show-details="true"/>
                <table:data-pilot-member table:name="58 990 000,00 Kč" table:display="true" table:show-details="true"/>
                <table:data-pilot-member table:name="60 991 400,00 Kč" table:display="true" table:show-details="true"/>
                <table:data-pilot-member table:name="61 321 100,00 Kč" table:display="true" table:show-details="true"/>
                <table:data-pilot-member table:name="69 220 000,00 Kč" table:display="true" table:show-details="true"/>
                <table:data-pilot-member table:name="71 127 900,00 Kč" table:display="true" table:show-details="true"/>
                <table:data-pilot-member table:name="72 040 800,00 Kč" table:display="true" table:show-details="true"/>
                <table:data-pilot-member table:name="77 075 000,00 Kč" table:display="true" table:show-details="true"/>
                <table:data-pilot-member table:name="78 555 000,00 Kč" table:display="true" table:show-details="true"/>
                <table:data-pilot-member table:name="78 982 300,00 Kč" table:display="true" table:show-details="true"/>
                <table:data-pilot-member table:name="79 628 200,00 Kč" table:display="true" table:show-details="true"/>
                <table:data-pilot-member table:name="80 540 900,00 Kč" table:display="true" table:show-details="true"/>
                <table:data-pilot-member table:name="90 588 300,00 Kč" table:display="true" table:show-details="true"/>
                <table:data-pilot-member table:name="90 975 200,00 Kč" table:display="true" table:show-details="true"/>
                <table:data-pilot-member table:name="91 942 700,00 Kč" table:display="true" table:show-details="true"/>
                <table:data-pilot-member table:name="92 134 700,00 Kč" table:display="true" table:show-details="true"/>
                <table:data-pilot-member table:name="92 969 100,00 Kč" table:display="true" table:show-details="true"/>
                <table:data-pilot-member table:name="98 145 400,00 Kč" table:display="true" table:show-details="true"/>
                <table:data-pilot-member table:name="101 774 400,00 Kč" table:display="true" table:show-details="true"/>
                <table:data-pilot-member table:name="128 488 700,00 Kč" table:display="true" table:show-details="true"/>
                <table:data-pilot-member table:name="130 790 000,00 Kč" table:display="true" table:show-details="true"/>
                <table:data-pilot-member table:name="134 734 000,00 Kč" table:display="true" table:show-details="true"/>
                <table:data-pilot-member table:name="135 446 000,00 Kč" table:display="true" table:show-details="true"/>
                <table:data-pilot-member table:name="136 429 100,00 Kč" table:display="true" table:show-details="true"/>
                <table:data-pilot-member table:name="248 596 600,00 Kč" table:display="true" table:show-details="true"/>
                <table:data-pilot-member table:name="479 443 000,00 Kč" table:display="true" table:show-details="true"/>
                <table:data-pilot-member table:name="516 788 000,00 Kč" table:display="true" table:show-details="true"/>
                <table:data-pilot-member table:name="581 975 000,00 Kč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P1" style:volatile="true">
      <number:text>-</number:text>
      <number:number number:decimal-places="2" loext:min-decimal-places="2" number:min-integer-digits="1" number:grouping="true"/>
    </number:number-style>
    <number:number-style style:name="N112">
      <number:text/>
      <style:map style:condition="value()&gt;0" style:apply-style-name="N112P0"/>
      <style:map style:condition="value()&lt;0" style:apply-style-name="N112P1"/>
    </number:number-style>
    <number:number-style style:name="N113">
      <number:number number:decimal-places="0" loext:min-decimal-places="0" number:min-integer-digits="4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number-style style:name="N116P0" style:volatile="true">
      <number:number number:decimal-places="0" loext:min-decimal-places="0" number:min-integer-digits="1" number:grouping="true"/>
      <number:text> Kč</number:text>
    </number:number-style>
    <number:number-style style:name="N116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  <number:text> Kč</number:text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Kč</number:text>
    </number:number-style>
    <number:number-style style:name="N118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Kč</number:text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5P2" style:volatile="true">
      <loext:text> </loext:text>
      <loext:fill-character> </loext:fill-character>
      <number:text>- Kč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Yes</number:text>
    </number:number-style>
    <number:number-style style:name="N128P1" style:volatile="true">
      <number:text>Yes</number:text>
    </number:number-style>
    <number:number-style style:name="N128">
      <number:text>No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True</number:text>
    </number:number-style>
    <number:number-style style:name="N129P1" style:volatile="true">
      <number:text>True</number:text>
    </number:number-style>
    <number:number-style style:name="N129">
      <number:text>False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On</number:text>
    </number:number-style>
    <number:number-style style:name="N130P1" style:volatile="true">
      <number:text>On</number:text>
    </number:number-style>
    <number:number-style style:name="N130">
      <number:text>Off</number:text>
      <style:map style:condition="value()&gt;0" style:apply-style-name="N130P0"/>
      <style:map style:condition="value()&lt;0" style:apply-style-name="N130P1"/>
    </number:number-style>
    <number:currency-style style:name="N131P0" style:volatile="true">
      <number:currency-symbol number:language="cs" number:country="CZ">€</number:currency-symbol>
      <number:text> </number:text>
      <number:number number:decimal-places="0" loext:min-decimal-places="0" number:min-integer-digits="3" number:grouping="true">
        <number:embedded-text number:position="5"> </number:embedded-text>
      </number:number>
      <number:text> </number:text>
    </number:currency-style>
    <number:currency-style style:name="N131">
      <style:text-properties fo:color="#ff0000"/>
      <number:text>(</number:text>
      <number:currency-symbol number:language="cs" number:country="CZ">€</number:currency-symbol>
      <number:text> </number:text>
      <number:number number:decimal-places="0" loext:min-decimal-places="0" number:min-integer-digits="3" number:grouping="true">
        <number:embedded-text number:position="5"> </number:embedded-text>
      </number:number>
      <number:text>)</number:text>
      <style:map style:condition="value()&gt;=0" style:apply-style-name="N131P0"/>
    </number:currency-style>
    <number:number-style style:name="N132">
      <number:number number:decimal-places="2" loext:min-decimal-places="2" number:min-integer-digits="1" number:grouping="true"/>
      <number:text>     </number:text>
    </number:number-style>
    <number:number-style style:name="N133">
      <number:number number:decimal-places="2" loext:min-decimal-places="2" number:min-integer-digits="1" number:grouping="true"/>
      <number:text> Kč</number:text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Droid Sans Devanagari" style:font-family-complex="'Droid Sans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18mm 0.26mm 0.18m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9.98mm" fo:margin-bottom="14.99mm" fo:margin-left="9.98mm" fo:margin-right="9.98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.00.0000</text:date>, <text:time style:data-style-name="N2" text:time-value="18:13:41.370521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ordic_20_Reporter" style:display-name="PageStyle_Gordic Repor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ordic Reporter</dc:title>
    <meta:initial-creator>Fialová Jana (P8)</meta:initial-creator>
    <dc:creator>Jan Dvořák</dc:creator>
    <meta:print-date>2015-05-27T07:57:47</meta:print-date>
    <meta:creation-date>2015-03-18T07:37:13</meta:creation-date>
    <dc:date>2018-04-05T18:28:28.895505562</dc:date>
    <meta:generator>LibreOffice/5.4.6.2$Linux_X86_64 LibreOffice_project/40$Build-2</meta:generator>
    <meta:editing-duration>PT37M10S</meta:editing-duration>
    <meta:editing-cycles>5</meta:editing-cycles>
    <meta:document-statistic meta:table-count="4" meta:cell-count="561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